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TL_32_RowProperty" style:data-style-name="N0">
      <style:table-cell-properties fo:border="thin solid #000000" style:vertical-align="automatic" fo:background-color="#FA6900" style:cell-protect="protected" style:repeat-content="false"/>
      <style:paragraph-properties fo:text-align="start" fo:margin-left="0cm"/>
    </style:style>
    <style:style style:name="ce3" style:family="table-cell" style:parent-style-name="TL_32_ColHeader" style:data-style-name="N0">
      <style:table-cell-properties fo:border="thin solid #000000" style:vertical-align="automatic" fo:background-color="#69D2E7" style:cell-protect="protected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TL_32_RowHeader" style:data-style-name="N0">
      <style:table-cell-properties fo:border-top="thin solid #000000" fo:border-bottom="none" fo:border-left="thin solid #000000" fo:border-right="none" style:vertical-align="automatic" fo:background-color="#FAE600" style:cell-protect="protected" style:repeat-content="false"/>
      <style:paragraph-properties fo:text-align="start" fo:margin-left="0cm"/>
    </style:style>
    <style:style style:name="ce6" style:family="table-cell" style:parent-style-name="TL_32_RowHeader" style:data-style-name="N0">
      <style:table-cell-properties fo:border-top="thin solid #000000" fo:border-bottom="none" fo:border-left="none" fo:border-right="thin solid #000000" style:vertical-align="automatic" fo:background-color="#FAE600" style:cell-protect="protected" style:repeat-content="false"/>
      <style:paragraph-properties fo:text-align="start" fo:margin-left="0cm"/>
    </style:style>
    <style:style style:name="ce7" style:family="table-cell" style:parent-style-name="TL_32_Data" style:data-style-name="N0">
      <style:table-cell-properties fo:border-top="thin solid #000000" fo:border-bottom="none" fo:border-left="thin solid #000000" fo:border-right="thin solid #000000" style:vertical-align="automatic" fo:background-color="#C8C8A9" style:cell-protect="protected" style:repeat-content="false"/>
      <style:paragraph-properties fo:text-align="start" fo:margin-left="0cm"/>
    </style:style>
    <style:style style:name="ce8" style:family="table-cell" style:parent-style-name="TL_32_RowHeader" style:data-style-name="N0">
      <style:table-cell-properties fo:border-top="none" fo:border-bottom="none" fo:border-left="thin solid #000000" fo:border-right="none" style:vertical-align="automatic" fo:background-color="#FAE600" style:cell-protect="protected" style:repeat-content="false"/>
      <style:paragraph-properties fo:text-align="start" fo:margin-left="0cm"/>
    </style:style>
    <style:style style:name="ce9" style:family="table-cell" style:parent-style-name="TL_32_RowHeader" style:data-style-name="N0">
      <style:table-cell-properties fo:border-top="none" fo:border-bottom="none" fo:border-left="none" fo:border-right="thin solid #000000" style:vertical-align="automatic" fo:background-color="#FAE600" style:cell-protect="protected" style:repeat-content="false"/>
      <style:paragraph-properties fo:text-align="start" fo:margin-left="0cm"/>
    </style:style>
    <style:style style:name="ce10" style:family="table-cell" style:parent-style-name="TL_32_Data" style:data-style-name="N0">
      <style:table-cell-properties fo:border-top="none" fo:border-bottom="none" fo:border-left="thin solid #000000" fo:border-right="thin solid #000000" style:vertical-align="automatic" fo:background-color="#C8C8A9" style:cell-protect="protected" style:repeat-content="false"/>
      <style:paragraph-properties fo:text-align="start" fo:margin-left="0cm"/>
    </style:style>
    <style:style style:name="ce11" style:family="table-cell" style:parent-style-name="TL_32_RowHeader" style:data-style-name="N0">
      <style:table-cell-properties fo:border-top="none" fo:border-bottom="thin solid #000000" fo:border-left="thin solid #000000" fo:border-right="none" style:vertical-align="automatic" fo:background-color="#FAE600" style:cell-protect="protected" style:repeat-content="false"/>
      <style:paragraph-properties fo:text-align="start" fo:margin-left="0cm"/>
    </style:style>
    <style:style style:name="ce12" style:family="table-cell" style:parent-style-name="TL_32_RowHeader" style:data-style-name="N0">
      <style:table-cell-properties fo:border-top="none" fo:border-bottom="thin solid #000000" fo:border-left="none" fo:border-right="thin solid #000000" style:vertical-align="automatic" fo:background-color="#FAE600" style:cell-protect="protected" style:repeat-content="false"/>
      <style:paragraph-properties fo:text-align="start" fo:margin-left="0cm"/>
    </style:style>
    <style:style style:name="ce13" style:family="table-cell" style:parent-style-name="TL_32_Data" style:data-style-name="N0">
      <style:table-cell-properties fo:border-top="none" fo:border-bottom="thin solid #000000" fo:border-left="thin solid #000000" fo:border-right="thin solid #000000" style:vertical-align="automatic" fo:background-color="#C8C8A9" style:cell-protect="protected" style:repeat-content="false"/>
      <style:paragraph-properties fo:text-align="start" fo:margin-left="0cm"/>
    </style:style>
    <style:style style:name="co1" style:family="table-column">
      <style:table-column-properties fo:break-before="auto" style:column-width="3.96875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3.83645833333333cm"/>
    </style:style>
    <style:style style:name="co4" style:family="table-column">
      <style:table-column-properties fo:break-before="auto" style:column-width="1.666875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7.45pt" style:use-optimal-row-height="fals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Gemeente</text:p>
          </table:table-cell>
          <table:table-cell office:value-type="string" table:style-name="ce3">
            <text:p>Geslacht</text:p>
          </table:table-cell>
          <table:table-cell office:value-type="string" table:style-name="ce3">
            <text:p>PopulatieCBS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5">
            <text:p>Aa en Hunze</text:p>
          </table:table-cell>
          <table:table-cell office:value-type="string" table:style-name="ce6">
            <text:p>Mannen</text:p>
          </table:table-cell>
          <table:table-cell table:style-name="ce7"/>
          <table:table-cell table:number-columns-repeated="16381"/>
        </table:table-row>
        <table:table-row table:style-name="ro1">
          <table:table-cell office:value-type="string" table:style-name="ce8">
            <text:p>Aagte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2">
          <table:table-cell office:value-type="string" table:style-name="ce8">
            <text:p>Aalburg</text:p>
          </table:table-cell>
          <table:table-cell office:value-type="string" table:style-name="ce9">
            <text:p>Mannen</text:p>
          </table:table-cell>
          <table:table-cell office:value-type="float" office:value="5212" table:style-name="ce10">
            <text:p>52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alsmeer</text:p>
          </table:table-cell>
          <table:table-cell office:value-type="string" table:style-name="ce9">
            <text:p>Mannen</text:p>
          </table:table-cell>
          <table:table-cell office:value-type="float" office:value="10185" table:style-name="ce10">
            <text:p>101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alten</text:p>
          </table:table-cell>
          <table:table-cell office:value-type="string" table:style-name="ce9">
            <text:p>Mannen</text:p>
          </table:table-cell>
          <table:table-cell office:value-type="float" office:value="8870" table:style-name="ce10">
            <text:p>88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r Aar</text:p>
          </table:table-cell>
          <table:table-cell office:value-type="string" table:style-name="ce9">
            <text:p>Mannen</text:p>
          </table:table-cell>
          <table:table-cell office:value-type="float" office:value="4169" table:style-name="ce10">
            <text:p>41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ardenburg</text:p>
          </table:table-cell>
          <table:table-cell office:value-type="string" table:style-name="ce9">
            <text:p>Mannen</text:p>
          </table:table-cell>
          <table:table-cell office:value-type="float" office:value="1986" table:style-name="ce10">
            <text:p>19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arle-Rixtel</text:p>
          </table:table-cell>
          <table:table-cell office:value-type="string" table:style-name="ce9">
            <text:p>Mannen</text:p>
          </table:table-cell>
          <table:table-cell office:value-type="float" office:value="2528" table:style-name="ce10">
            <text:p>25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bbeker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bbenbr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bcoude</text:p>
          </table:table-cell>
          <table:table-cell office:value-type="string" table:style-name="ce9">
            <text:p>Mannen</text:p>
          </table:table-cell>
          <table:table-cell office:value-type="float" office:value="4010" table:style-name="ce10">
            <text:p>40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chtkarspelen</text:p>
          </table:table-cell>
          <table:table-cell office:value-type="string" table:style-name="ce9">
            <text:p>Mannen</text:p>
          </table:table-cell>
          <table:table-cell office:value-type="float" office:value="13488" table:style-name="ce10">
            <text:p>134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dorp</text:p>
          </table:table-cell>
          <table:table-cell office:value-type="string" table:style-name="ce9">
            <text:p>Mannen</text:p>
          </table:table-cell>
          <table:table-cell office:value-type="float" office:value="940" table:style-name="ce10">
            <text:p>9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duard</text:p>
          </table:table-cell>
          <table:table-cell office:value-type="string" table:style-name="ce9">
            <text:p>Mannen</text:p>
          </table:table-cell>
          <table:table-cell office:value-type="float" office:value="1487" table:style-name="ce10">
            <text:p>14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kersloot</text:p>
          </table:table-cell>
          <table:table-cell office:value-type="string" table:style-name="ce9">
            <text:p>Mannen</text:p>
          </table:table-cell>
          <table:table-cell office:value-type="float" office:value="2592" table:style-name="ce10">
            <text:p>25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blasserdam</text:p>
          </table:table-cell>
          <table:table-cell office:value-type="string" table:style-name="ce9">
            <text:p>Mannen</text:p>
          </table:table-cell>
          <table:table-cell office:value-type="float" office:value="8675" table:style-name="ce10">
            <text:p>86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brandswaa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lkemade</text:p>
          </table:table-cell>
          <table:table-cell office:value-type="string" table:style-name="ce9">
            <text:p>Mannen</text:p>
          </table:table-cell>
          <table:table-cell office:value-type="float" office:value="6697" table:style-name="ce10">
            <text:p>66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kmaar</text:p>
          </table:table-cell>
          <table:table-cell office:value-type="string" table:style-name="ce9">
            <text:p>Mannen</text:p>
          </table:table-cell>
          <table:table-cell office:value-type="float" office:value="36435" table:style-name="ce10">
            <text:p>364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melo</text:p>
          </table:table-cell>
          <table:table-cell office:value-type="string" table:style-name="ce9">
            <text:p>Mannen</text:p>
          </table:table-cell>
          <table:table-cell office:value-type="float" office:value="31235" table:style-name="ce10">
            <text:p>312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mer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lmker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lphen aan den Rijn</text:p>
          </table:table-cell>
          <table:table-cell office:value-type="string" table:style-name="ce9">
            <text:p>Mannen</text:p>
          </table:table-cell>
          <table:table-cell office:value-type="float" office:value="26143" table:style-name="ce10">
            <text:p>261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phen en Riel</text:p>
          </table:table-cell>
          <table:table-cell office:value-type="string" table:style-name="ce9">
            <text:p>Mannen</text:p>
          </table:table-cell>
          <table:table-cell office:value-type="float" office:value="3004" table:style-name="ce10">
            <text:p>30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phen-Cha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bt Delden</text:p>
          </table:table-cell>
          <table:table-cell office:value-type="string" table:style-name="ce9">
            <text:p>Mannen</text:p>
          </table:table-cell>
          <table:table-cell office:value-type="float" office:value="2994" table:style-name="ce10">
            <text:p>29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bt Montfor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by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eide</text:p>
          </table:table-cell>
          <table:table-cell office:value-type="string" table:style-name="ce9">
            <text:p>Mannen</text:p>
          </table:table-cell>
          <table:table-cell office:value-type="float" office:value="1373" table:style-name="ce10">
            <text:p>13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eland</text:p>
          </table:table-cell>
          <table:table-cell office:value-type="string" table:style-name="ce9">
            <text:p>Mannen</text:p>
          </table:table-cell>
          <table:table-cell office:value-type="float" office:value="1538" table:style-name="ce10">
            <text:p>15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erongen</text:p>
          </table:table-cell>
          <table:table-cell office:value-type="string" table:style-name="ce9">
            <text:p>Mannen</text:p>
          </table:table-cell>
          <table:table-cell office:value-type="float" office:value="3201" table:style-name="ce10">
            <text:p>32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ersfoort</text:p>
          </table:table-cell>
          <table:table-cell office:value-type="string" table:style-name="ce9">
            <text:p>Mannen</text:p>
          </table:table-cell>
          <table:table-cell office:value-type="float" office:value="42853" table:style-name="ce10">
            <text:p>428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merstol</text:p>
          </table:table-cell>
          <table:table-cell office:value-type="string" table:style-name="ce9">
            <text:p>Mannen</text:p>
          </table:table-cell>
          <table:table-cell office:value-type="float" office:value="775" table:style-name="ce10">
            <text:p>7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merzoden</text:p>
          </table:table-cell>
          <table:table-cell office:value-type="string" table:style-name="ce9">
            <text:p>Mannen</text:p>
          </table:table-cell>
          <table:table-cell office:value-type="float" office:value="1978" table:style-name="ce10">
            <text:p>19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stelveen</text:p>
          </table:table-cell>
          <table:table-cell office:value-type="string" table:style-name="ce9">
            <text:p>Mannen</text:p>
          </table:table-cell>
          <table:table-cell office:value-type="float" office:value="33950" table:style-name="ce10">
            <text:p>339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stenrade</text:p>
          </table:table-cell>
          <table:table-cell office:value-type="string" table:style-name="ce9">
            <text:p>Mannen</text:p>
          </table:table-cell>
          <table:table-cell office:value-type="float" office:value="1667" table:style-name="ce10">
            <text:p>16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sterdam</text:p>
          </table:table-cell>
          <table:table-cell office:value-type="string" table:style-name="ce9">
            <text:p>Mannen</text:p>
          </table:table-cell>
          <table:table-cell office:value-type="float" office:value="344588" table:style-name="ce10">
            <text:p>3445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nd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ndijk</text:p>
          </table:table-cell>
          <table:table-cell office:value-type="string" table:style-name="ce9">
            <text:p>Mannen</text:p>
          </table:table-cell>
          <table:table-cell office:value-type="float" office:value="2922" table:style-name="ce10">
            <text:p>29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ngerlo</text:p>
          </table:table-cell>
          <table:table-cell office:value-type="string" table:style-name="ce9">
            <text:p>Mannen</text:p>
          </table:table-cell>
          <table:table-cell office:value-type="float" office:value="2237" table:style-name="ce10">
            <text:p>22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nkeve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nloo</text:p>
          </table:table-cell>
          <table:table-cell office:value-type="string" table:style-name="ce9">
            <text:p>Mannen</text:p>
          </table:table-cell>
          <table:table-cell office:value-type="float" office:value="3395" table:style-name="ce10">
            <text:p>33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nna Paulowna</text:p>
          </table:table-cell>
          <table:table-cell office:value-type="string" table:style-name="ce9">
            <text:p>Mannen</text:p>
          </table:table-cell>
          <table:table-cell office:value-type="float" office:value="5167" table:style-name="ce10">
            <text:p>51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peldoorn</text:p>
          </table:table-cell>
          <table:table-cell office:value-type="string" table:style-name="ce9">
            <text:p>Mannen</text:p>
          </table:table-cell>
          <table:table-cell office:value-type="float" office:value="69336" table:style-name="ce10">
            <text:p>693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ppeltern</text:p>
          </table:table-cell>
          <table:table-cell office:value-type="string" table:style-name="ce9">
            <text:p>Mannen</text:p>
          </table:table-cell>
          <table:table-cell office:value-type="float" office:value="2130" table:style-name="ce10">
            <text:p>21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ppingedam</text:p>
          </table:table-cell>
          <table:table-cell office:value-type="string" table:style-name="ce9">
            <text:p>Mannen</text:p>
          </table:table-cell>
          <table:table-cell office:value-type="float" office:value="6317" table:style-name="ce10">
            <text:p>63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rcen en Velden</text:p>
          </table:table-cell>
          <table:table-cell office:value-type="string" table:style-name="ce9">
            <text:p>Mannen</text:p>
          </table:table-cell>
          <table:table-cell office:value-type="float" office:value="4224" table:style-name="ce10">
            <text:p>42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rkel</text:p>
          </table:table-cell>
          <table:table-cell office:value-type="string" table:style-name="ce9">
            <text:p>Mannen</text:p>
          </table:table-cell>
          <table:table-cell office:value-type="float" office:value="1553" table:style-name="ce10">
            <text:p>15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rnemuiden</text:p>
          </table:table-cell>
          <table:table-cell office:value-type="string" table:style-name="ce9">
            <text:p>Mannen</text:p>
          </table:table-cell>
          <table:table-cell office:value-type="float" office:value="1953" table:style-name="ce10">
            <text:p>19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rnhem</text:p>
          </table:table-cell>
          <table:table-cell office:value-type="string" table:style-name="ce9">
            <text:p>Mannen</text:p>
          </table:table-cell>
          <table:table-cell office:value-type="float" office:value="61844" table:style-name="ce10">
            <text:p>618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speren</text:p>
          </table:table-cell>
          <table:table-cell office:value-type="string" table:style-name="ce9">
            <text:p>Mannen</text:p>
          </table:table-cell>
          <table:table-cell office:value-type="float" office:value="1339" table:style-name="ce10">
            <text:p>13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ssen</text:p>
          </table:table-cell>
          <table:table-cell office:value-type="string" table:style-name="ce9">
            <text:p>Mannen</text:p>
          </table:table-cell>
          <table:table-cell office:value-type="float" office:value="21751" table:style-name="ce10">
            <text:p>217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ssendelf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sten</text:p>
          </table:table-cell>
          <table:table-cell office:value-type="string" table:style-name="ce9">
            <text:p>Mannen</text:p>
          </table:table-cell>
          <table:table-cell office:value-type="float" office:value="7049" table:style-name="ce10">
            <text:p>70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venhor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vereest</text:p>
          </table:table-cell>
          <table:table-cell office:value-type="string" table:style-name="ce9">
            <text:p>Mannen</text:p>
          </table:table-cell>
          <table:table-cell office:value-type="float" office:value="7045" table:style-name="ce10">
            <text:p>70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xel</text:p>
          </table:table-cell>
          <table:table-cell office:value-type="string" table:style-name="ce9">
            <text:p>Mannen</text:p>
          </table:table-cell>
          <table:table-cell office:value-type="float" office:value="6035" table:style-name="ce10">
            <text:p>60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arderadeel</text:p>
          </table:table-cell>
          <table:table-cell office:value-type="string" table:style-name="ce9">
            <text:p>Mannen</text:p>
          </table:table-cell>
          <table:table-cell office:value-type="float" office:value="2594" table:style-name="ce10">
            <text:p>25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a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arle-Nassau</text:p>
          </table:table-cell>
          <table:table-cell office:value-type="string" table:style-name="ce9">
            <text:p>Mannen</text:p>
          </table:table-cell>
          <table:table-cell office:value-type="float" office:value="3036" table:style-name="ce10">
            <text:p>30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arn</text:p>
          </table:table-cell>
          <table:table-cell office:value-type="string" table:style-name="ce9">
            <text:p>Mannen</text:p>
          </table:table-cell>
          <table:table-cell office:value-type="float" office:value="11819" table:style-name="ce10">
            <text:p>118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exem</text:p>
          </table:table-cell>
          <table:table-cell office:value-type="string" table:style-name="ce9">
            <text:p>Mannen</text:p>
          </table:table-cell>
          <table:table-cell office:value-type="float" office:value="1058" table:style-name="ce10">
            <text:p>10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flo</text:p>
          </table:table-cell>
          <table:table-cell office:value-type="string" table:style-name="ce9">
            <text:p>Mannen</text:p>
          </table:table-cell>
          <table:table-cell office:value-type="float" office:value="1501" table:style-name="ce10">
            <text:p>15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kel en Milheeze</text:p>
          </table:table-cell>
          <table:table-cell office:value-type="string" table:style-name="ce9">
            <text:p>Mannen</text:p>
          </table:table-cell>
          <table:table-cell office:value-type="float" office:value="3668" table:style-name="ce10">
            <text:p>36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nger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rendrecht</text:p>
          </table:table-cell>
          <table:table-cell office:value-type="string" table:style-name="ce9">
            <text:p>Mannen</text:p>
          </table:table-cell>
          <table:table-cell office:value-type="float" office:value="8641" table:style-name="ce10">
            <text:p>86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rneveld</text:p>
          </table:table-cell>
          <table:table-cell office:value-type="string" table:style-name="ce9">
            <text:p>Mannen</text:p>
          </table:table-cell>
          <table:table-cell office:value-type="float" office:value="18704" table:style-name="ce10">
            <text:p>187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rradeel</text:p>
          </table:table-cell>
          <table:table-cell office:value-type="string" table:style-name="ce9">
            <text:p>Mannen</text:p>
          </table:table-cell>
          <table:table-cell office:value-type="float" office:value="3390" table:style-name="ce10">
            <text:p>33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rsingerhorn</text:p>
          </table:table-cell>
          <table:table-cell office:value-type="string" table:style-name="ce9">
            <text:p>Mannen</text:p>
          </table:table-cell>
          <table:table-cell office:value-type="float" office:value="1923" table:style-name="ce10">
            <text:p>19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rwoutswaard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tenburg</text:p>
          </table:table-cell>
          <table:table-cell office:value-type="string" table:style-name="ce9">
            <text:p>Mannen</text:p>
          </table:table-cell>
          <table:table-cell office:value-type="float" office:value="299" table:style-name="ce10">
            <text:p>2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thmen</text:p>
          </table:table-cell>
          <table:table-cell office:value-type="string" table:style-name="ce9">
            <text:p>Mannen</text:p>
          </table:table-cell>
          <table:table-cell office:value-type="float" office:value="2541" table:style-name="ce10">
            <text:p>25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dum</text:p>
          </table:table-cell>
          <table:table-cell office:value-type="string" table:style-name="ce9">
            <text:p>Mannen</text:p>
          </table:table-cell>
          <table:table-cell office:value-type="float" office:value="5028" table:style-name="ce10">
            <text:p>50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gden</text:p>
          </table:table-cell>
          <table:table-cell office:value-type="string" table:style-name="ce9">
            <text:p>Mannen</text:p>
          </table:table-cell>
          <table:table-cell office:value-type="float" office:value="833" table:style-name="ce10">
            <text:p>8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k (L.)</text:p>
          </table:table-cell>
          <table:table-cell office:value-type="string" table:style-name="ce9">
            <text:p>Mannen</text:p>
          </table:table-cell>
          <table:table-cell office:value-type="float" office:value="6322" table:style-name="ce10">
            <text:p>63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k en Donk</text:p>
          </table:table-cell>
          <table:table-cell office:value-type="string" table:style-name="ce9">
            <text:p>Mannen</text:p>
          </table:table-cell>
          <table:table-cell office:value-type="float" office:value="4400" table:style-name="ce10">
            <text:p>44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mster</text:p>
          </table:table-cell>
          <table:table-cell office:value-type="string" table:style-name="ce9">
            <text:p>Mannen</text:p>
          </table:table-cell>
          <table:table-cell office:value-type="float" office:value="3896" table:style-name="ce10">
            <text:p>38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rs</text:p>
          </table:table-cell>
          <table:table-cell office:value-type="string" table:style-name="ce9">
            <text:p>Mannen</text:p>
          </table:table-cell>
          <table:table-cell office:value-type="float" office:value="1559" table:style-name="ce10">
            <text:p>15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rta</text:p>
          </table:table-cell>
          <table:table-cell office:value-type="string" table:style-name="ce9">
            <text:p>Mannen</text:p>
          </table:table-cell>
          <table:table-cell office:value-type="float" office:value="1512" table:style-name="ce10">
            <text:p>15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s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esel</text:p>
          </table:table-cell>
          <table:table-cell office:value-type="string" table:style-name="ce9">
            <text:p>Mannen</text:p>
          </table:table-cell>
          <table:table-cell office:value-type="float" office:value="5816" table:style-name="ce10">
            <text:p>58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t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ilen</text:p>
          </table:table-cell>
          <table:table-cell office:value-type="string" table:style-name="ce9">
            <text:p>Mannen</text:p>
          </table:table-cell>
          <table:table-cell office:value-type="float" office:value="6796" table:style-name="ce10">
            <text:p>67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lfeld</text:p>
          </table:table-cell>
          <table:table-cell office:value-type="string" table:style-name="ce9">
            <text:p>Mannen</text:p>
          </table:table-cell>
          <table:table-cell office:value-type="float" office:value="2418" table:style-name="ce10">
            <text:p>24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llingwedde</text:p>
          </table:table-cell>
          <table:table-cell office:value-type="string" table:style-name="ce9">
            <text:p>Mannen</text:p>
          </table:table-cell>
          <table:table-cell office:value-type="float" office:value="4762" table:style-name="ce10">
            <text:p>47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llingwol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melen</text:p>
          </table:table-cell>
          <table:table-cell office:value-type="string" table:style-name="ce9">
            <text:p>Mannen</text:p>
          </table:table-cell>
          <table:table-cell office:value-type="float" office:value="190" table:style-name="ce10">
            <text:p>1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mmel</text:p>
          </table:table-cell>
          <table:table-cell office:value-type="string" table:style-name="ce9">
            <text:p>Mannen</text:p>
          </table:table-cell>
          <table:table-cell office:value-type="float" office:value="7767" table:style-name="ce10">
            <text:p>77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nnebroek</text:p>
          </table:table-cell>
          <table:table-cell office:value-type="string" table:style-name="ce9">
            <text:p>Mannen</text:p>
          </table:table-cell>
          <table:table-cell office:value-type="float" office:value="2850" table:style-name="ce10">
            <text:p>28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nschop</text:p>
          </table:table-cell>
          <table:table-cell office:value-type="string" table:style-name="ce9">
            <text:p>Mannen</text:p>
          </table:table-cell>
          <table:table-cell office:value-type="float" office:value="1636" table:style-name="ce10">
            <text:p>16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nthuizen</text:p>
          </table:table-cell>
          <table:table-cell office:value-type="string" table:style-name="ce9">
            <text:p>Mannen</text:p>
          </table:table-cell>
          <table:table-cell office:value-type="float" office:value="1567" table:style-name="ce10">
            <text:p>15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 en Da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g en Terblijt</text:p>
          </table:table-cell>
          <table:table-cell office:value-type="string" table:style-name="ce9">
            <text:p>Mannen</text:p>
          </table:table-cell>
          <table:table-cell office:value-type="float" office:value="2215" table:style-name="ce10">
            <text:p>22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ambacht</text:p>
          </table:table-cell>
          <table:table-cell office:value-type="string" table:style-name="ce9">
            <text:p>Mannen</text:p>
          </table:table-cell>
          <table:table-cell office:value-type="float" office:value="2732" table:style-name="ce10">
            <text:p>27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gen (L.)</text:p>
          </table:table-cell>
          <table:table-cell office:value-type="string" table:style-name="ce9">
            <text:p>Mannen</text:p>
          </table:table-cell>
          <table:table-cell office:value-type="float" office:value="6638" table:style-name="ce10">
            <text:p>66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n (NH.)</text:p>
          </table:table-cell>
          <table:table-cell office:value-type="string" table:style-name="ce9">
            <text:p>Mannen</text:p>
          </table:table-cell>
          <table:table-cell office:value-type="float" office:value="6704" table:style-name="ce10">
            <text:p>67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n op Zoom</text:p>
          </table:table-cell>
          <table:table-cell office:value-type="string" table:style-name="ce9">
            <text:p>Mannen</text:p>
          </table:table-cell>
          <table:table-cell office:value-type="float" office:value="21888" table:style-name="ce10">
            <text:p>218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yk</text:p>
          </table:table-cell>
          <table:table-cell office:value-type="string" table:style-name="ce9">
            <text:p>Mannen</text:p>
          </table:table-cell>
          <table:table-cell office:value-type="float" office:value="4962" table:style-name="ce10">
            <text:p>49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h</text:p>
          </table:table-cell>
          <table:table-cell office:value-type="string" table:style-name="ce9">
            <text:p>Mannen</text:p>
          </table:table-cell>
          <table:table-cell office:value-type="float" office:value="9343" table:style-name="ce10">
            <text:p>93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haren</text:p>
          </table:table-cell>
          <table:table-cell office:value-type="string" table:style-name="ce9">
            <text:p>Mannen</text:p>
          </table:table-cell>
          <table:table-cell office:value-type="float" office:value="1295" table:style-name="ce10">
            <text:p>12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hem</text:p>
          </table:table-cell>
          <table:table-cell office:value-type="string" table:style-name="ce9">
            <text:p>Mannen</text:p>
          </table:table-cell>
          <table:table-cell office:value-type="float" office:value="2746" table:style-name="ce10">
            <text:p>27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schenhoek</text:p>
          </table:table-cell>
          <table:table-cell office:value-type="string" table:style-name="ce9">
            <text:p>Mannen</text:p>
          </table:table-cell>
          <table:table-cell office:value-type="float" office:value="3537" table:style-name="ce10">
            <text:p>35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kel en Rodenrijs</text:p>
          </table:table-cell>
          <table:table-cell office:value-type="string" table:style-name="ce9">
            <text:p>Mannen</text:p>
          </table:table-cell>
          <table:table-cell office:value-type="float" office:value="7329" table:style-name="ce10">
            <text:p>73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kel-Enschot</text:p>
          </table:table-cell>
          <table:table-cell office:value-type="string" table:style-name="ce9">
            <text:p>Mannen</text:p>
          </table:table-cell>
          <table:table-cell office:value-type="float" office:value="4985" table:style-name="ce10">
            <text:p>49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kel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kenwoude</text:p>
          </table:table-cell>
          <table:table-cell office:value-type="string" table:style-name="ce9">
            <text:p>Mannen</text:p>
          </table:table-cell>
          <table:table-cell office:value-type="float" office:value="727" table:style-name="ce10">
            <text:p>7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khou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licum</text:p>
          </table:table-cell>
          <table:table-cell office:value-type="string" table:style-name="ce9">
            <text:p>Mannen</text:p>
          </table:table-cell>
          <table:table-cell office:value-type="float" office:value="4263" table:style-name="ce10">
            <text:p>42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nhez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nisse</text:p>
          </table:table-cell>
          <table:table-cell office:value-type="string" table:style-name="ce9">
            <text:p>Mannen</text:p>
          </table:table-cell>
          <table:table-cell office:value-type="float" office:value="6326" table:style-name="ce10">
            <text:p>63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st</text:p>
          </table:table-cell>
          <table:table-cell office:value-type="string" table:style-name="ce9">
            <text:p>Mannen</text:p>
          </table:table-cell>
          <table:table-cell office:value-type="float" office:value="9450" table:style-name="ce10">
            <text:p>94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uningen</text:p>
          </table:table-cell>
          <table:table-cell office:value-type="string" table:style-name="ce9">
            <text:p>Mannen</text:p>
          </table:table-cell>
          <table:table-cell office:value-type="float" office:value="7603" table:style-name="ce10">
            <text:p>76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usich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verwijk</text:p>
          </table:table-cell>
          <table:table-cell office:value-type="string" table:style-name="ce9">
            <text:p>Mannen</text:p>
          </table:table-cell>
          <table:table-cell office:value-type="float" office:value="17612" table:style-name="ce10">
            <text:p>176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ierum</text:p>
          </table:table-cell>
          <table:table-cell office:value-type="string" table:style-name="ce9">
            <text:p>Mannen</text:p>
          </table:table-cell>
          <table:table-cell office:value-type="float" office:value="2172" table:style-name="ce10">
            <text:p>21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iervlie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igge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t Bildt</text:p>
          </table:table-cell>
          <table:table-cell office:value-type="string" table:style-name="ce9">
            <text:p>Mannen</text:p>
          </table:table-cell>
          <table:table-cell office:value-type="float" office:value="4264" table:style-name="ce10">
            <text:p>42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Bilt</text:p>
          </table:table-cell>
          <table:table-cell office:value-type="string" table:style-name="ce9">
            <text:p>Mannen</text:p>
          </table:table-cell>
          <table:table-cell office:value-type="float" office:value="15155" table:style-name="ce10">
            <text:p>151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ingelrade</text:p>
          </table:table-cell>
          <table:table-cell office:value-type="string" table:style-name="ce9">
            <text:p>Mannen</text:p>
          </table:table-cell>
          <table:table-cell office:value-type="float" office:value="419" table:style-name="ce10">
            <text:p>4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innenmaa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lad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ladel en Netersel</text:p>
          </table:table-cell>
          <table:table-cell office:value-type="string" table:style-name="ce9">
            <text:p>Mannen</text:p>
          </table:table-cell>
          <table:table-cell office:value-type="float" office:value="4784" table:style-name="ce10">
            <text:p>47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ankenh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laricum</text:p>
          </table:table-cell>
          <table:table-cell office:value-type="string" table:style-name="ce9">
            <text:p>Mannen</text:p>
          </table:table-cell>
          <table:table-cell office:value-type="float" office:value="5364" table:style-name="ce10">
            <text:p>53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eiswijk</text:p>
          </table:table-cell>
          <table:table-cell office:value-type="string" table:style-name="ce9">
            <text:p>Mannen</text:p>
          </table:table-cell>
          <table:table-cell office:value-type="float" office:value="4091" table:style-name="ce10">
            <text:p>40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eskensgraaf en Hofwege</text:p>
          </table:table-cell>
          <table:table-cell office:value-type="string" table:style-name="ce9">
            <text:p>Mannen</text:p>
          </table:table-cell>
          <table:table-cell office:value-type="float" office:value="1180" table:style-name="ce10">
            <text:p>11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oemendaal</text:p>
          </table:table-cell>
          <table:table-cell office:value-type="string" table:style-name="ce9">
            <text:p>Mannen</text:p>
          </table:table-cell>
          <table:table-cell office:value-type="float" office:value="8138" table:style-name="ce10">
            <text:p>81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okk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lokzij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arnsterhi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choltz</text:p>
          </table:table-cell>
          <table:table-cell office:value-type="string" table:style-name="ce9">
            <text:p>Mannen</text:p>
          </table:table-cell>
          <table:table-cell office:value-type="float" office:value="2693" table:style-name="ce10">
            <text:p>26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degraven</text:p>
          </table:table-cell>
          <table:table-cell office:value-type="string" table:style-name="ce9">
            <text:p>Mannen</text:p>
          </table:table-cell>
          <table:table-cell office:value-type="float" office:value="8492" table:style-name="ce10">
            <text:p>84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degraven-Reeuw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ekel</text:p>
          </table:table-cell>
          <table:table-cell office:value-type="string" table:style-name="ce9">
            <text:p>Mannen</text:p>
          </table:table-cell>
          <table:table-cell office:value-type="float" office:value="4369" table:style-name="ce10">
            <text:p>43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n Boer</text:p>
          </table:table-cell>
          <table:table-cell office:value-type="string" table:style-name="ce9">
            <text:p>Mannen</text:p>
          </table:table-cell>
          <table:table-cell office:value-type="float" office:value="3480" table:style-name="ce10">
            <text:p>34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lsward</text:p>
          </table:table-cell>
          <table:table-cell office:value-type="string" table:style-name="ce9">
            <text:p>Mannen</text:p>
          </table:table-cell>
          <table:table-cell office:value-type="float" office:value="4872" table:style-name="ce10">
            <text:p>48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n Bomm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ornsterh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rculo</text:p>
          </table:table-cell>
          <table:table-cell office:value-type="string" table:style-name="ce9">
            <text:p>Mannen</text:p>
          </table:table-cell>
          <table:table-cell office:value-type="float" office:value="5373" table:style-name="ce10">
            <text:p>53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ger</text:p>
          </table:table-cell>
          <table:table-cell office:value-type="string" table:style-name="ce9">
            <text:p>Mannen</text:p>
          </table:table-cell>
          <table:table-cell office:value-type="float" office:value="6285" table:style-name="ce10">
            <text:p>62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ger-Odoor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rgha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rn</text:p>
          </table:table-cell>
          <table:table-cell office:value-type="string" table:style-name="ce9">
            <text:p>Mannen</text:p>
          </table:table-cell>
          <table:table-cell office:value-type="float" office:value="4075" table:style-name="ce10">
            <text:p>40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ne</text:p>
          </table:table-cell>
          <table:table-cell office:value-type="string" table:style-name="ce9">
            <text:p>Mannen</text:p>
          </table:table-cell>
          <table:table-cell office:value-type="float" office:value="9636" table:style-name="ce10">
            <text:p>96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sele</text:p>
          </table:table-cell>
          <table:table-cell office:value-type="string" table:style-name="ce9">
            <text:p>Mannen</text:p>
          </table:table-cell>
          <table:table-cell office:value-type="float" office:value="9518" table:style-name="ce10">
            <text:p>95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ssel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skoop</text:p>
          </table:table-cell>
          <table:table-cell office:value-type="string" table:style-name="ce9">
            <text:p>Mannen</text:p>
          </table:table-cell>
          <table:table-cell office:value-type="float" office:value="6913" table:style-name="ce10">
            <text:p>69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venkarsp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xmeer</text:p>
          </table:table-cell>
          <table:table-cell office:value-type="string" table:style-name="ce9">
            <text:p>Mannen</text:p>
          </table:table-cell>
          <table:table-cell office:value-type="float" office:value="6896" table:style-name="ce10">
            <text:p>68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xtel</text:p>
          </table:table-cell>
          <table:table-cell office:value-type="string" table:style-name="ce9">
            <text:p>Mannen</text:p>
          </table:table-cell>
          <table:table-cell office:value-type="float" office:value="12253" table:style-name="ce10">
            <text:p>122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akel</text:p>
          </table:table-cell>
          <table:table-cell office:value-type="string" table:style-name="ce9">
            <text:p>Mannen</text:p>
          </table:table-cell>
          <table:table-cell office:value-type="float" office:value="3199" table:style-name="ce10">
            <text:p>31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andwijk</text:p>
          </table:table-cell>
          <table:table-cell office:value-type="string" table:style-name="ce9">
            <text:p>Mannen</text:p>
          </table:table-cell>
          <table:table-cell office:value-type="float" office:value="589" table:style-name="ce10">
            <text:p>5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eda</text:p>
          </table:table-cell>
          <table:table-cell office:value-type="string" table:style-name="ce9">
            <text:p>Mannen</text:p>
          </table:table-cell>
          <table:table-cell office:value-type="float" office:value="56958" table:style-name="ce10">
            <text:p>569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ederwiede</text:p>
          </table:table-cell>
          <table:table-cell office:value-type="string" table:style-name="ce9">
            <text:p>Mannen</text:p>
          </table:table-cell>
          <table:table-cell office:value-type="float" office:value="5920" table:style-name="ce10">
            <text:p>59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esken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eukelen</text:p>
          </table:table-cell>
          <table:table-cell office:value-type="string" table:style-name="ce9">
            <text:p>Mannen</text:p>
          </table:table-cell>
          <table:table-cell office:value-type="float" office:value="5321" table:style-name="ce10">
            <text:p>53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ielle</text:p>
          </table:table-cell>
          <table:table-cell office:value-type="string" table:style-name="ce9">
            <text:p>Mannen</text:p>
          </table:table-cell>
          <table:table-cell office:value-type="float" office:value="7578" table:style-name="ce10">
            <text:p>75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oek in Waterland</text:p>
          </table:table-cell>
          <table:table-cell office:value-type="string" table:style-name="ce9">
            <text:p>Mannen</text:p>
          </table:table-cell>
          <table:table-cell office:value-type="float" office:value="1351" table:style-name="ce10">
            <text:p>13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oekhuizen</text:p>
          </table:table-cell>
          <table:table-cell office:value-type="string" table:style-name="ce9">
            <text:p>Mannen</text:p>
          </table:table-cell>
          <table:table-cell office:value-type="float" office:value="942" table:style-name="ce10">
            <text:p>9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onckhors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ouwershaven</text:p>
          </table:table-cell>
          <table:table-cell office:value-type="string" table:style-name="ce9">
            <text:p>Mannen</text:p>
          </table:table-cell>
          <table:table-cell office:value-type="float" office:value="1755" table:style-name="ce10">
            <text:p>17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uinisse</text:p>
          </table:table-cell>
          <table:table-cell office:value-type="string" table:style-name="ce9">
            <text:p>Mannen</text:p>
          </table:table-cell>
          <table:table-cell office:value-type="float" office:value="1539" table:style-name="ce10">
            <text:p>15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ummen</text:p>
          </table:table-cell>
          <table:table-cell office:value-type="string" table:style-name="ce9">
            <text:p>Mannen</text:p>
          </table:table-cell>
          <table:table-cell office:value-type="float" office:value="10299" table:style-name="ce10">
            <text:p>102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unssum</text:p>
          </table:table-cell>
          <table:table-cell office:value-type="string" table:style-name="ce9">
            <text:p>Mannen</text:p>
          </table:table-cell>
          <table:table-cell office:value-type="float" office:value="12887" table:style-name="ce10">
            <text:p>128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del</text:p>
          </table:table-cell>
          <table:table-cell office:value-type="string" table:style-name="ce9">
            <text:p>Mannen</text:p>
          </table:table-cell>
          <table:table-cell office:value-type="float" office:value="5798" table:style-name="ce10">
            <text:p>57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nde</text:p>
          </table:table-cell>
          <table:table-cell office:value-type="string" table:style-name="ce9">
            <text:p>Mannen</text:p>
          </table:table-cell>
          <table:table-cell office:value-type="float" office:value="2464" table:style-name="ce10">
            <text:p>24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nnik</text:p>
          </table:table-cell>
          <table:table-cell office:value-type="string" table:style-name="ce9">
            <text:p>Mannen</text:p>
          </table:table-cell>
          <table:table-cell office:value-type="float" office:value="6957" table:style-name="ce10">
            <text:p>69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nschoten</text:p>
          </table:table-cell>
          <table:table-cell office:value-type="string" table:style-name="ce9">
            <text:p>Mannen</text:p>
          </table:table-cell>
          <table:table-cell office:value-type="float" office:value="8838" table:style-name="ce10">
            <text:p>88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ren</text:p>
          </table:table-cell>
          <table:table-cell office:value-type="string" table:style-name="ce9">
            <text:p>Mannen</text:p>
          </table:table-cell>
          <table:table-cell office:value-type="float" office:value="4535" table:style-name="ce10">
            <text:p>45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rgh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ussum</text:p>
          </table:table-cell>
          <table:table-cell office:value-type="string" table:style-name="ce9">
            <text:p>Mannen</text:p>
          </table:table-cell>
          <table:table-cell office:value-type="float" office:value="16165" table:style-name="ce10">
            <text:p>161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urmals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adier en Keer</text:p>
          </table:table-cell>
          <table:table-cell office:value-type="string" table:style-name="ce9">
            <text:p>Mannen</text:p>
          </table:table-cell>
          <table:table-cell office:value-type="float" office:value="2085" table:style-name="ce10">
            <text:p>20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adz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allantsoog</text:p>
          </table:table-cell>
          <table:table-cell office:value-type="string" table:style-name="ce9">
            <text:p>Mannen</text:p>
          </table:table-cell>
          <table:table-cell office:value-type="float" office:value="1323" table:style-name="ce10">
            <text:p>13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apelle aan den IJssel</text:p>
          </table:table-cell>
          <table:table-cell office:value-type="string" table:style-name="ce9">
            <text:p>Mannen</text:p>
          </table:table-cell>
          <table:table-cell office:value-type="float" office:value="21187" table:style-name="ce10">
            <text:p>211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astricum</text:p>
          </table:table-cell>
          <table:table-cell office:value-type="string" table:style-name="ce9">
            <text:p>Mannen</text:p>
          </table:table-cell>
          <table:table-cell office:value-type="float" office:value="11305" table:style-name="ce10">
            <text:p>113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haam</text:p>
          </table:table-cell>
          <table:table-cell office:value-type="string" table:style-name="ce9">
            <text:p>Mannen</text:p>
          </table:table-cell>
          <table:table-cell office:value-type="float" office:value="1727" table:style-name="ce10">
            <text:p>17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ling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oevorden</text:p>
          </table:table-cell>
          <table:table-cell office:value-type="string" table:style-name="ce9">
            <text:p>Mannen</text:p>
          </table:table-cell>
          <table:table-cell office:value-type="float" office:value="6774" table:style-name="ce10">
            <text:p>67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othen</text:p>
          </table:table-cell>
          <table:table-cell office:value-type="string" table:style-name="ce9">
            <text:p>Mannen</text:p>
          </table:table-cell>
          <table:table-cell office:value-type="float" office:value="1225" table:style-name="ce10">
            <text:p>12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ranendonc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romstrij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u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uijk en Sint Agatha</text:p>
          </table:table-cell>
          <table:table-cell office:value-type="string" table:style-name="ce9">
            <text:p>Mannen</text:p>
          </table:table-cell>
          <table:table-cell office:value-type="float" office:value="8435" table:style-name="ce10">
            <text:p>84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ulemborg</text:p>
          </table:table-cell>
          <table:table-cell office:value-type="string" table:style-name="ce9">
            <text:p>Mannen</text:p>
          </table:table-cell>
          <table:table-cell office:value-type="float" office:value="9523" table:style-name="ce10">
            <text:p>95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alen</text:p>
          </table:table-cell>
          <table:table-cell office:value-type="string" table:style-name="ce9">
            <text:p>Mannen</text:p>
          </table:table-cell>
          <table:table-cell office:value-type="float" office:value="2820" table:style-name="ce10">
            <text:p>28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alfsen</text:p>
          </table:table-cell>
          <table:table-cell office:value-type="string" table:style-name="ce9">
            <text:p>Mannen</text:p>
          </table:table-cell>
          <table:table-cell office:value-type="float" office:value="7424" table:style-name="ce10">
            <text:p>74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antumadeel</text:p>
          </table:table-cell>
          <table:table-cell office:value-type="string" table:style-name="ce9">
            <text:p>Mannen</text:p>
          </table:table-cell>
          <table:table-cell office:value-type="float" office:value="9584" table:style-name="ce10">
            <text:p>95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antumadi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i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lft</text:p>
          </table:table-cell>
          <table:table-cell office:value-type="string" table:style-name="ce9">
            <text:p>Mannen</text:p>
          </table:table-cell>
          <table:table-cell office:value-type="float" office:value="42964" table:style-name="ce10">
            <text:p>429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lfzijl</text:p>
          </table:table-cell>
          <table:table-cell office:value-type="string" table:style-name="ce9">
            <text:p>Mannen</text:p>
          </table:table-cell>
          <table:table-cell office:value-type="float" office:value="13043" table:style-name="ce10">
            <text:p>130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nekamp</text:p>
          </table:table-cell>
          <table:table-cell office:value-type="string" table:style-name="ce9">
            <text:p>Mannen</text:p>
          </table:table-cell>
          <table:table-cell office:value-type="float" office:value="5970" table:style-name="ce10">
            <text:p>59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urne</text:p>
          </table:table-cell>
          <table:table-cell office:value-type="string" table:style-name="ce9">
            <text:p>Mannen</text:p>
          </table:table-cell>
          <table:table-cell office:value-type="float" office:value="14314" table:style-name="ce10">
            <text:p>143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venter</text:p>
          </table:table-cell>
          <table:table-cell office:value-type="string" table:style-name="ce9">
            <text:p>Mannen</text:p>
          </table:table-cell>
          <table:table-cell office:value-type="float" office:value="31488" table:style-name="ce10">
            <text:p>314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dam</text:p>
          </table:table-cell>
          <table:table-cell office:value-type="string" table:style-name="ce9">
            <text:p>Mannen</text:p>
          </table:table-cell>
          <table:table-cell office:value-type="float" office:value="7667" table:style-name="ce10">
            <text:p>76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emen</text:p>
          </table:table-cell>
          <table:table-cell office:value-type="string" table:style-name="ce9">
            <text:p>Mannen</text:p>
          </table:table-cell>
          <table:table-cell office:value-type="float" office:value="7297" table:style-name="ce10">
            <text:p>72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epenheim</text:p>
          </table:table-cell>
          <table:table-cell office:value-type="string" table:style-name="ce9">
            <text:p>Mannen</text:p>
          </table:table-cell>
          <table:table-cell office:value-type="float" office:value="1342" table:style-name="ce10">
            <text:p>13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epenveen</text:p>
          </table:table-cell>
          <table:table-cell office:value-type="string" table:style-name="ce9">
            <text:p>Mannen</text:p>
          </table:table-cell>
          <table:table-cell office:value-type="float" office:value="5311" table:style-name="ce10">
            <text:p>53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essen</text:p>
          </table:table-cell>
          <table:table-cell office:value-type="string" table:style-name="ce9">
            <text:p>Mannen</text:p>
          </table:table-cell>
          <table:table-cell office:value-type="float" office:value="1807" table:style-name="ce10">
            <text:p>18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ever</text:p>
          </table:table-cell>
          <table:table-cell office:value-type="string" table:style-name="ce9">
            <text:p>Mannen</text:p>
          </table:table-cell>
          <table:table-cell office:value-type="float" office:value="1770" table:style-name="ce10">
            <text:p>17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nkel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inteloord en Prinsenland</text:p>
          </table:table-cell>
          <table:table-cell office:value-type="string" table:style-name="ce9">
            <text:p>Mannen</text:p>
          </table:table-cell>
          <table:table-cell office:value-type="float" office:value="2829" table:style-name="ce10">
            <text:p>28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nth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inxperlo</text:p>
          </table:table-cell>
          <table:table-cell office:value-type="string" table:style-name="ce9">
            <text:p>Mannen</text:p>
          </table:table-cell>
          <table:table-cell office:value-type="float" office:value="3743" table:style-name="ce10">
            <text:p>37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rksland</text:p>
          </table:table-cell>
          <table:table-cell office:value-type="string" table:style-name="ce9">
            <text:p>Mannen</text:p>
          </table:table-cell>
          <table:table-cell office:value-type="float" office:value="3311" table:style-name="ce10">
            <text:p>33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dewaard</text:p>
          </table:table-cell>
          <table:table-cell office:value-type="string" table:style-name="ce9">
            <text:p>Mannen</text:p>
          </table:table-cell>
          <table:table-cell office:value-type="float" office:value="1995" table:style-name="ce10">
            <text:p>19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esburg</text:p>
          </table:table-cell>
          <table:table-cell office:value-type="string" table:style-name="ce9">
            <text:p>Mannen</text:p>
          </table:table-cell>
          <table:table-cell office:value-type="float" office:value="5211" table:style-name="ce10">
            <text:p>52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etinchem</text:p>
          </table:table-cell>
          <table:table-cell office:value-type="string" table:style-name="ce9">
            <text:p>Mannen</text:p>
          </table:table-cell>
          <table:table-cell office:value-type="float" office:value="18446" table:style-name="ce10">
            <text:p>184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kkum</text:p>
          </table:table-cell>
          <table:table-cell office:value-type="string" table:style-name="ce9">
            <text:p>Mannen</text:p>
          </table:table-cell>
          <table:table-cell office:value-type="float" office:value="5951" table:style-name="ce10">
            <text:p>59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mburg</text:p>
          </table:table-cell>
          <table:table-cell office:value-type="string" table:style-name="ce9">
            <text:p>Mannen</text:p>
          </table:table-cell>
          <table:table-cell office:value-type="float" office:value="1909" table:style-name="ce10">
            <text:p>19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ngen</text:p>
          </table:table-cell>
          <table:table-cell office:value-type="string" table:style-name="ce9">
            <text:p>Mannen</text:p>
          </table:table-cell>
          <table:table-cell office:value-type="float" office:value="10211" table:style-name="ce10">
            <text:p>102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ngerad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oniawerstal</text:p>
          </table:table-cell>
          <table:table-cell office:value-type="string" table:style-name="ce9">
            <text:p>Mannen</text:p>
          </table:table-cell>
          <table:table-cell office:value-type="float" office:value="3283" table:style-name="ce10">
            <text:p>32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orn</text:p>
          </table:table-cell>
          <table:table-cell office:value-type="string" table:style-name="ce9">
            <text:p>Mannen</text:p>
          </table:table-cell>
          <table:table-cell office:value-type="float" office:value="5073" table:style-name="ce10">
            <text:p>50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ornsp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ordrecht</text:p>
          </table:table-cell>
          <table:table-cell office:value-type="string" table:style-name="ce9">
            <text:p>Mannen</text:p>
          </table:table-cell>
          <table:table-cell office:value-type="float" office:value="53123" table:style-name="ce10">
            <text:p>531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echterland</text:p>
          </table:table-cell>
          <table:table-cell office:value-type="string" table:style-name="ce9">
            <text:p>Mannen</text:p>
          </table:table-cell>
          <table:table-cell office:value-type="float" office:value="4345" table:style-name="ce10">
            <text:p>43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eischo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eumel</text:p>
          </table:table-cell>
          <table:table-cell office:value-type="string" table:style-name="ce9">
            <text:p>Mannen</text:p>
          </table:table-cell>
          <table:table-cell office:value-type="float" office:value="1618" table:style-name="ce10">
            <text:p>16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iebergen-Rijsenburg</text:p>
          </table:table-cell>
          <table:table-cell office:value-type="string" table:style-name="ce9">
            <text:p>Mannen</text:p>
          </table:table-cell>
          <table:table-cell office:value-type="float" office:value="8193" table:style-name="ce10">
            <text:p>81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iebruggen</text:p>
          </table:table-cell>
          <table:table-cell office:value-type="string" table:style-name="ce9">
            <text:p>Mannen</text:p>
          </table:table-cell>
          <table:table-cell office:value-type="float" office:value="2220" table:style-name="ce10">
            <text:p>22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iewe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immel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onten</text:p>
          </table:table-cell>
          <table:table-cell office:value-type="string" table:style-name="ce9">
            <text:p>Mannen</text:p>
          </table:table-cell>
          <table:table-cell office:value-type="float" office:value="10608" table:style-name="ce10">
            <text:p>106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unen</text:p>
          </table:table-cell>
          <table:table-cell office:value-type="string" table:style-name="ce9">
            <text:p>Mannen</text:p>
          </table:table-cell>
          <table:table-cell office:value-type="float" office:value="7850" table:style-name="ce10">
            <text:p>78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uten</text:p>
          </table:table-cell>
          <table:table-cell office:value-type="string" table:style-name="ce9">
            <text:p>Mannen</text:p>
          </table:table-cell>
          <table:table-cell office:value-type="float" office:value="5872" table:style-name="ce10">
            <text:p>58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ubbeld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uiveland</text:p>
          </table:table-cell>
          <table:table-cell office:value-type="string" table:style-name="ce9">
            <text:p>Mannen</text:p>
          </table:table-cell>
          <table:table-cell office:value-type="float" office:value="2640" table:style-name="ce10">
            <text:p>26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uiven</text:p>
          </table:table-cell>
          <table:table-cell office:value-type="string" table:style-name="ce9">
            <text:p>Mannen</text:p>
          </table:table-cell>
          <table:table-cell office:value-type="float" office:value="5163" table:style-name="ce10">
            <text:p>51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uivendij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n Dungen</text:p>
          </table:table-cell>
          <table:table-cell office:value-type="string" table:style-name="ce9">
            <text:p>Mannen</text:p>
          </table:table-cell>
          <table:table-cell office:value-type="float" office:value="2012" table:style-name="ce10">
            <text:p>20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ussen</text:p>
          </table:table-cell>
          <table:table-cell office:value-type="string" table:style-name="ce9">
            <text:p>Mannen</text:p>
          </table:table-cell>
          <table:table-cell office:value-type="float" office:value="2978" table:style-name="ce10">
            <text:p>29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wingeloo</text:p>
          </table:table-cell>
          <table:table-cell office:value-type="string" table:style-name="ce9">
            <text:p>Mannen</text:p>
          </table:table-cell>
          <table:table-cell office:value-type="float" office:value="1833" table:style-name="ce10">
            <text:p>18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cht</text:p>
          </table:table-cell>
          <table:table-cell office:value-type="string" table:style-name="ce9">
            <text:p>Mannen</text:p>
          </table:table-cell>
          <table:table-cell office:value-type="float" office:value="8536" table:style-name="ce10">
            <text:p>85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chteld</text:p>
          </table:table-cell>
          <table:table-cell office:value-type="string" table:style-name="ce9">
            <text:p>Mannen</text:p>
          </table:table-cell>
          <table:table-cell office:value-type="float" office:value="3077" table:style-name="ce10">
            <text:p>30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cht-Suste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d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dam-Volendam</text:p>
          </table:table-cell>
          <table:table-cell office:value-type="string" table:style-name="ce9">
            <text:p>Mannen</text:p>
          </table:table-cell>
          <table:table-cell office:value-type="float" office:value="11786" table:style-name="ce10">
            <text:p>117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de</text:p>
          </table:table-cell>
          <table:table-cell office:value-type="string" table:style-name="ce9">
            <text:p>Mannen</text:p>
          </table:table-cell>
          <table:table-cell office:value-type="float" office:value="41321" table:style-name="ce10">
            <text:p>413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lde</text:p>
          </table:table-cell>
          <table:table-cell office:value-type="string" table:style-name="ce9">
            <text:p>Mannen</text:p>
          </table:table-cell>
          <table:table-cell office:value-type="float" office:value="4966" table:style-name="ce10">
            <text:p>49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mnes</text:p>
          </table:table-cell>
          <table:table-cell office:value-type="string" table:style-name="ce9">
            <text:p>Mannen</text:p>
          </table:table-cell>
          <table:table-cell office:value-type="float" office:value="3351" table:style-name="ce10">
            <text:p>33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msmo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enrum</text:p>
          </table:table-cell>
          <table:table-cell office:value-type="string" table:style-name="ce9">
            <text:p>Mannen</text:p>
          </table:table-cell>
          <table:table-cell office:value-type="float" office:value="1248" table:style-name="ce10">
            <text:p>12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rsel</text:p>
          </table:table-cell>
          <table:table-cell office:value-type="string" table:style-name="ce9">
            <text:p>Mannen</text:p>
          </table:table-cell>
          <table:table-cell office:value-type="float" office:value="5868" table:style-name="ce10">
            <text:p>58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th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gmond</text:p>
          </table:table-cell>
          <table:table-cell office:value-type="string" table:style-name="ce9">
            <text:p>Mannen</text:p>
          </table:table-cell>
          <table:table-cell office:value-type="float" office:value="5606" table:style-name="ce10">
            <text:p>56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gmond aan Ze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gmond-Binn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ibergen</text:p>
          </table:table-cell>
          <table:table-cell office:value-type="string" table:style-name="ce9">
            <text:p>Mannen</text:p>
          </table:table-cell>
          <table:table-cell office:value-type="float" office:value="8374" table:style-name="ce10">
            <text:p>83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ijgelshoven</text:p>
          </table:table-cell>
          <table:table-cell office:value-type="string" table:style-name="ce9">
            <text:p>Mannen</text:p>
          </table:table-cell>
          <table:table-cell office:value-type="float" office:value="2965" table:style-name="ce10">
            <text:p>29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ijsden</text:p>
          </table:table-cell>
          <table:table-cell office:value-type="string" table:style-name="ce9">
            <text:p>Mannen</text:p>
          </table:table-cell>
          <table:table-cell office:value-type="float" office:value="3857" table:style-name="ce10">
            <text:p>38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ijsden-Margrat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indhoven</text:p>
          </table:table-cell>
          <table:table-cell office:value-type="string" table:style-name="ce9">
            <text:p>Mannen</text:p>
          </table:table-cell>
          <table:table-cell office:value-type="float" office:value="97634" table:style-name="ce10">
            <text:p>976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lburg</text:p>
          </table:table-cell>
          <table:table-cell office:value-type="string" table:style-name="ce9">
            <text:p>Mannen</text:p>
          </table:table-cell>
          <table:table-cell office:value-type="float" office:value="9825" table:style-name="ce10">
            <text:p>98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lkerze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llemee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llewouts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lsloo</text:p>
          </table:table-cell>
          <table:table-cell office:value-type="string" table:style-name="ce9">
            <text:p>Mannen</text:p>
          </table:table-cell>
          <table:table-cell office:value-type="float" office:value="4163" table:style-name="ce10">
            <text:p>41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lst</text:p>
          </table:table-cell>
          <table:table-cell office:value-type="string" table:style-name="ce9">
            <text:p>Mannen</text:p>
          </table:table-cell>
          <table:table-cell office:value-type="float" office:value="8384" table:style-name="ce10">
            <text:p>83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lt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mmen</text:p>
          </table:table-cell>
          <table:table-cell office:value-type="string" table:style-name="ce9">
            <text:p>Mannen</text:p>
          </table:table-cell>
          <table:table-cell office:value-type="float" office:value="45455" table:style-name="ce10">
            <text:p>454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mpel en Meerw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ngel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nkhuizen</text:p>
          </table:table-cell>
          <table:table-cell office:value-type="string" table:style-name="ce9">
            <text:p>Mannen</text:p>
          </table:table-cell>
          <table:table-cell office:value-type="float" office:value="7751" table:style-name="ce10">
            <text:p>77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nschede</text:p>
          </table:table-cell>
          <table:table-cell office:value-type="string" table:style-name="ce9">
            <text:p>Mannen</text:p>
          </table:table-cell>
          <table:table-cell office:value-type="float" office:value="72210" table:style-name="ce10">
            <text:p>722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pe</text:p>
          </table:table-cell>
          <table:table-cell office:value-type="string" table:style-name="ce9">
            <text:p>Mannen</text:p>
          </table:table-cell>
          <table:table-cell office:value-type="float" office:value="16474" table:style-name="ce10">
            <text:p>164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rmelo</text:p>
          </table:table-cell>
          <table:table-cell office:value-type="string" table:style-name="ce9">
            <text:p>Mannen</text:p>
          </table:table-cell>
          <table:table-cell office:value-type="float" office:value="11996" table:style-name="ce10">
            <text:p>119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rp</text:p>
          </table:table-cell>
          <table:table-cell office:value-type="string" table:style-name="ce9">
            <text:p>Mannen</text:p>
          </table:table-cell>
          <table:table-cell office:value-type="float" office:value="2954" table:style-name="ce10">
            <text:p>29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sch</text:p>
          </table:table-cell>
          <table:table-cell office:value-type="string" table:style-name="ce9">
            <text:p>Mannen</text:p>
          </table:table-cell>
          <table:table-cell office:value-type="float" office:value="909" table:style-name="ce10">
            <text:p>9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st en Opijn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tten en Leu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tten-Leur</text:p>
          </table:table-cell>
          <table:table-cell office:value-type="string" table:style-name="ce9">
            <text:p>Mannen</text:p>
          </table:table-cell>
          <table:table-cell office:value-type="float" office:value="14645" table:style-name="ce10">
            <text:p>146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verdingen</text:p>
          </table:table-cell>
          <table:table-cell office:value-type="string" table:style-name="ce9">
            <text:p>Mannen</text:p>
          </table:table-cell>
          <table:table-cell office:value-type="float" office:value="957" table:style-name="ce10">
            <text:p>9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w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zinge</text:p>
          </table:table-cell>
          <table:table-cell office:value-type="string" table:style-name="ce9">
            <text:p>Mannen</text:p>
          </table:table-cell>
          <table:table-cell office:value-type="float" office:value="963" table:style-name="ce10">
            <text:p>9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Ferwerderadeel</text:p>
          </table:table-cell>
          <table:table-cell office:value-type="string" table:style-name="ce9">
            <text:p>Mannen</text:p>
          </table:table-cell>
          <table:table-cell office:value-type="float" office:value="4478" table:style-name="ce10">
            <text:p>44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Ferwerderadi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Fijnaart en Heijningen</text:p>
          </table:table-cell>
          <table:table-cell office:value-type="string" table:style-name="ce9">
            <text:p>Mannen</text:p>
          </table:table-cell>
          <table:table-cell office:value-type="float" office:value="3165" table:style-name="ce10">
            <text:p>31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Finsterwolde</text:p>
          </table:table-cell>
          <table:table-cell office:value-type="string" table:style-name="ce9">
            <text:p>Mannen</text:p>
          </table:table-cell>
          <table:table-cell office:value-type="float" office:value="1372" table:style-name="ce10">
            <text:p>13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Franeker</text:p>
          </table:table-cell>
          <table:table-cell office:value-type="string" table:style-name="ce9">
            <text:p>Mannen</text:p>
          </table:table-cell>
          <table:table-cell office:value-type="float" office:value="6177" table:style-name="ce10">
            <text:p>61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Franekeradeel</text:p>
          </table:table-cell>
          <table:table-cell office:value-type="string" table:style-name="ce9">
            <text:p>Mannen</text:p>
          </table:table-cell>
          <table:table-cell office:value-type="float" office:value="2041" table:style-name="ce10">
            <text:p>20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Friese Me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 Fryske Mar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aasterland</text:p>
          </table:table-cell>
          <table:table-cell office:value-type="string" table:style-name="ce9">
            <text:p>Mannen</text:p>
          </table:table-cell>
          <table:table-cell office:value-type="float" office:value="3783" table:style-name="ce10">
            <text:p>37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aasterlân-Slea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asselte</text:p>
          </table:table-cell>
          <table:table-cell office:value-type="string" table:style-name="ce9">
            <text:p>Mannen</text:p>
          </table:table-cell>
          <table:table-cell office:value-type="float" office:value="2061" table:style-name="ce10">
            <text:p>20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ertruidenberg</text:p>
          </table:table-cell>
          <table:table-cell office:value-type="string" table:style-name="ce9">
            <text:p>Mannen</text:p>
          </table:table-cell>
          <table:table-cell office:value-type="float" office:value="3202" table:style-name="ce10">
            <text:p>32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ervlie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ffen</text:p>
          </table:table-cell>
          <table:table-cell office:value-type="string" table:style-name="ce9">
            <text:p>Mannen</text:p>
          </table:table-cell>
          <table:table-cell office:value-type="float" office:value="2396" table:style-name="ce10">
            <text:p>23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ldermalsen</text:p>
          </table:table-cell>
          <table:table-cell office:value-type="string" table:style-name="ce9">
            <text:p>Mannen</text:p>
          </table:table-cell>
          <table:table-cell office:value-type="float" office:value="10296" table:style-name="ce10">
            <text:p>102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ldrop</text:p>
          </table:table-cell>
          <table:table-cell office:value-type="string" table:style-name="ce9">
            <text:p>Mannen</text:p>
          </table:table-cell>
          <table:table-cell office:value-type="float" office:value="13266" table:style-name="ce10">
            <text:p>132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ldrop-Mierlo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leen</text:p>
          </table:table-cell>
          <table:table-cell office:value-type="string" table:style-name="ce9">
            <text:p>Mannen</text:p>
          </table:table-cell>
          <table:table-cell office:value-type="float" office:value="17603" table:style-name="ce10">
            <text:p>176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mert</text:p>
          </table:table-cell>
          <table:table-cell office:value-type="string" table:style-name="ce9">
            <text:p>Mannen</text:p>
          </table:table-cell>
          <table:table-cell office:value-type="float" office:value="8448" table:style-name="ce10">
            <text:p>84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mert-Bak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ndringen</text:p>
          </table:table-cell>
          <table:table-cell office:value-type="string" table:style-name="ce9">
            <text:p>Mannen</text:p>
          </table:table-cell>
          <table:table-cell office:value-type="float" office:value="10122" table:style-name="ce10">
            <text:p>101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ndt</text:p>
          </table:table-cell>
          <table:table-cell office:value-type="string" table:style-name="ce9">
            <text:p>Mannen</text:p>
          </table:table-cell>
          <table:table-cell office:value-type="float" office:value="3464" table:style-name="ce10">
            <text:p>34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nemuiden</text:p>
          </table:table-cell>
          <table:table-cell office:value-type="string" table:style-name="ce9">
            <text:p>Mannen</text:p>
          </table:table-cell>
          <table:table-cell office:value-type="float" office:value="3443" table:style-name="ce10">
            <text:p>34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nnep</text:p>
          </table:table-cell>
          <table:table-cell office:value-type="string" table:style-name="ce9">
            <text:p>Mannen</text:p>
          </table:table-cell>
          <table:table-cell office:value-type="float" office:value="7987" table:style-name="ce10">
            <text:p>79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ulle</text:p>
          </table:table-cell>
          <table:table-cell office:value-type="string" table:style-name="ce9">
            <text:p>Mannen</text:p>
          </table:table-cell>
          <table:table-cell office:value-type="float" office:value="1507" table:style-name="ce10">
            <text:p>15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iess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iessenburg</text:p>
          </table:table-cell>
          <table:table-cell office:value-type="string" table:style-name="ce9">
            <text:p>Mannen</text:p>
          </table:table-cell>
          <table:table-cell office:value-type="float" office:value="2324" table:style-name="ce10">
            <text:p>23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iessenlan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ieten</text:p>
          </table:table-cell>
          <table:table-cell office:value-type="string" table:style-name="ce9">
            <text:p>Mannen</text:p>
          </table:table-cell>
          <table:table-cell office:value-type="float" office:value="2851" table:style-name="ce10">
            <text:p>28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iethoor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ilze en Rijen</text:p>
          </table:table-cell>
          <table:table-cell office:value-type="string" table:style-name="ce9">
            <text:p>Mannen</text:p>
          </table:table-cell>
          <table:table-cell office:value-type="float" office:value="10656" table:style-name="ce10">
            <text:p>106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edereede</text:p>
          </table:table-cell>
          <table:table-cell office:value-type="string" table:style-name="ce9">
            <text:p>Mannen</text:p>
          </table:table-cell>
          <table:table-cell office:value-type="float" office:value="5142" table:style-name="ce10">
            <text:p>51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eree-Overflakke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oes</text:p>
          </table:table-cell>
          <table:table-cell office:value-type="string" table:style-name="ce9">
            <text:p>Mannen</text:p>
          </table:table-cell>
          <table:table-cell office:value-type="float" office:value="14867" table:style-name="ce10">
            <text:p>148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irle</text:p>
          </table:table-cell>
          <table:table-cell office:value-type="string" table:style-name="ce9">
            <text:p>Mannen</text:p>
          </table:table-cell>
          <table:table-cell office:value-type="float" office:value="8581" table:style-name="ce10">
            <text:p>85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oise Me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oor</text:p>
          </table:table-cell>
          <table:table-cell office:value-type="string" table:style-name="ce9">
            <text:p>Mannen</text:p>
          </table:table-cell>
          <table:table-cell office:value-type="float" office:value="5918" table:style-name="ce10">
            <text:p>59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rinchem</text:p>
          </table:table-cell>
          <table:table-cell office:value-type="string" table:style-name="ce9">
            <text:p>Mannen</text:p>
          </table:table-cell>
          <table:table-cell office:value-type="float" office:value="14133" table:style-name="ce10">
            <text:p>141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rssel</text:p>
          </table:table-cell>
          <table:table-cell office:value-type="string" table:style-name="ce9">
            <text:p>Mannen</text:p>
          </table:table-cell>
          <table:table-cell office:value-type="float" office:value="6996" table:style-name="ce10">
            <text:p>69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uda</text:p>
          </table:table-cell>
          <table:table-cell office:value-type="string" table:style-name="ce9">
            <text:p>Mannen</text:p>
          </table:table-cell>
          <table:table-cell office:value-type="float" office:value="29233" table:style-name="ce10">
            <text:p>292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uderak</text:p>
          </table:table-cell>
          <table:table-cell office:value-type="string" table:style-name="ce9">
            <text:p>Mannen</text:p>
          </table:table-cell>
          <table:table-cell office:value-type="float" office:value="1375" table:style-name="ce10">
            <text:p>13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udriaan</text:p>
          </table:table-cell>
          <table:table-cell office:value-type="string" table:style-name="ce9">
            <text:p>Mannen</text:p>
          </table:table-cell>
          <table:table-cell office:value-type="float" office:value="405" table:style-name="ce10">
            <text:p>4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udswaard</text:p>
          </table:table-cell>
          <table:table-cell office:value-type="string" table:style-name="ce9">
            <text:p>Mannen</text:p>
          </table:table-cell>
          <table:table-cell office:value-type="float" office:value="875" table:style-name="ce10">
            <text:p>8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aafstroo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aauw en Langend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af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aft-De Rijp</text:p>
          </table:table-cell>
          <table:table-cell office:value-type="string" table:style-name="ce9">
            <text:p>Mannen</text:p>
          </table:table-cell>
          <table:table-cell office:value-type="float" office:value="2678" table:style-name="ce10">
            <text:p>26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amsbergen</text:p>
          </table:table-cell>
          <table:table-cell office:value-type="string" table:style-name="ce9">
            <text:p>Mannen</text:p>
          </table:table-cell>
          <table:table-cell office:value-type="float" office:value="2990" table:style-name="ce10">
            <text:p>29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athem</text:p>
          </table:table-cell>
          <table:table-cell office:value-type="string" table:style-name="ce9">
            <text:p>Mannen</text:p>
          </table:table-cell>
          <table:table-cell office:value-type="float" office:value="1473" table:style-name="ce10">
            <text:p>14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ave</text:p>
          </table:table-cell>
          <table:table-cell office:value-type="string" table:style-name="ce9">
            <text:p>Mannen</text:p>
          </table:table-cell>
          <table:table-cell office:value-type="float" office:value="5083" table:style-name="ce10">
            <text:p>50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Graveland</text:p>
          </table:table-cell>
          <table:table-cell office:value-type="string" table:style-name="ce9">
            <text:p>Mannen</text:p>
          </table:table-cell>
          <table:table-cell office:value-type="float" office:value="4546" table:style-name="ce10">
            <text:p>45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Gravendeel</text:p>
          </table:table-cell>
          <table:table-cell office:value-type="string" table:style-name="ce9">
            <text:p>Mannen</text:p>
          </table:table-cell>
          <table:table-cell office:value-type="float" office:value="3935" table:style-name="ce10">
            <text:p>39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Gravenhage (gemeente)</text:p>
          </table:table-cell>
          <table:table-cell office:value-type="string" table:style-name="ce9">
            <text:p>Mannen</text:p>
          </table:table-cell>
          <table:table-cell office:value-type="float" office:value="216223" table:style-name="ce10">
            <text:p>2162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Gravenmoer</text:p>
          </table:table-cell>
          <table:table-cell office:value-type="string" table:style-name="ce9">
            <text:p>Mannen</text:p>
          </table:table-cell>
          <table:table-cell office:value-type="float" office:value="1017" table:style-name="ce10">
            <text:p>10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Gravenpold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's-Gravenzande</text:p>
          </table:table-cell>
          <table:table-cell office:value-type="string" table:style-name="ce9">
            <text:p>Mannen</text:p>
          </table:table-cell>
          <table:table-cell office:value-type="float" office:value="8584" table:style-name="ce10">
            <text:p>85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evenbicht</text:p>
          </table:table-cell>
          <table:table-cell office:value-type="string" table:style-name="ce9">
            <text:p>Mannen</text:p>
          </table:table-cell>
          <table:table-cell office:value-type="float" office:value="1286" table:style-name="ce10">
            <text:p>12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ijpskerk</text:p>
          </table:table-cell>
          <table:table-cell office:value-type="string" table:style-name="ce9">
            <text:p>Mannen</text:p>
          </table:table-cell>
          <table:table-cell office:value-type="float" office:value="2123" table:style-name="ce10">
            <text:p>21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ijps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oe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oenlo</text:p>
          </table:table-cell>
          <table:table-cell office:value-type="string" table:style-name="ce9">
            <text:p>Mannen</text:p>
          </table:table-cell>
          <table:table-cell office:value-type="float" office:value="4371" table:style-name="ce10">
            <text:p>43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oesbeek</text:p>
          </table:table-cell>
          <table:table-cell office:value-type="string" table:style-name="ce9">
            <text:p>Mannen</text:p>
          </table:table-cell>
          <table:table-cell office:value-type="float" office:value="9156" table:style-name="ce10">
            <text:p>91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oningen (gemeente)</text:p>
          </table:table-cell>
          <table:table-cell office:value-type="string" table:style-name="ce9">
            <text:p>Mannen</text:p>
          </table:table-cell>
          <table:table-cell office:value-type="float" office:value="79418" table:style-name="ce10">
            <text:p>794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onsveld</text:p>
          </table:table-cell>
          <table:table-cell office:value-type="string" table:style-name="ce9">
            <text:p>Mannen</text:p>
          </table:table-cell>
          <table:table-cell office:value-type="float" office:value="1713" table:style-name="ce10">
            <text:p>17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oot-Ammers</text:p>
          </table:table-cell>
          <table:table-cell office:value-type="string" table:style-name="ce9">
            <text:p>Mannen</text:p>
          </table:table-cell>
          <table:table-cell office:value-type="float" office:value="1530" table:style-name="ce10">
            <text:p>15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ootebr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ootegast</text:p>
          </table:table-cell>
          <table:table-cell office:value-type="string" table:style-name="ce9">
            <text:p>Mannen</text:p>
          </table:table-cell>
          <table:table-cell office:value-type="float" office:value="4426" table:style-name="ce10">
            <text:p>44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ubbenvorst</text:p>
          </table:table-cell>
          <table:table-cell office:value-type="string" table:style-name="ce9">
            <text:p>Mannen</text:p>
          </table:table-cell>
          <table:table-cell office:value-type="float" office:value="3414" table:style-name="ce10">
            <text:p>34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ulpen</text:p>
          </table:table-cell>
          <table:table-cell office:value-type="string" table:style-name="ce9">
            <text:p>Mannen</text:p>
          </table:table-cell>
          <table:table-cell office:value-type="float" office:value="2193" table:style-name="ce10">
            <text:p>21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ulpen-Witt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aft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aksbergen</text:p>
          </table:table-cell>
          <table:table-cell office:value-type="string" table:style-name="ce9">
            <text:p>Mannen</text:p>
          </table:table-cell>
          <table:table-cell office:value-type="float" office:value="11183" table:style-name="ce10">
            <text:p>111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mste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aren</text:p>
          </table:table-cell>
          <table:table-cell office:value-type="string" table:style-name="ce9">
            <text:p>Mannen</text:p>
          </table:table-cell>
          <table:table-cell office:value-type="float" office:value="2547" table:style-name="ce10">
            <text:p>25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rlem</text:p>
          </table:table-cell>
          <table:table-cell office:value-type="string" table:style-name="ce9">
            <text:p>Mannen</text:p>
          </table:table-cell>
          <table:table-cell office:value-type="float" office:value="75572" table:style-name="ce10">
            <text:p>755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rlemmerliede en Spaarnwoude</text:p>
          </table:table-cell>
          <table:table-cell office:value-type="string" table:style-name="ce9">
            <text:p>Mannen</text:p>
          </table:table-cell>
          <table:table-cell office:value-type="float" office:value="2342" table:style-name="ce10">
            <text:p>23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rlemmermeer</text:p>
          </table:table-cell>
          <table:table-cell office:value-type="string" table:style-name="ce9">
            <text:p>Mannen</text:p>
          </table:table-cell>
          <table:table-cell office:value-type="float" office:value="40101" table:style-name="ce10">
            <text:p>401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strecht</text:p>
          </table:table-cell>
          <table:table-cell office:value-type="string" table:style-name="ce9">
            <text:p>Mannen</text:p>
          </table:table-cell>
          <table:table-cell office:value-type="float" office:value="2284" table:style-name="ce10">
            <text:p>22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elen</text:p>
          </table:table-cell>
          <table:table-cell office:value-type="string" table:style-name="ce9">
            <text:p>Mannen</text:p>
          </table:table-cell>
          <table:table-cell office:value-type="float" office:value="2910" table:style-name="ce10">
            <text:p>29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gestein</text:p>
          </table:table-cell>
          <table:table-cell office:value-type="string" table:style-name="ce9">
            <text:p>Mannen</text:p>
          </table:table-cell>
          <table:table-cell office:value-type="float" office:value="690" table:style-name="ce10">
            <text:p>6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lderberg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lsteren</text:p>
          </table:table-cell>
          <table:table-cell office:value-type="string" table:style-name="ce9">
            <text:p>Mannen</text:p>
          </table:table-cell>
          <table:table-cell office:value-type="float" office:value="6390" table:style-name="ce10">
            <text:p>63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n Ham</text:p>
          </table:table-cell>
          <table:table-cell office:value-type="string" table:style-name="ce9">
            <text:p>Mannen</text:p>
          </table:table-cell>
          <table:table-cell office:value-type="float" office:value="7198" table:style-name="ce10">
            <text:p>71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ps</text:p>
          </table:table-cell>
          <table:table-cell office:value-type="string" table:style-name="ce9">
            <text:p>Mannen</text:p>
          </table:table-cell>
          <table:table-cell office:value-type="float" office:value="1412" table:style-name="ce10">
            <text:p>14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denberg</text:p>
          </table:table-cell>
          <table:table-cell office:value-type="string" table:style-name="ce9">
            <text:p>Mannen</text:p>
          </table:table-cell>
          <table:table-cell office:value-type="float" office:value="15951" table:style-name="ce10">
            <text:p>159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derwijk</text:p>
          </table:table-cell>
          <table:table-cell office:value-type="string" table:style-name="ce9">
            <text:p>Mannen</text:p>
          </table:table-cell>
          <table:table-cell office:value-type="float" office:value="15426" table:style-name="ce10">
            <text:p>154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dinxveld-Giessendam</text:p>
          </table:table-cell>
          <table:table-cell office:value-type="string" table:style-name="ce9">
            <text:p>Mannen</text:p>
          </table:table-cell>
          <table:table-cell office:value-type="float" office:value="7930" table:style-name="ce10">
            <text:p>79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en</text:p>
          </table:table-cell>
          <table:table-cell office:value-type="string" table:style-name="ce9">
            <text:p>Mannen</text:p>
          </table:table-cell>
          <table:table-cell office:value-type="float" office:value="9158" table:style-name="ce10">
            <text:p>91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enkarspel</text:p>
          </table:table-cell>
          <table:table-cell office:value-type="string" table:style-name="ce9">
            <text:p>Mannen</text:p>
          </table:table-cell>
          <table:table-cell office:value-type="float" office:value="3039" table:style-name="ce10">
            <text:p>30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lingen</text:p>
          </table:table-cell>
          <table:table-cell office:value-type="string" table:style-name="ce9">
            <text:p>Mannen</text:p>
          </table:table-cell>
          <table:table-cell office:value-type="float" office:value="7812" table:style-name="ce10">
            <text:p>78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melen</text:p>
          </table:table-cell>
          <table:table-cell office:value-type="string" table:style-name="ce9">
            <text:p>Mannen</text:p>
          </table:table-cell>
          <table:table-cell office:value-type="float" office:value="3684" table:style-name="ce10">
            <text:p>36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skerland</text:p>
          </table:table-cell>
          <table:table-cell office:value-type="string" table:style-name="ce9">
            <text:p>Mannen</text:p>
          </table:table-cell>
          <table:table-cell office:value-type="float" office:value="7885" table:style-name="ce10">
            <text:p>78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sselt</text:p>
          </table:table-cell>
          <table:table-cell office:value-type="string" table:style-name="ce9">
            <text:p>Mannen</text:p>
          </table:table-cell>
          <table:table-cell office:value-type="float" office:value="3238" table:style-name="ce10">
            <text:p>32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ttem</text:p>
          </table:table-cell>
          <table:table-cell office:value-type="string" table:style-name="ce9">
            <text:p>Mannen</text:p>
          </table:table-cell>
          <table:table-cell office:value-type="float" office:value="5720" table:style-name="ce10">
            <text:p>57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velte</text:p>
          </table:table-cell>
          <table:table-cell office:value-type="string" table:style-name="ce9">
            <text:p>Mannen</text:p>
          </table:table-cell>
          <table:table-cell office:value-type="float" office:value="2983" table:style-name="ce10">
            <text:p>29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zerswoude</text:p>
          </table:table-cell>
          <table:table-cell office:value-type="string" table:style-name="ce9">
            <text:p>Mannen</text:p>
          </table:table-cell>
          <table:table-cell office:value-type="float" office:value="5533" table:style-name="ce10">
            <text:p>55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del</text:p>
          </table:table-cell>
          <table:table-cell office:value-type="string" table:style-name="ce9">
            <text:p>Mannen</text:p>
          </table:table-cell>
          <table:table-cell office:value-type="float" office:value="1739" table:style-name="ce10">
            <text:p>17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l en Panheel</text:p>
          </table:table-cell>
          <table:table-cell office:value-type="string" table:style-name="ce9">
            <text:p>Mannen</text:p>
          </table:table-cell>
          <table:table-cell office:value-type="float" office:value="2191" table:style-name="ce10">
            <text:p>21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mskerk</text:p>
          </table:table-cell>
          <table:table-cell office:value-type="string" table:style-name="ce9">
            <text:p>Mannen</text:p>
          </table:table-cell>
          <table:table-cell office:value-type="float" office:value="16287" table:style-name="ce10">
            <text:p>162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mstede</text:p>
          </table:table-cell>
          <table:table-cell office:value-type="string" table:style-name="ce9">
            <text:p>Mannen</text:p>
          </table:table-cell>
          <table:table-cell office:value-type="float" office:value="12376" table:style-name="ce10">
            <text:p>123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nvlie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's-Heer-Abts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's-Heer-Arends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rde</text:p>
          </table:table-cell>
          <table:table-cell office:value-type="string" table:style-name="ce9">
            <text:p>Mannen</text:p>
          </table:table-cell>
          <table:table-cell office:value-type="float" office:value="8887" table:style-name="ce10">
            <text:p>88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Heerenh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renveen</text:p>
          </table:table-cell>
          <table:table-cell office:value-type="string" table:style-name="ce9">
            <text:p>Mannen</text:p>
          </table:table-cell>
          <table:table-cell office:value-type="float" office:value="18514" table:style-name="ce10">
            <text:p>185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rewaarden</text:p>
          </table:table-cell>
          <table:table-cell office:value-type="string" table:style-name="ce9">
            <text:p>Mannen</text:p>
          </table:table-cell>
          <table:table-cell office:value-type="float" office:value="594" table:style-name="ce10">
            <text:p>5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rhugowaard</text:p>
          </table:table-cell>
          <table:table-cell office:value-type="string" table:style-name="ce9">
            <text:p>Mannen</text:p>
          </table:table-cell>
          <table:table-cell office:value-type="float" office:value="16538" table:style-name="ce10">
            <text:p>165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rjansdam</text:p>
          </table:table-cell>
          <table:table-cell office:value-type="string" table:style-name="ce9">
            <text:p>Mannen</text:p>
          </table:table-cell>
          <table:table-cell office:value-type="float" office:value="1729" table:style-name="ce10">
            <text:p>17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rlen</text:p>
          </table:table-cell>
          <table:table-cell office:value-type="string" table:style-name="ce9">
            <text:p>Mannen</text:p>
          </table:table-cell>
          <table:table-cell office:value-type="float" office:value="35041" table:style-name="ce10">
            <text:p>350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sch</text:p>
          </table:table-cell>
          <table:table-cell office:value-type="string" table:style-name="ce9">
            <text:p>Mannen</text:p>
          </table:table-cell>
          <table:table-cell office:value-type="float" office:value="4981" table:style-name="ce10">
            <text:p>49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sw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swijk-Dinther</text:p>
          </table:table-cell>
          <table:table-cell office:value-type="string" table:style-name="ce9">
            <text:p>Mannen</text:p>
          </table:table-cell>
          <table:table-cell office:value-type="float" office:value="3883" table:style-name="ce10">
            <text:p>38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ze</text:p>
          </table:table-cell>
          <table:table-cell office:value-type="string" table:style-name="ce9">
            <text:p>Mannen</text:p>
          </table:table-cell>
          <table:table-cell office:value-type="float" office:value="4321" table:style-name="ce10">
            <text:p>43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ze-Leen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fshuizen</text:p>
          </table:table-cell>
          <table:table-cell office:value-type="string" table:style-name="ce9">
            <text:p>Mannen</text:p>
          </table:table-cell>
          <table:table-cell office:value-type="float" office:value="5522" table:style-name="ce10">
            <text:p>55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i- en Boeicop</text:p>
          </table:table-cell>
          <table:table-cell office:value-type="string" table:style-name="ce9">
            <text:p>Mannen</text:p>
          </table:table-cell>
          <table:table-cell office:value-type="float" office:value="508" table:style-name="ce10">
            <text:p>5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iloo</text:p>
          </table:table-cell>
          <table:table-cell office:value-type="string" table:style-name="ce9">
            <text:p>Mannen</text:p>
          </table:table-cell>
          <table:table-cell office:value-type="float" office:value="10537" table:style-name="ce10">
            <text:p>105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inenoord</text:p>
          </table:table-cell>
          <table:table-cell office:value-type="string" table:style-name="ce9">
            <text:p>Mannen</text:p>
          </table:table-cell>
          <table:table-cell office:value-type="float" office:value="1699" table:style-name="ce10">
            <text:p>16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inkensz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ino</text:p>
          </table:table-cell>
          <table:table-cell office:value-type="string" table:style-name="ce9">
            <text:p>Mannen</text:p>
          </table:table-cell>
          <table:table-cell office:value-type="float" office:value="3267" table:style-name="ce10">
            <text:p>32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kelin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kendor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lden</text:p>
          </table:table-cell>
          <table:table-cell office:value-type="string" table:style-name="ce9">
            <text:p>Mannen</text:p>
          </table:table-cell>
          <table:table-cell office:value-type="float" office:value="8645" table:style-name="ce10">
            <text:p>86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n Helder</text:p>
          </table:table-cell>
          <table:table-cell office:value-type="string" table:style-name="ce9">
            <text:p>Mannen</text:p>
          </table:table-cell>
          <table:table-cell office:value-type="float" office:value="32572" table:style-name="ce10">
            <text:p>325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llendoorn</text:p>
          </table:table-cell>
          <table:table-cell office:value-type="string" table:style-name="ce9">
            <text:p>Mannen</text:p>
          </table:table-cell>
          <table:table-cell office:value-type="float" office:value="16790" table:style-name="ce10">
            <text:p>167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llevoetsluis</text:p>
          </table:table-cell>
          <table:table-cell office:value-type="string" table:style-name="ce9">
            <text:p>Mannen</text:p>
          </table:table-cell>
          <table:table-cell office:value-type="float" office:value="11428" table:style-name="ce10">
            <text:p>114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lmond</text:p>
          </table:table-cell>
          <table:table-cell office:value-type="string" table:style-name="ce9">
            <text:p>Mannen</text:p>
          </table:table-cell>
          <table:table-cell office:value-type="float" office:value="29415" table:style-name="ce10">
            <text:p>294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lvoirt</text:p>
          </table:table-cell>
          <table:table-cell office:value-type="string" table:style-name="ce9">
            <text:p>Mannen</text:p>
          </table:table-cell>
          <table:table-cell office:value-type="float" office:value="2243" table:style-name="ce10">
            <text:p>22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melumer Oldeferd</text:p>
          </table:table-cell>
          <table:table-cell office:value-type="string" table:style-name="ce9">
            <text:p>Mannen</text:p>
          </table:table-cell>
          <table:table-cell office:value-type="float" office:value="2413" table:style-name="ce10">
            <text:p>24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ndrik-Ido-Ambacht</text:p>
          </table:table-cell>
          <table:table-cell office:value-type="string" table:style-name="ce9">
            <text:p>Mannen</text:p>
          </table:table-cell>
          <table:table-cell office:value-type="float" office:value="8350" table:style-name="ce10">
            <text:p>83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ngelo (Gld.)</text:p>
          </table:table-cell>
          <table:table-cell office:value-type="string" table:style-name="ce9">
            <text:p>Mannen</text:p>
          </table:table-cell>
          <table:table-cell office:value-type="float" office:value="4149" table:style-name="ce10">
            <text:p>41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ngelo (O.)</text:p>
          </table:table-cell>
          <table:table-cell office:value-type="string" table:style-name="ce9">
            <text:p>Mannen</text:p>
          </table:table-cell>
          <table:table-cell office:value-type="float" office:value="37408" table:style-name="ce10">
            <text:p>374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nnaarderadeel</text:p>
          </table:table-cell>
          <table:table-cell office:value-type="string" table:style-name="ce9">
            <text:p>Mannen</text:p>
          </table:table-cell>
          <table:table-cell office:value-type="float" office:value="2479" table:style-name="ce10">
            <text:p>24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nsbr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rkin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rten</text:p>
          </table:table-cell>
          <table:table-cell office:value-type="string" table:style-name="ce9">
            <text:p>Mannen</text:p>
          </table:table-cell>
          <table:table-cell office:value-type="float" office:value="1621" table:style-name="ce10">
            <text:p>16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Hertogenbosch</text:p>
          </table:table-cell>
          <table:table-cell office:value-type="string" table:style-name="ce9">
            <text:p>Mannen</text:p>
          </table:table-cell>
          <table:table-cell office:value-type="float" office:value="43253" table:style-name="ce10">
            <text:p>432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rwen en Aerdt</text:p>
          </table:table-cell>
          <table:table-cell office:value-type="string" table:style-name="ce9">
            <text:p>Mannen</text:p>
          </table:table-cell>
          <table:table-cell office:value-type="float" office:value="4212" table:style-name="ce10">
            <text:p>42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rwijnen</text:p>
          </table:table-cell>
          <table:table-cell office:value-type="string" table:style-name="ce9">
            <text:p>Mannen</text:p>
          </table:table-cell>
          <table:table-cell office:value-type="float" office:value="1221" table:style-name="ce10">
            <text:p>12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teren</text:p>
          </table:table-cell>
          <table:table-cell office:value-type="string" table:style-name="ce9">
            <text:p>Mannen</text:p>
          </table:table-cell>
          <table:table-cell office:value-type="float" office:value="4308" table:style-name="ce10">
            <text:p>43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ukelum</text:p>
          </table:table-cell>
          <table:table-cell office:value-type="string" table:style-name="ce9">
            <text:p>Mannen</text:p>
          </table:table-cell>
          <table:table-cell office:value-type="float" office:value="1373" table:style-name="ce10">
            <text:p>13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umen</text:p>
          </table:table-cell>
          <table:table-cell office:value-type="string" table:style-name="ce9">
            <text:p>Mannen</text:p>
          </table:table-cell>
          <table:table-cell office:value-type="float" office:value="5785" table:style-name="ce10">
            <text:p>57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usden</text:p>
          </table:table-cell>
          <table:table-cell office:value-type="string" table:style-name="ce9">
            <text:p>Mannen</text:p>
          </table:table-cell>
          <table:table-cell office:value-type="float" office:value="2835" table:style-name="ce10">
            <text:p>28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ythuysen</text:p>
          </table:table-cell>
          <table:table-cell office:value-type="string" table:style-name="ce9">
            <text:p>Mannen</text:p>
          </table:table-cell>
          <table:table-cell office:value-type="float" office:value="2754" table:style-name="ce10">
            <text:p>27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illegom</text:p>
          </table:table-cell>
          <table:table-cell office:value-type="string" table:style-name="ce9">
            <text:p>Mannen</text:p>
          </table:table-cell>
          <table:table-cell office:value-type="float" office:value="9156" table:style-name="ce10">
            <text:p>91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ilvarenbeek</text:p>
          </table:table-cell>
          <table:table-cell office:value-type="string" table:style-name="ce9">
            <text:p>Mannen</text:p>
          </table:table-cell>
          <table:table-cell office:value-type="float" office:value="4559" table:style-name="ce10">
            <text:p>45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ilversum</text:p>
          </table:table-cell>
          <table:table-cell office:value-type="string" table:style-name="ce9">
            <text:p>Mannen</text:p>
          </table:table-cell>
          <table:table-cell office:value-type="float" office:value="44014" table:style-name="ce10">
            <text:p>440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indeloopen</text:p>
          </table:table-cell>
          <table:table-cell office:value-type="string" table:style-name="ce9">
            <text:p>Mannen</text:p>
          </table:table-cell>
          <table:table-cell office:value-type="float" office:value="436" table:style-name="ce10">
            <text:p>4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edekens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nkoo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nsbroek</text:p>
          </table:table-cell>
          <table:table-cell office:value-type="string" table:style-name="ce9">
            <text:p>Mannen</text:p>
          </table:table-cell>
          <table:table-cell office:value-type="float" office:value="11388" table:style-name="ce10">
            <text:p>113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evelaken</text:p>
          </table:table-cell>
          <table:table-cell office:value-type="string" table:style-name="ce9">
            <text:p>Mannen</text:p>
          </table:table-cell>
          <table:table-cell office:value-type="float" office:value="3846" table:style-name="ce10">
            <text:p>38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even</text:p>
          </table:table-cell>
          <table:table-cell office:value-type="string" table:style-name="ce9">
            <text:p>Mannen</text:p>
          </table:table-cell>
          <table:table-cell office:value-type="float" office:value="3799" table:style-name="ce10">
            <text:p>37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f van Twent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llands Kroo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lten</text:p>
          </table:table-cell>
          <table:table-cell office:value-type="string" table:style-name="ce9">
            <text:p>Mannen</text:p>
          </table:table-cell>
          <table:table-cell office:value-type="float" office:value="4369" table:style-name="ce10">
            <text:p>43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ntenisse</text:p>
          </table:table-cell>
          <table:table-cell office:value-type="string" table:style-name="ce9">
            <text:p>Mannen</text:p>
          </table:table-cell>
          <table:table-cell office:value-type="float" office:value="3915" table:style-name="ce10">
            <text:p>39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fdplaa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blokland</text:p>
          </table:table-cell>
          <table:table-cell office:value-type="string" table:style-name="ce9">
            <text:p>Mannen</text:p>
          </table:table-cell>
          <table:table-cell office:value-type="float" office:value="683" table:style-name="ce10">
            <text:p>6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e en Lage Mierde</text:p>
          </table:table-cell>
          <table:table-cell office:value-type="string" table:style-name="ce9">
            <text:p>Mannen</text:p>
          </table:table-cell>
          <table:table-cell office:value-type="float" office:value="1795" table:style-name="ce10">
            <text:p>17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e en Lage Zwaluwe</text:p>
          </table:table-cell>
          <table:table-cell office:value-type="string" table:style-name="ce9">
            <text:p>Mannen</text:p>
          </table:table-cell>
          <table:table-cell office:value-type="float" office:value="2991" table:style-name="ce10">
            <text:p>29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eloon, Hapert en Casteren</text:p>
          </table:table-cell>
          <table:table-cell office:value-type="string" table:style-name="ce9">
            <text:p>Mannen</text:p>
          </table:table-cell>
          <table:table-cell office:value-type="float" office:value="4000" table:style-name="ce10">
            <text:p>40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eveen</text:p>
          </table:table-cell>
          <table:table-cell office:value-type="string" table:style-name="ce9">
            <text:p>Mannen</text:p>
          </table:table-cell>
          <table:table-cell office:value-type="float" office:value="21995" table:style-name="ce10">
            <text:p>219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ezand-Sappemeer</text:p>
          </table:table-cell>
          <table:table-cell office:value-type="string" table:style-name="ce9">
            <text:p>Mannen</text:p>
          </table:table-cell>
          <table:table-cell office:value-type="float" office:value="17937" table:style-name="ce10">
            <text:p>179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karsp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ker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wou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rn</text:p>
          </table:table-cell>
          <table:table-cell office:value-type="string" table:style-name="ce9">
            <text:p>Mannen</text:p>
          </table:table-cell>
          <table:table-cell office:value-type="float" office:value="20222" table:style-name="ce10">
            <text:p>202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rnaar</text:p>
          </table:table-cell>
          <table:table-cell office:value-type="string" table:style-name="ce9">
            <text:p>Mannen</text:p>
          </table:table-cell>
          <table:table-cell office:value-type="float" office:value="743" table:style-name="ce10">
            <text:p>7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rn</text:p>
          </table:table-cell>
          <table:table-cell office:value-type="string" table:style-name="ce9">
            <text:p>Mannen</text:p>
          </table:table-cell>
          <table:table-cell office:value-type="float" office:value="2085" table:style-name="ce10">
            <text:p>20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rssen</text:p>
          </table:table-cell>
          <table:table-cell office:value-type="string" table:style-name="ce9">
            <text:p>Mannen</text:p>
          </table:table-cell>
          <table:table-cell office:value-type="float" office:value="729" table:style-name="ce10">
            <text:p>7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rst</text:p>
          </table:table-cell>
          <table:table-cell office:value-type="string" table:style-name="ce9">
            <text:p>Mannen</text:p>
          </table:table-cell>
          <table:table-cell office:value-type="float" office:value="8700" table:style-name="ce10">
            <text:p>87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rst aan de Maa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uten</text:p>
          </table:table-cell>
          <table:table-cell office:value-type="string" table:style-name="ce9">
            <text:p>Mannen</text:p>
          </table:table-cell>
          <table:table-cell office:value-type="float" office:value="4823" table:style-name="ce10">
            <text:p>48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ijbergen</text:p>
          </table:table-cell>
          <table:table-cell office:value-type="string" table:style-name="ce9">
            <text:p>Mannen</text:p>
          </table:table-cell>
          <table:table-cell office:value-type="float" office:value="1164" table:style-name="ce10">
            <text:p>11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issen</text:p>
          </table:table-cell>
          <table:table-cell office:value-type="string" table:style-name="ce9">
            <text:p>Mannen</text:p>
          </table:table-cell>
          <table:table-cell office:value-type="float" office:value="7113" table:style-name="ce10">
            <text:p>71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izen</text:p>
          </table:table-cell>
          <table:table-cell office:value-type="string" table:style-name="ce9">
            <text:p>Mannen</text:p>
          </table:table-cell>
          <table:table-cell office:value-type="float" office:value="15258" table:style-name="ce10">
            <text:p>152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lsberg</text:p>
          </table:table-cell>
          <table:table-cell office:value-type="string" table:style-name="ce9">
            <text:p>Mannen</text:p>
          </table:table-cell>
          <table:table-cell office:value-type="float" office:value="2309" table:style-name="ce10">
            <text:p>23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lst</text:p>
          </table:table-cell>
          <table:table-cell office:value-type="string" table:style-name="ce9">
            <text:p>Mannen</text:p>
          </table:table-cell>
          <table:table-cell office:value-type="float" office:value="9242" table:style-name="ce10">
            <text:p>92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mmelo en Keppel</text:p>
          </table:table-cell>
          <table:table-cell office:value-type="string" table:style-name="ce9">
            <text:p>Mannen</text:p>
          </table:table-cell>
          <table:table-cell office:value-type="float" office:value="2235" table:style-name="ce10">
            <text:p>22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nsel</text:p>
          </table:table-cell>
          <table:table-cell office:value-type="string" table:style-name="ce9">
            <text:p>Mannen</text:p>
          </table:table-cell>
          <table:table-cell office:value-type="float" office:value="2786" table:style-name="ce10">
            <text:p>27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daarderadeel</text:p>
          </table:table-cell>
          <table:table-cell office:value-type="string" table:style-name="ce9">
            <text:p>Mannen</text:p>
          </table:table-cell>
          <table:table-cell office:value-type="float" office:value="4489" table:style-name="ce10">
            <text:p>44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Jlst</text:p>
          </table:table-cell>
          <table:table-cell office:value-type="string" table:style-name="ce9">
            <text:p>Mannen</text:p>
          </table:table-cell>
          <table:table-cell office:value-type="float" office:value="1419" table:style-name="ce10">
            <text:p>14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Jsselham</text:p>
          </table:table-cell>
          <table:table-cell office:value-type="string" table:style-name="ce9">
            <text:p>Mannen</text:p>
          </table:table-cell>
          <table:table-cell office:value-type="float" office:value="2644" table:style-name="ce10">
            <text:p>26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Jsselmuiden</text:p>
          </table:table-cell>
          <table:table-cell office:value-type="string" table:style-name="ce9">
            <text:p>Mannen</text:p>
          </table:table-cell>
          <table:table-cell office:value-type="float" office:value="5962" table:style-name="ce10">
            <text:p>59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Jsselstein</text:p>
          </table:table-cell>
          <table:table-cell office:value-type="string" table:style-name="ce9">
            <text:p>Mannen</text:p>
          </table:table-cell>
          <table:table-cell office:value-type="float" office:value="8212" table:style-name="ce10">
            <text:p>82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Jzendij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Ilpendam</text:p>
          </table:table-cell>
          <table:table-cell office:value-type="string" table:style-name="ce9">
            <text:p>Mannen</text:p>
          </table:table-cell>
          <table:table-cell office:value-type="float" office:value="1583" table:style-name="ce10">
            <text:p>15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tte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Jabeek</text:p>
          </table:table-cell>
          <table:table-cell office:value-type="string" table:style-name="ce9">
            <text:p>Mannen</text:p>
          </table:table-cell>
          <table:table-cell office:value-type="float" office:value="400" table:style-name="ce10">
            <text:p>4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Jacobswou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Jisp</text:p>
          </table:table-cell>
          <table:table-cell office:value-type="string" table:style-name="ce9">
            <text:p>Mannen</text:p>
          </table:table-cell>
          <table:table-cell office:value-type="float" office:value="503" table:style-name="ce10">
            <text:p>5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Jutphaa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aag en Braass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amerik</text:p>
          </table:table-cell>
          <table:table-cell office:value-type="string" table:style-name="ce9">
            <text:p>Mannen</text:p>
          </table:table-cell>
          <table:table-cell office:value-type="float" office:value="1883" table:style-name="ce10">
            <text:p>18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ampen</text:p>
          </table:table-cell>
          <table:table-cell office:value-type="string" table:style-name="ce9">
            <text:p>Mannen</text:p>
          </table:table-cell>
          <table:table-cell office:value-type="float" office:value="14990" table:style-name="ce10">
            <text:p>149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antens</text:p>
          </table:table-cell>
          <table:table-cell office:value-type="string" table:style-name="ce9">
            <text:p>Mannen</text:p>
          </table:table-cell>
          <table:table-cell office:value-type="float" office:value="944" table:style-name="ce10">
            <text:p>9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apelle</text:p>
          </table:table-cell>
          <table:table-cell office:value-type="string" table:style-name="ce9">
            <text:p>Mannen</text:p>
          </table:table-cell>
          <table:table-cell office:value-type="float" office:value="4672" table:style-name="ce10">
            <text:p>46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attendij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atwijk</text:p>
          </table:table-cell>
          <table:table-cell office:value-type="string" table:style-name="ce9">
            <text:p>Mannen</text:p>
          </table:table-cell>
          <table:table-cell office:value-type="float" office:value="19014" table:style-name="ce10">
            <text:p>190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atwoude</text:p>
          </table:table-cell>
          <table:table-cell office:value-type="string" table:style-name="ce9">
            <text:p>Mannen</text:p>
          </table:table-cell>
          <table:table-cell office:value-type="float" office:value="140" table:style-name="ce10">
            <text:p>1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edichem</text:p>
          </table:table-cell>
          <table:table-cell office:value-type="string" table:style-name="ce9">
            <text:p>Mannen</text:p>
          </table:table-cell>
          <table:table-cell office:value-type="float" office:value="622" table:style-name="ce10">
            <text:p>6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erkrade</text:p>
          </table:table-cell>
          <table:table-cell office:value-type="string" table:style-name="ce9">
            <text:p>Mannen</text:p>
          </table:table-cell>
          <table:table-cell office:value-type="float" office:value="23124" table:style-name="ce10">
            <text:p>231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erkwerv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erkwijk</text:p>
          </table:table-cell>
          <table:table-cell office:value-type="string" table:style-name="ce9">
            <text:p>Mannen</text:p>
          </table:table-cell>
          <table:table-cell office:value-type="float" office:value="2949" table:style-name="ce10">
            <text:p>29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essel</text:p>
          </table:table-cell>
          <table:table-cell office:value-type="string" table:style-name="ce9">
            <text:p>Mannen</text:p>
          </table:table-cell>
          <table:table-cell office:value-type="float" office:value="1979" table:style-name="ce10">
            <text:p>19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esteren</text:p>
          </table:table-cell>
          <table:table-cell office:value-type="string" table:style-name="ce9">
            <text:p>Mannen</text:p>
          </table:table-cell>
          <table:table-cell office:value-type="float" office:value="4466" table:style-name="ce10">
            <text:p>44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laaswaal</text:p>
          </table:table-cell>
          <table:table-cell office:value-type="string" table:style-name="ce9">
            <text:p>Mannen</text:p>
          </table:table-cell>
          <table:table-cell office:value-type="float" office:value="1855" table:style-name="ce10">
            <text:p>18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limmen</text:p>
          </table:table-cell>
          <table:table-cell office:value-type="string" table:style-name="ce9">
            <text:p>Mannen</text:p>
          </table:table-cell>
          <table:table-cell office:value-type="float" office:value="2151" table:style-name="ce10">
            <text:p>21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loeting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loosterburen</text:p>
          </table:table-cell>
          <table:table-cell office:value-type="string" table:style-name="ce9">
            <text:p>Mannen</text:p>
          </table:table-cell>
          <table:table-cell office:value-type="float" office:value="943" table:style-name="ce10">
            <text:p>9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lundert</text:p>
          </table:table-cell>
          <table:table-cell office:value-type="string" table:style-name="ce9">
            <text:p>Mannen</text:p>
          </table:table-cell>
          <table:table-cell office:value-type="float" office:value="3290" table:style-name="ce10">
            <text:p>32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ckengen</text:p>
          </table:table-cell>
          <table:table-cell office:value-type="string" table:style-name="ce9">
            <text:p>Mannen</text:p>
          </table:table-cell>
          <table:table-cell office:value-type="float" office:value="1495" table:style-name="ce10">
            <text:p>14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e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ewach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ggen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llumerland en Nieuwkruisland</text:p>
          </table:table-cell>
          <table:table-cell office:value-type="string" table:style-name="ce9">
            <text:p>Mannen</text:p>
          </table:table-cell>
          <table:table-cell office:value-type="float" office:value="6232" table:style-name="ce10">
            <text:p>62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og aan de Zaa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ren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rtenhoef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rtgene</text:p>
          </table:table-cell>
          <table:table-cell office:value-type="string" table:style-name="ce9">
            <text:p>Mannen</text:p>
          </table:table-cell>
          <table:table-cell office:value-type="float" office:value="1710" table:style-name="ce10">
            <text:p>17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udekerk aan den Rijn</text:p>
          </table:table-cell>
          <table:table-cell office:value-type="string" table:style-name="ce9">
            <text:p>Mannen</text:p>
          </table:table-cell>
          <table:table-cell office:value-type="float" office:value="2266" table:style-name="ce10">
            <text:p>22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ude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abbendij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impen aan de Lek</text:p>
          </table:table-cell>
          <table:table-cell office:value-type="string" table:style-name="ce9">
            <text:p>Mannen</text:p>
          </table:table-cell>
          <table:table-cell office:value-type="float" office:value="3055" table:style-name="ce10">
            <text:p>30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rimpen aan den IJssel</text:p>
          </table:table-cell>
          <table:table-cell office:value-type="string" table:style-name="ce9">
            <text:p>Mannen</text:p>
          </table:table-cell>
          <table:table-cell office:value-type="float" office:value="13987" table:style-name="ce10">
            <text:p>139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rimpenerwaa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ommeni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uinin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uinr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wa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arbe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nde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ndgraaf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ndsmeer</text:p>
          </table:table-cell>
          <table:table-cell office:value-type="string" table:style-name="ce9">
            <text:p>Mannen</text:p>
          </table:table-cell>
          <table:table-cell office:value-type="float" office:value="4151" table:style-name="ce10">
            <text:p>41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gbroek</text:p>
          </table:table-cell>
          <table:table-cell office:value-type="string" table:style-name="ce9">
            <text:p>Mannen</text:p>
          </table:table-cell>
          <table:table-cell office:value-type="float" office:value="1053" table:style-name="ce10">
            <text:p>10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ge Ruige Wei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ngedijk</text:p>
          </table:table-cell>
          <table:table-cell office:value-type="string" table:style-name="ce9">
            <text:p>Mannen</text:p>
          </table:table-cell>
          <table:table-cell office:value-type="float" office:value="6673" table:style-name="ce10">
            <text:p>66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gerak</text:p>
          </table:table-cell>
          <table:table-cell office:value-type="string" table:style-name="ce9">
            <text:p>Mannen</text:p>
          </table:table-cell>
          <table:table-cell office:value-type="float" office:value="937" table:style-name="ce10">
            <text:p>9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sing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ren (Gld.)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ren (NH.)</text:p>
          </table:table-cell>
          <table:table-cell office:value-type="string" table:style-name="ce9">
            <text:p>Mannen</text:p>
          </table:table-cell>
          <table:table-cell office:value-type="float" office:value="5978" table:style-name="ce10">
            <text:p>59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k</text:p>
          </table:table-cell>
          <table:table-cell office:value-type="string" table:style-name="ce9">
            <text:p>Mannen</text:p>
          </table:table-cell>
          <table:table-cell office:value-type="float" office:value="8541" table:style-name="ce10">
            <text:p>85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nde</text:p>
          </table:table-cell>
          <table:table-cell office:value-type="string" table:style-name="ce9">
            <text:p>Mannen</text:p>
          </table:table-cell>
          <table:table-cell office:value-type="float" office:value="2021" table:style-name="ce10">
            <text:p>20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ns</text:p>
          </table:table-cell>
          <table:table-cell office:value-type="string" table:style-name="ce9">
            <text:p>Mannen</text:p>
          </table:table-cell>
          <table:table-cell office:value-type="float" office:value="1883" table:style-name="ce10">
            <text:p>18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rbroek</text:p>
          </table:table-cell>
          <table:table-cell office:value-type="string" table:style-name="ce9">
            <text:p>Mannen</text:p>
          </table:table-cell>
          <table:table-cell office:value-type="float" office:value="635" table:style-name="ce10">
            <text:p>6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rdam</text:p>
          </table:table-cell>
          <table:table-cell office:value-type="string" table:style-name="ce9">
            <text:p>Mannen</text:p>
          </table:table-cell>
          <table:table-cell office:value-type="float" office:value="8056" table:style-name="ce10">
            <text:p>80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rsum</text:p>
          </table:table-cell>
          <table:table-cell office:value-type="string" table:style-name="ce9">
            <text:p>Mannen</text:p>
          </table:table-cell>
          <table:table-cell office:value-type="float" office:value="3142" table:style-name="ce10">
            <text:p>31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uwarden</text:p>
          </table:table-cell>
          <table:table-cell office:value-type="string" table:style-name="ce9">
            <text:p>Mannen</text:p>
          </table:table-cell>
          <table:table-cell office:value-type="float" office:value="40440" table:style-name="ce10">
            <text:p>404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uwarderadeel</text:p>
          </table:table-cell>
          <table:table-cell office:value-type="string" table:style-name="ce9">
            <text:p>Mannen</text:p>
          </table:table-cell>
          <table:table-cell office:value-type="float" office:value="4405" table:style-name="ce10">
            <text:p>44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iden</text:p>
          </table:table-cell>
          <table:table-cell office:value-type="string" table:style-name="ce9">
            <text:p>Mannen</text:p>
          </table:table-cell>
          <table:table-cell office:value-type="float" office:value="50429" table:style-name="ce10">
            <text:p>504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iderdorp</text:p>
          </table:table-cell>
          <table:table-cell office:value-type="string" table:style-name="ce9">
            <text:p>Mannen</text:p>
          </table:table-cell>
          <table:table-cell office:value-type="float" office:value="10353" table:style-name="ce10">
            <text:p>103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idschendam</text:p>
          </table:table-cell>
          <table:table-cell office:value-type="string" table:style-name="ce9">
            <text:p>Mannen</text:p>
          </table:table-cell>
          <table:table-cell office:value-type="float" office:value="14646" table:style-name="ce10">
            <text:p>146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idschendam-Voorbu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imuiden</text:p>
          </table:table-cell>
          <table:table-cell office:value-type="string" table:style-name="ce9">
            <text:p>Mannen</text:p>
          </table:table-cell>
          <table:table-cell office:value-type="float" office:value="2230" table:style-name="ce10">
            <text:p>22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kkerkerk</text:p>
          </table:table-cell>
          <table:table-cell office:value-type="string" table:style-name="ce9">
            <text:p>Mannen</text:p>
          </table:table-cell>
          <table:table-cell office:value-type="float" office:value="3674" table:style-name="ce10">
            <text:p>36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lystad</text:p>
          </table:table-cell>
          <table:table-cell office:value-type="string" table:style-name="ce9">
            <text:p>Mannen</text:p>
          </table:table-cell>
          <table:table-cell office:value-type="float" office:value="21801" table:style-name="ce10">
            <text:p>218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msterland</text:p>
          </table:table-cell>
          <table:table-cell office:value-type="string" table:style-name="ce9">
            <text:p>Mannen</text:p>
          </table:table-cell>
          <table:table-cell office:value-type="float" office:value="5502" table:style-name="ce10">
            <text:p>55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uda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usden</text:p>
          </table:table-cell>
          <table:table-cell office:value-type="string" table:style-name="ce9">
            <text:p>Mannen</text:p>
          </table:table-cell>
          <table:table-cell office:value-type="float" office:value="10521" table:style-name="ce10">
            <text:p>105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xmond</text:p>
          </table:table-cell>
          <table:table-cell office:value-type="string" table:style-name="ce9">
            <text:p>Mannen</text:p>
          </table:table-cell>
          <table:table-cell office:value-type="float" office:value="1259" table:style-name="ce10">
            <text:p>12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chtenvoorde</text:p>
          </table:table-cell>
          <table:table-cell office:value-type="string" table:style-name="ce9">
            <text:p>Mannen</text:p>
          </table:table-cell>
          <table:table-cell office:value-type="float" office:value="8922" table:style-name="ce10">
            <text:p>89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eme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empde</text:p>
          </table:table-cell>
          <table:table-cell office:value-type="string" table:style-name="ce9">
            <text:p>Mannen</text:p>
          </table:table-cell>
          <table:table-cell office:value-type="float" office:value="2076" table:style-name="ce10">
            <text:p>20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enden</text:p>
          </table:table-cell>
          <table:table-cell office:value-type="string" table:style-name="ce9">
            <text:p>Mannen</text:p>
          </table:table-cell>
          <table:table-cell office:value-type="float" office:value="3237" table:style-name="ce10">
            <text:p>32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Lier</text:p>
          </table:table-cell>
          <table:table-cell office:value-type="string" table:style-name="ce9">
            <text:p>Mannen</text:p>
          </table:table-cell>
          <table:table-cell office:value-type="float" office:value="4912" table:style-name="ce10">
            <text:p>49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eshout</text:p>
          </table:table-cell>
          <table:table-cell office:value-type="string" table:style-name="ce9">
            <text:p>Mannen</text:p>
          </table:table-cell>
          <table:table-cell office:value-type="float" office:value="2863" table:style-name="ce10">
            <text:p>28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esvel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mbricht</text:p>
          </table:table-cell>
          <table:table-cell office:value-type="string" table:style-name="ce9">
            <text:p>Mannen</text:p>
          </table:table-cell>
          <table:table-cell office:value-type="float" office:value="2822" table:style-name="ce10">
            <text:p>28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mmen</text:p>
          </table:table-cell>
          <table:table-cell office:value-type="string" table:style-name="ce9">
            <text:p>Mannen</text:p>
          </table:table-cell>
          <table:table-cell office:value-type="float" office:value="2465" table:style-name="ce10">
            <text:p>24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ngewaa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ngewaa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nne</text:p>
          </table:table-cell>
          <table:table-cell office:value-type="string" table:style-name="ce9">
            <text:p>Mannen</text:p>
          </table:table-cell>
          <table:table-cell office:value-type="float" office:value="1940" table:style-name="ce10">
            <text:p>19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nschoten</text:p>
          </table:table-cell>
          <table:table-cell office:value-type="string" table:style-name="ce9">
            <text:p>Mannen</text:p>
          </table:table-cell>
          <table:table-cell office:value-type="float" office:value="2224" table:style-name="ce10">
            <text:p>22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sse</text:p>
          </table:table-cell>
          <table:table-cell office:value-type="string" table:style-name="ce9">
            <text:p>Mannen</text:p>
          </table:table-cell>
          <table:table-cell office:value-type="float" office:value="9814" table:style-name="ce10">
            <text:p>98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th</text:p>
          </table:table-cell>
          <table:table-cell office:value-type="string" table:style-name="ce9">
            <text:p>Mannen</text:p>
          </table:table-cell>
          <table:table-cell office:value-type="float" office:value="2941" table:style-name="ce10">
            <text:p>29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ttenserade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ttenseradi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ochem</text:p>
          </table:table-cell>
          <table:table-cell office:value-type="string" table:style-name="ce9">
            <text:p>Mannen</text:p>
          </table:table-cell>
          <table:table-cell office:value-type="float" office:value="8759" table:style-name="ce10">
            <text:p>87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enen</text:p>
          </table:table-cell>
          <table:table-cell office:value-type="string" table:style-name="ce9">
            <text:p>Mannen</text:p>
          </table:table-cell>
          <table:table-cell office:value-type="float" office:value="3488" table:style-name="ce10">
            <text:p>34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enersloo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oon op Zand</text:p>
          </table:table-cell>
          <table:table-cell office:value-type="string" table:style-name="ce9">
            <text:p>Mannen</text:p>
          </table:table-cell>
          <table:table-cell office:value-type="float" office:value="9766" table:style-name="ce10">
            <text:p>97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osdrecht</text:p>
          </table:table-cell>
          <table:table-cell office:value-type="string" table:style-name="ce9">
            <text:p>Mannen</text:p>
          </table:table-cell>
          <table:table-cell office:value-type="float" office:value="4129" table:style-name="ce10">
            <text:p>41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pik</text:p>
          </table:table-cell>
          <table:table-cell office:value-type="string" table:style-name="ce9">
            <text:p>Mannen</text:p>
          </table:table-cell>
          <table:table-cell office:value-type="float" office:value="4075" table:style-name="ce10">
            <text:p>40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ppersum</text:p>
          </table:table-cell>
          <table:table-cell office:value-type="string" table:style-name="ce9">
            <text:p>Mannen</text:p>
          </table:table-cell>
          <table:table-cell office:value-type="float" office:value="1930" table:style-name="ce10">
            <text:p>19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sser</text:p>
          </table:table-cell>
          <table:table-cell office:value-type="string" table:style-name="ce9">
            <text:p>Mannen</text:p>
          </table:table-cell>
          <table:table-cell office:value-type="float" office:value="10922" table:style-name="ce10">
            <text:p>109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uyksgestel</text:p>
          </table:table-cell>
          <table:table-cell office:value-type="string" table:style-name="ce9">
            <text:p>Mannen</text:p>
          </table:table-cell>
          <table:table-cell office:value-type="float" office:value="1344" table:style-name="ce10">
            <text:p>13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rheeze</text:p>
          </table:table-cell>
          <table:table-cell office:value-type="string" table:style-name="ce9">
            <text:p>Mannen</text:p>
          </table:table-cell>
          <table:table-cell office:value-type="float" office:value="4428" table:style-name="ce10">
            <text:p>44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rn</text:p>
          </table:table-cell>
          <table:table-cell office:value-type="string" table:style-name="ce9">
            <text:p>Mannen</text:p>
          </table:table-cell>
          <table:table-cell office:value-type="float" office:value="2979" table:style-name="ce10">
            <text:p>29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rssen</text:p>
          </table:table-cell>
          <table:table-cell office:value-type="string" table:style-name="ce9">
            <text:p>Mannen</text:p>
          </table:table-cell>
          <table:table-cell office:value-type="float" office:value="14531" table:style-name="ce10">
            <text:p>145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rtensdijk</text:p>
          </table:table-cell>
          <table:table-cell office:value-type="string" table:style-name="ce9">
            <text:p>Mannen</text:p>
          </table:table-cell>
          <table:table-cell office:value-type="float" office:value="4528" table:style-name="ce10">
            <text:p>45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bracht</text:p>
          </table:table-cell>
          <table:table-cell office:value-type="string" table:style-name="ce9">
            <text:p>Mannen</text:p>
          </table:table-cell>
          <table:table-cell office:value-type="float" office:value="3850" table:style-name="ce10">
            <text:p>38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bree</text:p>
          </table:table-cell>
          <table:table-cell office:value-type="string" table:style-name="ce9">
            <text:p>Mannen</text:p>
          </table:table-cell>
          <table:table-cell office:value-type="float" office:value="5533" table:style-name="ce10">
            <text:p>55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dam</text:p>
          </table:table-cell>
          <table:table-cell office:value-type="string" table:style-name="ce9">
            <text:p>Mannen</text:p>
          </table:table-cell>
          <table:table-cell office:value-type="float" office:value="1556" table:style-name="ce10">
            <text:p>15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don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asdriel</text:p>
          </table:table-cell>
          <table:table-cell office:value-type="string" table:style-name="ce9">
            <text:p>Mannen</text:p>
          </table:table-cell>
          <table:table-cell office:value-type="float" office:value="4127" table:style-name="ce10">
            <text:p>41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gouw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asland</text:p>
          </table:table-cell>
          <table:table-cell office:value-type="string" table:style-name="ce9">
            <text:p>Mannen</text:p>
          </table:table-cell>
          <table:table-cell office:value-type="float" office:value="2937" table:style-name="ce10">
            <text:p>29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sluis</text:p>
          </table:table-cell>
          <table:table-cell office:value-type="string" table:style-name="ce9">
            <text:p>Mannen</text:p>
          </table:table-cell>
          <table:table-cell office:value-type="float" office:value="16609" table:style-name="ce10">
            <text:p>166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tricht</text:p>
          </table:table-cell>
          <table:table-cell office:value-type="string" table:style-name="ce9">
            <text:p>Mannen</text:p>
          </table:table-cell>
          <table:table-cell office:value-type="float" office:value="53676" table:style-name="ce10">
            <text:p>536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de en Drimmelen</text:p>
          </table:table-cell>
          <table:table-cell office:value-type="string" table:style-name="ce9">
            <text:p>Mannen</text:p>
          </table:table-cell>
          <table:table-cell office:value-type="float" office:value="5722" table:style-name="ce10">
            <text:p>57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rgraten</text:p>
          </table:table-cell>
          <table:table-cell office:value-type="string" table:style-name="ce9">
            <text:p>Mannen</text:p>
          </table:table-cell>
          <table:table-cell office:value-type="float" office:value="1788" table:style-name="ce10">
            <text:p>17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riekerke</text:p>
          </table:table-cell>
          <table:table-cell office:value-type="string" table:style-name="ce9">
            <text:p>Mannen</text:p>
          </table:table-cell>
          <table:table-cell office:value-type="float" office:value="1736" table:style-name="ce10">
            <text:p>17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rkelo</text:p>
          </table:table-cell>
          <table:table-cell office:value-type="string" table:style-name="ce9">
            <text:p>Mannen</text:p>
          </table:table-cell>
          <table:table-cell office:value-type="float" office:value="3597" table:style-name="ce10">
            <text:p>35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rken</text:p>
          </table:table-cell>
          <table:table-cell office:value-type="string" table:style-name="ce9">
            <text:p>Mannen</text:p>
          </table:table-cell>
          <table:table-cell office:value-type="float" office:value="1040" table:style-name="ce10">
            <text:p>10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Marn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rum</text:p>
          </table:table-cell>
          <table:table-cell office:value-type="string" table:style-name="ce9">
            <text:p>Mannen</text:p>
          </table:table-cell>
          <table:table-cell office:value-type="float" office:value="4389" table:style-name="ce10">
            <text:p>43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urik</text:p>
          </table:table-cell>
          <table:table-cell office:value-type="string" table:style-name="ce9">
            <text:p>Mannen</text:p>
          </table:table-cell>
          <table:table-cell office:value-type="float" office:value="2926" table:style-name="ce10">
            <text:p>29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demblik</text:p>
          </table:table-cell>
          <table:table-cell office:value-type="string" table:style-name="ce9">
            <text:p>Mannen</text:p>
          </table:table-cell>
          <table:table-cell office:value-type="float" office:value="3495" table:style-name="ce10">
            <text:p>34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eden</text:p>
          </table:table-cell>
          <table:table-cell office:value-type="string" table:style-name="ce9">
            <text:p>Mannen</text:p>
          </table:table-cell>
          <table:table-cell office:value-type="float" office:value="932" table:style-name="ce10">
            <text:p>9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erkerk</text:p>
          </table:table-cell>
          <table:table-cell office:value-type="string" table:style-name="ce9">
            <text:p>Mannen</text:p>
          </table:table-cell>
          <table:table-cell office:value-type="float" office:value="1514" table:style-name="ce10">
            <text:p>15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erlo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erlo-Wanssum</text:p>
          </table:table-cell>
          <table:table-cell office:value-type="string" table:style-name="ce9">
            <text:p>Mannen</text:p>
          </table:table-cell>
          <table:table-cell office:value-type="float" office:value="3573" table:style-name="ce10">
            <text:p>35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erssen</text:p>
          </table:table-cell>
          <table:table-cell office:value-type="string" table:style-name="ce9">
            <text:p>Mannen</text:p>
          </table:table-cell>
          <table:table-cell office:value-type="float" office:value="4229" table:style-name="ce10">
            <text:p>42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gen, Haren en Macharen</text:p>
          </table:table-cell>
          <table:table-cell office:value-type="string" table:style-name="ce9">
            <text:p>Mannen</text:p>
          </table:table-cell>
          <table:table-cell office:value-type="float" office:value="1452" table:style-name="ce10">
            <text:p>14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ijel</text:p>
          </table:table-cell>
          <table:table-cell office:value-type="string" table:style-name="ce9">
            <text:p>Mannen</text:p>
          </table:table-cell>
          <table:table-cell office:value-type="float" office:value="2669" table:style-name="ce10">
            <text:p>26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lick en Herkenbosch</text:p>
          </table:table-cell>
          <table:table-cell office:value-type="string" table:style-name="ce9">
            <text:p>Mannen</text:p>
          </table:table-cell>
          <table:table-cell office:value-type="float" office:value="3482" table:style-name="ce10">
            <text:p>34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lisker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lissan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naldumadeel</text:p>
          </table:table-cell>
          <table:table-cell office:value-type="string" table:style-name="ce9">
            <text:p>Mannen</text:p>
          </table:table-cell>
          <table:table-cell office:value-type="float" office:value="6679" table:style-name="ce10">
            <text:p>66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nameradi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nterwol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ppel</text:p>
          </table:table-cell>
          <table:table-cell office:value-type="string" table:style-name="ce9">
            <text:p>Mannen</text:p>
          </table:table-cell>
          <table:table-cell office:value-type="float" office:value="10918" table:style-name="ce10">
            <text:p>109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rkelbeek</text:p>
          </table:table-cell>
          <table:table-cell office:value-type="string" table:style-name="ce9">
            <text:p>Mannen</text:p>
          </table:table-cell>
          <table:table-cell office:value-type="float" office:value="922" table:style-name="ce10">
            <text:p>9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heer</text:p>
          </table:table-cell>
          <table:table-cell office:value-type="string" table:style-name="ce9">
            <text:p>Mannen</text:p>
          </table:table-cell>
          <table:table-cell office:value-type="float" office:value="969" table:style-name="ce10">
            <text:p>9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delburg (Z.)</text:p>
          </table:table-cell>
          <table:table-cell office:value-type="string" table:style-name="ce9">
            <text:p>Mannen</text:p>
          </table:table-cell>
          <table:table-cell office:value-type="float" office:value="18668" table:style-name="ce10">
            <text:p>186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delharnis</text:p>
          </table:table-cell>
          <table:table-cell office:value-type="string" table:style-name="ce9">
            <text:p>Mannen</text:p>
          </table:table-cell>
          <table:table-cell office:value-type="float" office:value="7255" table:style-name="ce10">
            <text:p>72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deli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delstum</text:p>
          </table:table-cell>
          <table:table-cell office:value-type="string" table:style-name="ce9">
            <text:p>Mannen</text:p>
          </table:table-cell>
          <table:table-cell office:value-type="float" office:value="1438" table:style-name="ce10">
            <text:p>14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den-Delf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den-Drenth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denschouwen</text:p>
          </table:table-cell>
          <table:table-cell office:value-type="string" table:style-name="ce9">
            <text:p>Mannen</text:p>
          </table:table-cell>
          <table:table-cell office:value-type="float" office:value="1271" table:style-name="ce10">
            <text:p>12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denvel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wolda</text:p>
          </table:table-cell>
          <table:table-cell office:value-type="string" table:style-name="ce9">
            <text:p>Mannen</text:p>
          </table:table-cell>
          <table:table-cell office:value-type="float" office:value="2110" table:style-name="ce10">
            <text:p>21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wou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erlo</text:p>
          </table:table-cell>
          <table:table-cell office:value-type="string" table:style-name="ce9">
            <text:p>Mannen</text:p>
          </table:table-cell>
          <table:table-cell office:value-type="float" office:value="4764" table:style-name="ce10">
            <text:p>47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jdrecht</text:p>
          </table:table-cell>
          <table:table-cell office:value-type="string" table:style-name="ce9">
            <text:p>Mannen</text:p>
          </table:table-cell>
          <table:table-cell office:value-type="float" office:value="6645" table:style-name="ce10">
            <text:p>66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jnsheerenland</text:p>
          </table:table-cell>
          <table:table-cell office:value-type="string" table:style-name="ce9">
            <text:p>Mannen</text:p>
          </table:table-cell>
          <table:table-cell office:value-type="float" office:value="2130" table:style-name="ce10">
            <text:p>21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ll en Sint Hubert</text:p>
          </table:table-cell>
          <table:table-cell office:value-type="string" table:style-name="ce9">
            <text:p>Mannen</text:p>
          </table:table-cell>
          <table:table-cell office:value-type="float" office:value="5166" table:style-name="ce10">
            <text:p>51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llingen aan de Rijn</text:p>
          </table:table-cell>
          <table:table-cell office:value-type="string" table:style-name="ce9">
            <text:p>Mannen</text:p>
          </table:table-cell>
          <table:table-cell office:value-type="float" office:value="2582" table:style-name="ce10">
            <text:p>25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er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ergestel</text:p>
          </table:table-cell>
          <table:table-cell office:value-type="string" table:style-name="ce9">
            <text:p>Mannen</text:p>
          </table:table-cell>
          <table:table-cell office:value-type="float" office:value="2600" table:style-name="ce10">
            <text:p>26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erhuiz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erkapelle</text:p>
          </table:table-cell>
          <table:table-cell office:value-type="string" table:style-name="ce9">
            <text:p>Mannen</text:p>
          </table:table-cell>
          <table:table-cell office:value-type="float" office:value="1388" table:style-name="ce10">
            <text:p>13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lenaarsgraaf</text:p>
          </table:table-cell>
          <table:table-cell office:value-type="string" table:style-name="ce9">
            <text:p>Mannen</text:p>
          </table:table-cell>
          <table:table-cell office:value-type="float" office:value="487" table:style-name="ce10">
            <text:p>4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lenwaa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nnickendam</text:p>
          </table:table-cell>
          <table:table-cell office:value-type="string" table:style-name="ce9">
            <text:p>Mannen</text:p>
          </table:table-cell>
          <table:table-cell office:value-type="float" office:value="4725" table:style-name="ce10">
            <text:p>47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nster</text:p>
          </table:table-cell>
          <table:table-cell office:value-type="string" table:style-name="ce9">
            <text:p>Mannen</text:p>
          </table:table-cell>
          <table:table-cell office:value-type="float" office:value="9400" table:style-name="ce10">
            <text:p>94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ntf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ntfoort</text:p>
          </table:table-cell>
          <table:table-cell office:value-type="string" table:style-name="ce9">
            <text:p>Mannen</text:p>
          </table:table-cell>
          <table:table-cell office:value-type="float" office:value="3177" table:style-name="ce10">
            <text:p>31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ntfort</text:p>
          </table:table-cell>
          <table:table-cell office:value-type="string" table:style-name="ce9">
            <text:p>Mannen</text:p>
          </table:table-cell>
          <table:table-cell office:value-type="float" office:value="1499" table:style-name="ce10">
            <text:p>14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ok en Middelaar</text:p>
          </table:table-cell>
          <table:table-cell office:value-type="string" table:style-name="ce9">
            <text:p>Mannen</text:p>
          </table:table-cell>
          <table:table-cell office:value-type="float" office:value="3407" table:style-name="ce10">
            <text:p>34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ordrecht</text:p>
          </table:table-cell>
          <table:table-cell office:value-type="string" table:style-name="ce9">
            <text:p>Mannen</text:p>
          </table:table-cell>
          <table:table-cell office:value-type="float" office:value="3156" table:style-name="ce10">
            <text:p>31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uiden</text:p>
          </table:table-cell>
          <table:table-cell office:value-type="string" table:style-name="ce9">
            <text:p>Mannen</text:p>
          </table:table-cell>
          <table:table-cell office:value-type="float" office:value="3618" table:style-name="ce10">
            <text:p>36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unstergeleen</text:p>
          </table:table-cell>
          <table:table-cell office:value-type="string" table:style-name="ce9">
            <text:p>Mannen</text:p>
          </table:table-cell>
          <table:table-cell office:value-type="float" office:value="2604" table:style-name="ce10">
            <text:p>26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untendam</text:p>
          </table:table-cell>
          <table:table-cell office:value-type="string" table:style-name="ce9">
            <text:p>Mannen</text:p>
          </table:table-cell>
          <table:table-cell office:value-type="float" office:value="2442" table:style-name="ce10">
            <text:p>24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aaldwijk</text:p>
          </table:table-cell>
          <table:table-cell office:value-type="string" table:style-name="ce9">
            <text:p>Mannen</text:p>
          </table:table-cell>
          <table:table-cell office:value-type="float" office:value="12779" table:style-name="ce10">
            <text:p>127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aarden</text:p>
          </table:table-cell>
          <table:table-cell office:value-type="string" table:style-name="ce9">
            <text:p>Mannen</text:p>
          </table:table-cell>
          <table:table-cell office:value-type="float" office:value="7996" table:style-name="ce10">
            <text:p>79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der-Betuw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ederhorst den Berg</text:p>
          </table:table-cell>
          <table:table-cell office:value-type="string" table:style-name="ce9">
            <text:p>Mannen</text:p>
          </table:table-cell>
          <table:table-cell office:value-type="float" office:value="2497" table:style-name="ce10">
            <text:p>24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derl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ederweert</text:p>
          </table:table-cell>
          <table:table-cell office:value-type="string" table:style-name="ce9">
            <text:p>Mannen</text:p>
          </table:table-cell>
          <table:table-cell office:value-type="float" office:value="7460" table:style-name="ce10">
            <text:p>74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ede</text:p>
          </table:table-cell>
          <table:table-cell office:value-type="string" table:style-name="ce9">
            <text:p>Mannen</text:p>
          </table:table-cell>
          <table:table-cell office:value-type="float" office:value="5638" table:style-name="ce10">
            <text:p>56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er</text:p>
          </table:table-cell>
          <table:table-cell office:value-type="string" table:style-name="ce9">
            <text:p>Mannen</text:p>
          </table:table-cell>
          <table:table-cell office:value-type="float" office:value="1877" table:style-name="ce10">
            <text:p>18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erijnen</text:p>
          </table:table-cell>
          <table:table-cell office:value-type="string" table:style-name="ce9">
            <text:p>Mannen</text:p>
          </table:table-cell>
          <table:table-cell office:value-type="float" office:value="5148" table:style-name="ce10">
            <text:p>51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bbixwou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dorp</text:p>
          </table:table-cell>
          <table:table-cell office:value-type="string" table:style-name="ce9">
            <text:p>Mannen</text:p>
          </table:table-cell>
          <table:table-cell office:value-type="float" office:value="4015" table:style-name="ce10">
            <text:p>40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- en Sint Joos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-Beijerland</text:p>
          </table:table-cell>
          <table:table-cell office:value-type="string" table:style-name="ce9">
            <text:p>Mannen</text:p>
          </table:table-cell>
          <table:table-cell office:value-type="float" office:value="1479" table:style-name="ce10">
            <text:p>14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e Pekela</text:p>
          </table:table-cell>
          <table:table-cell office:value-type="string" table:style-name="ce9">
            <text:p>Mannen</text:p>
          </table:table-cell>
          <table:table-cell office:value-type="float" office:value="2649" table:style-name="ce10">
            <text:p>26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e Tong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gein</text:p>
          </table:table-cell>
          <table:table-cell office:value-type="string" table:style-name="ce9">
            <text:p>Mannen</text:p>
          </table:table-cell>
          <table:table-cell office:value-type="float" office:value="21231" table:style-name="ce10">
            <text:p>212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enhagen</text:p>
          </table:table-cell>
          <table:table-cell office:value-type="string" table:style-name="ce9">
            <text:p>Mannen</text:p>
          </table:table-cell>
          <table:table-cell office:value-type="float" office:value="5014" table:style-name="ce10">
            <text:p>50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e-Niedor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r-Amst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rker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rkerk aan den IJssel</text:p>
          </table:table-cell>
          <table:table-cell office:value-type="string" table:style-name="ce9">
            <text:p>Mannen</text:p>
          </table:table-cell>
          <table:table-cell office:value-type="float" office:value="7103" table:style-name="ce10">
            <text:p>71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eschans</text:p>
          </table:table-cell>
          <table:table-cell office:value-type="string" table:style-name="ce9">
            <text:p>Mannen</text:p>
          </table:table-cell>
          <table:table-cell office:value-type="float" office:value="938" table:style-name="ce10">
            <text:p>9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-Ginneken</text:p>
          </table:table-cell>
          <table:table-cell office:value-type="string" table:style-name="ce9">
            <text:p>Mannen</text:p>
          </table:table-cell>
          <table:table-cell office:value-type="float" office:value="5418" table:style-name="ce10">
            <text:p>54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koop</text:p>
          </table:table-cell>
          <table:table-cell office:value-type="string" table:style-name="ce9">
            <text:p>Mannen</text:p>
          </table:table-cell>
          <table:table-cell office:value-type="float" office:value="4739" table:style-name="ce10">
            <text:p>47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land</text:p>
          </table:table-cell>
          <table:table-cell office:value-type="string" table:style-name="ce9">
            <text:p>Mannen</text:p>
          </table:table-cell>
          <table:table-cell office:value-type="float" office:value="406" table:style-name="ce10">
            <text:p>4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-Lekkerland</text:p>
          </table:table-cell>
          <table:table-cell office:value-type="string" table:style-name="ce9">
            <text:p>Mannen</text:p>
          </table:table-cell>
          <table:table-cell office:value-type="float" office:value="4100" table:style-name="ce10">
            <text:p>41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leusen</text:p>
          </table:table-cell>
          <table:table-cell office:value-type="string" table:style-name="ce9">
            <text:p>Mannen</text:p>
          </table:table-cell>
          <table:table-cell office:value-type="float" office:value="3795" table:style-name="ce10">
            <text:p>37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olda</text:p>
          </table:table-cell>
          <table:table-cell office:value-type="string" table:style-name="ce9">
            <text:p>Mannen</text:p>
          </table:table-cell>
          <table:table-cell office:value-type="float" office:value="795" table:style-name="ce10">
            <text:p>7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poort</text:p>
          </table:table-cell>
          <table:table-cell office:value-type="string" table:style-name="ce9">
            <text:p>Mannen</text:p>
          </table:table-cell>
          <table:table-cell office:value-type="float" office:value="616" table:style-name="ce10">
            <text:p>6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stadt</text:p>
          </table:table-cell>
          <table:table-cell office:value-type="string" table:style-name="ce9">
            <text:p>Mannen</text:p>
          </table:table-cell>
          <table:table-cell office:value-type="float" office:value="1694" table:style-name="ce10">
            <text:p>16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veen</text:p>
          </table:table-cell>
          <table:table-cell office:value-type="string" table:style-name="ce9">
            <text:p>Mannen</text:p>
          </table:table-cell>
          <table:table-cell office:value-type="float" office:value="1497" table:style-name="ce10">
            <text:p>14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vlie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-Vossemeer</text:p>
          </table:table-cell>
          <table:table-cell office:value-type="string" table:style-name="ce9">
            <text:p>Mannen</text:p>
          </table:table-cell>
          <table:table-cell office:value-type="float" office:value="1150" table:style-name="ce10">
            <text:p>11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gtevecht</text:p>
          </table:table-cell>
          <table:table-cell office:value-type="string" table:style-name="ce9">
            <text:p>Mannen</text:p>
          </table:table-cell>
          <table:table-cell office:value-type="float" office:value="631" table:style-name="ce10">
            <text:p>6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jefu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jeveen</text:p>
          </table:table-cell>
          <table:table-cell office:value-type="string" table:style-name="ce9">
            <text:p>Mannen</text:p>
          </table:table-cell>
          <table:table-cell office:value-type="float" office:value="1486" table:style-name="ce10">
            <text:p>14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jkerk</text:p>
          </table:table-cell>
          <table:table-cell office:value-type="string" table:style-name="ce9">
            <text:p>Mannen</text:p>
          </table:table-cell>
          <table:table-cell office:value-type="float" office:value="11934" table:style-name="ce10">
            <text:p>119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jmegen</text:p>
          </table:table-cell>
          <table:table-cell office:value-type="string" table:style-name="ce9">
            <text:p>Mannen</text:p>
          </table:table-cell>
          <table:table-cell office:value-type="float" office:value="71692" table:style-name="ce10">
            <text:p>716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ss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ssewaa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stelrode</text:p>
          </table:table-cell>
          <table:table-cell office:value-type="string" table:style-name="ce9">
            <text:p>Mannen</text:p>
          </table:table-cell>
          <table:table-cell office:value-type="float" office:value="3410" table:style-name="ce10">
            <text:p>34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beek</text:p>
          </table:table-cell>
          <table:table-cell office:value-type="string" table:style-name="ce9">
            <text:p>Mannen</text:p>
          </table:table-cell>
          <table:table-cell office:value-type="float" office:value="549" table:style-name="ce10">
            <text:p>5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d-Beve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bro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eloos</text:p>
          </table:table-cell>
          <table:table-cell office:value-type="string" table:style-name="ce9">
            <text:p>Mannen</text:p>
          </table:table-cell>
          <table:table-cell office:value-type="float" office:value="772" table:style-name="ce10">
            <text:p>7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denvel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er-Koggenland</text:p>
          </table:table-cell>
          <table:table-cell office:value-type="string" table:style-name="ce9">
            <text:p>Mannen</text:p>
          </table:table-cell>
          <table:table-cell office:value-type="float" office:value="4800" table:style-name="ce10">
            <text:p>48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dgouw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 Noordoostelijke Pold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oostpolder</text:p>
          </table:table-cell>
          <table:table-cell office:value-type="string" table:style-name="ce9">
            <text:p>Mannen</text:p>
          </table:table-cell>
          <table:table-cell office:value-type="float" office:value="19164" table:style-name="ce10">
            <text:p>191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dwell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wijk</text:p>
          </table:table-cell>
          <table:table-cell office:value-type="string" table:style-name="ce9">
            <text:p>Mannen</text:p>
          </table:table-cell>
          <table:table-cell office:value-type="float" office:value="11498" table:style-name="ce10">
            <text:p>114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dwijkerhout</text:p>
          </table:table-cell>
          <table:table-cell office:value-type="string" table:style-name="ce9">
            <text:p>Mannen</text:p>
          </table:table-cell>
          <table:table-cell office:value-type="float" office:value="7522" table:style-name="ce10">
            <text:p>75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tdorp</text:p>
          </table:table-cell>
          <table:table-cell office:value-type="string" table:style-name="ce9">
            <text:p>Mannen</text:p>
          </table:table-cell>
          <table:table-cell office:value-type="float" office:value="3314" table:style-name="ce10">
            <text:p>33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rg</text:p>
          </table:table-cell>
          <table:table-cell office:value-type="string" table:style-name="ce9">
            <text:p>Mannen</text:p>
          </table:table-cell>
          <table:table-cell office:value-type="float" office:value="3252" table:style-name="ce10">
            <text:p>32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uenen, Gerwen en Nederwetten</text:p>
          </table:table-cell>
          <table:table-cell office:value-type="string" table:style-name="ce9">
            <text:p>Mannen</text:p>
          </table:table-cell>
          <table:table-cell office:value-type="float" office:value="8986" table:style-name="ce10">
            <text:p>89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uland</text:p>
          </table:table-cell>
          <table:table-cell office:value-type="string" table:style-name="ce9">
            <text:p>Mannen</text:p>
          </table:table-cell>
          <table:table-cell office:value-type="float" office:value="1930" table:style-name="ce10">
            <text:p>19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umansdorp</text:p>
          </table:table-cell>
          <table:table-cell office:value-type="string" table:style-name="ce9">
            <text:p>Mannen</text:p>
          </table:table-cell>
          <table:table-cell office:value-type="float" office:value="3930" table:style-name="ce10">
            <text:p>39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unspeet</text:p>
          </table:table-cell>
          <table:table-cell office:value-type="string" table:style-name="ce9">
            <text:p>Mannen</text:p>
          </table:table-cell>
          <table:table-cell office:value-type="float" office:value="11296" table:style-name="ce10">
            <text:p>112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uth</text:p>
          </table:table-cell>
          <table:table-cell office:value-type="string" table:style-name="ce9">
            <text:p>Mannen</text:p>
          </table:table-cell>
          <table:table-cell office:value-type="float" office:value="3830" table:style-name="ce10">
            <text:p>38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bbicht en Papenhoven</text:p>
          </table:table-cell>
          <table:table-cell office:value-type="string" table:style-name="ce9">
            <text:p>Mannen</text:p>
          </table:table-cell>
          <table:table-cell office:value-type="float" office:value="1321" table:style-name="ce10">
            <text:p>13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bdam</text:p>
          </table:table-cell>
          <table:table-cell office:value-type="string" table:style-name="ce9">
            <text:p>Mannen</text:p>
          </table:table-cell>
          <table:table-cell office:value-type="float" office:value="2913" table:style-name="ce10">
            <text:p>29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doorn</text:p>
          </table:table-cell>
          <table:table-cell office:value-type="string" table:style-name="ce9">
            <text:p>Mannen</text:p>
          </table:table-cell>
          <table:table-cell office:value-type="float" office:value="6223" table:style-name="ce10">
            <text:p>62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effelt</text:p>
          </table:table-cell>
          <table:table-cell office:value-type="string" table:style-name="ce9">
            <text:p>Mannen</text:p>
          </table:table-cell>
          <table:table-cell office:value-type="float" office:value="1165" table:style-name="ce10">
            <text:p>11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egstgeest</text:p>
          </table:table-cell>
          <table:table-cell office:value-type="string" table:style-name="ce9">
            <text:p>Mannen</text:p>
          </table:table-cell>
          <table:table-cell office:value-type="float" office:value="7236" table:style-name="ce10">
            <text:p>72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hé en Laak</text:p>
          </table:table-cell>
          <table:table-cell office:value-type="string" table:style-name="ce9">
            <text:p>Mannen</text:p>
          </table:table-cell>
          <table:table-cell office:value-type="float" office:value="443" table:style-name="ce10">
            <text:p>4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irsbeek</text:p>
          </table:table-cell>
          <table:table-cell office:value-type="string" table:style-name="ce9">
            <text:p>Mannen</text:p>
          </table:table-cell>
          <table:table-cell office:value-type="float" office:value="2407" table:style-name="ce10">
            <text:p>24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irschot</text:p>
          </table:table-cell>
          <table:table-cell office:value-type="string" table:style-name="ce9">
            <text:p>Mannen</text:p>
          </table:table-cell>
          <table:table-cell office:value-type="float" office:value="5448" table:style-name="ce10">
            <text:p>54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isterwijk</text:p>
          </table:table-cell>
          <table:table-cell office:value-type="string" table:style-name="ce9">
            <text:p>Mannen</text:p>
          </table:table-cell>
          <table:table-cell office:value-type="float" office:value="8295" table:style-name="ce10">
            <text:p>82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damb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ldebroek</text:p>
          </table:table-cell>
          <table:table-cell office:value-type="string" table:style-name="ce9">
            <text:p>Mannen</text:p>
          </table:table-cell>
          <table:table-cell office:value-type="float" office:value="10033" table:style-name="ce10">
            <text:p>100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dehove</text:p>
          </table:table-cell>
          <table:table-cell office:value-type="string" table:style-name="ce9">
            <text:p>Mannen</text:p>
          </table:table-cell>
          <table:table-cell office:value-type="float" office:value="1290" table:style-name="ce10">
            <text:p>12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dekerk</text:p>
          </table:table-cell>
          <table:table-cell office:value-type="string" table:style-name="ce9">
            <text:p>Mannen</text:p>
          </table:table-cell>
          <table:table-cell office:value-type="float" office:value="1186" table:style-name="ce10">
            <text:p>11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demark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ldenzaal</text:p>
          </table:table-cell>
          <table:table-cell office:value-type="string" table:style-name="ce9">
            <text:p>Mannen</text:p>
          </table:table-cell>
          <table:table-cell office:value-type="float" office:value="14038" table:style-name="ce10">
            <text:p>140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st</text:p>
          </table:table-cell>
          <table:table-cell office:value-type="string" table:style-name="ce9">
            <text:p>Mannen</text:p>
          </table:table-cell>
          <table:table-cell office:value-type="float" office:value="4568" table:style-name="ce10">
            <text:p>45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st-Wijh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mmen</text:p>
          </table:table-cell>
          <table:table-cell office:value-type="string" table:style-name="ce9">
            <text:p>Mannen</text:p>
          </table:table-cell>
          <table:table-cell office:value-type="float" office:value="8671" table:style-name="ce10">
            <text:p>86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nderbank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nstwed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ltgensplaa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 Gelr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- en West-Soubu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-, West- en Middelbeers</text:p>
          </table:table-cell>
          <table:table-cell office:value-type="string" table:style-name="ce9">
            <text:p>Mannen</text:p>
          </table:table-cell>
          <table:table-cell office:value-type="float" office:value="2317" table:style-name="ce10">
            <text:p>23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burg</text:p>
          </table:table-cell>
          <table:table-cell office:value-type="string" table:style-name="ce9">
            <text:p>Mannen</text:p>
          </table:table-cell>
          <table:table-cell office:value-type="float" office:value="9266" table:style-name="ce10">
            <text:p>92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dongeradeel</text:p>
          </table:table-cell>
          <table:table-cell office:value-type="string" table:style-name="ce9">
            <text:p>Mannen</text:p>
          </table:table-cell>
          <table:table-cell office:value-type="float" office:value="3291" table:style-name="ce10">
            <text:p>32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erbroek</text:p>
          </table:table-cell>
          <table:table-cell office:value-type="string" table:style-name="ce9">
            <text:p>Mannen</text:p>
          </table:table-cell>
          <table:table-cell office:value-type="float" office:value="2564" table:style-name="ce10">
            <text:p>25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erhesselen</text:p>
          </table:table-cell>
          <table:table-cell office:value-type="string" table:style-name="ce9">
            <text:p>Mannen</text:p>
          </table:table-cell>
          <table:table-cell office:value-type="float" office:value="2479" table:style-name="ce10">
            <text:p>24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erhout</text:p>
          </table:table-cell>
          <table:table-cell office:value-type="string" table:style-name="ce9">
            <text:p>Mannen</text:p>
          </table:table-cell>
          <table:table-cell office:value-type="float" office:value="22109" table:style-name="ce10">
            <text:p>221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flakkee</text:p>
          </table:table-cell>
          <table:table-cell office:value-type="string" table:style-name="ce9">
            <text:p>Mannen</text:p>
          </table:table-cell>
          <table:table-cell office:value-type="float" office:value="4623" table:style-name="ce10">
            <text:p>46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huiz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kapell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stellingwerf</text:p>
          </table:table-cell>
          <table:table-cell office:value-type="string" table:style-name="ce9">
            <text:p>Mannen</text:p>
          </table:table-cell>
          <table:table-cell office:value-type="float" office:value="12147" table:style-name="ce10">
            <text:p>121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voorn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zaan</text:p>
          </table:table-cell>
          <table:table-cell office:value-type="string" table:style-name="ce9">
            <text:p>Mannen</text:p>
          </table:table-cell>
          <table:table-cell office:value-type="float" office:value="3409" table:style-name="ce10">
            <text:p>34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tmarsum</text:p>
          </table:table-cell>
          <table:table-cell office:value-type="string" table:style-name="ce9">
            <text:p>Mannen</text:p>
          </table:table-cell>
          <table:table-cell office:value-type="float" office:value="2099" table:style-name="ce10">
            <text:p>20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penbaar Lichaam Z.IJ.P.</text:p>
          </table:table-cell>
          <table:table-cell office:value-type="string" table:style-name="ce9">
            <text:p>Mannen</text:p>
          </table:table-cell>
          <table:table-cell office:value-type="float" office:value="6163" table:style-name="ce10">
            <text:p>61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phemer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ploo, Sint Anthonis en Ledeacker</text:p>
          </table:table-cell>
          <table:table-cell office:value-type="string" table:style-name="ce9">
            <text:p>Mannen</text:p>
          </table:table-cell>
          <table:table-cell office:value-type="float" office:value="3582" table:style-name="ce10">
            <text:p>35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pmeer</text:p>
          </table:table-cell>
          <table:table-cell office:value-type="string" table:style-name="ce9">
            <text:p>Mannen</text:p>
          </table:table-cell>
          <table:table-cell office:value-type="float" office:value="5055" table:style-name="ce10">
            <text:p>50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pperdoe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psterland</text:p>
          </table:table-cell>
          <table:table-cell office:value-type="string" table:style-name="ce9">
            <text:p>Mannen</text:p>
          </table:table-cell>
          <table:table-cell office:value-type="float" office:value="12938" table:style-name="ce10">
            <text:p>129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ss</text:p>
          </table:table-cell>
          <table:table-cell office:value-type="string" table:style-name="ce9">
            <text:p>Mannen</text:p>
          </table:table-cell>
          <table:table-cell office:value-type="float" office:value="23938" table:style-name="ce10">
            <text:p>239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ssendrecht</text:p>
          </table:table-cell>
          <table:table-cell office:value-type="string" table:style-name="ce9">
            <text:p>Mannen</text:p>
          </table:table-cell>
          <table:table-cell office:value-type="float" office:value="2605" table:style-name="ce10">
            <text:p>26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terle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tters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ttoland</text:p>
          </table:table-cell>
          <table:table-cell office:value-type="string" table:style-name="ce9">
            <text:p>Mannen</text:p>
          </table:table-cell>
          <table:table-cell office:value-type="float" office:value="466" table:style-name="ce10">
            <text:p>4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 en Nieuw Gastel</text:p>
          </table:table-cell>
          <table:table-cell office:value-type="string" table:style-name="ce9">
            <text:p>Mannen</text:p>
          </table:table-cell>
          <table:table-cell office:value-type="float" office:value="4093" table:style-name="ce10">
            <text:p>40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-Alblas</text:p>
          </table:table-cell>
          <table:table-cell office:value-type="string" table:style-name="ce9">
            <text:p>Mannen</text:p>
          </table:table-cell>
          <table:table-cell office:value-type="float" office:value="1010" table:style-name="ce10">
            <text:p>10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-Beijerland</text:p>
          </table:table-cell>
          <table:table-cell office:value-type="string" table:style-name="ce9">
            <text:p>Mannen</text:p>
          </table:table-cell>
          <table:table-cell office:value-type="float" office:value="7698" table:style-name="ce10">
            <text:p>76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dor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 IJsselstree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 Pekela</text:p>
          </table:table-cell>
          <table:table-cell office:value-type="string" table:style-name="ce9">
            <text:p>Mannen</text:p>
          </table:table-cell>
          <table:table-cell office:value-type="float" office:value="4142" table:style-name="ce10">
            <text:p>41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elan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nbosch</text:p>
          </table:table-cell>
          <table:table-cell office:value-type="string" table:style-name="ce9">
            <text:p>Mannen</text:p>
          </table:table-cell>
          <table:table-cell office:value-type="float" office:value="6187" table:style-name="ce10">
            <text:p>61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en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nhoor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-Niedor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r-Amstel</text:p>
          </table:table-cell>
          <table:table-cell office:value-type="string" table:style-name="ce9">
            <text:p>Mannen</text:p>
          </table:table-cell>
          <table:table-cell office:value-type="float" office:value="5653" table:style-name="ce10">
            <text:p>56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erker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rkerk aan den IJssel</text:p>
          </table:table-cell>
          <table:table-cell office:value-type="string" table:style-name="ce9">
            <text:p>Mannen</text:p>
          </table:table-cell>
          <table:table-cell office:value-type="float" office:value="2788" table:style-name="ce10">
            <text:p>27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e-Tong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water</text:p>
          </table:table-cell>
          <table:table-cell office:value-type="string" table:style-name="ce9">
            <text:p>Mannen</text:p>
          </table:table-cell>
          <table:table-cell office:value-type="float" office:value="3526" table:style-name="ce10">
            <text:p>35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or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-Vosseme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werker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verassel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verbetuw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versla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vezan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annerden</text:p>
          </table:table-cell>
          <table:table-cell office:value-type="string" table:style-name="ce9">
            <text:p>Mannen</text:p>
          </table:table-cell>
          <table:table-cell office:value-type="float" office:value="1180" table:style-name="ce10">
            <text:p>11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apeko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apendrecht</text:p>
          </table:table-cell>
          <table:table-cell office:value-type="string" table:style-name="ce9">
            <text:p>Mannen</text:p>
          </table:table-cell>
          <table:table-cell office:value-type="float" office:value="12589" table:style-name="ce10">
            <text:p>125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eel en Maa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eize</text:p>
          </table:table-cell>
          <table:table-cell office:value-type="string" table:style-name="ce9">
            <text:p>Mannen</text:p>
          </table:table-cell>
          <table:table-cell office:value-type="float" office:value="2454" table:style-name="ce10">
            <text:p>24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ekela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hilippin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iershil</text:p>
          </table:table-cell>
          <table:table-cell office:value-type="string" table:style-name="ce9">
            <text:p>Mannen</text:p>
          </table:table-cell>
          <table:table-cell office:value-type="float" office:value="736" table:style-name="ce10">
            <text:p>7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ijnacker</text:p>
          </table:table-cell>
          <table:table-cell office:value-type="string" table:style-name="ce9">
            <text:p>Mannen</text:p>
          </table:table-cell>
          <table:table-cell office:value-type="float" office:value="8373" table:style-name="ce10">
            <text:p>83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ijnacker-Nootdor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olsbroek</text:p>
          </table:table-cell>
          <table:table-cell office:value-type="string" table:style-name="ce9">
            <text:p>Mannen</text:p>
          </table:table-cell>
          <table:table-cell office:value-type="float" office:value="587" table:style-name="ce10">
            <text:p>5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oortugaal</text:p>
          </table:table-cell>
          <table:table-cell office:value-type="string" table:style-name="ce9">
            <text:p>Mannen</text:p>
          </table:table-cell>
          <table:table-cell office:value-type="float" office:value="10103" table:style-name="ce10">
            <text:p>101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oortvlie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osterholt</text:p>
          </table:table-cell>
          <table:table-cell office:value-type="string" table:style-name="ce9">
            <text:p>Mannen</text:p>
          </table:table-cell>
          <table:table-cell office:value-type="float" office:value="2045" table:style-name="ce10">
            <text:p>20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rinsenbeek</text:p>
          </table:table-cell>
          <table:table-cell office:value-type="string" table:style-name="ce9">
            <text:p>Mannen</text:p>
          </table:table-cell>
          <table:table-cell office:value-type="float" office:value="5046" table:style-name="ce10">
            <text:p>50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urmerend</text:p>
          </table:table-cell>
          <table:table-cell office:value-type="string" table:style-name="ce9">
            <text:p>Mannen</text:p>
          </table:table-cell>
          <table:table-cell office:value-type="float" office:value="18664" table:style-name="ce10">
            <text:p>186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utte</text:p>
          </table:table-cell>
          <table:table-cell office:value-type="string" table:style-name="ce9">
            <text:p>Mannen</text:p>
          </table:table-cell>
          <table:table-cell office:value-type="float" office:value="1896" table:style-name="ce10">
            <text:p>18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utten</text:p>
          </table:table-cell>
          <table:table-cell office:value-type="string" table:style-name="ce9">
            <text:p>Mannen</text:p>
          </table:table-cell>
          <table:table-cell office:value-type="float" office:value="9536" table:style-name="ce10">
            <text:p>95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uttershoek</text:p>
          </table:table-cell>
          <table:table-cell office:value-type="string" table:style-name="ce9">
            <text:p>Mannen</text:p>
          </table:table-cell>
          <table:table-cell office:value-type="float" office:value="2819" table:style-name="ce10">
            <text:p>28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aalte</text:p>
          </table:table-cell>
          <table:table-cell office:value-type="string" table:style-name="ce9">
            <text:p>Mannen</text:p>
          </table:table-cell>
          <table:table-cell office:value-type="float" office:value="12564" table:style-name="ce10">
            <text:p>125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aamsdonk</text:p>
          </table:table-cell>
          <table:table-cell office:value-type="string" table:style-name="ce9">
            <text:p>Mannen</text:p>
          </table:table-cell>
          <table:table-cell office:value-type="float" office:value="6103" table:style-name="ce10">
            <text:p>61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auwerderhem</text:p>
          </table:table-cell>
          <table:table-cell office:value-type="string" table:style-name="ce9">
            <text:p>Mannen</text:p>
          </table:table-cell>
          <table:table-cell office:value-type="float" office:value="1493" table:style-name="ce10">
            <text:p>14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avenstein</text:p>
          </table:table-cell>
          <table:table-cell office:value-type="string" table:style-name="ce9">
            <text:p>Mannen</text:p>
          </table:table-cell>
          <table:table-cell office:value-type="float" office:value="3830" table:style-name="ce10">
            <text:p>38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euwijk</text:p>
          </table:table-cell>
          <table:table-cell office:value-type="string" table:style-name="ce9">
            <text:p>Mannen</text:p>
          </table:table-cell>
          <table:table-cell office:value-type="float" office:value="4536" table:style-name="ce10">
            <text:p>45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id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eimerswaal</text:p>
          </table:table-cell>
          <table:table-cell office:value-type="string" table:style-name="ce9">
            <text:p>Mannen</text:p>
          </table:table-cell>
          <table:table-cell office:value-type="float" office:value="9581" table:style-name="ce10">
            <text:p>95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ness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enkum</text:p>
          </table:table-cell>
          <table:table-cell office:value-type="string" table:style-name="ce9">
            <text:p>Mannen</text:p>
          </table:table-cell>
          <table:table-cell office:value-type="float" office:value="16078" table:style-name="ce10">
            <text:p>160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nswoude</text:p>
          </table:table-cell>
          <table:table-cell office:value-type="string" table:style-name="ce9">
            <text:p>Mannen</text:p>
          </table:table-cell>
          <table:table-cell office:value-type="float" office:value="1661" table:style-name="ce10">
            <text:p>16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tranchemen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eusel</text:p>
          </table:table-cell>
          <table:table-cell office:value-type="string" table:style-name="ce9">
            <text:p>Mannen</text:p>
          </table:table-cell>
          <table:table-cell office:value-type="float" office:value="3759" table:style-name="ce10">
            <text:p>37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usel-De Mier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heden</text:p>
          </table:table-cell>
          <table:table-cell office:value-type="string" table:style-name="ce9">
            <text:p>Mannen</text:p>
          </table:table-cell>
          <table:table-cell office:value-type="float" office:value="23442" table:style-name="ce10">
            <text:p>234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henen</text:p>
          </table:table-cell>
          <table:table-cell office:value-type="string" table:style-name="ce9">
            <text:p>Mannen</text:p>
          </table:table-cell>
          <table:table-cell office:value-type="float" office:value="8579" table:style-name="ce10">
            <text:p>85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hoon</text:p>
          </table:table-cell>
          <table:table-cell office:value-type="string" table:style-name="ce9">
            <text:p>Mannen</text:p>
          </table:table-cell>
          <table:table-cell office:value-type="float" office:value="3518" table:style-name="ce10">
            <text:p>35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dderkerk</text:p>
          </table:table-cell>
          <table:table-cell office:value-type="string" table:style-name="ce9">
            <text:p>Mannen</text:p>
          </table:table-cell>
          <table:table-cell office:value-type="float" office:value="23680" table:style-name="ce10">
            <text:p>236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ethoven</text:p>
          </table:table-cell>
          <table:table-cell office:value-type="string" table:style-name="ce9">
            <text:p>Mannen</text:p>
          </table:table-cell>
          <table:table-cell office:value-type="float" office:value="1137" table:style-name="ce10">
            <text:p>11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etvel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nevel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nsaterwoude</text:p>
          </table:table-cell>
          <table:table-cell office:value-type="string" table:style-name="ce9">
            <text:p>Mannen</text:p>
          </table:table-cell>
          <table:table-cell office:value-type="float" office:value="662" table:style-name="ce10">
            <text:p>6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jnsburg</text:p>
          </table:table-cell>
          <table:table-cell office:value-type="string" table:style-name="ce9">
            <text:p>Mannen</text:p>
          </table:table-cell>
          <table:table-cell office:value-type="float" office:value="5839" table:style-name="ce10">
            <text:p>58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jnwaar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nwou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 Rijp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sbergen</text:p>
          </table:table-cell>
          <table:table-cell office:value-type="string" table:style-name="ce9">
            <text:p>Mannen</text:p>
          </table:table-cell>
          <table:table-cell office:value-type="float" office:value="2774" table:style-name="ce10">
            <text:p>27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jssen</text:p>
          </table:table-cell>
          <table:table-cell office:value-type="string" table:style-name="ce9">
            <text:p>Mannen</text:p>
          </table:table-cell>
          <table:table-cell office:value-type="float" office:value="10799" table:style-name="ce10">
            <text:p>107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jssen-Holt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swijk (NB.)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swijk (ZH.)</text:p>
          </table:table-cell>
          <table:table-cell office:value-type="string" table:style-name="ce9">
            <text:p>Mannen</text:p>
          </table:table-cell>
          <table:table-cell office:value-type="float" office:value="24846" table:style-name="ce10">
            <text:p>248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lland-Bath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tth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ckanj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den</text:p>
          </table:table-cell>
          <table:table-cell office:value-type="string" table:style-name="ce9">
            <text:p>Mannen</text:p>
          </table:table-cell>
          <table:table-cell office:value-type="float" office:value="8522" table:style-name="ce10">
            <text:p>85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erdal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ermond</text:p>
          </table:table-cell>
          <table:table-cell office:value-type="string" table:style-name="ce9">
            <text:p>Mannen</text:p>
          </table:table-cell>
          <table:table-cell office:value-type="float" office:value="18559" table:style-name="ce10">
            <text:p>185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ggel</text:p>
          </table:table-cell>
          <table:table-cell office:value-type="string" table:style-name="ce9">
            <text:p>Mannen</text:p>
          </table:table-cell>
          <table:table-cell office:value-type="float" office:value="2286" table:style-name="ce10">
            <text:p>22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ggel en Ne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lde</text:p>
          </table:table-cell>
          <table:table-cell office:value-type="string" table:style-name="ce9">
            <text:p>Mannen</text:p>
          </table:table-cell>
          <table:table-cell office:value-type="float" office:value="3026" table:style-name="ce10">
            <text:p>30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Ronde Ven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osendaa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osendaal en Nispen</text:p>
          </table:table-cell>
          <table:table-cell office:value-type="string" table:style-name="ce9">
            <text:p>Mannen</text:p>
          </table:table-cell>
          <table:table-cell office:value-type="float" office:value="27604" table:style-name="ce10">
            <text:p>276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osteren</text:p>
          </table:table-cell>
          <table:table-cell office:value-type="string" table:style-name="ce9">
            <text:p>Mannen</text:p>
          </table:table-cell>
          <table:table-cell office:value-type="float" office:value="846" table:style-name="ce10">
            <text:p>8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smalen</text:p>
          </table:table-cell>
          <table:table-cell office:value-type="string" table:style-name="ce9">
            <text:p>Mannen</text:p>
          </table:table-cell>
          <table:table-cell office:value-type="float" office:value="11263" table:style-name="ce10">
            <text:p>112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ssum</text:p>
          </table:table-cell>
          <table:table-cell office:value-type="string" table:style-name="ce9">
            <text:p>Mannen</text:p>
          </table:table-cell>
          <table:table-cell office:value-type="float" office:value="1445" table:style-name="ce10">
            <text:p>14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tterdam</text:p>
          </table:table-cell>
          <table:table-cell office:value-type="string" table:style-name="ce9">
            <text:p>Mannen</text:p>
          </table:table-cell>
          <table:table-cell office:value-type="float" office:value="279864" table:style-name="ce10">
            <text:p>2798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zenburg</text:p>
          </table:table-cell>
          <table:table-cell office:value-type="string" table:style-name="ce9">
            <text:p>Mannen</text:p>
          </table:table-cell>
          <table:table-cell office:value-type="float" office:value="7496" table:style-name="ce10">
            <text:p>74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zendaal</text:p>
          </table:table-cell>
          <table:table-cell office:value-type="string" table:style-name="ce9">
            <text:p>Mannen</text:p>
          </table:table-cell>
          <table:table-cell office:value-type="float" office:value="685" table:style-name="ce10">
            <text:p>6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ucphen</text:p>
          </table:table-cell>
          <table:table-cell office:value-type="string" table:style-name="ce9">
            <text:p>Mannen</text:p>
          </table:table-cell>
          <table:table-cell office:value-type="float" office:value="10215" table:style-name="ce10">
            <text:p>102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uinen</text:p>
          </table:table-cell>
          <table:table-cell office:value-type="string" table:style-name="ce9">
            <text:p>Mannen</text:p>
          </table:table-cell>
          <table:table-cell office:value-type="float" office:value="3404" table:style-name="ce10">
            <text:p>34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uinerwold</text:p>
          </table:table-cell>
          <table:table-cell office:value-type="string" table:style-name="ce9">
            <text:p>Mannen</text:p>
          </table:table-cell>
          <table:table-cell office:value-type="float" office:value="1773" table:style-name="ce10">
            <text:p>17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uurlo</text:p>
          </table:table-cell>
          <table:table-cell office:value-type="string" table:style-name="ce9">
            <text:p>Mannen</text:p>
          </table:table-cell>
          <table:table-cell office:value-type="float" office:value="3717" table:style-name="ce10">
            <text:p>37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uwi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as van Gent</text:p>
          </table:table-cell>
          <table:table-cell office:value-type="string" table:style-name="ce9">
            <text:p>Mannen</text:p>
          </table:table-cell>
          <table:table-cell office:value-type="float" office:value="4665" table:style-name="ce10">
            <text:p>46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assenheim</text:p>
          </table:table-cell>
          <table:table-cell office:value-type="string" table:style-name="ce9">
            <text:p>Mannen</text:p>
          </table:table-cell>
          <table:table-cell office:value-type="float" office:value="6233" table:style-name="ce10">
            <text:p>62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aesberg</text:p>
          </table:table-cell>
          <table:table-cell office:value-type="string" table:style-name="ce9">
            <text:p>Mannen</text:p>
          </table:table-cell>
          <table:table-cell office:value-type="float" office:value="8331" table:style-name="ce10">
            <text:p>83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agen</text:p>
          </table:table-cell>
          <table:table-cell office:value-type="string" table:style-name="ce9">
            <text:p>Mannen</text:p>
          </table:table-cell>
          <table:table-cell office:value-type="float" office:value="8493" table:style-name="ce10">
            <text:p>84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aijk</text:p>
          </table:table-cell>
          <table:table-cell office:value-type="string" table:style-name="ce9">
            <text:p>Mannen</text:p>
          </table:table-cell>
          <table:table-cell office:value-type="float" office:value="3625" table:style-name="ce10">
            <text:p>36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alkw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arst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emda</text:p>
          </table:table-cell>
          <table:table-cell office:value-type="string" table:style-name="ce9">
            <text:p>Mannen</text:p>
          </table:table-cell>
          <table:table-cell office:value-type="float" office:value="3904" table:style-name="ce10">
            <text:p>39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ellinkhou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lluinen</text:p>
          </table:table-cell>
          <table:table-cell office:value-type="string" table:style-name="ce9">
            <text:p>Mannen</text:p>
          </table:table-cell>
          <table:table-cell office:value-type="float" office:value="561" table:style-name="ce10">
            <text:p>5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ermer</text:p>
          </table:table-cell>
          <table:table-cell office:value-type="string" table:style-name="ce9">
            <text:p>Mannen</text:p>
          </table:table-cell>
          <table:table-cell office:value-type="float" office:value="2145" table:style-name="ce10">
            <text:p>21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ermerhor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rpeniss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rpenzeel</text:p>
          </table:table-cell>
          <table:table-cell office:value-type="string" table:style-name="ce9">
            <text:p>Mannen</text:p>
          </table:table-cell>
          <table:table-cell office:value-type="float" office:value="3957" table:style-name="ce10">
            <text:p>39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edam</text:p>
          </table:table-cell>
          <table:table-cell office:value-type="string" table:style-name="ce9">
            <text:p>Mannen</text:p>
          </table:table-cell>
          <table:table-cell office:value-type="float" office:value="36469" table:style-name="ce10">
            <text:p>364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ermonnikoog</text:p>
          </table:table-cell>
          <table:table-cell office:value-type="string" table:style-name="ce9">
            <text:p>Mannen</text:p>
          </table:table-cell>
          <table:table-cell office:value-type="float" office:value="430" table:style-name="ce10">
            <text:p>4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jndel</text:p>
          </table:table-cell>
          <table:table-cell office:value-type="string" table:style-name="ce9">
            <text:p>Mannen</text:p>
          </table:table-cell>
          <table:table-cell office:value-type="float" office:value="9913" table:style-name="ce10">
            <text:p>99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mmert</text:p>
          </table:table-cell>
          <table:table-cell office:value-type="string" table:style-name="ce9">
            <text:p>Mannen</text:p>
          </table:table-cell>
          <table:table-cell office:value-type="float" office:value="1798" table:style-name="ce10">
            <text:p>17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nnen</text:p>
          </table:table-cell>
          <table:table-cell office:value-type="string" table:style-name="ce9">
            <text:p>Mannen</text:p>
          </table:table-cell>
          <table:table-cell office:value-type="float" office:value="3155" table:style-name="ce10">
            <text:p>31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nveld</text:p>
          </table:table-cell>
          <table:table-cell office:value-type="string" table:style-name="ce9">
            <text:p>Mannen</text:p>
          </table:table-cell>
          <table:table-cell office:value-type="float" office:value="2426" table:style-name="ce10">
            <text:p>24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pluiden</text:p>
          </table:table-cell>
          <table:table-cell office:value-type="string" table:style-name="ce9">
            <text:p>Mannen</text:p>
          </table:table-cell>
          <table:table-cell office:value-type="float" office:value="3997" table:style-name="ce10">
            <text:p>39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oondij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oonebeek</text:p>
          </table:table-cell>
          <table:table-cell office:value-type="string" table:style-name="ce9">
            <text:p>Mannen</text:p>
          </table:table-cell>
          <table:table-cell office:value-type="float" office:value="3931" table:style-name="ce10">
            <text:p>39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oonhoven</text:p>
          </table:table-cell>
          <table:table-cell office:value-type="string" table:style-name="ce9">
            <text:p>Mannen</text:p>
          </table:table-cell>
          <table:table-cell office:value-type="float" office:value="5291" table:style-name="ce10">
            <text:p>52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oonrewoerd</text:p>
          </table:table-cell>
          <table:table-cell office:value-type="string" table:style-name="ce9">
            <text:p>Mannen</text:p>
          </table:table-cell>
          <table:table-cell office:value-type="float" office:value="727" table:style-name="ce10">
            <text:p>7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oorl</text:p>
          </table:table-cell>
          <table:table-cell office:value-type="string" table:style-name="ce9">
            <text:p>Mannen</text:p>
          </table:table-cell>
          <table:table-cell office:value-type="float" office:value="3293" table:style-name="ce10">
            <text:p>32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ouwen-Duive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erooskerke (Schouwen-Duivenland)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erooskerke (Walcheren)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evenum</text:p>
          </table:table-cell>
          <table:table-cell office:value-type="string" table:style-name="ce9">
            <text:p>Mannen</text:p>
          </table:table-cell>
          <table:table-cell office:value-type="float" office:value="3504" table:style-name="ce10">
            <text:p>35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jbekarsp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mpelveld</text:p>
          </table:table-cell>
          <table:table-cell office:value-type="string" table:style-name="ce9">
            <text:p>Mannen</text:p>
          </table:table-cell>
          <table:table-cell office:value-type="float" office:value="3306" table:style-name="ce10">
            <text:p>33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 Anthoni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Geertruid</text:p>
          </table:table-cell>
          <table:table-cell office:value-type="string" table:style-name="ce9">
            <text:p>Mannen</text:p>
          </table:table-cell>
          <table:table-cell office:value-type="float" office:value="769" table:style-name="ce10">
            <text:p>7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 Janste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Lauren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Maarten</text:p>
          </table:table-cell>
          <table:table-cell office:value-type="string" table:style-name="ce9">
            <text:p>Mannen</text:p>
          </table:table-cell>
          <table:table-cell office:value-type="float" office:value="1094" table:style-name="ce10">
            <text:p>10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 Odilienberg</text:p>
          </table:table-cell>
          <table:table-cell office:value-type="string" table:style-name="ce9">
            <text:p>Mannen</text:p>
          </table:table-cell>
          <table:table-cell office:value-type="float" office:value="1647" table:style-name="ce10">
            <text:p>16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 Pancras</text:p>
          </table:table-cell>
          <table:table-cell office:value-type="string" table:style-name="ce9">
            <text:p>Mannen</text:p>
          </table:table-cell>
          <table:table-cell office:value-type="float" office:value="2521" table:style-name="ce10">
            <text:p>25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 Philipsland</text:p>
          </table:table-cell>
          <table:table-cell office:value-type="string" table:style-name="ce9">
            <text:p>Mannen</text:p>
          </table:table-cell>
          <table:table-cell office:value-type="float" office:value="1132" table:style-name="ce10">
            <text:p>11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-Anna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-Maartens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-Michielsgestel</text:p>
          </table:table-cell>
          <table:table-cell office:value-type="string" table:style-name="ce9">
            <text:p>Mannen</text:p>
          </table:table-cell>
          <table:table-cell office:value-type="float" office:value="6037" table:style-name="ce10">
            <text:p>60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-Oedenrode</text:p>
          </table:table-cell>
          <table:table-cell office:value-type="string" table:style-name="ce9">
            <text:p>Mannen</text:p>
          </table:table-cell>
          <table:table-cell office:value-type="float" office:value="8009" table:style-name="ce10">
            <text:p>80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ttard</text:p>
          </table:table-cell>
          <table:table-cell office:value-type="string" table:style-name="ce9">
            <text:p>Mannen</text:p>
          </table:table-cell>
          <table:table-cell office:value-type="float" office:value="16342" table:style-name="ce10">
            <text:p>163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ttard-Gele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karsterlâ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leen</text:p>
          </table:table-cell>
          <table:table-cell office:value-type="string" table:style-name="ce9">
            <text:p>Mannen</text:p>
          </table:table-cell>
          <table:table-cell office:value-type="float" office:value="4344" table:style-name="ce10">
            <text:p>43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enaken</text:p>
          </table:table-cell>
          <table:table-cell office:value-type="string" table:style-name="ce9">
            <text:p>Mannen</text:p>
          </table:table-cell>
          <table:table-cell office:value-type="float" office:value="350" table:style-name="ce10">
            <text:p>3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iedrecht</text:p>
          </table:table-cell>
          <table:table-cell office:value-type="string" table:style-name="ce9">
            <text:p>Mannen</text:p>
          </table:table-cell>
          <table:table-cell office:value-type="float" office:value="11199" table:style-name="ce10">
            <text:p>111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ochteren</text:p>
          </table:table-cell>
          <table:table-cell office:value-type="string" table:style-name="ce9">
            <text:p>Mannen</text:p>
          </table:table-cell>
          <table:table-cell office:value-type="float" office:value="7136" table:style-name="ce10">
            <text:p>71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oten (F.)</text:p>
          </table:table-cell>
          <table:table-cell office:value-type="string" table:style-name="ce9">
            <text:p>Mannen</text:p>
          </table:table-cell>
          <table:table-cell office:value-type="float" office:value="327" table:style-name="ce10">
            <text:p>3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ui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luis (oud)</text:p>
          </table:table-cell>
          <table:table-cell office:value-type="string" table:style-name="ce9">
            <text:p>Mannen</text:p>
          </table:table-cell>
          <table:table-cell office:value-type="float" office:value="1487" table:style-name="ce10">
            <text:p>14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uis-Aardenbu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mallingerland</text:p>
          </table:table-cell>
          <table:table-cell office:value-type="string" table:style-name="ce9">
            <text:p>Mannen</text:p>
          </table:table-cell>
          <table:table-cell office:value-type="float" office:value="24172" table:style-name="ce10">
            <text:p>241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milde</text:p>
          </table:table-cell>
          <table:table-cell office:value-type="string" table:style-name="ce9">
            <text:p>Mannen</text:p>
          </table:table-cell>
          <table:table-cell office:value-type="float" office:value="4483" table:style-name="ce10">
            <text:p>44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neek</text:p>
          </table:table-cell>
          <table:table-cell office:value-type="string" table:style-name="ce9">
            <text:p>Mannen</text:p>
          </table:table-cell>
          <table:table-cell office:value-type="float" office:value="13930" table:style-name="ce10">
            <text:p>139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nelrewaard</text:p>
          </table:table-cell>
          <table:table-cell office:value-type="string" table:style-name="ce9">
            <text:p>Mannen</text:p>
          </table:table-cell>
          <table:table-cell office:value-type="float" office:value="416" table:style-name="ce10">
            <text:p>4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oest</text:p>
          </table:table-cell>
          <table:table-cell office:value-type="string" table:style-name="ce9">
            <text:p>Mannen</text:p>
          </table:table-cell>
          <table:table-cell office:value-type="float" office:value="19857" table:style-name="ce10">
            <text:p>198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omeren</text:p>
          </table:table-cell>
          <table:table-cell office:value-type="string" table:style-name="ce9">
            <text:p>Mannen</text:p>
          </table:table-cell>
          <table:table-cell office:value-type="float" office:value="8283" table:style-name="ce10">
            <text:p>82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ommels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on en Breugel</text:p>
          </table:table-cell>
          <table:table-cell office:value-type="string" table:style-name="ce9">
            <text:p>Mannen</text:p>
          </table:table-cell>
          <table:table-cell office:value-type="float" office:value="7478" table:style-name="ce10">
            <text:p>74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paubeek</text:p>
          </table:table-cell>
          <table:table-cell office:value-type="string" table:style-name="ce9">
            <text:p>Mannen</text:p>
          </table:table-cell>
          <table:table-cell office:value-type="float" office:value="1857" table:style-name="ce10">
            <text:p>18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pijkenisse</text:p>
          </table:table-cell>
          <table:table-cell office:value-type="string" table:style-name="ce9">
            <text:p>Mannen</text:p>
          </table:table-cell>
          <table:table-cell office:value-type="float" office:value="20791" table:style-name="ce10">
            <text:p>207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prang-Capelle</text:p>
          </table:table-cell>
          <table:table-cell office:value-type="string" table:style-name="ce9">
            <text:p>Mannen</text:p>
          </table:table-cell>
          <table:table-cell office:value-type="float" office:value="4150" table:style-name="ce10">
            <text:p>41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. Anthoni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ad aan 't Haringvlie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ad Delden</text:p>
          </table:table-cell>
          <table:table-cell office:value-type="string" table:style-name="ce9">
            <text:p>Mannen</text:p>
          </table:table-cell>
          <table:table-cell office:value-type="float" office:value="3449" table:style-name="ce10">
            <text:p>34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adskanaal</text:p>
          </table:table-cell>
          <table:table-cell office:value-type="string" table:style-name="ce9">
            <text:p>Mannen</text:p>
          </table:table-cell>
          <table:table-cell office:value-type="float" office:value="16912" table:style-name="ce10">
            <text:p>169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anddaarbuiten</text:p>
          </table:table-cell>
          <table:table-cell office:value-type="string" table:style-name="ce9">
            <text:p>Mannen</text:p>
          </table:table-cell>
          <table:table-cell office:value-type="float" office:value="1362" table:style-name="ce10">
            <text:p>13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aphorst</text:p>
          </table:table-cell>
          <table:table-cell office:value-type="string" table:style-name="ce9">
            <text:p>Mannen</text:p>
          </table:table-cell>
          <table:table-cell office:value-type="float" office:value="6389" table:style-name="ce10">
            <text:p>63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aveniss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avoren</text:p>
          </table:table-cell>
          <table:table-cell office:value-type="string" table:style-name="ce9">
            <text:p>Mannen</text:p>
          </table:table-cell>
          <table:table-cell office:value-type="float" office:value="507" table:style-name="ce10">
            <text:p>5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de Broec</text:p>
          </table:table-cell>
          <table:table-cell office:value-type="string" table:style-name="ce9">
            <text:p>Mannen</text:p>
          </table:table-cell>
          <table:table-cell office:value-type="float" office:value="9352" table:style-name="ce10">
            <text:p>93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dum</text:p>
          </table:table-cell>
          <table:table-cell office:value-type="string" table:style-name="ce9">
            <text:p>Mannen</text:p>
          </table:table-cell>
          <table:table-cell office:value-type="float" office:value="980" table:style-name="ce10">
            <text:p>9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enbergen</text:p>
          </table:table-cell>
          <table:table-cell office:value-type="string" table:style-name="ce9">
            <text:p>Mannen</text:p>
          </table:table-cell>
          <table:table-cell office:value-type="float" office:value="6876" table:style-name="ce10">
            <text:p>68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enbergen en Kruis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enderen</text:p>
          </table:table-cell>
          <table:table-cell office:value-type="string" table:style-name="ce9">
            <text:p>Mannen</text:p>
          </table:table-cell>
          <table:table-cell office:value-type="float" office:value="2347" table:style-name="ce10">
            <text:p>23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enwijk</text:p>
          </table:table-cell>
          <table:table-cell office:value-type="string" table:style-name="ce9">
            <text:p>Mannen</text:p>
          </table:table-cell>
          <table:table-cell office:value-type="float" office:value="10793" table:style-name="ce10">
            <text:p>107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enwijk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enwijkerwol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in (L.)</text:p>
          </table:table-cell>
          <table:table-cell office:value-type="string" table:style-name="ce9">
            <text:p>Mannen</text:p>
          </table:table-cell>
          <table:table-cell office:value-type="float" office:value="6625" table:style-name="ce10">
            <text:p>66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llend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vensweert</text:p>
          </table:table-cell>
          <table:table-cell office:value-type="string" table:style-name="ce9">
            <text:p>Mannen</text:p>
          </table:table-cell>
          <table:table-cell office:value-type="float" office:value="791" table:style-name="ce10">
            <text:p>7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ichtse Vech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iphout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olwijk</text:p>
          </table:table-cell>
          <table:table-cell office:value-type="string" table:style-name="ce9">
            <text:p>Mannen</text:p>
          </table:table-cell>
          <table:table-cell office:value-type="float" office:value="2162" table:style-name="ce10">
            <text:p>21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outenbu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ramproy</text:p>
          </table:table-cell>
          <table:table-cell office:value-type="string" table:style-name="ce9">
            <text:p>Mannen</text:p>
          </table:table-cell>
          <table:table-cell office:value-type="float" office:value="2500" table:style-name="ce10">
            <text:p>25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reefkerk</text:p>
          </table:table-cell>
          <table:table-cell office:value-type="string" table:style-name="ce9">
            <text:p>Mannen</text:p>
          </table:table-cell>
          <table:table-cell office:value-type="float" office:value="1230" table:style-name="ce10">
            <text:p>12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rijen</text:p>
          </table:table-cell>
          <table:table-cell office:value-type="string" table:style-name="ce9">
            <text:p>Mannen</text:p>
          </table:table-cell>
          <table:table-cell office:value-type="float" office:value="4149" table:style-name="ce10">
            <text:p>41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údwest-Fryslâ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usteren</text:p>
          </table:table-cell>
          <table:table-cell office:value-type="string" table:style-name="ce9">
            <text:p>Mannen</text:p>
          </table:table-cell>
          <table:table-cell office:value-type="float" office:value="3676" table:style-name="ce10">
            <text:p>36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walmen</text:p>
          </table:table-cell>
          <table:table-cell office:value-type="string" table:style-name="ce9">
            <text:p>Mannen</text:p>
          </table:table-cell>
          <table:table-cell office:value-type="float" office:value="4405" table:style-name="ce10">
            <text:p>44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gelen</text:p>
          </table:table-cell>
          <table:table-cell office:value-type="string" table:style-name="ce9">
            <text:p>Mannen</text:p>
          </table:table-cell>
          <table:table-cell office:value-type="float" office:value="8878" table:style-name="ce10">
            <text:p>88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rheijden</text:p>
          </table:table-cell>
          <table:table-cell office:value-type="string" table:style-name="ce9">
            <text:p>Mannen</text:p>
          </table:table-cell>
          <table:table-cell office:value-type="float" office:value="4198" table:style-name="ce10">
            <text:p>41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rmunten</text:p>
          </table:table-cell>
          <table:table-cell office:value-type="string" table:style-name="ce9">
            <text:p>Mannen</text:p>
          </table:table-cell>
          <table:table-cell office:value-type="float" office:value="2241" table:style-name="ce10">
            <text:p>22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rneuzen</text:p>
          </table:table-cell>
          <table:table-cell office:value-type="string" table:style-name="ce9">
            <text:p>Mannen</text:p>
          </table:table-cell>
          <table:table-cell office:value-type="float" office:value="17829" table:style-name="ce10">
            <text:p>178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rschelling</text:p>
          </table:table-cell>
          <table:table-cell office:value-type="string" table:style-name="ce9">
            <text:p>Mannen</text:p>
          </table:table-cell>
          <table:table-cell office:value-type="float" office:value="2331" table:style-name="ce10">
            <text:p>23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teringen</text:p>
          </table:table-cell>
          <table:table-cell office:value-type="string" table:style-name="ce9">
            <text:p>Mannen</text:p>
          </table:table-cell>
          <table:table-cell office:value-type="float" office:value="2789" table:style-name="ce10">
            <text:p>27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xel</text:p>
          </table:table-cell>
          <table:table-cell office:value-type="string" table:style-name="ce9">
            <text:p>Mannen</text:p>
          </table:table-cell>
          <table:table-cell office:value-type="float" office:value="6306" table:style-name="ce10">
            <text:p>63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yling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holen</text:p>
          </table:table-cell>
          <table:table-cell office:value-type="string" table:style-name="ce9">
            <text:p>Mannen</text:p>
          </table:table-cell>
          <table:table-cell office:value-type="float" office:value="9263" table:style-name="ce10">
            <text:p>92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horn</text:p>
          </table:table-cell>
          <table:table-cell office:value-type="string" table:style-name="ce9">
            <text:p>Mannen</text:p>
          </table:table-cell>
          <table:table-cell office:value-type="float" office:value="1274" table:style-name="ce10">
            <text:p>12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iel</text:p>
          </table:table-cell>
          <table:table-cell office:value-type="string" table:style-name="ce9">
            <text:p>Mannen</text:p>
          </table:table-cell>
          <table:table-cell office:value-type="float" office:value="14425" table:style-name="ce10">
            <text:p>144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ienhoven (ZH.)</text:p>
          </table:table-cell>
          <table:table-cell office:value-type="string" table:style-name="ce9">
            <text:p>Mannen</text:p>
          </table:table-cell>
          <table:table-cell office:value-type="float" office:value="242" table:style-name="ce10">
            <text:p>2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ietjerksteradeel</text:p>
          </table:table-cell>
          <table:table-cell office:value-type="string" table:style-name="ce9">
            <text:p>Mannen</text:p>
          </table:table-cell>
          <table:table-cell office:value-type="float" office:value="14838" table:style-name="ce10">
            <text:p>148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ilburg</text:p>
          </table:table-cell>
          <table:table-cell office:value-type="string" table:style-name="ce9">
            <text:p>Mannen</text:p>
          </table:table-cell>
          <table:table-cell office:value-type="float" office:value="76283" table:style-name="ce10">
            <text:p>762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ubbergen</text:p>
          </table:table-cell>
          <table:table-cell office:value-type="string" table:style-name="ce9">
            <text:p>Mannen</text:p>
          </table:table-cell>
          <table:table-cell office:value-type="float" office:value="8929" table:style-name="ce10">
            <text:p>89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udderen (Drostambt)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ull en 't Waa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wenter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wis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ynaarlo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ytsjerksteradi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bach over Worms</text:p>
          </table:table-cell>
          <table:table-cell office:value-type="string" table:style-name="ce9">
            <text:p>Mannen</text:p>
          </table:table-cell>
          <table:table-cell office:value-type="float" office:value="6022" table:style-name="ce10">
            <text:p>60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bbergen</text:p>
          </table:table-cell>
          <table:table-cell office:value-type="string" table:style-name="ce9">
            <text:p>Mannen</text:p>
          </table:table-cell>
          <table:table-cell office:value-type="float" office:value="5152" table:style-name="ce10">
            <text:p>51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den</text:p>
          </table:table-cell>
          <table:table-cell office:value-type="string" table:style-name="ce9">
            <text:p>Mannen</text:p>
          </table:table-cell>
          <table:table-cell office:value-type="float" office:value="16755" table:style-name="ce10">
            <text:p>167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denhout</text:p>
          </table:table-cell>
          <table:table-cell office:value-type="string" table:style-name="ce9">
            <text:p>Mannen</text:p>
          </table:table-cell>
          <table:table-cell office:value-type="float" office:value="4425" table:style-name="ce10">
            <text:p>44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itgeest</text:p>
          </table:table-cell>
          <table:table-cell office:value-type="string" table:style-name="ce9">
            <text:p>Mannen</text:p>
          </table:table-cell>
          <table:table-cell office:value-type="float" office:value="4927" table:style-name="ce10">
            <text:p>49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ithoorn</text:p>
          </table:table-cell>
          <table:table-cell office:value-type="string" table:style-name="ce9">
            <text:p>Mannen</text:p>
          </table:table-cell>
          <table:table-cell office:value-type="float" office:value="11498" table:style-name="ce10">
            <text:p>114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ithuiz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ithuizermee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lestraten</text:p>
          </table:table-cell>
          <table:table-cell office:value-type="string" table:style-name="ce9">
            <text:p>Mannen</text:p>
          </table:table-cell>
          <table:table-cell office:value-type="float" office:value="1980" table:style-name="ce10">
            <text:p>19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lrum</text:p>
          </table:table-cell>
          <table:table-cell office:value-type="string" table:style-name="ce9">
            <text:p>Mannen</text:p>
          </table:table-cell>
          <table:table-cell office:value-type="float" office:value="1867" table:style-name="ce10">
            <text:p>18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rk</text:p>
          </table:table-cell>
          <table:table-cell office:value-type="string" table:style-name="ce9">
            <text:p>Mannen</text:p>
          </table:table-cell>
          <table:table-cell office:value-type="float" office:value="5355" table:style-name="ce10">
            <text:p>53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rmond</text:p>
          </table:table-cell>
          <table:table-cell office:value-type="string" table:style-name="ce9">
            <text:p>Mannen</text:p>
          </table:table-cell>
          <table:table-cell office:value-type="float" office:value="2544" table:style-name="ce10">
            <text:p>25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rse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squert</text:p>
          </table:table-cell>
          <table:table-cell office:value-type="string" table:style-name="ce9">
            <text:p>Mannen</text:p>
          </table:table-cell>
          <table:table-cell office:value-type="float" office:value="824" table:style-name="ce10">
            <text:p>8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tingeradeel</text:p>
          </table:table-cell>
          <table:table-cell office:value-type="string" table:style-name="ce9">
            <text:p>Mannen</text:p>
          </table:table-cell>
          <table:table-cell office:value-type="float" office:value="2731" table:style-name="ce10">
            <text:p>27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trecht (gemeente)</text:p>
          </table:table-cell>
          <table:table-cell office:value-type="string" table:style-name="ce9">
            <text:p>Mannen</text:p>
          </table:table-cell>
          <table:table-cell office:value-type="float" office:value="114692" table:style-name="ce10">
            <text:p>1146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trechtse Heuvelru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aals</text:p>
          </table:table-cell>
          <table:table-cell office:value-type="string" table:style-name="ce9">
            <text:p>Mannen</text:p>
          </table:table-cell>
          <table:table-cell office:value-type="float" office:value="5336" table:style-name="ce10">
            <text:p>53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lburg</text:p>
          </table:table-cell>
          <table:table-cell office:value-type="string" table:style-name="ce9">
            <text:p>Mannen</text:p>
          </table:table-cell>
          <table:table-cell office:value-type="float" office:value="5676" table:style-name="ce10">
            <text:p>56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lkenburg (ZH.)</text:p>
          </table:table-cell>
          <table:table-cell office:value-type="string" table:style-name="ce9">
            <text:p>Mannen</text:p>
          </table:table-cell>
          <table:table-cell office:value-type="float" office:value="1512" table:style-name="ce10">
            <text:p>15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lkenburg aan de Geu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alkenburg-Houthem</text:p>
          </table:table-cell>
          <table:table-cell office:value-type="string" table:style-name="ce9">
            <text:p>Mannen</text:p>
          </table:table-cell>
          <table:table-cell office:value-type="float" office:value="6132" table:style-name="ce10">
            <text:p>61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lkenisse</text:p>
          </table:table-cell>
          <table:table-cell office:value-type="string" table:style-name="ce9">
            <text:p>Mannen</text:p>
          </table:table-cell>
          <table:table-cell office:value-type="float" office:value="2966" table:style-name="ce10">
            <text:p>29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lkenswaard</text:p>
          </table:table-cell>
          <table:table-cell office:value-type="string" table:style-name="ce9">
            <text:p>Mannen</text:p>
          </table:table-cell>
          <table:table-cell office:value-type="float" office:value="13844" table:style-name="ce10">
            <text:p>138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ri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e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eendam</text:p>
          </table:table-cell>
          <table:table-cell office:value-type="string" table:style-name="ce9">
            <text:p>Mannen</text:p>
          </table:table-cell>
          <table:table-cell office:value-type="float" office:value="14069" table:style-name="ce10">
            <text:p>140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enendaal</text:p>
          </table:table-cell>
          <table:table-cell office:value-type="string" table:style-name="ce9">
            <text:p>Mannen</text:p>
          </table:table-cell>
          <table:table-cell office:value-type="float" office:value="20092" table:style-name="ce10">
            <text:p>200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ere</text:p>
          </table:table-cell>
          <table:table-cell office:value-type="string" table:style-name="ce9">
            <text:p>Mannen</text:p>
          </table:table-cell>
          <table:table-cell office:value-type="float" office:value="2298" table:style-name="ce10">
            <text:p>22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ghel</text:p>
          </table:table-cell>
          <table:table-cell office:value-type="string" table:style-name="ce9">
            <text:p>Mannen</text:p>
          </table:table-cell>
          <table:table-cell office:value-type="float" office:value="12237" table:style-name="ce10">
            <text:p>122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ldhoven</text:p>
          </table:table-cell>
          <table:table-cell office:value-type="string" table:style-name="ce9">
            <text:p>Mannen</text:p>
          </table:table-cell>
          <table:table-cell office:value-type="float" office:value="17341" table:style-name="ce10">
            <text:p>173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lsen</text:p>
          </table:table-cell>
          <table:table-cell office:value-type="string" table:style-name="ce9">
            <text:p>Mannen</text:p>
          </table:table-cell>
          <table:table-cell office:value-type="float" office:value="29728" table:style-name="ce10">
            <text:p>297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nhuizen</text:p>
          </table:table-cell>
          <table:table-cell office:value-type="string" table:style-name="ce9">
            <text:p>Mannen</text:p>
          </table:table-cell>
          <table:table-cell office:value-type="float" office:value="3589" table:style-name="ce10">
            <text:p>35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nlo</text:p>
          </table:table-cell>
          <table:table-cell office:value-type="string" table:style-name="ce9">
            <text:p>Mannen</text:p>
          </table:table-cell>
          <table:table-cell office:value-type="float" office:value="30965" table:style-name="ce10">
            <text:p>309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nray</text:p>
          </table:table-cell>
          <table:table-cell office:value-type="string" table:style-name="ce9">
            <text:p>Mannen</text:p>
          </table:table-cell>
          <table:table-cell office:value-type="float" office:value="16728" table:style-name="ce10">
            <text:p>167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ssem, Wintelre en Knegsel</text:p>
          </table:table-cell>
          <table:table-cell office:value-type="string" table:style-name="ce9">
            <text:p>Mannen</text:p>
          </table:table-cell>
          <table:table-cell office:value-type="float" office:value="2442" table:style-name="ce10">
            <text:p>24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ianen</text:p>
          </table:table-cell>
          <table:table-cell office:value-type="string" table:style-name="ce9">
            <text:p>Mannen</text:p>
          </table:table-cell>
          <table:table-cell office:value-type="float" office:value="7386" table:style-name="ce10">
            <text:p>73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ierlingsbeek</text:p>
          </table:table-cell>
          <table:table-cell office:value-type="string" table:style-name="ce9">
            <text:p>Mannen</text:p>
          </table:table-cell>
          <table:table-cell office:value-type="float" office:value="4121" table:style-name="ce10">
            <text:p>41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ierpolder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inkeveen en Waverveen</text:p>
          </table:table-cell>
          <table:table-cell office:value-type="string" table:style-name="ce9">
            <text:p>Mannen</text:p>
          </table:table-cell>
          <table:table-cell office:value-type="float" office:value="4357" table:style-name="ce10">
            <text:p>43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aardingen</text:p>
          </table:table-cell>
          <table:table-cell office:value-type="string" table:style-name="ce9">
            <text:p>Mannen</text:p>
          </table:table-cell>
          <table:table-cell office:value-type="float" office:value="39102" table:style-name="ce10">
            <text:p>391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agtwedde</text:p>
          </table:table-cell>
          <table:table-cell office:value-type="string" table:style-name="ce9">
            <text:p>Mannen</text:p>
          </table:table-cell>
          <table:table-cell office:value-type="float" office:value="8338" table:style-name="ce10">
            <text:p>83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edder</text:p>
          </table:table-cell>
          <table:table-cell office:value-type="string" table:style-name="ce9">
            <text:p>Mannen</text:p>
          </table:table-cell>
          <table:table-cell office:value-type="float" office:value="1733" table:style-name="ce10">
            <text:p>17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euten-De Meern</text:p>
          </table:table-cell>
          <table:table-cell office:value-type="string" table:style-name="ce9">
            <text:p>Mannen</text:p>
          </table:table-cell>
          <table:table-cell office:value-type="float" office:value="8149" table:style-name="ce10">
            <text:p>81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ieland</text:p>
          </table:table-cell>
          <table:table-cell office:value-type="string" table:style-name="ce9">
            <text:p>Mannen</text:p>
          </table:table-cell>
          <table:table-cell office:value-type="float" office:value="535" table:style-name="ce10">
            <text:p>5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ijmen</text:p>
          </table:table-cell>
          <table:table-cell office:value-type="string" table:style-name="ce9">
            <text:p>Mannen</text:p>
          </table:table-cell>
          <table:table-cell office:value-type="float" office:value="7103" table:style-name="ce10">
            <text:p>71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issingen</text:p>
          </table:table-cell>
          <table:table-cell office:value-type="string" table:style-name="ce9">
            <text:p>Mannen</text:p>
          </table:table-cell>
          <table:table-cell office:value-type="float" office:value="23221" table:style-name="ce10">
            <text:p>232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ist</text:p>
          </table:table-cell>
          <table:table-cell office:value-type="string" table:style-name="ce9">
            <text:p>Mannen</text:p>
          </table:table-cell>
          <table:table-cell office:value-type="float" office:value="330" table:style-name="ce10">
            <text:p>3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odrop</text:p>
          </table:table-cell>
          <table:table-cell office:value-type="string" table:style-name="ce9">
            <text:p>Mannen</text:p>
          </table:table-cell>
          <table:table-cell office:value-type="float" office:value="1130" table:style-name="ce10">
            <text:p>11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erendaal</text:p>
          </table:table-cell>
          <table:table-cell office:value-type="string" table:style-name="ce9">
            <text:p>Mannen</text:p>
          </table:table-cell>
          <table:table-cell office:value-type="float" office:value="4387" table:style-name="ce10">
            <text:p>43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gelwaar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ollenhov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oorburg</text:p>
          </table:table-cell>
          <table:table-cell office:value-type="string" table:style-name="ce9">
            <text:p>Mannen</text:p>
          </table:table-cell>
          <table:table-cell office:value-type="float" office:value="20652" table:style-name="ce10">
            <text:p>206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orhout</text:p>
          </table:table-cell>
          <table:table-cell office:value-type="string" table:style-name="ce9">
            <text:p>Mannen</text:p>
          </table:table-cell>
          <table:table-cell office:value-type="float" office:value="3510" table:style-name="ce10">
            <text:p>35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orschoten</text:p>
          </table:table-cell>
          <table:table-cell office:value-type="string" table:style-name="ce9">
            <text:p>Mannen</text:p>
          </table:table-cell>
          <table:table-cell office:value-type="float" office:value="10519" table:style-name="ce10">
            <text:p>105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orst</text:p>
          </table:table-cell>
          <table:table-cell office:value-type="string" table:style-name="ce9">
            <text:p>Mannen</text:p>
          </table:table-cell>
          <table:table-cell office:value-type="float" office:value="11933" table:style-name="ce10">
            <text:p>119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rden</text:p>
          </table:table-cell>
          <table:table-cell office:value-type="string" table:style-name="ce9">
            <text:p>Mannen</text:p>
          </table:table-cell>
          <table:table-cell office:value-type="float" office:value="3675" table:style-name="ce10">
            <text:p>36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ree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reesw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ries</text:p>
          </table:table-cell>
          <table:table-cell office:value-type="string" table:style-name="ce9">
            <text:p>Mannen</text:p>
          </table:table-cell>
          <table:table-cell office:value-type="float" office:value="4804" table:style-name="ce10">
            <text:p>48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riezenveen</text:p>
          </table:table-cell>
          <table:table-cell office:value-type="string" table:style-name="ce9">
            <text:p>Mannen</text:p>
          </table:table-cell>
          <table:table-cell office:value-type="float" office:value="8598" table:style-name="ce10">
            <text:p>85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rouwenpold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ught</text:p>
          </table:table-cell>
          <table:table-cell office:value-type="string" table:style-name="ce9">
            <text:p>Mannen</text:p>
          </table:table-cell>
          <table:table-cell office:value-type="float" office:value="11481" table:style-name="ce10">
            <text:p>114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uren</text:p>
          </table:table-cell>
          <table:table-cell office:value-type="string" table:style-name="ce9">
            <text:p>Mannen</text:p>
          </table:table-cell>
          <table:table-cell office:value-type="float" office:value="1452" table:style-name="ce10">
            <text:p>14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alre</text:p>
          </table:table-cell>
          <table:table-cell office:value-type="string" table:style-name="ce9">
            <text:p>Mannen</text:p>
          </table:table-cell>
          <table:table-cell office:value-type="float" office:value="7160" table:style-name="ce10">
            <text:p>71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alwijk</text:p>
          </table:table-cell>
          <table:table-cell office:value-type="string" table:style-name="ce9">
            <text:p>Mannen</text:p>
          </table:table-cell>
          <table:table-cell office:value-type="float" office:value="14326" table:style-name="ce10">
            <text:p>143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ar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ardenbu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ard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ddinxveen</text:p>
          </table:table-cell>
          <table:table-cell office:value-type="string" table:style-name="ce9">
            <text:p>Mannen</text:p>
          </table:table-cell>
          <table:table-cell office:value-type="float" office:value="10978" table:style-name="ce10">
            <text:p>109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geningen</text:p>
          </table:table-cell>
          <table:table-cell office:value-type="string" table:style-name="ce9">
            <text:p>Mannen</text:p>
          </table:table-cell>
          <table:table-cell office:value-type="float" office:value="15713" table:style-name="ce10">
            <text:p>157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mel</text:p>
          </table:table-cell>
          <table:table-cell office:value-type="string" table:style-name="ce9">
            <text:p>Mannen</text:p>
          </table:table-cell>
          <table:table-cell office:value-type="float" office:value="4760" table:style-name="ce10">
            <text:p>47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nneperve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nroij</text:p>
          </table:table-cell>
          <table:table-cell office:value-type="string" table:style-name="ce9">
            <text:p>Mannen</text:p>
          </table:table-cell>
          <table:table-cell office:value-type="float" office:value="2402" table:style-name="ce10">
            <text:p>24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nssu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rd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rffum</text:p>
          </table:table-cell>
          <table:table-cell office:value-type="string" table:style-name="ce9">
            <text:p>Mannen</text:p>
          </table:table-cell>
          <table:table-cell office:value-type="float" office:value="1209" table:style-name="ce10">
            <text:p>12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rmenhuizen</text:p>
          </table:table-cell>
          <table:table-cell office:value-type="string" table:style-name="ce9">
            <text:p>Mannen</text:p>
          </table:table-cell>
          <table:table-cell office:value-type="float" office:value="2125" table:style-name="ce10">
            <text:p>21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rmond</text:p>
          </table:table-cell>
          <table:table-cell office:value-type="string" table:style-name="ce9">
            <text:p>Mannen</text:p>
          </table:table-cell>
          <table:table-cell office:value-type="float" office:value="2403" table:style-name="ce10">
            <text:p>24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rnsveld</text:p>
          </table:table-cell>
          <table:table-cell office:value-type="string" table:style-name="ce9">
            <text:p>Mannen</text:p>
          </table:table-cell>
          <table:table-cell office:value-type="float" office:value="3861" table:style-name="ce10">
            <text:p>38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spik</text:p>
          </table:table-cell>
          <table:table-cell office:value-type="string" table:style-name="ce9">
            <text:p>Mannen</text:p>
          </table:table-cell>
          <table:table-cell office:value-type="float" office:value="2251" table:style-name="ce10">
            <text:p>22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ssenaar</text:p>
          </table:table-cell>
          <table:table-cell office:value-type="string" table:style-name="ce9">
            <text:p>Mannen</text:p>
          </table:table-cell>
          <table:table-cell office:value-type="float" office:value="12950" table:style-name="ce10">
            <text:p>129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teringen</text:p>
          </table:table-cell>
          <table:table-cell office:value-type="string" table:style-name="ce9">
            <text:p>Mannen</text:p>
          </table:table-cell>
          <table:table-cell office:value-type="float" office:value="7057" table:style-name="ce10">
            <text:p>70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t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terlandkerkj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d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erselo</text:p>
          </table:table-cell>
          <table:table-cell office:value-type="string" table:style-name="ce9">
            <text:p>Mannen</text:p>
          </table:table-cell>
          <table:table-cell office:value-type="float" office:value="4435" table:style-name="ce10">
            <text:p>44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ert</text:p>
          </table:table-cell>
          <table:table-cell office:value-type="string" table:style-name="ce9">
            <text:p>Mannen</text:p>
          </table:table-cell>
          <table:table-cell office:value-type="float" office:value="19579" table:style-name="ce10">
            <text:p>195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esp</text:p>
          </table:table-cell>
          <table:table-cell office:value-type="string" table:style-name="ce9">
            <text:p>Mannen</text:p>
          </table:table-cell>
          <table:table-cell office:value-type="float" office:value="8339" table:style-name="ce10">
            <text:p>83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esperkarsp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hl</text:p>
          </table:table-cell>
          <table:table-cell office:value-type="string" table:style-name="ce9">
            <text:p>Mannen</text:p>
          </table:table-cell>
          <table:table-cell office:value-type="float" office:value="3208" table:style-name="ce10">
            <text:p>32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melding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rkendam</text:p>
          </table:table-cell>
          <table:table-cell office:value-type="string" table:style-name="ce9">
            <text:p>Mannen</text:p>
          </table:table-cell>
          <table:table-cell office:value-type="float" office:value="8527" table:style-name="ce10">
            <text:p>85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rkhov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rvershoof</text:p>
          </table:table-cell>
          <table:table-cell office:value-type="string" table:style-name="ce9">
            <text:p>Mannen</text:p>
          </table:table-cell>
          <table:table-cell office:value-type="float" office:value="3767" table:style-name="ce10">
            <text:p>37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sem</text:p>
          </table:table-cell>
          <table:table-cell office:value-type="string" table:style-name="ce9">
            <text:p>Mannen</text:p>
          </table:table-cell>
          <table:table-cell office:value-type="float" office:value="1105" table:style-name="ce10">
            <text:p>11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 Maas en Waa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dongeradeel</text:p>
          </table:table-cell>
          <table:table-cell office:value-type="string" table:style-name="ce9">
            <text:p>Mannen</text:p>
          </table:table-cell>
          <table:table-cell office:value-type="float" office:value="3190" table:style-name="ce10">
            <text:p>31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dorp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erbork</text:p>
          </table:table-cell>
          <table:table-cell office:value-type="string" table:style-name="ce9">
            <text:p>Mannen</text:p>
          </table:table-cell>
          <table:table-cell office:value-type="float" office:value="3869" table:style-name="ce10">
            <text:p>38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erhoven</text:p>
          </table:table-cell>
          <table:table-cell office:value-type="string" table:style-name="ce9">
            <text:p>Mannen</text:p>
          </table:table-cell>
          <table:table-cell office:value-type="float" office:value="872" table:style-name="ce10">
            <text:p>8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er-Koggenland</text:p>
          </table:table-cell>
          <table:table-cell office:value-type="string" table:style-name="ce9">
            <text:p>Mannen</text:p>
          </table:table-cell>
          <table:table-cell office:value-type="float" office:value="6474" table:style-name="ce10">
            <text:p>64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erschouwen</text:p>
          </table:table-cell>
          <table:table-cell office:value-type="string" table:style-name="ce9">
            <text:p>Mannen</text:p>
          </table:table-cell>
          <table:table-cell office:value-type="float" office:value="2487" table:style-name="ce10">
            <text:p>24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ervel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ervoort</text:p>
          </table:table-cell>
          <table:table-cell office:value-type="string" table:style-name="ce9">
            <text:p>Mannen</text:p>
          </table:table-cell>
          <table:table-cell office:value-type="float" office:value="3964" table:style-name="ce10">
            <text:p>39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kapelle</text:p>
          </table:table-cell>
          <table:table-cell office:value-type="string" table:style-name="ce9">
            <text:p>Mannen</text:p>
          </table:table-cell>
          <table:table-cell office:value-type="float" office:value="1322" table:style-name="ce10">
            <text:p>13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maas</text:p>
          </table:table-cell>
          <table:table-cell office:value-type="string" table:style-name="ce9">
            <text:p>Mannen</text:p>
          </table:table-cell>
          <table:table-cell office:value-type="float" office:value="1100" table:style-name="ce10">
            <text:p>11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stellingwerf</text:p>
          </table:table-cell>
          <table:table-cell office:value-type="string" table:style-name="ce9">
            <text:p>Mannen</text:p>
          </table:table-cell>
          <table:table-cell office:value-type="float" office:value="12210" table:style-name="ce10">
            <text:p>122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voorne</text:p>
          </table:table-cell>
          <table:table-cell office:value-type="string" table:style-name="ce9">
            <text:p>Mannen</text:p>
          </table:table-cell>
          <table:table-cell office:value-type="float" office:value="6469" table:style-name="ce10">
            <text:p>64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wou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zaa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erden</text:p>
          </table:table-cell>
          <table:table-cell office:value-type="string" table:style-name="ce9">
            <text:p>Mannen</text:p>
          </table:table-cell>
          <table:table-cell office:value-type="float" office:value="10785" table:style-name="ce10">
            <text:p>107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eringen</text:p>
          </table:table-cell>
          <table:table-cell office:value-type="string" table:style-name="ce9">
            <text:p>Mannen</text:p>
          </table:table-cell>
          <table:table-cell office:value-type="float" office:value="4084" table:style-name="ce10">
            <text:p>40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eringermeer</text:p>
          </table:table-cell>
          <table:table-cell office:value-type="string" table:style-name="ce9">
            <text:p>Mannen</text:p>
          </table:table-cell>
          <table:table-cell office:value-type="float" office:value="6149" table:style-name="ce10">
            <text:p>61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eringerwaar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chen</text:p>
          </table:table-cell>
          <table:table-cell office:value-type="string" table:style-name="ce9">
            <text:p>Mannen</text:p>
          </table:table-cell>
          <table:table-cell office:value-type="float" office:value="12273" table:style-name="ce10">
            <text:p>122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demer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dene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dewormer</text:p>
          </table:table-cell>
          <table:table-cell office:value-type="string" table:style-name="ce9">
            <text:p>Mannen</text:p>
          </table:table-cell>
          <table:table-cell office:value-type="float" office:value="689" table:style-name="ce10">
            <text:p>6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he</text:p>
          </table:table-cell>
          <table:table-cell office:value-type="string" table:style-name="ce9">
            <text:p>Mannen</text:p>
          </table:table-cell>
          <table:table-cell office:value-type="float" office:value="3788" table:style-name="ce10">
            <text:p>37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Wijk</text:p>
          </table:table-cell>
          <table:table-cell office:value-type="string" table:style-name="ce9">
            <text:p>Mannen</text:p>
          </table:table-cell>
          <table:table-cell office:value-type="float" office:value="2435" table:style-name="ce10">
            <text:p>24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k bij Duurstede</text:p>
          </table:table-cell>
          <table:table-cell office:value-type="string" table:style-name="ce9">
            <text:p>Mannen</text:p>
          </table:table-cell>
          <table:table-cell office:value-type="float" office:value="5477" table:style-name="ce10">
            <text:p>54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k en Aalbur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lre</text:p>
          </table:table-cell>
          <table:table-cell office:value-type="string" table:style-name="ce9">
            <text:p>Mannen</text:p>
          </table:table-cell>
          <table:table-cell office:value-type="float" office:value="1860" table:style-name="ce10">
            <text:p>18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nandsrade</text:p>
          </table:table-cell>
          <table:table-cell office:value-type="string" table:style-name="ce9">
            <text:p>Mannen</text:p>
          </table:table-cell>
          <table:table-cell office:value-type="float" office:value="881" table:style-name="ce10">
            <text:p>8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ngaarden</text:p>
          </table:table-cell>
          <table:table-cell office:value-type="string" table:style-name="ce9">
            <text:p>Mannen</text:p>
          </table:table-cell>
          <table:table-cell office:value-type="float" office:value="346" table:style-name="ce10">
            <text:p>3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ldervan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llemstad</text:p>
          </table:table-cell>
          <table:table-cell office:value-type="string" table:style-name="ce9">
            <text:p>Mannen</text:p>
          </table:table-cell>
          <table:table-cell office:value-type="float" office:value="1636" table:style-name="ce10">
            <text:p>16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lleskop</text:p>
          </table:table-cell>
          <table:table-cell office:value-type="string" table:style-name="ce9">
            <text:p>Mannen</text:p>
          </table:table-cell>
          <table:table-cell office:value-type="float" office:value="530" table:style-name="ce10">
            <text:p>5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lnis</text:p>
          </table:table-cell>
          <table:table-cell office:value-type="string" table:style-name="ce9">
            <text:p>Mannen</text:p>
          </table:table-cell>
          <table:table-cell office:value-type="float" office:value="2818" table:style-name="ce10">
            <text:p>28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nk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nschoten</text:p>
          </table:table-cell>
          <table:table-cell office:value-type="string" table:style-name="ce9">
            <text:p>Mannen</text:p>
          </table:table-cell>
          <table:table-cell office:value-type="float" office:value="10160" table:style-name="ce10">
            <text:p>101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nsum</text:p>
          </table:table-cell>
          <table:table-cell office:value-type="string" table:style-name="ce9">
            <text:p>Mannen</text:p>
          </table:table-cell>
          <table:table-cell office:value-type="float" office:value="2881" table:style-name="ce10">
            <text:p>28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nterswijk</text:p>
          </table:table-cell>
          <table:table-cell office:value-type="string" table:style-name="ce9">
            <text:p>Mannen</text:p>
          </table:table-cell>
          <table:table-cell office:value-type="float" office:value="13768" table:style-name="ce10">
            <text:p>137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sch</text:p>
          </table:table-cell>
          <table:table-cell office:value-type="string" table:style-name="ce9">
            <text:p>Mannen</text:p>
          </table:table-cell>
          <table:table-cell office:value-type="float" office:value="9959" table:style-name="ce10">
            <text:p>99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ssenkerke</text:p>
          </table:table-cell>
          <table:table-cell office:value-type="string" table:style-name="ce9">
            <text:p>Mannen</text:p>
          </table:table-cell>
          <table:table-cell office:value-type="float" office:value="1596" table:style-name="ce10">
            <text:p>15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ttem</text:p>
          </table:table-cell>
          <table:table-cell office:value-type="string" table:style-name="ce9">
            <text:p>Mannen</text:p>
          </table:table-cell>
          <table:table-cell office:value-type="float" office:value="3640" table:style-name="ce10">
            <text:p>36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ensdrecht</text:p>
          </table:table-cell>
          <table:table-cell office:value-type="string" table:style-name="ce9">
            <text:p>Mannen</text:p>
          </table:table-cell>
          <table:table-cell office:value-type="float" office:value="5043" table:style-name="ce10">
            <text:p>50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erden</text:p>
          </table:table-cell>
          <table:table-cell office:value-type="string" table:style-name="ce9">
            <text:p>Mannen</text:p>
          </table:table-cell>
          <table:table-cell office:value-type="float" office:value="11901" table:style-name="ce10">
            <text:p>119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gnum</text:p>
          </table:table-cell>
          <table:table-cell office:value-type="string" table:style-name="ce9">
            <text:p>Mannen</text:p>
          </table:table-cell>
          <table:table-cell office:value-type="float" office:value="3435" table:style-name="ce10">
            <text:p>34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Wold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lphaarts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nseradeel</text:p>
          </table:table-cell>
          <table:table-cell office:value-type="string" table:style-name="ce9">
            <text:p>Mannen</text:p>
          </table:table-cell>
          <table:table-cell office:value-type="float" office:value="6080" table:style-name="ce10">
            <text:p>60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rkum</text:p>
          </table:table-cell>
          <table:table-cell office:value-type="string" table:style-name="ce9">
            <text:p>Mannen</text:p>
          </table:table-cell>
          <table:table-cell office:value-type="float" office:value="2211" table:style-name="ce10">
            <text:p>22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rmer</text:p>
          </table:table-cell>
          <table:table-cell office:value-type="string" table:style-name="ce9">
            <text:p>Mannen</text:p>
          </table:table-cell>
          <table:table-cell office:value-type="float" office:value="5676" table:style-name="ce10">
            <text:p>56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rm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rmerve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ubrugge</text:p>
          </table:table-cell>
          <table:table-cell office:value-type="string" table:style-name="ce9">
            <text:p>Mannen</text:p>
          </table:table-cell>
          <table:table-cell office:value-type="float" office:value="2381" table:style-name="ce10">
            <text:p>23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udenberg</text:p>
          </table:table-cell>
          <table:table-cell office:value-type="string" table:style-name="ce9">
            <text:p>Mannen</text:p>
          </table:table-cell>
          <table:table-cell office:value-type="float" office:value="4549" table:style-name="ce10">
            <text:p>45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udrichem</text:p>
          </table:table-cell>
          <table:table-cell office:value-type="string" table:style-name="ce9">
            <text:p>Mannen</text:p>
          </table:table-cell>
          <table:table-cell office:value-type="float" office:value="6428" table:style-name="ce10">
            <text:p>64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uw</text:p>
          </table:table-cell>
          <table:table-cell office:value-type="string" table:style-name="ce9">
            <text:p>Mannen</text:p>
          </table:table-cell>
          <table:table-cell office:value-type="float" office:value="4179" table:style-name="ce10">
            <text:p>41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ûnseradi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ymbritseradeel</text:p>
          </table:table-cell>
          <table:table-cell office:value-type="string" table:style-name="ce9">
            <text:p>Mannen</text:p>
          </table:table-cell>
          <table:table-cell office:value-type="float" office:value="6051" table:style-name="ce10">
            <text:p>60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ymbritseradi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Yersek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amsla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and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andij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anstad</text:p>
          </table:table-cell>
          <table:table-cell office:value-type="string" table:style-name="ce9">
            <text:p>Mannen</text:p>
          </table:table-cell>
          <table:table-cell office:value-type="float" office:value="64948" table:style-name="ce10">
            <text:p>649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altbommel</text:p>
          </table:table-cell>
          <table:table-cell office:value-type="string" table:style-name="ce9">
            <text:p>Mannen</text:p>
          </table:table-cell>
          <table:table-cell office:value-type="float" office:value="4260" table:style-name="ce10">
            <text:p>42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t Zandt</text:p>
          </table:table-cell>
          <table:table-cell office:value-type="string" table:style-name="ce9">
            <text:p>Mannen</text:p>
          </table:table-cell>
          <table:table-cell office:value-type="float" office:value="1259" table:style-name="ce10">
            <text:p>12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andvoort</text:p>
          </table:table-cell>
          <table:table-cell office:value-type="string" table:style-name="ce9">
            <text:p>Mannen</text:p>
          </table:table-cell>
          <table:table-cell office:value-type="float" office:value="7757" table:style-name="ce10">
            <text:p>77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derik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eeland</text:p>
          </table:table-cell>
          <table:table-cell office:value-type="string" table:style-name="ce9">
            <text:p>Mannen</text:p>
          </table:table-cell>
          <table:table-cell office:value-type="float" office:value="2765" table:style-name="ce10">
            <text:p>27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evang</text:p>
          </table:table-cell>
          <table:table-cell office:value-type="string" table:style-name="ce9">
            <text:p>Mannen</text:p>
          </table:table-cell>
          <table:table-cell office:value-type="float" office:value="2874" table:style-name="ce10">
            <text:p>28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ewol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egveld</text:p>
          </table:table-cell>
          <table:table-cell office:value-type="string" table:style-name="ce9">
            <text:p>Mannen</text:p>
          </table:table-cell>
          <table:table-cell office:value-type="float" office:value="1006" table:style-name="ce10">
            <text:p>10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ist</text:p>
          </table:table-cell>
          <table:table-cell office:value-type="string" table:style-name="ce9">
            <text:p>Mannen</text:p>
          </table:table-cell>
          <table:table-cell office:value-type="float" office:value="29006" table:style-name="ce10">
            <text:p>290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lhem</text:p>
          </table:table-cell>
          <table:table-cell office:value-type="string" table:style-name="ce9">
            <text:p>Mannen</text:p>
          </table:table-cell>
          <table:table-cell office:value-type="float" office:value="5708" table:style-name="ce10">
            <text:p>57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venaar</text:p>
          </table:table-cell>
          <table:table-cell office:value-type="string" table:style-name="ce9">
            <text:p>Mannen</text:p>
          </table:table-cell>
          <table:table-cell office:value-type="float" office:value="13785" table:style-name="ce10">
            <text:p>137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venbergen</text:p>
          </table:table-cell>
          <table:table-cell office:value-type="string" table:style-name="ce9">
            <text:p>Mannen</text:p>
          </table:table-cell>
          <table:table-cell office:value-type="float" office:value="7801" table:style-name="ce10">
            <text:p>78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venhoven</text:p>
          </table:table-cell>
          <table:table-cell office:value-type="string" table:style-name="ce9">
            <text:p>Mannen</text:p>
          </table:table-cell>
          <table:table-cell office:value-type="float" office:value="1231" table:style-name="ce10">
            <text:p>12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venhuizen</text:p>
          </table:table-cell>
          <table:table-cell office:value-type="string" table:style-name="ce9">
            <text:p>Mannen</text:p>
          </table:table-cell>
          <table:table-cell office:value-type="float" office:value="3010" table:style-name="ce10">
            <text:p>30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venhuizen-Moerkapell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ierikzee</text:p>
          </table:table-cell>
          <table:table-cell office:value-type="string" table:style-name="ce9">
            <text:p>Mannen</text:p>
          </table:table-cell>
          <table:table-cell office:value-type="float" office:value="4614" table:style-name="ce10">
            <text:p>46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ijpe</text:p>
          </table:table-cell>
          <table:table-cell office:value-type="string" table:style-name="ce9">
            <text:p>Mannen</text:p>
          </table:table-cell>
          <table:table-cell office:value-type="float" office:value="4579" table:style-name="ce10">
            <text:p>45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oelen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oetermeer</text:p>
          </table:table-cell>
          <table:table-cell office:value-type="string" table:style-name="ce9">
            <text:p>Mannen</text:p>
          </table:table-cell>
          <table:table-cell office:value-type="float" office:value="33666" table:style-name="ce10">
            <text:p>336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oeterwoude</text:p>
          </table:table-cell>
          <table:table-cell office:value-type="string" table:style-name="ce9">
            <text:p>Mannen</text:p>
          </table:table-cell>
          <table:table-cell office:value-type="float" office:value="3889" table:style-name="ce10">
            <text:p>38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onnemair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outelan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- en Noord-Schermer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-Beijerland</text:p>
          </table:table-cell>
          <table:table-cell office:value-type="string" table:style-name="ce9">
            <text:p>Mannen</text:p>
          </table:table-cell>
          <table:table-cell office:value-type="float" office:value="1748" table:style-name="ce10">
            <text:p>17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uidbroek (Gr.)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dorp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horn</text:p>
          </table:table-cell>
          <table:table-cell office:value-type="string" table:style-name="ce9">
            <text:p>Mannen</text:p>
          </table:table-cell>
          <table:table-cell office:value-type="float" office:value="3485" table:style-name="ce10">
            <text:p>34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uid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laren</text:p>
          </table:table-cell>
          <table:table-cell office:value-type="string" table:style-name="ce9">
            <text:p>Mannen</text:p>
          </table:table-cell>
          <table:table-cell office:value-type="float" office:value="4581" table:style-name="ce10">
            <text:p>45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uidplas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wolde</text:p>
          </table:table-cell>
          <table:table-cell office:value-type="string" table:style-name="ce9">
            <text:p>Mannen</text:p>
          </table:table-cell>
          <table:table-cell office:value-type="float" office:value="4659" table:style-name="ce10">
            <text:p>46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uidzande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ndert</text:p>
          </table:table-cell>
          <table:table-cell office:value-type="string" table:style-name="ce9">
            <text:p>Mannen</text:p>
          </table:table-cell>
          <table:table-cell office:value-type="float" office:value="6557" table:style-name="ce10">
            <text:p>65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utphen</text:p>
          </table:table-cell>
          <table:table-cell office:value-type="string" table:style-name="ce9">
            <text:p>Mannen</text:p>
          </table:table-cell>
          <table:table-cell office:value-type="float" office:value="15485" table:style-name="ce10">
            <text:p>154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aag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wammerdam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wartewaa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wartewaterland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wartsluis</text:p>
          </table:table-cell>
          <table:table-cell office:value-type="string" table:style-name="ce9">
            <text:p>Mannen</text:p>
          </table:table-cell>
          <table:table-cell office:value-type="float" office:value="2155" table:style-name="ce10">
            <text:p>21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eeloo</text:p>
          </table:table-cell>
          <table:table-cell office:value-type="string" table:style-name="ce9">
            <text:p>Mannen</text:p>
          </table:table-cell>
          <table:table-cell office:value-type="float" office:value="1319" table:style-name="ce10">
            <text:p>13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ijndrecht</text:p>
          </table:table-cell>
          <table:table-cell office:value-type="string" table:style-name="ce9">
            <text:p>Mannen</text:p>
          </table:table-cell>
          <table:table-cell office:value-type="float" office:value="19545" table:style-name="ce10">
            <text:p>195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olle</text:p>
          </table:table-cell>
          <table:table-cell office:value-type="string" table:style-name="ce9">
            <text:p>Mannen</text:p>
          </table:table-cell>
          <table:table-cell office:value-type="float" office:value="40537" table:style-name="ce10">
            <text:p>405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ollerkerspel</text:p>
          </table:table-cell>
          <table:table-cell office:value-type="string" table:style-name="ce9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entraal persoonsregister (CPR)</text:p>
          </table:table-cell>
          <table:table-cell office:value-type="string" table:style-name="ce9">
            <text:p>Mannen</text:p>
          </table:table-cell>
          <table:table-cell office:value-type="float" office:value="801" table:style-name="ce10">
            <text:p>8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a en Hunz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agte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alburg</text:p>
          </table:table-cell>
          <table:table-cell office:value-type="string" table:style-name="ce9">
            <text:p>Vrouwen</text:p>
          </table:table-cell>
          <table:table-cell office:value-type="float" office:value="4943" table:style-name="ce10">
            <text:p>49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alsmeer</text:p>
          </table:table-cell>
          <table:table-cell office:value-type="string" table:style-name="ce9">
            <text:p>Vrouwen</text:p>
          </table:table-cell>
          <table:table-cell office:value-type="float" office:value="10250" table:style-name="ce10">
            <text:p>102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alten</text:p>
          </table:table-cell>
          <table:table-cell office:value-type="string" table:style-name="ce9">
            <text:p>Vrouwen</text:p>
          </table:table-cell>
          <table:table-cell office:value-type="float" office:value="8870" table:style-name="ce10">
            <text:p>88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r Aar</text:p>
          </table:table-cell>
          <table:table-cell office:value-type="string" table:style-name="ce9">
            <text:p>Vrouwen</text:p>
          </table:table-cell>
          <table:table-cell office:value-type="float" office:value="4016" table:style-name="ce10">
            <text:p>40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ardenburg</text:p>
          </table:table-cell>
          <table:table-cell office:value-type="string" table:style-name="ce9">
            <text:p>Vrouwen</text:p>
          </table:table-cell>
          <table:table-cell office:value-type="float" office:value="1953" table:style-name="ce10">
            <text:p>19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arle-Rixtel</text:p>
          </table:table-cell>
          <table:table-cell office:value-type="string" table:style-name="ce9">
            <text:p>Vrouwen</text:p>
          </table:table-cell>
          <table:table-cell office:value-type="float" office:value="2742" table:style-name="ce10">
            <text:p>27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bbeker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bbenbr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bcoude</text:p>
          </table:table-cell>
          <table:table-cell office:value-type="string" table:style-name="ce9">
            <text:p>Vrouwen</text:p>
          </table:table-cell>
          <table:table-cell office:value-type="float" office:value="3881" table:style-name="ce10">
            <text:p>38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chtkarspelen</text:p>
          </table:table-cell>
          <table:table-cell office:value-type="string" table:style-name="ce9">
            <text:p>Vrouwen</text:p>
          </table:table-cell>
          <table:table-cell office:value-type="float" office:value="13182" table:style-name="ce10">
            <text:p>131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dorp</text:p>
          </table:table-cell>
          <table:table-cell office:value-type="string" table:style-name="ce9">
            <text:p>Vrouwen</text:p>
          </table:table-cell>
          <table:table-cell office:value-type="float" office:value="911" table:style-name="ce10">
            <text:p>9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duard</text:p>
          </table:table-cell>
          <table:table-cell office:value-type="string" table:style-name="ce9">
            <text:p>Vrouwen</text:p>
          </table:table-cell>
          <table:table-cell office:value-type="float" office:value="1397" table:style-name="ce10">
            <text:p>13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kersloot</text:p>
          </table:table-cell>
          <table:table-cell office:value-type="string" table:style-name="ce9">
            <text:p>Vrouwen</text:p>
          </table:table-cell>
          <table:table-cell office:value-type="float" office:value="2413" table:style-name="ce10">
            <text:p>24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blasserdam</text:p>
          </table:table-cell>
          <table:table-cell office:value-type="string" table:style-name="ce9">
            <text:p>Vrouwen</text:p>
          </table:table-cell>
          <table:table-cell office:value-type="float" office:value="8645" table:style-name="ce10">
            <text:p>86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brandswaa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lkemade</text:p>
          </table:table-cell>
          <table:table-cell office:value-type="string" table:style-name="ce9">
            <text:p>Vrouwen</text:p>
          </table:table-cell>
          <table:table-cell office:value-type="float" office:value="6210" table:style-name="ce10">
            <text:p>62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kmaar</text:p>
          </table:table-cell>
          <table:table-cell office:value-type="string" table:style-name="ce9">
            <text:p>Vrouwen</text:p>
          </table:table-cell>
          <table:table-cell office:value-type="float" office:value="37331" table:style-name="ce10">
            <text:p>373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melo</text:p>
          </table:table-cell>
          <table:table-cell office:value-type="string" table:style-name="ce9">
            <text:p>Vrouwen</text:p>
          </table:table-cell>
          <table:table-cell office:value-type="float" office:value="32438" table:style-name="ce10">
            <text:p>324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mer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lmker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lphen aan den Rijn</text:p>
          </table:table-cell>
          <table:table-cell office:value-type="string" table:style-name="ce9">
            <text:p>Vrouwen</text:p>
          </table:table-cell>
          <table:table-cell office:value-type="float" office:value="26363" table:style-name="ce10">
            <text:p>263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phen en Riel</text:p>
          </table:table-cell>
          <table:table-cell office:value-type="string" table:style-name="ce9">
            <text:p>Vrouwen</text:p>
          </table:table-cell>
          <table:table-cell office:value-type="float" office:value="2743" table:style-name="ce10">
            <text:p>27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lphen-Cha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bt Delden</text:p>
          </table:table-cell>
          <table:table-cell office:value-type="string" table:style-name="ce9">
            <text:p>Vrouwen</text:p>
          </table:table-cell>
          <table:table-cell office:value-type="float" office:value="2595" table:style-name="ce10">
            <text:p>25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bt Montfor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by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meide</text:p>
          </table:table-cell>
          <table:table-cell office:value-type="string" table:style-name="ce9">
            <text:p>Vrouwen</text:p>
          </table:table-cell>
          <table:table-cell office:value-type="float" office:value="1435" table:style-name="ce10">
            <text:p>14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eland</text:p>
          </table:table-cell>
          <table:table-cell office:value-type="string" table:style-name="ce9">
            <text:p>Vrouwen</text:p>
          </table:table-cell>
          <table:table-cell office:value-type="float" office:value="1539" table:style-name="ce10">
            <text:p>15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erongen</text:p>
          </table:table-cell>
          <table:table-cell office:value-type="string" table:style-name="ce9">
            <text:p>Vrouwen</text:p>
          </table:table-cell>
          <table:table-cell office:value-type="float" office:value="3284" table:style-name="ce10">
            <text:p>32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ersfoort</text:p>
          </table:table-cell>
          <table:table-cell office:value-type="string" table:style-name="ce9">
            <text:p>Vrouwen</text:p>
          </table:table-cell>
          <table:table-cell office:value-type="float" office:value="45512" table:style-name="ce10">
            <text:p>455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merstol</text:p>
          </table:table-cell>
          <table:table-cell office:value-type="string" table:style-name="ce9">
            <text:p>Vrouwen</text:p>
          </table:table-cell>
          <table:table-cell office:value-type="float" office:value="797" table:style-name="ce10">
            <text:p>7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merzoden</text:p>
          </table:table-cell>
          <table:table-cell office:value-type="string" table:style-name="ce9">
            <text:p>Vrouwen</text:p>
          </table:table-cell>
          <table:table-cell office:value-type="float" office:value="1975" table:style-name="ce10">
            <text:p>19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stelveen</text:p>
          </table:table-cell>
          <table:table-cell office:value-type="string" table:style-name="ce9">
            <text:p>Vrouwen</text:p>
          </table:table-cell>
          <table:table-cell office:value-type="float" office:value="35873" table:style-name="ce10">
            <text:p>358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stenrade</text:p>
          </table:table-cell>
          <table:table-cell office:value-type="string" table:style-name="ce9">
            <text:p>Vrouwen</text:p>
          </table:table-cell>
          <table:table-cell office:value-type="float" office:value="1683" table:style-name="ce10">
            <text:p>16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msterdam</text:p>
          </table:table-cell>
          <table:table-cell office:value-type="string" table:style-name="ce9">
            <text:p>Vrouwen</text:p>
          </table:table-cell>
          <table:table-cell office:value-type="float" office:value="367706" table:style-name="ce10">
            <text:p>3677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nd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ndijk</text:p>
          </table:table-cell>
          <table:table-cell office:value-type="string" table:style-name="ce9">
            <text:p>Vrouwen</text:p>
          </table:table-cell>
          <table:table-cell office:value-type="float" office:value="2765" table:style-name="ce10">
            <text:p>27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ngerlo</text:p>
          </table:table-cell>
          <table:table-cell office:value-type="string" table:style-name="ce9">
            <text:p>Vrouwen</text:p>
          </table:table-cell>
          <table:table-cell office:value-type="float" office:value="2227" table:style-name="ce10">
            <text:p>22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nkeve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nloo</text:p>
          </table:table-cell>
          <table:table-cell office:value-type="string" table:style-name="ce9">
            <text:p>Vrouwen</text:p>
          </table:table-cell>
          <table:table-cell office:value-type="float" office:value="3326" table:style-name="ce10">
            <text:p>33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nna Paulowna</text:p>
          </table:table-cell>
          <table:table-cell office:value-type="string" table:style-name="ce9">
            <text:p>Vrouwen</text:p>
          </table:table-cell>
          <table:table-cell office:value-type="float" office:value="4932" table:style-name="ce10">
            <text:p>49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peldoorn</text:p>
          </table:table-cell>
          <table:table-cell office:value-type="string" table:style-name="ce9">
            <text:p>Vrouwen</text:p>
          </table:table-cell>
          <table:table-cell office:value-type="float" office:value="71433" table:style-name="ce10">
            <text:p>714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ppeltern</text:p>
          </table:table-cell>
          <table:table-cell office:value-type="string" table:style-name="ce9">
            <text:p>Vrouwen</text:p>
          </table:table-cell>
          <table:table-cell office:value-type="float" office:value="1948" table:style-name="ce10">
            <text:p>19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ppingedam</text:p>
          </table:table-cell>
          <table:table-cell office:value-type="string" table:style-name="ce9">
            <text:p>Vrouwen</text:p>
          </table:table-cell>
          <table:table-cell office:value-type="float" office:value="6577" table:style-name="ce10">
            <text:p>65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rcen en Velden</text:p>
          </table:table-cell>
          <table:table-cell office:value-type="string" table:style-name="ce9">
            <text:p>Vrouwen</text:p>
          </table:table-cell>
          <table:table-cell office:value-type="float" office:value="3999" table:style-name="ce10">
            <text:p>39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rkel</text:p>
          </table:table-cell>
          <table:table-cell office:value-type="string" table:style-name="ce9">
            <text:p>Vrouwen</text:p>
          </table:table-cell>
          <table:table-cell office:value-type="float" office:value="1522" table:style-name="ce10">
            <text:p>15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rnemuiden</text:p>
          </table:table-cell>
          <table:table-cell office:value-type="string" table:style-name="ce9">
            <text:p>Vrouwen</text:p>
          </table:table-cell>
          <table:table-cell office:value-type="float" office:value="1935" table:style-name="ce10">
            <text:p>19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rnhem</text:p>
          </table:table-cell>
          <table:table-cell office:value-type="string" table:style-name="ce9">
            <text:p>Vrouwen</text:p>
          </table:table-cell>
          <table:table-cell office:value-type="float" office:value="66873" table:style-name="ce10">
            <text:p>668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speren</text:p>
          </table:table-cell>
          <table:table-cell office:value-type="string" table:style-name="ce9">
            <text:p>Vrouwen</text:p>
          </table:table-cell>
          <table:table-cell office:value-type="float" office:value="1356" table:style-name="ce10">
            <text:p>13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ssen</text:p>
          </table:table-cell>
          <table:table-cell office:value-type="string" table:style-name="ce9">
            <text:p>Vrouwen</text:p>
          </table:table-cell>
          <table:table-cell office:value-type="float" office:value="23419" table:style-name="ce10">
            <text:p>234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ssendelf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sten</text:p>
          </table:table-cell>
          <table:table-cell office:value-type="string" table:style-name="ce9">
            <text:p>Vrouwen</text:p>
          </table:table-cell>
          <table:table-cell office:value-type="float" office:value="6910" table:style-name="ce10">
            <text:p>69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venhor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Avereest</text:p>
          </table:table-cell>
          <table:table-cell office:value-type="string" table:style-name="ce9">
            <text:p>Vrouwen</text:p>
          </table:table-cell>
          <table:table-cell office:value-type="float" office:value="6779" table:style-name="ce10">
            <text:p>67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xel</text:p>
          </table:table-cell>
          <table:table-cell office:value-type="string" table:style-name="ce9">
            <text:p>Vrouwen</text:p>
          </table:table-cell>
          <table:table-cell office:value-type="float" office:value="5840" table:style-name="ce10">
            <text:p>58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arderadeel</text:p>
          </table:table-cell>
          <table:table-cell office:value-type="string" table:style-name="ce9">
            <text:p>Vrouwen</text:p>
          </table:table-cell>
          <table:table-cell office:value-type="float" office:value="2453" table:style-name="ce10">
            <text:p>24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a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arle-Nassau</text:p>
          </table:table-cell>
          <table:table-cell office:value-type="string" table:style-name="ce9">
            <text:p>Vrouwen</text:p>
          </table:table-cell>
          <table:table-cell office:value-type="float" office:value="2791" table:style-name="ce10">
            <text:p>27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arn</text:p>
          </table:table-cell>
          <table:table-cell office:value-type="string" table:style-name="ce9">
            <text:p>Vrouwen</text:p>
          </table:table-cell>
          <table:table-cell office:value-type="float" office:value="12952" table:style-name="ce10">
            <text:p>129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exem</text:p>
          </table:table-cell>
          <table:table-cell office:value-type="string" table:style-name="ce9">
            <text:p>Vrouwen</text:p>
          </table:table-cell>
          <table:table-cell office:value-type="float" office:value="1158" table:style-name="ce10">
            <text:p>11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flo</text:p>
          </table:table-cell>
          <table:table-cell office:value-type="string" table:style-name="ce9">
            <text:p>Vrouwen</text:p>
          </table:table-cell>
          <table:table-cell office:value-type="float" office:value="1404" table:style-name="ce10">
            <text:p>14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kel en Milheeze</text:p>
          </table:table-cell>
          <table:table-cell office:value-type="string" table:style-name="ce9">
            <text:p>Vrouwen</text:p>
          </table:table-cell>
          <table:table-cell office:value-type="float" office:value="3685" table:style-name="ce10">
            <text:p>36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nger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rendrecht</text:p>
          </table:table-cell>
          <table:table-cell office:value-type="string" table:style-name="ce9">
            <text:p>Vrouwen</text:p>
          </table:table-cell>
          <table:table-cell office:value-type="float" office:value="8574" table:style-name="ce10">
            <text:p>85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rneveld</text:p>
          </table:table-cell>
          <table:table-cell office:value-type="string" table:style-name="ce9">
            <text:p>Vrouwen</text:p>
          </table:table-cell>
          <table:table-cell office:value-type="float" office:value="18340" table:style-name="ce10">
            <text:p>183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rradeel</text:p>
          </table:table-cell>
          <table:table-cell office:value-type="string" table:style-name="ce9">
            <text:p>Vrouwen</text:p>
          </table:table-cell>
          <table:table-cell office:value-type="float" office:value="3311" table:style-name="ce10">
            <text:p>33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rsingerhorn</text:p>
          </table:table-cell>
          <table:table-cell office:value-type="string" table:style-name="ce9">
            <text:p>Vrouwen</text:p>
          </table:table-cell>
          <table:table-cell office:value-type="float" office:value="1841" table:style-name="ce10">
            <text:p>18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rwoutswaard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atenburg</text:p>
          </table:table-cell>
          <table:table-cell office:value-type="string" table:style-name="ce9">
            <text:p>Vrouwen</text:p>
          </table:table-cell>
          <table:table-cell office:value-type="float" office:value="305" table:style-name="ce10">
            <text:p>3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athmen</text:p>
          </table:table-cell>
          <table:table-cell office:value-type="string" table:style-name="ce9">
            <text:p>Vrouwen</text:p>
          </table:table-cell>
          <table:table-cell office:value-type="float" office:value="2489" table:style-name="ce10">
            <text:p>24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dum</text:p>
          </table:table-cell>
          <table:table-cell office:value-type="string" table:style-name="ce9">
            <text:p>Vrouwen</text:p>
          </table:table-cell>
          <table:table-cell office:value-type="float" office:value="4885" table:style-name="ce10">
            <text:p>48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gden</text:p>
          </table:table-cell>
          <table:table-cell office:value-type="string" table:style-name="ce9">
            <text:p>Vrouwen</text:p>
          </table:table-cell>
          <table:table-cell office:value-type="float" office:value="832" table:style-name="ce10">
            <text:p>8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k (L.)</text:p>
          </table:table-cell>
          <table:table-cell office:value-type="string" table:style-name="ce9">
            <text:p>Vrouwen</text:p>
          </table:table-cell>
          <table:table-cell office:value-type="float" office:value="6308" table:style-name="ce10">
            <text:p>63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k en Donk</text:p>
          </table:table-cell>
          <table:table-cell office:value-type="string" table:style-name="ce9">
            <text:p>Vrouwen</text:p>
          </table:table-cell>
          <table:table-cell office:value-type="float" office:value="4215" table:style-name="ce10">
            <text:p>42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mster</text:p>
          </table:table-cell>
          <table:table-cell office:value-type="string" table:style-name="ce9">
            <text:p>Vrouwen</text:p>
          </table:table-cell>
          <table:table-cell office:value-type="float" office:value="3822" table:style-name="ce10">
            <text:p>38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rs</text:p>
          </table:table-cell>
          <table:table-cell office:value-type="string" table:style-name="ce9">
            <text:p>Vrouwen</text:p>
          </table:table-cell>
          <table:table-cell office:value-type="float" office:value="1410" table:style-name="ce10">
            <text:p>14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rta</text:p>
          </table:table-cell>
          <table:table-cell office:value-type="string" table:style-name="ce9">
            <text:p>Vrouwen</text:p>
          </table:table-cell>
          <table:table-cell office:value-type="float" office:value="1525" table:style-name="ce10">
            <text:p>15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s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esel</text:p>
          </table:table-cell>
          <table:table-cell office:value-type="string" table:style-name="ce9">
            <text:p>Vrouwen</text:p>
          </table:table-cell>
          <table:table-cell office:value-type="float" office:value="5640" table:style-name="ce10">
            <text:p>56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et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ilen</text:p>
          </table:table-cell>
          <table:table-cell office:value-type="string" table:style-name="ce9">
            <text:p>Vrouwen</text:p>
          </table:table-cell>
          <table:table-cell office:value-type="float" office:value="6525" table:style-name="ce10">
            <text:p>65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lfeld</text:p>
          </table:table-cell>
          <table:table-cell office:value-type="string" table:style-name="ce9">
            <text:p>Vrouwen</text:p>
          </table:table-cell>
          <table:table-cell office:value-type="float" office:value="2347" table:style-name="ce10">
            <text:p>23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llingwedde</text:p>
          </table:table-cell>
          <table:table-cell office:value-type="string" table:style-name="ce9">
            <text:p>Vrouwen</text:p>
          </table:table-cell>
          <table:table-cell office:value-type="float" office:value="4744" table:style-name="ce10">
            <text:p>47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llingwol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melen</text:p>
          </table:table-cell>
          <table:table-cell office:value-type="string" table:style-name="ce9">
            <text:p>Vrouwen</text:p>
          </table:table-cell>
          <table:table-cell office:value-type="float" office:value="179" table:style-name="ce10">
            <text:p>1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mmel</text:p>
          </table:table-cell>
          <table:table-cell office:value-type="string" table:style-name="ce9">
            <text:p>Vrouwen</text:p>
          </table:table-cell>
          <table:table-cell office:value-type="float" office:value="7243" table:style-name="ce10">
            <text:p>72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nnebroek</text:p>
          </table:table-cell>
          <table:table-cell office:value-type="string" table:style-name="ce9">
            <text:p>Vrouwen</text:p>
          </table:table-cell>
          <table:table-cell office:value-type="float" office:value="2992" table:style-name="ce10">
            <text:p>29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nschop</text:p>
          </table:table-cell>
          <table:table-cell office:value-type="string" table:style-name="ce9">
            <text:p>Vrouwen</text:p>
          </table:table-cell>
          <table:table-cell office:value-type="float" office:value="1589" table:style-name="ce10">
            <text:p>15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nthuizen</text:p>
          </table:table-cell>
          <table:table-cell office:value-type="string" table:style-name="ce9">
            <text:p>Vrouwen</text:p>
          </table:table-cell>
          <table:table-cell office:value-type="float" office:value="1481" table:style-name="ce10">
            <text:p>14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 en Da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g en Terblijt</text:p>
          </table:table-cell>
          <table:table-cell office:value-type="string" table:style-name="ce9">
            <text:p>Vrouwen</text:p>
          </table:table-cell>
          <table:table-cell office:value-type="float" office:value="2097" table:style-name="ce10">
            <text:p>20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ambacht</text:p>
          </table:table-cell>
          <table:table-cell office:value-type="string" table:style-name="ce9">
            <text:p>Vrouwen</text:p>
          </table:table-cell>
          <table:table-cell office:value-type="float" office:value="2711" table:style-name="ce10">
            <text:p>27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gen (L.)</text:p>
          </table:table-cell>
          <table:table-cell office:value-type="string" table:style-name="ce9">
            <text:p>Vrouwen</text:p>
          </table:table-cell>
          <table:table-cell office:value-type="float" office:value="6329" table:style-name="ce10">
            <text:p>63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n (NH.)</text:p>
          </table:table-cell>
          <table:table-cell office:value-type="string" table:style-name="ce9">
            <text:p>Vrouwen</text:p>
          </table:table-cell>
          <table:table-cell office:value-type="float" office:value="7591" table:style-name="ce10">
            <text:p>75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n op Zoom</text:p>
          </table:table-cell>
          <table:table-cell office:value-type="string" table:style-name="ce9">
            <text:p>Vrouwen</text:p>
          </table:table-cell>
          <table:table-cell office:value-type="float" office:value="22534" table:style-name="ce10">
            <text:p>225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eyk</text:p>
          </table:table-cell>
          <table:table-cell office:value-type="string" table:style-name="ce9">
            <text:p>Vrouwen</text:p>
          </table:table-cell>
          <table:table-cell office:value-type="float" office:value="4690" table:style-name="ce10">
            <text:p>46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h</text:p>
          </table:table-cell>
          <table:table-cell office:value-type="string" table:style-name="ce9">
            <text:p>Vrouwen</text:p>
          </table:table-cell>
          <table:table-cell office:value-type="float" office:value="9076" table:style-name="ce10">
            <text:p>90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haren</text:p>
          </table:table-cell>
          <table:table-cell office:value-type="string" table:style-name="ce9">
            <text:p>Vrouwen</text:p>
          </table:table-cell>
          <table:table-cell office:value-type="float" office:value="1187" table:style-name="ce10">
            <text:p>11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hem</text:p>
          </table:table-cell>
          <table:table-cell office:value-type="string" table:style-name="ce9">
            <text:p>Vrouwen</text:p>
          </table:table-cell>
          <table:table-cell office:value-type="float" office:value="2603" table:style-name="ce10">
            <text:p>26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gschenhoek</text:p>
          </table:table-cell>
          <table:table-cell office:value-type="string" table:style-name="ce9">
            <text:p>Vrouwen</text:p>
          </table:table-cell>
          <table:table-cell office:value-type="float" office:value="3481" table:style-name="ce10">
            <text:p>34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kel en Rodenrijs</text:p>
          </table:table-cell>
          <table:table-cell office:value-type="string" table:style-name="ce9">
            <text:p>Vrouwen</text:p>
          </table:table-cell>
          <table:table-cell office:value-type="float" office:value="7031" table:style-name="ce10">
            <text:p>70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kel-Enschot</text:p>
          </table:table-cell>
          <table:table-cell office:value-type="string" table:style-name="ce9">
            <text:p>Vrouwen</text:p>
          </table:table-cell>
          <table:table-cell office:value-type="float" office:value="4963" table:style-name="ce10">
            <text:p>49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kel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kenwoude</text:p>
          </table:table-cell>
          <table:table-cell office:value-type="string" table:style-name="ce9">
            <text:p>Vrouwen</text:p>
          </table:table-cell>
          <table:table-cell office:value-type="float" office:value="722" table:style-name="ce10">
            <text:p>7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khou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licum</text:p>
          </table:table-cell>
          <table:table-cell office:value-type="string" table:style-name="ce9">
            <text:p>Vrouwen</text:p>
          </table:table-cell>
          <table:table-cell office:value-type="float" office:value="4079" table:style-name="ce10">
            <text:p>40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rnhez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rnisse</text:p>
          </table:table-cell>
          <table:table-cell office:value-type="string" table:style-name="ce9">
            <text:p>Vrouwen</text:p>
          </table:table-cell>
          <table:table-cell office:value-type="float" office:value="6036" table:style-name="ce10">
            <text:p>60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st</text:p>
          </table:table-cell>
          <table:table-cell office:value-type="string" table:style-name="ce9">
            <text:p>Vrouwen</text:p>
          </table:table-cell>
          <table:table-cell office:value-type="float" office:value="9297" table:style-name="ce10">
            <text:p>92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uningen</text:p>
          </table:table-cell>
          <table:table-cell office:value-type="string" table:style-name="ce9">
            <text:p>Vrouwen</text:p>
          </table:table-cell>
          <table:table-cell office:value-type="float" office:value="7427" table:style-name="ce10">
            <text:p>74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eusich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everwijk</text:p>
          </table:table-cell>
          <table:table-cell office:value-type="string" table:style-name="ce9">
            <text:p>Vrouwen</text:p>
          </table:table-cell>
          <table:table-cell office:value-type="float" office:value="18021" table:style-name="ce10">
            <text:p>180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ierum</text:p>
          </table:table-cell>
          <table:table-cell office:value-type="string" table:style-name="ce9">
            <text:p>Vrouwen</text:p>
          </table:table-cell>
          <table:table-cell office:value-type="float" office:value="2103" table:style-name="ce10">
            <text:p>21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iervlie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igge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t Bildt</text:p>
          </table:table-cell>
          <table:table-cell office:value-type="string" table:style-name="ce9">
            <text:p>Vrouwen</text:p>
          </table:table-cell>
          <table:table-cell office:value-type="float" office:value="4212" table:style-name="ce10">
            <text:p>42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Bilt</text:p>
          </table:table-cell>
          <table:table-cell office:value-type="string" table:style-name="ce9">
            <text:p>Vrouwen</text:p>
          </table:table-cell>
          <table:table-cell office:value-type="float" office:value="17067" table:style-name="ce10">
            <text:p>170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ingelrade</text:p>
          </table:table-cell>
          <table:table-cell office:value-type="string" table:style-name="ce9">
            <text:p>Vrouwen</text:p>
          </table:table-cell>
          <table:table-cell office:value-type="float" office:value="424" table:style-name="ce10">
            <text:p>4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innenmaa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lad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ladel en Netersel</text:p>
          </table:table-cell>
          <table:table-cell office:value-type="string" table:style-name="ce9">
            <text:p>Vrouwen</text:p>
          </table:table-cell>
          <table:table-cell office:value-type="float" office:value="4637" table:style-name="ce10">
            <text:p>46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ankenh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laricum</text:p>
          </table:table-cell>
          <table:table-cell office:value-type="string" table:style-name="ce9">
            <text:p>Vrouwen</text:p>
          </table:table-cell>
          <table:table-cell office:value-type="float" office:value="5828" table:style-name="ce10">
            <text:p>58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eiswijk</text:p>
          </table:table-cell>
          <table:table-cell office:value-type="string" table:style-name="ce9">
            <text:p>Vrouwen</text:p>
          </table:table-cell>
          <table:table-cell office:value-type="float" office:value="3932" table:style-name="ce10">
            <text:p>39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eskensgraaf en Hofwege</text:p>
          </table:table-cell>
          <table:table-cell office:value-type="string" table:style-name="ce9">
            <text:p>Vrouwen</text:p>
          </table:table-cell>
          <table:table-cell office:value-type="float" office:value="1181" table:style-name="ce10">
            <text:p>11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oemendaal</text:p>
          </table:table-cell>
          <table:table-cell office:value-type="string" table:style-name="ce9">
            <text:p>Vrouwen</text:p>
          </table:table-cell>
          <table:table-cell office:value-type="float" office:value="9666" table:style-name="ce10">
            <text:p>96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lokk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lokzij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arnsterhi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choltz</text:p>
          </table:table-cell>
          <table:table-cell office:value-type="string" table:style-name="ce9">
            <text:p>Vrouwen</text:p>
          </table:table-cell>
          <table:table-cell office:value-type="float" office:value="2714" table:style-name="ce10">
            <text:p>27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degraven</text:p>
          </table:table-cell>
          <table:table-cell office:value-type="string" table:style-name="ce9">
            <text:p>Vrouwen</text:p>
          </table:table-cell>
          <table:table-cell office:value-type="float" office:value="8389" table:style-name="ce10">
            <text:p>83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degraven-Reeuw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ekel</text:p>
          </table:table-cell>
          <table:table-cell office:value-type="string" table:style-name="ce9">
            <text:p>Vrouwen</text:p>
          </table:table-cell>
          <table:table-cell office:value-type="float" office:value="4044" table:style-name="ce10">
            <text:p>40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n Boer</text:p>
          </table:table-cell>
          <table:table-cell office:value-type="string" table:style-name="ce9">
            <text:p>Vrouwen</text:p>
          </table:table-cell>
          <table:table-cell office:value-type="float" office:value="3317" table:style-name="ce10">
            <text:p>33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lsward</text:p>
          </table:table-cell>
          <table:table-cell office:value-type="string" table:style-name="ce9">
            <text:p>Vrouwen</text:p>
          </table:table-cell>
          <table:table-cell office:value-type="float" office:value="5039" table:style-name="ce10">
            <text:p>50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n Bomm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ornsterh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rculo</text:p>
          </table:table-cell>
          <table:table-cell office:value-type="string" table:style-name="ce9">
            <text:p>Vrouwen</text:p>
          </table:table-cell>
          <table:table-cell office:value-type="float" office:value="4931" table:style-name="ce10">
            <text:p>49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ger</text:p>
          </table:table-cell>
          <table:table-cell office:value-type="string" table:style-name="ce9">
            <text:p>Vrouwen</text:p>
          </table:table-cell>
          <table:table-cell office:value-type="float" office:value="6069" table:style-name="ce10">
            <text:p>60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ger-Odoor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rgha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rn</text:p>
          </table:table-cell>
          <table:table-cell office:value-type="string" table:style-name="ce9">
            <text:p>Vrouwen</text:p>
          </table:table-cell>
          <table:table-cell office:value-type="float" office:value="4016" table:style-name="ce10">
            <text:p>40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ne</text:p>
          </table:table-cell>
          <table:table-cell office:value-type="string" table:style-name="ce9">
            <text:p>Vrouwen</text:p>
          </table:table-cell>
          <table:table-cell office:value-type="float" office:value="9450" table:style-name="ce10">
            <text:p>94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sele</text:p>
          </table:table-cell>
          <table:table-cell office:value-type="string" table:style-name="ce9">
            <text:p>Vrouwen</text:p>
          </table:table-cell>
          <table:table-cell office:value-type="float" office:value="9196" table:style-name="ce10">
            <text:p>91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rssel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skoop</text:p>
          </table:table-cell>
          <table:table-cell office:value-type="string" table:style-name="ce9">
            <text:p>Vrouwen</text:p>
          </table:table-cell>
          <table:table-cell office:value-type="float" office:value="6788" table:style-name="ce10">
            <text:p>67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venkarsp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oxmeer</text:p>
          </table:table-cell>
          <table:table-cell office:value-type="string" table:style-name="ce9">
            <text:p>Vrouwen</text:p>
          </table:table-cell>
          <table:table-cell office:value-type="float" office:value="7096" table:style-name="ce10">
            <text:p>70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oxtel</text:p>
          </table:table-cell>
          <table:table-cell office:value-type="string" table:style-name="ce9">
            <text:p>Vrouwen</text:p>
          </table:table-cell>
          <table:table-cell office:value-type="float" office:value="11952" table:style-name="ce10">
            <text:p>119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akel</text:p>
          </table:table-cell>
          <table:table-cell office:value-type="string" table:style-name="ce9">
            <text:p>Vrouwen</text:p>
          </table:table-cell>
          <table:table-cell office:value-type="float" office:value="2970" table:style-name="ce10">
            <text:p>29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andwijk</text:p>
          </table:table-cell>
          <table:table-cell office:value-type="string" table:style-name="ce9">
            <text:p>Vrouwen</text:p>
          </table:table-cell>
          <table:table-cell office:value-type="float" office:value="550" table:style-name="ce10">
            <text:p>5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eda</text:p>
          </table:table-cell>
          <table:table-cell office:value-type="string" table:style-name="ce9">
            <text:p>Vrouwen</text:p>
          </table:table-cell>
          <table:table-cell office:value-type="float" office:value="60149" table:style-name="ce10">
            <text:p>601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ederwiede</text:p>
          </table:table-cell>
          <table:table-cell office:value-type="string" table:style-name="ce9">
            <text:p>Vrouwen</text:p>
          </table:table-cell>
          <table:table-cell office:value-type="float" office:value="5828" table:style-name="ce10">
            <text:p>58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esken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eukelen</text:p>
          </table:table-cell>
          <table:table-cell office:value-type="string" table:style-name="ce9">
            <text:p>Vrouwen</text:p>
          </table:table-cell>
          <table:table-cell office:value-type="float" office:value="5137" table:style-name="ce10">
            <text:p>51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ielle</text:p>
          </table:table-cell>
          <table:table-cell office:value-type="string" table:style-name="ce9">
            <text:p>Vrouwen</text:p>
          </table:table-cell>
          <table:table-cell office:value-type="float" office:value="7611" table:style-name="ce10">
            <text:p>76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oek in Waterland</text:p>
          </table:table-cell>
          <table:table-cell office:value-type="string" table:style-name="ce9">
            <text:p>Vrouwen</text:p>
          </table:table-cell>
          <table:table-cell office:value-type="float" office:value="1286" table:style-name="ce10">
            <text:p>12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oekhuizen</text:p>
          </table:table-cell>
          <table:table-cell office:value-type="string" table:style-name="ce9">
            <text:p>Vrouwen</text:p>
          </table:table-cell>
          <table:table-cell office:value-type="float" office:value="823" table:style-name="ce10">
            <text:p>8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onckhors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rouwershaven</text:p>
          </table:table-cell>
          <table:table-cell office:value-type="string" table:style-name="ce9">
            <text:p>Vrouwen</text:p>
          </table:table-cell>
          <table:table-cell office:value-type="float" office:value="1746" table:style-name="ce10">
            <text:p>17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uinisse</text:p>
          </table:table-cell>
          <table:table-cell office:value-type="string" table:style-name="ce9">
            <text:p>Vrouwen</text:p>
          </table:table-cell>
          <table:table-cell office:value-type="float" office:value="1581" table:style-name="ce10">
            <text:p>15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ummen</text:p>
          </table:table-cell>
          <table:table-cell office:value-type="string" table:style-name="ce9">
            <text:p>Vrouwen</text:p>
          </table:table-cell>
          <table:table-cell office:value-type="float" office:value="10161" table:style-name="ce10">
            <text:p>101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runssum</text:p>
          </table:table-cell>
          <table:table-cell office:value-type="string" table:style-name="ce9">
            <text:p>Vrouwen</text:p>
          </table:table-cell>
          <table:table-cell office:value-type="float" office:value="13271" table:style-name="ce10">
            <text:p>132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del</text:p>
          </table:table-cell>
          <table:table-cell office:value-type="string" table:style-name="ce9">
            <text:p>Vrouwen</text:p>
          </table:table-cell>
          <table:table-cell office:value-type="float" office:value="5657" table:style-name="ce10">
            <text:p>56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nde</text:p>
          </table:table-cell>
          <table:table-cell office:value-type="string" table:style-name="ce9">
            <text:p>Vrouwen</text:p>
          </table:table-cell>
          <table:table-cell office:value-type="float" office:value="2334" table:style-name="ce10">
            <text:p>23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nnik</text:p>
          </table:table-cell>
          <table:table-cell office:value-type="string" table:style-name="ce9">
            <text:p>Vrouwen</text:p>
          </table:table-cell>
          <table:table-cell office:value-type="float" office:value="6832" table:style-name="ce10">
            <text:p>68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nschoten</text:p>
          </table:table-cell>
          <table:table-cell office:value-type="string" table:style-name="ce9">
            <text:p>Vrouwen</text:p>
          </table:table-cell>
          <table:table-cell office:value-type="float" office:value="8595" table:style-name="ce10">
            <text:p>85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ren</text:p>
          </table:table-cell>
          <table:table-cell office:value-type="string" table:style-name="ce9">
            <text:p>Vrouwen</text:p>
          </table:table-cell>
          <table:table-cell office:value-type="float" office:value="4439" table:style-name="ce10">
            <text:p>44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rgh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Bussum</text:p>
          </table:table-cell>
          <table:table-cell office:value-type="string" table:style-name="ce9">
            <text:p>Vrouwen</text:p>
          </table:table-cell>
          <table:table-cell office:value-type="float" office:value="18551" table:style-name="ce10">
            <text:p>185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uurmals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adier en Keer</text:p>
          </table:table-cell>
          <table:table-cell office:value-type="string" table:style-name="ce9">
            <text:p>Vrouwen</text:p>
          </table:table-cell>
          <table:table-cell office:value-type="float" office:value="1838" table:style-name="ce10">
            <text:p>18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adz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allantsoog</text:p>
          </table:table-cell>
          <table:table-cell office:value-type="string" table:style-name="ce9">
            <text:p>Vrouwen</text:p>
          </table:table-cell>
          <table:table-cell office:value-type="float" office:value="1357" table:style-name="ce10">
            <text:p>13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apelle aan den IJssel</text:p>
          </table:table-cell>
          <table:table-cell office:value-type="string" table:style-name="ce9">
            <text:p>Vrouwen</text:p>
          </table:table-cell>
          <table:table-cell office:value-type="float" office:value="22357" table:style-name="ce10">
            <text:p>223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astricum</text:p>
          </table:table-cell>
          <table:table-cell office:value-type="string" table:style-name="ce9">
            <text:p>Vrouwen</text:p>
          </table:table-cell>
          <table:table-cell office:value-type="float" office:value="11422" table:style-name="ce10">
            <text:p>114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haam</text:p>
          </table:table-cell>
          <table:table-cell office:value-type="string" table:style-name="ce9">
            <text:p>Vrouwen</text:p>
          </table:table-cell>
          <table:table-cell office:value-type="float" office:value="1703" table:style-name="ce10">
            <text:p>17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ling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oevorden</text:p>
          </table:table-cell>
          <table:table-cell office:value-type="string" table:style-name="ce9">
            <text:p>Vrouwen</text:p>
          </table:table-cell>
          <table:table-cell office:value-type="float" office:value="6958" table:style-name="ce10">
            <text:p>69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othen</text:p>
          </table:table-cell>
          <table:table-cell office:value-type="string" table:style-name="ce9">
            <text:p>Vrouwen</text:p>
          </table:table-cell>
          <table:table-cell office:value-type="float" office:value="1113" table:style-name="ce10">
            <text:p>11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ranendonc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romstrij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u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Cuijk en Sint Agatha</text:p>
          </table:table-cell>
          <table:table-cell office:value-type="string" table:style-name="ce9">
            <text:p>Vrouwen</text:p>
          </table:table-cell>
          <table:table-cell office:value-type="float" office:value="8044" table:style-name="ce10">
            <text:p>80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ulemborg</text:p>
          </table:table-cell>
          <table:table-cell office:value-type="string" table:style-name="ce9">
            <text:p>Vrouwen</text:p>
          </table:table-cell>
          <table:table-cell office:value-type="float" office:value="9557" table:style-name="ce10">
            <text:p>95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alen</text:p>
          </table:table-cell>
          <table:table-cell office:value-type="string" table:style-name="ce9">
            <text:p>Vrouwen</text:p>
          </table:table-cell>
          <table:table-cell office:value-type="float" office:value="2661" table:style-name="ce10">
            <text:p>26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alfsen</text:p>
          </table:table-cell>
          <table:table-cell office:value-type="string" table:style-name="ce9">
            <text:p>Vrouwen</text:p>
          </table:table-cell>
          <table:table-cell office:value-type="float" office:value="7165" table:style-name="ce10">
            <text:p>71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antumadeel</text:p>
          </table:table-cell>
          <table:table-cell office:value-type="string" table:style-name="ce9">
            <text:p>Vrouwen</text:p>
          </table:table-cell>
          <table:table-cell office:value-type="float" office:value="9485" table:style-name="ce10">
            <text:p>94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antumadi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i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lft</text:p>
          </table:table-cell>
          <table:table-cell office:value-type="string" table:style-name="ce9">
            <text:p>Vrouwen</text:p>
          </table:table-cell>
          <table:table-cell office:value-type="float" office:value="41165" table:style-name="ce10">
            <text:p>411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lfzijl</text:p>
          </table:table-cell>
          <table:table-cell office:value-type="string" table:style-name="ce9">
            <text:p>Vrouwen</text:p>
          </table:table-cell>
          <table:table-cell office:value-type="float" office:value="12619" table:style-name="ce10">
            <text:p>126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nekamp</text:p>
          </table:table-cell>
          <table:table-cell office:value-type="string" table:style-name="ce9">
            <text:p>Vrouwen</text:p>
          </table:table-cell>
          <table:table-cell office:value-type="float" office:value="5996" table:style-name="ce10">
            <text:p>59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urne</text:p>
          </table:table-cell>
          <table:table-cell office:value-type="string" table:style-name="ce9">
            <text:p>Vrouwen</text:p>
          </table:table-cell>
          <table:table-cell office:value-type="float" office:value="13698" table:style-name="ce10">
            <text:p>136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venter</text:p>
          </table:table-cell>
          <table:table-cell office:value-type="string" table:style-name="ce9">
            <text:p>Vrouwen</text:p>
          </table:table-cell>
          <table:table-cell office:value-type="float" office:value="33336" table:style-name="ce10">
            <text:p>333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dam</text:p>
          </table:table-cell>
          <table:table-cell office:value-type="string" table:style-name="ce9">
            <text:p>Vrouwen</text:p>
          </table:table-cell>
          <table:table-cell office:value-type="float" office:value="7442" table:style-name="ce10">
            <text:p>74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emen</text:p>
          </table:table-cell>
          <table:table-cell office:value-type="string" table:style-name="ce9">
            <text:p>Vrouwen</text:p>
          </table:table-cell>
          <table:table-cell office:value-type="float" office:value="7374" table:style-name="ce10">
            <text:p>73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epenheim</text:p>
          </table:table-cell>
          <table:table-cell office:value-type="string" table:style-name="ce9">
            <text:p>Vrouwen</text:p>
          </table:table-cell>
          <table:table-cell office:value-type="float" office:value="1294" table:style-name="ce10">
            <text:p>12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epenveen</text:p>
          </table:table-cell>
          <table:table-cell office:value-type="string" table:style-name="ce9">
            <text:p>Vrouwen</text:p>
          </table:table-cell>
          <table:table-cell office:value-type="float" office:value="5122" table:style-name="ce10">
            <text:p>51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essen</text:p>
          </table:table-cell>
          <table:table-cell office:value-type="string" table:style-name="ce9">
            <text:p>Vrouwen</text:p>
          </table:table-cell>
          <table:table-cell office:value-type="float" office:value="1747" table:style-name="ce10">
            <text:p>17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ever</text:p>
          </table:table-cell>
          <table:table-cell office:value-type="string" table:style-name="ce9">
            <text:p>Vrouwen</text:p>
          </table:table-cell>
          <table:table-cell office:value-type="float" office:value="1665" table:style-name="ce10">
            <text:p>16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nkel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inteloord en Prinsenland</text:p>
          </table:table-cell>
          <table:table-cell office:value-type="string" table:style-name="ce9">
            <text:p>Vrouwen</text:p>
          </table:table-cell>
          <table:table-cell office:value-type="float" office:value="2730" table:style-name="ce10">
            <text:p>27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nth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inxperlo</text:p>
          </table:table-cell>
          <table:table-cell office:value-type="string" table:style-name="ce9">
            <text:p>Vrouwen</text:p>
          </table:table-cell>
          <table:table-cell office:value-type="float" office:value="3778" table:style-name="ce10">
            <text:p>37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irksland</text:p>
          </table:table-cell>
          <table:table-cell office:value-type="string" table:style-name="ce9">
            <text:p>Vrouwen</text:p>
          </table:table-cell>
          <table:table-cell office:value-type="float" office:value="3432" table:style-name="ce10">
            <text:p>34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dewaard</text:p>
          </table:table-cell>
          <table:table-cell office:value-type="string" table:style-name="ce9">
            <text:p>Vrouwen</text:p>
          </table:table-cell>
          <table:table-cell office:value-type="float" office:value="1960" table:style-name="ce10">
            <text:p>19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esburg</text:p>
          </table:table-cell>
          <table:table-cell office:value-type="string" table:style-name="ce9">
            <text:p>Vrouwen</text:p>
          </table:table-cell>
          <table:table-cell office:value-type="float" office:value="5235" table:style-name="ce10">
            <text:p>52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etinchem</text:p>
          </table:table-cell>
          <table:table-cell office:value-type="string" table:style-name="ce9">
            <text:p>Vrouwen</text:p>
          </table:table-cell>
          <table:table-cell office:value-type="float" office:value="19041" table:style-name="ce10">
            <text:p>190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kkum</text:p>
          </table:table-cell>
          <table:table-cell office:value-type="string" table:style-name="ce9">
            <text:p>Vrouwen</text:p>
          </table:table-cell>
          <table:table-cell office:value-type="float" office:value="6120" table:style-name="ce10">
            <text:p>61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mburg</text:p>
          </table:table-cell>
          <table:table-cell office:value-type="string" table:style-name="ce9">
            <text:p>Vrouwen</text:p>
          </table:table-cell>
          <table:table-cell office:value-type="float" office:value="2028" table:style-name="ce10">
            <text:p>20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ngen</text:p>
          </table:table-cell>
          <table:table-cell office:value-type="string" table:style-name="ce9">
            <text:p>Vrouwen</text:p>
          </table:table-cell>
          <table:table-cell office:value-type="float" office:value="10058" table:style-name="ce10">
            <text:p>100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ngerad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oniawerstal</text:p>
          </table:table-cell>
          <table:table-cell office:value-type="string" table:style-name="ce9">
            <text:p>Vrouwen</text:p>
          </table:table-cell>
          <table:table-cell office:value-type="float" office:value="3038" table:style-name="ce10">
            <text:p>30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orn</text:p>
          </table:table-cell>
          <table:table-cell office:value-type="string" table:style-name="ce9">
            <text:p>Vrouwen</text:p>
          </table:table-cell>
          <table:table-cell office:value-type="float" office:value="5762" table:style-name="ce10">
            <text:p>57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oornsp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ordrecht</text:p>
          </table:table-cell>
          <table:table-cell office:value-type="string" table:style-name="ce9">
            <text:p>Vrouwen</text:p>
          </table:table-cell>
          <table:table-cell office:value-type="float" office:value="54918" table:style-name="ce10">
            <text:p>549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echterland</text:p>
          </table:table-cell>
          <table:table-cell office:value-type="string" table:style-name="ce9">
            <text:p>Vrouwen</text:p>
          </table:table-cell>
          <table:table-cell office:value-type="float" office:value="4224" table:style-name="ce10">
            <text:p>42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eischo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eumel</text:p>
          </table:table-cell>
          <table:table-cell office:value-type="string" table:style-name="ce9">
            <text:p>Vrouwen</text:p>
          </table:table-cell>
          <table:table-cell office:value-type="float" office:value="1532" table:style-name="ce10">
            <text:p>15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iebergen-Rijsenburg</text:p>
          </table:table-cell>
          <table:table-cell office:value-type="string" table:style-name="ce9">
            <text:p>Vrouwen</text:p>
          </table:table-cell>
          <table:table-cell office:value-type="float" office:value="8885" table:style-name="ce10">
            <text:p>88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iebruggen</text:p>
          </table:table-cell>
          <table:table-cell office:value-type="string" table:style-name="ce9">
            <text:p>Vrouwen</text:p>
          </table:table-cell>
          <table:table-cell office:value-type="float" office:value="2108" table:style-name="ce10">
            <text:p>21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iewe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immel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ronten</text:p>
          </table:table-cell>
          <table:table-cell office:value-type="string" table:style-name="ce9">
            <text:p>Vrouwen</text:p>
          </table:table-cell>
          <table:table-cell office:value-type="float" office:value="9695" table:style-name="ce10">
            <text:p>96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unen</text:p>
          </table:table-cell>
          <table:table-cell office:value-type="string" table:style-name="ce9">
            <text:p>Vrouwen</text:p>
          </table:table-cell>
          <table:table-cell office:value-type="float" office:value="7716" table:style-name="ce10">
            <text:p>77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ruten</text:p>
          </table:table-cell>
          <table:table-cell office:value-type="string" table:style-name="ce9">
            <text:p>Vrouwen</text:p>
          </table:table-cell>
          <table:table-cell office:value-type="float" office:value="6371" table:style-name="ce10">
            <text:p>63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ubbeld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uiveland</text:p>
          </table:table-cell>
          <table:table-cell office:value-type="string" table:style-name="ce9">
            <text:p>Vrouwen</text:p>
          </table:table-cell>
          <table:table-cell office:value-type="float" office:value="2533" table:style-name="ce10">
            <text:p>25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uiven</text:p>
          </table:table-cell>
          <table:table-cell office:value-type="string" table:style-name="ce9">
            <text:p>Vrouwen</text:p>
          </table:table-cell>
          <table:table-cell office:value-type="float" office:value="4984" table:style-name="ce10">
            <text:p>49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uivendij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n Dungen</text:p>
          </table:table-cell>
          <table:table-cell office:value-type="string" table:style-name="ce9">
            <text:p>Vrouwen</text:p>
          </table:table-cell>
          <table:table-cell office:value-type="float" office:value="1997" table:style-name="ce10">
            <text:p>19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ussen</text:p>
          </table:table-cell>
          <table:table-cell office:value-type="string" table:style-name="ce9">
            <text:p>Vrouwen</text:p>
          </table:table-cell>
          <table:table-cell office:value-type="float" office:value="2843" table:style-name="ce10">
            <text:p>28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wingeloo</text:p>
          </table:table-cell>
          <table:table-cell office:value-type="string" table:style-name="ce9">
            <text:p>Vrouwen</text:p>
          </table:table-cell>
          <table:table-cell office:value-type="float" office:value="1751" table:style-name="ce10">
            <text:p>17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cht</text:p>
          </table:table-cell>
          <table:table-cell office:value-type="string" table:style-name="ce9">
            <text:p>Vrouwen</text:p>
          </table:table-cell>
          <table:table-cell office:value-type="float" office:value="8627" table:style-name="ce10">
            <text:p>86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chteld</text:p>
          </table:table-cell>
          <table:table-cell office:value-type="string" table:style-name="ce9">
            <text:p>Vrouwen</text:p>
          </table:table-cell>
          <table:table-cell office:value-type="float" office:value="3047" table:style-name="ce10">
            <text:p>30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cht-Suste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d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dam-Volendam</text:p>
          </table:table-cell>
          <table:table-cell office:value-type="string" table:style-name="ce9">
            <text:p>Vrouwen</text:p>
          </table:table-cell>
          <table:table-cell office:value-type="float" office:value="11513" table:style-name="ce10">
            <text:p>115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de</text:p>
          </table:table-cell>
          <table:table-cell office:value-type="string" table:style-name="ce9">
            <text:p>Vrouwen</text:p>
          </table:table-cell>
          <table:table-cell office:value-type="float" office:value="42417" table:style-name="ce10">
            <text:p>424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lde</text:p>
          </table:table-cell>
          <table:table-cell office:value-type="string" table:style-name="ce9">
            <text:p>Vrouwen</text:p>
          </table:table-cell>
          <table:table-cell office:value-type="float" office:value="5011" table:style-name="ce10">
            <text:p>50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mnes</text:p>
          </table:table-cell>
          <table:table-cell office:value-type="string" table:style-name="ce9">
            <text:p>Vrouwen</text:p>
          </table:table-cell>
          <table:table-cell office:value-type="float" office:value="3278" table:style-name="ce10">
            <text:p>32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msmo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enrum</text:p>
          </table:table-cell>
          <table:table-cell office:value-type="string" table:style-name="ce9">
            <text:p>Vrouwen</text:p>
          </table:table-cell>
          <table:table-cell office:value-type="float" office:value="1182" table:style-name="ce10">
            <text:p>11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rsel</text:p>
          </table:table-cell>
          <table:table-cell office:value-type="string" table:style-name="ce9">
            <text:p>Vrouwen</text:p>
          </table:table-cell>
          <table:table-cell office:value-type="float" office:value="5703" table:style-name="ce10">
            <text:p>57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eth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gmond</text:p>
          </table:table-cell>
          <table:table-cell office:value-type="string" table:style-name="ce9">
            <text:p>Vrouwen</text:p>
          </table:table-cell>
          <table:table-cell office:value-type="float" office:value="5352" table:style-name="ce10">
            <text:p>53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gmond aan Ze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gmond-Binn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ibergen</text:p>
          </table:table-cell>
          <table:table-cell office:value-type="string" table:style-name="ce9">
            <text:p>Vrouwen</text:p>
          </table:table-cell>
          <table:table-cell office:value-type="float" office:value="7898" table:style-name="ce10">
            <text:p>78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ijgelshoven</text:p>
          </table:table-cell>
          <table:table-cell office:value-type="string" table:style-name="ce9">
            <text:p>Vrouwen</text:p>
          </table:table-cell>
          <table:table-cell office:value-type="float" office:value="2906" table:style-name="ce10">
            <text:p>29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ijsden</text:p>
          </table:table-cell>
          <table:table-cell office:value-type="string" table:style-name="ce9">
            <text:p>Vrouwen</text:p>
          </table:table-cell>
          <table:table-cell office:value-type="float" office:value="3764" table:style-name="ce10">
            <text:p>37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ijsden-Margrat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indhoven</text:p>
          </table:table-cell>
          <table:table-cell office:value-type="string" table:style-name="ce9">
            <text:p>Vrouwen</text:p>
          </table:table-cell>
          <table:table-cell office:value-type="float" office:value="98035" table:style-name="ce10">
            <text:p>980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lburg</text:p>
          </table:table-cell>
          <table:table-cell office:value-type="string" table:style-name="ce9">
            <text:p>Vrouwen</text:p>
          </table:table-cell>
          <table:table-cell office:value-type="float" office:value="9459" table:style-name="ce10">
            <text:p>94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lkerze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llemee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llewouts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lsloo</text:p>
          </table:table-cell>
          <table:table-cell office:value-type="string" table:style-name="ce9">
            <text:p>Vrouwen</text:p>
          </table:table-cell>
          <table:table-cell office:value-type="float" office:value="4028" table:style-name="ce10">
            <text:p>40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lst</text:p>
          </table:table-cell>
          <table:table-cell office:value-type="string" table:style-name="ce9">
            <text:p>Vrouwen</text:p>
          </table:table-cell>
          <table:table-cell office:value-type="float" office:value="8354" table:style-name="ce10">
            <text:p>83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lt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mmen</text:p>
          </table:table-cell>
          <table:table-cell office:value-type="string" table:style-name="ce9">
            <text:p>Vrouwen</text:p>
          </table:table-cell>
          <table:table-cell office:value-type="float" office:value="44995" table:style-name="ce10">
            <text:p>449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mpel en Meerw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ngel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nkhuizen</text:p>
          </table:table-cell>
          <table:table-cell office:value-type="string" table:style-name="ce9">
            <text:p>Vrouwen</text:p>
          </table:table-cell>
          <table:table-cell office:value-type="float" office:value="7789" table:style-name="ce10">
            <text:p>77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nschede</text:p>
          </table:table-cell>
          <table:table-cell office:value-type="string" table:style-name="ce9">
            <text:p>Vrouwen</text:p>
          </table:table-cell>
          <table:table-cell office:value-type="float" office:value="72136" table:style-name="ce10">
            <text:p>7213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pe</text:p>
          </table:table-cell>
          <table:table-cell office:value-type="string" table:style-name="ce9">
            <text:p>Vrouwen</text:p>
          </table:table-cell>
          <table:table-cell office:value-type="float" office:value="16746" table:style-name="ce10">
            <text:p>167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rmelo</text:p>
          </table:table-cell>
          <table:table-cell office:value-type="string" table:style-name="ce9">
            <text:p>Vrouwen</text:p>
          </table:table-cell>
          <table:table-cell office:value-type="float" office:value="12593" table:style-name="ce10">
            <text:p>125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rp</text:p>
          </table:table-cell>
          <table:table-cell office:value-type="string" table:style-name="ce9">
            <text:p>Vrouwen</text:p>
          </table:table-cell>
          <table:table-cell office:value-type="float" office:value="2799" table:style-name="ce10">
            <text:p>27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sch</text:p>
          </table:table-cell>
          <table:table-cell office:value-type="string" table:style-name="ce9">
            <text:p>Vrouwen</text:p>
          </table:table-cell>
          <table:table-cell office:value-type="float" office:value="935" table:style-name="ce10">
            <text:p>9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st en Opijn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tten en Leu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tten-Leur</text:p>
          </table:table-cell>
          <table:table-cell office:value-type="string" table:style-name="ce9">
            <text:p>Vrouwen</text:p>
          </table:table-cell>
          <table:table-cell office:value-type="float" office:value="14741" table:style-name="ce10">
            <text:p>147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verdingen</text:p>
          </table:table-cell>
          <table:table-cell office:value-type="string" table:style-name="ce9">
            <text:p>Vrouwen</text:p>
          </table:table-cell>
          <table:table-cell office:value-type="float" office:value="937" table:style-name="ce10">
            <text:p>9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Ew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Ezinge</text:p>
          </table:table-cell>
          <table:table-cell office:value-type="string" table:style-name="ce9">
            <text:p>Vrouwen</text:p>
          </table:table-cell>
          <table:table-cell office:value-type="float" office:value="892" table:style-name="ce10">
            <text:p>8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Ferwerderadeel</text:p>
          </table:table-cell>
          <table:table-cell office:value-type="string" table:style-name="ce9">
            <text:p>Vrouwen</text:p>
          </table:table-cell>
          <table:table-cell office:value-type="float" office:value="4277" table:style-name="ce10">
            <text:p>42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Ferwerderadi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Fijnaart en Heijningen</text:p>
          </table:table-cell>
          <table:table-cell office:value-type="string" table:style-name="ce9">
            <text:p>Vrouwen</text:p>
          </table:table-cell>
          <table:table-cell office:value-type="float" office:value="2988" table:style-name="ce10">
            <text:p>29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Finsterwolde</text:p>
          </table:table-cell>
          <table:table-cell office:value-type="string" table:style-name="ce9">
            <text:p>Vrouwen</text:p>
          </table:table-cell>
          <table:table-cell office:value-type="float" office:value="1284" table:style-name="ce10">
            <text:p>12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Franeker</text:p>
          </table:table-cell>
          <table:table-cell office:value-type="string" table:style-name="ce9">
            <text:p>Vrouwen</text:p>
          </table:table-cell>
          <table:table-cell office:value-type="float" office:value="6480" table:style-name="ce10">
            <text:p>64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Franekeradeel</text:p>
          </table:table-cell>
          <table:table-cell office:value-type="string" table:style-name="ce9">
            <text:p>Vrouwen</text:p>
          </table:table-cell>
          <table:table-cell office:value-type="float" office:value="1934" table:style-name="ce10">
            <text:p>19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Friese Me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 Fryske Mar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aasterland</text:p>
          </table:table-cell>
          <table:table-cell office:value-type="string" table:style-name="ce9">
            <text:p>Vrouwen</text:p>
          </table:table-cell>
          <table:table-cell office:value-type="float" office:value="3717" table:style-name="ce10">
            <text:p>37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aasterlân-Slea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asselte</text:p>
          </table:table-cell>
          <table:table-cell office:value-type="string" table:style-name="ce9">
            <text:p>Vrouwen</text:p>
          </table:table-cell>
          <table:table-cell office:value-type="float" office:value="2058" table:style-name="ce10">
            <text:p>20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ertruidenberg</text:p>
          </table:table-cell>
          <table:table-cell office:value-type="string" table:style-name="ce9">
            <text:p>Vrouwen</text:p>
          </table:table-cell>
          <table:table-cell office:value-type="float" office:value="3224" table:style-name="ce10">
            <text:p>32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ervlie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ffen</text:p>
          </table:table-cell>
          <table:table-cell office:value-type="string" table:style-name="ce9">
            <text:p>Vrouwen</text:p>
          </table:table-cell>
          <table:table-cell office:value-type="float" office:value="2251" table:style-name="ce10">
            <text:p>22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ldermalsen</text:p>
          </table:table-cell>
          <table:table-cell office:value-type="string" table:style-name="ce9">
            <text:p>Vrouwen</text:p>
          </table:table-cell>
          <table:table-cell office:value-type="float" office:value="10147" table:style-name="ce10">
            <text:p>101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ldrop</text:p>
          </table:table-cell>
          <table:table-cell office:value-type="string" table:style-name="ce9">
            <text:p>Vrouwen</text:p>
          </table:table-cell>
          <table:table-cell office:value-type="float" office:value="13310" table:style-name="ce10">
            <text:p>133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ldrop-Mierlo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leen</text:p>
          </table:table-cell>
          <table:table-cell office:value-type="string" table:style-name="ce9">
            <text:p>Vrouwen</text:p>
          </table:table-cell>
          <table:table-cell office:value-type="float" office:value="17909" table:style-name="ce10">
            <text:p>179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mert</text:p>
          </table:table-cell>
          <table:table-cell office:value-type="string" table:style-name="ce9">
            <text:p>Vrouwen</text:p>
          </table:table-cell>
          <table:table-cell office:value-type="float" office:value="7983" table:style-name="ce10">
            <text:p>79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mert-Bak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endringen</text:p>
          </table:table-cell>
          <table:table-cell office:value-type="string" table:style-name="ce9">
            <text:p>Vrouwen</text:p>
          </table:table-cell>
          <table:table-cell office:value-type="float" office:value="9651" table:style-name="ce10">
            <text:p>96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ndt</text:p>
          </table:table-cell>
          <table:table-cell office:value-type="string" table:style-name="ce9">
            <text:p>Vrouwen</text:p>
          </table:table-cell>
          <table:table-cell office:value-type="float" office:value="3412" table:style-name="ce10">
            <text:p>34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nemuiden</text:p>
          </table:table-cell>
          <table:table-cell office:value-type="string" table:style-name="ce9">
            <text:p>Vrouwen</text:p>
          </table:table-cell>
          <table:table-cell office:value-type="float" office:value="3323" table:style-name="ce10">
            <text:p>33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nnep</text:p>
          </table:table-cell>
          <table:table-cell office:value-type="string" table:style-name="ce9">
            <text:p>Vrouwen</text:p>
          </table:table-cell>
          <table:table-cell office:value-type="float" office:value="7630" table:style-name="ce10">
            <text:p>76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eulle</text:p>
          </table:table-cell>
          <table:table-cell office:value-type="string" table:style-name="ce9">
            <text:p>Vrouwen</text:p>
          </table:table-cell>
          <table:table-cell office:value-type="float" office:value="1484" table:style-name="ce10">
            <text:p>14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iess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iessenburg</text:p>
          </table:table-cell>
          <table:table-cell office:value-type="string" table:style-name="ce9">
            <text:p>Vrouwen</text:p>
          </table:table-cell>
          <table:table-cell office:value-type="float" office:value="2252" table:style-name="ce10">
            <text:p>22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iessenlan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ieten</text:p>
          </table:table-cell>
          <table:table-cell office:value-type="string" table:style-name="ce9">
            <text:p>Vrouwen</text:p>
          </table:table-cell>
          <table:table-cell office:value-type="float" office:value="2830" table:style-name="ce10">
            <text:p>28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iethoor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ilze en Rijen</text:p>
          </table:table-cell>
          <table:table-cell office:value-type="string" table:style-name="ce9">
            <text:p>Vrouwen</text:p>
          </table:table-cell>
          <table:table-cell office:value-type="float" office:value="10223" table:style-name="ce10">
            <text:p>102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edereede</text:p>
          </table:table-cell>
          <table:table-cell office:value-type="string" table:style-name="ce9">
            <text:p>Vrouwen</text:p>
          </table:table-cell>
          <table:table-cell office:value-type="float" office:value="5009" table:style-name="ce10">
            <text:p>50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eree-Overflakke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oes</text:p>
          </table:table-cell>
          <table:table-cell office:value-type="string" table:style-name="ce9">
            <text:p>Vrouwen</text:p>
          </table:table-cell>
          <table:table-cell office:value-type="float" office:value="15872" table:style-name="ce10">
            <text:p>158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irle</text:p>
          </table:table-cell>
          <table:table-cell office:value-type="string" table:style-name="ce9">
            <text:p>Vrouwen</text:p>
          </table:table-cell>
          <table:table-cell office:value-type="float" office:value="8458" table:style-name="ce10">
            <text:p>84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oise Me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oor</text:p>
          </table:table-cell>
          <table:table-cell office:value-type="string" table:style-name="ce9">
            <text:p>Vrouwen</text:p>
          </table:table-cell>
          <table:table-cell office:value-type="float" office:value="6007" table:style-name="ce10">
            <text:p>60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rinchem</text:p>
          </table:table-cell>
          <table:table-cell office:value-type="string" table:style-name="ce9">
            <text:p>Vrouwen</text:p>
          </table:table-cell>
          <table:table-cell office:value-type="float" office:value="14723" table:style-name="ce10">
            <text:p>147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rssel</text:p>
          </table:table-cell>
          <table:table-cell office:value-type="string" table:style-name="ce9">
            <text:p>Vrouwen</text:p>
          </table:table-cell>
          <table:table-cell office:value-type="float" office:value="7266" table:style-name="ce10">
            <text:p>72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uda</text:p>
          </table:table-cell>
          <table:table-cell office:value-type="string" table:style-name="ce9">
            <text:p>Vrouwen</text:p>
          </table:table-cell>
          <table:table-cell office:value-type="float" office:value="29952" table:style-name="ce10">
            <text:p>299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uderak</text:p>
          </table:table-cell>
          <table:table-cell office:value-type="string" table:style-name="ce9">
            <text:p>Vrouwen</text:p>
          </table:table-cell>
          <table:table-cell office:value-type="float" office:value="1329" table:style-name="ce10">
            <text:p>13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udriaan</text:p>
          </table:table-cell>
          <table:table-cell office:value-type="string" table:style-name="ce9">
            <text:p>Vrouwen</text:p>
          </table:table-cell>
          <table:table-cell office:value-type="float" office:value="388" table:style-name="ce10">
            <text:p>3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oudswaard</text:p>
          </table:table-cell>
          <table:table-cell office:value-type="string" table:style-name="ce9">
            <text:p>Vrouwen</text:p>
          </table:table-cell>
          <table:table-cell office:value-type="float" office:value="848" table:style-name="ce10">
            <text:p>8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aafstroo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aauw en Langend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af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aft-De Rijp</text:p>
          </table:table-cell>
          <table:table-cell office:value-type="string" table:style-name="ce9">
            <text:p>Vrouwen</text:p>
          </table:table-cell>
          <table:table-cell office:value-type="float" office:value="2565" table:style-name="ce10">
            <text:p>25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amsbergen</text:p>
          </table:table-cell>
          <table:table-cell office:value-type="string" table:style-name="ce9">
            <text:p>Vrouwen</text:p>
          </table:table-cell>
          <table:table-cell office:value-type="float" office:value="2945" table:style-name="ce10">
            <text:p>29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athem</text:p>
          </table:table-cell>
          <table:table-cell office:value-type="string" table:style-name="ce9">
            <text:p>Vrouwen</text:p>
          </table:table-cell>
          <table:table-cell office:value-type="float" office:value="1318" table:style-name="ce10">
            <text:p>13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ave</text:p>
          </table:table-cell>
          <table:table-cell office:value-type="string" table:style-name="ce9">
            <text:p>Vrouwen</text:p>
          </table:table-cell>
          <table:table-cell office:value-type="float" office:value="5027" table:style-name="ce10">
            <text:p>50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Graveland</text:p>
          </table:table-cell>
          <table:table-cell office:value-type="string" table:style-name="ce9">
            <text:p>Vrouwen</text:p>
          </table:table-cell>
          <table:table-cell office:value-type="float" office:value="4464" table:style-name="ce10">
            <text:p>44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Gravendeel</text:p>
          </table:table-cell>
          <table:table-cell office:value-type="string" table:style-name="ce9">
            <text:p>Vrouwen</text:p>
          </table:table-cell>
          <table:table-cell office:value-type="float" office:value="3776" table:style-name="ce10">
            <text:p>37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Gravenhage (gemeente)</text:p>
          </table:table-cell>
          <table:table-cell office:value-type="string" table:style-name="ce9">
            <text:p>Vrouwen</text:p>
          </table:table-cell>
          <table:table-cell office:value-type="float" office:value="240503" table:style-name="ce10">
            <text:p>2405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Gravenmoer</text:p>
          </table:table-cell>
          <table:table-cell office:value-type="string" table:style-name="ce9">
            <text:p>Vrouwen</text:p>
          </table:table-cell>
          <table:table-cell office:value-type="float" office:value="1023" table:style-name="ce10">
            <text:p>10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Gravenpold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's-Gravenzande</text:p>
          </table:table-cell>
          <table:table-cell office:value-type="string" table:style-name="ce9">
            <text:p>Vrouwen</text:p>
          </table:table-cell>
          <table:table-cell office:value-type="float" office:value="8522" table:style-name="ce10">
            <text:p>85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evenbicht</text:p>
          </table:table-cell>
          <table:table-cell office:value-type="string" table:style-name="ce9">
            <text:p>Vrouwen</text:p>
          </table:table-cell>
          <table:table-cell office:value-type="float" office:value="1340" table:style-name="ce10">
            <text:p>13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ijpskerk</text:p>
          </table:table-cell>
          <table:table-cell office:value-type="string" table:style-name="ce9">
            <text:p>Vrouwen</text:p>
          </table:table-cell>
          <table:table-cell office:value-type="float" office:value="2145" table:style-name="ce10">
            <text:p>21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ijps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oe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oenlo</text:p>
          </table:table-cell>
          <table:table-cell office:value-type="string" table:style-name="ce9">
            <text:p>Vrouwen</text:p>
          </table:table-cell>
          <table:table-cell office:value-type="float" office:value="4444" table:style-name="ce10">
            <text:p>44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oesbeek</text:p>
          </table:table-cell>
          <table:table-cell office:value-type="string" table:style-name="ce9">
            <text:p>Vrouwen</text:p>
          </table:table-cell>
          <table:table-cell office:value-type="float" office:value="9467" table:style-name="ce10">
            <text:p>94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oningen (gemeente)</text:p>
          </table:table-cell>
          <table:table-cell office:value-type="string" table:style-name="ce9">
            <text:p>Vrouwen</text:p>
          </table:table-cell>
          <table:table-cell office:value-type="float" office:value="83534" table:style-name="ce10">
            <text:p>835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onsveld</text:p>
          </table:table-cell>
          <table:table-cell office:value-type="string" table:style-name="ce9">
            <text:p>Vrouwen</text:p>
          </table:table-cell>
          <table:table-cell office:value-type="float" office:value="1828" table:style-name="ce10">
            <text:p>18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oot-Ammers</text:p>
          </table:table-cell>
          <table:table-cell office:value-type="string" table:style-name="ce9">
            <text:p>Vrouwen</text:p>
          </table:table-cell>
          <table:table-cell office:value-type="float" office:value="1481" table:style-name="ce10">
            <text:p>14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ootebr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Grootegast</text:p>
          </table:table-cell>
          <table:table-cell office:value-type="string" table:style-name="ce9">
            <text:p>Vrouwen</text:p>
          </table:table-cell>
          <table:table-cell office:value-type="float" office:value="4333" table:style-name="ce10">
            <text:p>43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rubbenvorst</text:p>
          </table:table-cell>
          <table:table-cell office:value-type="string" table:style-name="ce9">
            <text:p>Vrouwen</text:p>
          </table:table-cell>
          <table:table-cell office:value-type="float" office:value="3241" table:style-name="ce10">
            <text:p>32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ulpen</text:p>
          </table:table-cell>
          <table:table-cell office:value-type="string" table:style-name="ce9">
            <text:p>Vrouwen</text:p>
          </table:table-cell>
          <table:table-cell office:value-type="float" office:value="2140" table:style-name="ce10">
            <text:p>21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Gulpen-Witt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aft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aksbergen</text:p>
          </table:table-cell>
          <table:table-cell office:value-type="string" table:style-name="ce9">
            <text:p>Vrouwen</text:p>
          </table:table-cell>
          <table:table-cell office:value-type="float" office:value="10671" table:style-name="ce10">
            <text:p>106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mste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aren</text:p>
          </table:table-cell>
          <table:table-cell office:value-type="string" table:style-name="ce9">
            <text:p>Vrouwen</text:p>
          </table:table-cell>
          <table:table-cell office:value-type="float" office:value="2472" table:style-name="ce10">
            <text:p>24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rlem</text:p>
          </table:table-cell>
          <table:table-cell office:value-type="string" table:style-name="ce9">
            <text:p>Vrouwen</text:p>
          </table:table-cell>
          <table:table-cell office:value-type="float" office:value="81984" table:style-name="ce10">
            <text:p>819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rlemmerliede en Spaarnwoude</text:p>
          </table:table-cell>
          <table:table-cell office:value-type="string" table:style-name="ce9">
            <text:p>Vrouwen</text:p>
          </table:table-cell>
          <table:table-cell office:value-type="float" office:value="2285" table:style-name="ce10">
            <text:p>22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rlemmermeer</text:p>
          </table:table-cell>
          <table:table-cell office:value-type="string" table:style-name="ce9">
            <text:p>Vrouwen</text:p>
          </table:table-cell>
          <table:table-cell office:value-type="float" office:value="39659" table:style-name="ce10">
            <text:p>396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astrecht</text:p>
          </table:table-cell>
          <table:table-cell office:value-type="string" table:style-name="ce9">
            <text:p>Vrouwen</text:p>
          </table:table-cell>
          <table:table-cell office:value-type="float" office:value="2134" table:style-name="ce10">
            <text:p>21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elen</text:p>
          </table:table-cell>
          <table:table-cell office:value-type="string" table:style-name="ce9">
            <text:p>Vrouwen</text:p>
          </table:table-cell>
          <table:table-cell office:value-type="float" office:value="2888" table:style-name="ce10">
            <text:p>28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gestein</text:p>
          </table:table-cell>
          <table:table-cell office:value-type="string" table:style-name="ce9">
            <text:p>Vrouwen</text:p>
          </table:table-cell>
          <table:table-cell office:value-type="float" office:value="677" table:style-name="ce10">
            <text:p>6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lderberg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alsteren</text:p>
          </table:table-cell>
          <table:table-cell office:value-type="string" table:style-name="ce9">
            <text:p>Vrouwen</text:p>
          </table:table-cell>
          <table:table-cell office:value-type="float" office:value="6217" table:style-name="ce10">
            <text:p>62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n Ham</text:p>
          </table:table-cell>
          <table:table-cell office:value-type="string" table:style-name="ce9">
            <text:p>Vrouwen</text:p>
          </table:table-cell>
          <table:table-cell office:value-type="float" office:value="6996" table:style-name="ce10">
            <text:p>69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ps</text:p>
          </table:table-cell>
          <table:table-cell office:value-type="string" table:style-name="ce9">
            <text:p>Vrouwen</text:p>
          </table:table-cell>
          <table:table-cell office:value-type="float" office:value="1342" table:style-name="ce10">
            <text:p>13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denberg</text:p>
          </table:table-cell>
          <table:table-cell office:value-type="string" table:style-name="ce9">
            <text:p>Vrouwen</text:p>
          </table:table-cell>
          <table:table-cell office:value-type="float" office:value="15424" table:style-name="ce10">
            <text:p>154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derwijk</text:p>
          </table:table-cell>
          <table:table-cell office:value-type="string" table:style-name="ce9">
            <text:p>Vrouwen</text:p>
          </table:table-cell>
          <table:table-cell office:value-type="float" office:value="15511" table:style-name="ce10">
            <text:p>155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dinxveld-Giessendam</text:p>
          </table:table-cell>
          <table:table-cell office:value-type="string" table:style-name="ce9">
            <text:p>Vrouwen</text:p>
          </table:table-cell>
          <table:table-cell office:value-type="float" office:value="7956" table:style-name="ce10">
            <text:p>79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en</text:p>
          </table:table-cell>
          <table:table-cell office:value-type="string" table:style-name="ce9">
            <text:p>Vrouwen</text:p>
          </table:table-cell>
          <table:table-cell office:value-type="float" office:value="9985" table:style-name="ce10">
            <text:p>99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enkarspel</text:p>
          </table:table-cell>
          <table:table-cell office:value-type="string" table:style-name="ce9">
            <text:p>Vrouwen</text:p>
          </table:table-cell>
          <table:table-cell office:value-type="float" office:value="2745" table:style-name="ce10">
            <text:p>27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lingen</text:p>
          </table:table-cell>
          <table:table-cell office:value-type="string" table:style-name="ce9">
            <text:p>Vrouwen</text:p>
          </table:table-cell>
          <table:table-cell office:value-type="float" office:value="7773" table:style-name="ce10">
            <text:p>77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rmelen</text:p>
          </table:table-cell>
          <table:table-cell office:value-type="string" table:style-name="ce9">
            <text:p>Vrouwen</text:p>
          </table:table-cell>
          <table:table-cell office:value-type="float" office:value="3738" table:style-name="ce10">
            <text:p>37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skerland</text:p>
          </table:table-cell>
          <table:table-cell office:value-type="string" table:style-name="ce9">
            <text:p>Vrouwen</text:p>
          </table:table-cell>
          <table:table-cell office:value-type="float" office:value="7782" table:style-name="ce10">
            <text:p>77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sselt</text:p>
          </table:table-cell>
          <table:table-cell office:value-type="string" table:style-name="ce9">
            <text:p>Vrouwen</text:p>
          </table:table-cell>
          <table:table-cell office:value-type="float" office:value="3106" table:style-name="ce10">
            <text:p>31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ttem</text:p>
          </table:table-cell>
          <table:table-cell office:value-type="string" table:style-name="ce9">
            <text:p>Vrouwen</text:p>
          </table:table-cell>
          <table:table-cell office:value-type="float" office:value="5777" table:style-name="ce10">
            <text:p>57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velte</text:p>
          </table:table-cell>
          <table:table-cell office:value-type="string" table:style-name="ce9">
            <text:p>Vrouwen</text:p>
          </table:table-cell>
          <table:table-cell office:value-type="float" office:value="2763" table:style-name="ce10">
            <text:p>27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azerswoude</text:p>
          </table:table-cell>
          <table:table-cell office:value-type="string" table:style-name="ce9">
            <text:p>Vrouwen</text:p>
          </table:table-cell>
          <table:table-cell office:value-type="float" office:value="5349" table:style-name="ce10">
            <text:p>53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del</text:p>
          </table:table-cell>
          <table:table-cell office:value-type="string" table:style-name="ce9">
            <text:p>Vrouwen</text:p>
          </table:table-cell>
          <table:table-cell office:value-type="float" office:value="1778" table:style-name="ce10">
            <text:p>17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l en Panheel</text:p>
          </table:table-cell>
          <table:table-cell office:value-type="string" table:style-name="ce9">
            <text:p>Vrouwen</text:p>
          </table:table-cell>
          <table:table-cell office:value-type="float" office:value="2616" table:style-name="ce10">
            <text:p>26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mskerk</text:p>
          </table:table-cell>
          <table:table-cell office:value-type="string" table:style-name="ce9">
            <text:p>Vrouwen</text:p>
          </table:table-cell>
          <table:table-cell office:value-type="float" office:value="15848" table:style-name="ce10">
            <text:p>158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mstede</text:p>
          </table:table-cell>
          <table:table-cell office:value-type="string" table:style-name="ce9">
            <text:p>Vrouwen</text:p>
          </table:table-cell>
          <table:table-cell office:value-type="float" office:value="14045" table:style-name="ce10">
            <text:p>140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nvlie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's-Heer-Abts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's-Heer-Arends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rde</text:p>
          </table:table-cell>
          <table:table-cell office:value-type="string" table:style-name="ce9">
            <text:p>Vrouwen</text:p>
          </table:table-cell>
          <table:table-cell office:value-type="float" office:value="8978" table:style-name="ce10">
            <text:p>89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Heerenh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renveen</text:p>
          </table:table-cell>
          <table:table-cell office:value-type="string" table:style-name="ce9">
            <text:p>Vrouwen</text:p>
          </table:table-cell>
          <table:table-cell office:value-type="float" office:value="18691" table:style-name="ce10">
            <text:p>186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rewaarden</text:p>
          </table:table-cell>
          <table:table-cell office:value-type="string" table:style-name="ce9">
            <text:p>Vrouwen</text:p>
          </table:table-cell>
          <table:table-cell office:value-type="float" office:value="555" table:style-name="ce10">
            <text:p>5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rhugowaard</text:p>
          </table:table-cell>
          <table:table-cell office:value-type="string" table:style-name="ce9">
            <text:p>Vrouwen</text:p>
          </table:table-cell>
          <table:table-cell office:value-type="float" office:value="15930" table:style-name="ce10">
            <text:p>159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rjansdam</text:p>
          </table:table-cell>
          <table:table-cell office:value-type="string" table:style-name="ce9">
            <text:p>Vrouwen</text:p>
          </table:table-cell>
          <table:table-cell office:value-type="float" office:value="1630" table:style-name="ce10">
            <text:p>16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rlen</text:p>
          </table:table-cell>
          <table:table-cell office:value-type="string" table:style-name="ce9">
            <text:p>Vrouwen</text:p>
          </table:table-cell>
          <table:table-cell office:value-type="float" office:value="36394" table:style-name="ce10">
            <text:p>363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sch</text:p>
          </table:table-cell>
          <table:table-cell office:value-type="string" table:style-name="ce9">
            <text:p>Vrouwen</text:p>
          </table:table-cell>
          <table:table-cell office:value-type="float" office:value="4675" table:style-name="ce10">
            <text:p>46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sw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eswijk-Dinther</text:p>
          </table:table-cell>
          <table:table-cell office:value-type="string" table:style-name="ce9">
            <text:p>Vrouwen</text:p>
          </table:table-cell>
          <table:table-cell office:value-type="float" office:value="3887" table:style-name="ce10">
            <text:p>38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ze</text:p>
          </table:table-cell>
          <table:table-cell office:value-type="string" table:style-name="ce9">
            <text:p>Vrouwen</text:p>
          </table:table-cell>
          <table:table-cell office:value-type="float" office:value="4198" table:style-name="ce10">
            <text:p>41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eze-Leen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fshuizen</text:p>
          </table:table-cell>
          <table:table-cell office:value-type="string" table:style-name="ce9">
            <text:p>Vrouwen</text:p>
          </table:table-cell>
          <table:table-cell office:value-type="float" office:value="5465" table:style-name="ce10">
            <text:p>54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i- en Boeicop</text:p>
          </table:table-cell>
          <table:table-cell office:value-type="string" table:style-name="ce9">
            <text:p>Vrouwen</text:p>
          </table:table-cell>
          <table:table-cell office:value-type="float" office:value="474" table:style-name="ce10">
            <text:p>4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iloo</text:p>
          </table:table-cell>
          <table:table-cell office:value-type="string" table:style-name="ce9">
            <text:p>Vrouwen</text:p>
          </table:table-cell>
          <table:table-cell office:value-type="float" office:value="10459" table:style-name="ce10">
            <text:p>104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inenoord</text:p>
          </table:table-cell>
          <table:table-cell office:value-type="string" table:style-name="ce9">
            <text:p>Vrouwen</text:p>
          </table:table-cell>
          <table:table-cell office:value-type="float" office:value="1607" table:style-name="ce10">
            <text:p>16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inkensz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ino</text:p>
          </table:table-cell>
          <table:table-cell office:value-type="string" table:style-name="ce9">
            <text:p>Vrouwen</text:p>
          </table:table-cell>
          <table:table-cell office:value-type="float" office:value="3178" table:style-name="ce10">
            <text:p>31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kelin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kendor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lden</text:p>
          </table:table-cell>
          <table:table-cell office:value-type="string" table:style-name="ce9">
            <text:p>Vrouwen</text:p>
          </table:table-cell>
          <table:table-cell office:value-type="float" office:value="7964" table:style-name="ce10">
            <text:p>79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n Helder</text:p>
          </table:table-cell>
          <table:table-cell office:value-type="string" table:style-name="ce9">
            <text:p>Vrouwen</text:p>
          </table:table-cell>
          <table:table-cell office:value-type="float" office:value="30126" table:style-name="ce10">
            <text:p>301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llendoorn</text:p>
          </table:table-cell>
          <table:table-cell office:value-type="string" table:style-name="ce9">
            <text:p>Vrouwen</text:p>
          </table:table-cell>
          <table:table-cell office:value-type="float" office:value="16353" table:style-name="ce10">
            <text:p>163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llevoetsluis</text:p>
          </table:table-cell>
          <table:table-cell office:value-type="string" table:style-name="ce9">
            <text:p>Vrouwen</text:p>
          </table:table-cell>
          <table:table-cell office:value-type="float" office:value="11075" table:style-name="ce10">
            <text:p>110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lmond</text:p>
          </table:table-cell>
          <table:table-cell office:value-type="string" table:style-name="ce9">
            <text:p>Vrouwen</text:p>
          </table:table-cell>
          <table:table-cell office:value-type="float" office:value="29133" table:style-name="ce10">
            <text:p>291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lvoirt</text:p>
          </table:table-cell>
          <table:table-cell office:value-type="string" table:style-name="ce9">
            <text:p>Vrouwen</text:p>
          </table:table-cell>
          <table:table-cell office:value-type="float" office:value="2213" table:style-name="ce10">
            <text:p>22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melumer Oldeferd</text:p>
          </table:table-cell>
          <table:table-cell office:value-type="string" table:style-name="ce9">
            <text:p>Vrouwen</text:p>
          </table:table-cell>
          <table:table-cell office:value-type="float" office:value="2461" table:style-name="ce10">
            <text:p>24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ndrik-Ido-Ambacht</text:p>
          </table:table-cell>
          <table:table-cell office:value-type="string" table:style-name="ce9">
            <text:p>Vrouwen</text:p>
          </table:table-cell>
          <table:table-cell office:value-type="float" office:value="8306" table:style-name="ce10">
            <text:p>83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ngelo (Gld.)</text:p>
          </table:table-cell>
          <table:table-cell office:value-type="string" table:style-name="ce9">
            <text:p>Vrouwen</text:p>
          </table:table-cell>
          <table:table-cell office:value-type="float" office:value="3879" table:style-name="ce10">
            <text:p>38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ngelo (O.)</text:p>
          </table:table-cell>
          <table:table-cell office:value-type="string" table:style-name="ce9">
            <text:p>Vrouwen</text:p>
          </table:table-cell>
          <table:table-cell office:value-type="float" office:value="38582" table:style-name="ce10">
            <text:p>385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nnaarderadeel</text:p>
          </table:table-cell>
          <table:table-cell office:value-type="string" table:style-name="ce9">
            <text:p>Vrouwen</text:p>
          </table:table-cell>
          <table:table-cell office:value-type="float" office:value="2420" table:style-name="ce10">
            <text:p>24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nsbr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rkin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erten</text:p>
          </table:table-cell>
          <table:table-cell office:value-type="string" table:style-name="ce9">
            <text:p>Vrouwen</text:p>
          </table:table-cell>
          <table:table-cell office:value-type="float" office:value="1683" table:style-name="ce10">
            <text:p>16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s-Hertogenbosch</text:p>
          </table:table-cell>
          <table:table-cell office:value-type="string" table:style-name="ce9">
            <text:p>Vrouwen</text:p>
          </table:table-cell>
          <table:table-cell office:value-type="float" office:value="45332" table:style-name="ce10">
            <text:p>453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rwen en Aerdt</text:p>
          </table:table-cell>
          <table:table-cell office:value-type="string" table:style-name="ce9">
            <text:p>Vrouwen</text:p>
          </table:table-cell>
          <table:table-cell office:value-type="float" office:value="3991" table:style-name="ce10">
            <text:p>39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rwijnen</text:p>
          </table:table-cell>
          <table:table-cell office:value-type="string" table:style-name="ce9">
            <text:p>Vrouwen</text:p>
          </table:table-cell>
          <table:table-cell office:value-type="float" office:value="1197" table:style-name="ce10">
            <text:p>11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teren</text:p>
          </table:table-cell>
          <table:table-cell office:value-type="string" table:style-name="ce9">
            <text:p>Vrouwen</text:p>
          </table:table-cell>
          <table:table-cell office:value-type="float" office:value="4160" table:style-name="ce10">
            <text:p>41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ukelum</text:p>
          </table:table-cell>
          <table:table-cell office:value-type="string" table:style-name="ce9">
            <text:p>Vrouwen</text:p>
          </table:table-cell>
          <table:table-cell office:value-type="float" office:value="1332" table:style-name="ce10">
            <text:p>13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umen</text:p>
          </table:table-cell>
          <table:table-cell office:value-type="string" table:style-name="ce9">
            <text:p>Vrouwen</text:p>
          </table:table-cell>
          <table:table-cell office:value-type="float" office:value="5784" table:style-name="ce10">
            <text:p>57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usden</text:p>
          </table:table-cell>
          <table:table-cell office:value-type="string" table:style-name="ce9">
            <text:p>Vrouwen</text:p>
          </table:table-cell>
          <table:table-cell office:value-type="float" office:value="2840" table:style-name="ce10">
            <text:p>28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eythuysen</text:p>
          </table:table-cell>
          <table:table-cell office:value-type="string" table:style-name="ce9">
            <text:p>Vrouwen</text:p>
          </table:table-cell>
          <table:table-cell office:value-type="float" office:value="2740" table:style-name="ce10">
            <text:p>27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illegom</text:p>
          </table:table-cell>
          <table:table-cell office:value-type="string" table:style-name="ce9">
            <text:p>Vrouwen</text:p>
          </table:table-cell>
          <table:table-cell office:value-type="float" office:value="9047" table:style-name="ce10">
            <text:p>90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ilvarenbeek</text:p>
          </table:table-cell>
          <table:table-cell office:value-type="string" table:style-name="ce9">
            <text:p>Vrouwen</text:p>
          </table:table-cell>
          <table:table-cell office:value-type="float" office:value="4382" table:style-name="ce10">
            <text:p>43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ilversum</text:p>
          </table:table-cell>
          <table:table-cell office:value-type="string" table:style-name="ce9">
            <text:p>Vrouwen</text:p>
          </table:table-cell>
          <table:table-cell office:value-type="float" office:value="48127" table:style-name="ce10">
            <text:p>481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indeloopen</text:p>
          </table:table-cell>
          <table:table-cell office:value-type="string" table:style-name="ce9">
            <text:p>Vrouwen</text:p>
          </table:table-cell>
          <table:table-cell office:value-type="float" office:value="422" table:style-name="ce10">
            <text:p>4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edekens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nkoo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ensbroek</text:p>
          </table:table-cell>
          <table:table-cell office:value-type="string" table:style-name="ce9">
            <text:p>Vrouwen</text:p>
          </table:table-cell>
          <table:table-cell office:value-type="float" office:value="11297" table:style-name="ce10">
            <text:p>112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evelaken</text:p>
          </table:table-cell>
          <table:table-cell office:value-type="string" table:style-name="ce9">
            <text:p>Vrouwen</text:p>
          </table:table-cell>
          <table:table-cell office:value-type="float" office:value="3720" table:style-name="ce10">
            <text:p>37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even</text:p>
          </table:table-cell>
          <table:table-cell office:value-type="string" table:style-name="ce9">
            <text:p>Vrouwen</text:p>
          </table:table-cell>
          <table:table-cell office:value-type="float" office:value="3635" table:style-name="ce10">
            <text:p>36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f van Twent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llands Kroo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lten</text:p>
          </table:table-cell>
          <table:table-cell office:value-type="string" table:style-name="ce9">
            <text:p>Vrouwen</text:p>
          </table:table-cell>
          <table:table-cell office:value-type="float" office:value="4351" table:style-name="ce10">
            <text:p>43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ntenisse</text:p>
          </table:table-cell>
          <table:table-cell office:value-type="string" table:style-name="ce9">
            <text:p>Vrouwen</text:p>
          </table:table-cell>
          <table:table-cell office:value-type="float" office:value="3782" table:style-name="ce10">
            <text:p>37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fdplaa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blokland</text:p>
          </table:table-cell>
          <table:table-cell office:value-type="string" table:style-name="ce9">
            <text:p>Vrouwen</text:p>
          </table:table-cell>
          <table:table-cell office:value-type="float" office:value="709" table:style-name="ce10">
            <text:p>7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e en Lage Mierde</text:p>
          </table:table-cell>
          <table:table-cell office:value-type="string" table:style-name="ce9">
            <text:p>Vrouwen</text:p>
          </table:table-cell>
          <table:table-cell office:value-type="float" office:value="1618" table:style-name="ce10">
            <text:p>16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e en Lage Zwaluwe</text:p>
          </table:table-cell>
          <table:table-cell office:value-type="string" table:style-name="ce9">
            <text:p>Vrouwen</text:p>
          </table:table-cell>
          <table:table-cell office:value-type="float" office:value="2953" table:style-name="ce10">
            <text:p>29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eloon, Hapert en Casteren</text:p>
          </table:table-cell>
          <table:table-cell office:value-type="string" table:style-name="ce9">
            <text:p>Vrouwen</text:p>
          </table:table-cell>
          <table:table-cell office:value-type="float" office:value="3772" table:style-name="ce10">
            <text:p>37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eveen</text:p>
          </table:table-cell>
          <table:table-cell office:value-type="string" table:style-name="ce9">
            <text:p>Vrouwen</text:p>
          </table:table-cell>
          <table:table-cell office:value-type="float" office:value="22063" table:style-name="ce10">
            <text:p>220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ezand-Sappemeer</text:p>
          </table:table-cell>
          <table:table-cell office:value-type="string" table:style-name="ce9">
            <text:p>Vrouwen</text:p>
          </table:table-cell>
          <table:table-cell office:value-type="float" office:value="17908" table:style-name="ce10">
            <text:p>179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gkarsp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ker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gwou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orn</text:p>
          </table:table-cell>
          <table:table-cell office:value-type="string" table:style-name="ce9">
            <text:p>Vrouwen</text:p>
          </table:table-cell>
          <table:table-cell office:value-type="float" office:value="20783" table:style-name="ce10">
            <text:p>207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ornaar</text:p>
          </table:table-cell>
          <table:table-cell office:value-type="string" table:style-name="ce9">
            <text:p>Vrouwen</text:p>
          </table:table-cell>
          <table:table-cell office:value-type="float" office:value="725" table:style-name="ce10">
            <text:p>7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rn</text:p>
          </table:table-cell>
          <table:table-cell office:value-type="string" table:style-name="ce9">
            <text:p>Vrouwen</text:p>
          </table:table-cell>
          <table:table-cell office:value-type="float" office:value="2047" table:style-name="ce10">
            <text:p>20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rssen</text:p>
          </table:table-cell>
          <table:table-cell office:value-type="string" table:style-name="ce9">
            <text:p>Vrouwen</text:p>
          </table:table-cell>
          <table:table-cell office:value-type="float" office:value="689" table:style-name="ce10">
            <text:p>6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rst</text:p>
          </table:table-cell>
          <table:table-cell office:value-type="string" table:style-name="ce9">
            <text:p>Vrouwen</text:p>
          </table:table-cell>
          <table:table-cell office:value-type="float" office:value="8292" table:style-name="ce10">
            <text:p>82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orst aan de Maa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Houten</text:p>
          </table:table-cell>
          <table:table-cell office:value-type="string" table:style-name="ce9">
            <text:p>Vrouwen</text:p>
          </table:table-cell>
          <table:table-cell office:value-type="float" office:value="4588" table:style-name="ce10">
            <text:p>45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ijbergen</text:p>
          </table:table-cell>
          <table:table-cell office:value-type="string" table:style-name="ce9">
            <text:p>Vrouwen</text:p>
          </table:table-cell>
          <table:table-cell office:value-type="float" office:value="969" table:style-name="ce10">
            <text:p>9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issen</text:p>
          </table:table-cell>
          <table:table-cell office:value-type="string" table:style-name="ce9">
            <text:p>Vrouwen</text:p>
          </table:table-cell>
          <table:table-cell office:value-type="float" office:value="6907" table:style-name="ce10">
            <text:p>69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izen</text:p>
          </table:table-cell>
          <table:table-cell office:value-type="string" table:style-name="ce9">
            <text:p>Vrouwen</text:p>
          </table:table-cell>
          <table:table-cell office:value-type="float" office:value="15586" table:style-name="ce10">
            <text:p>155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lsberg</text:p>
          </table:table-cell>
          <table:table-cell office:value-type="string" table:style-name="ce9">
            <text:p>Vrouwen</text:p>
          </table:table-cell>
          <table:table-cell office:value-type="float" office:value="2269" table:style-name="ce10">
            <text:p>22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lst</text:p>
          </table:table-cell>
          <table:table-cell office:value-type="string" table:style-name="ce9">
            <text:p>Vrouwen</text:p>
          </table:table-cell>
          <table:table-cell office:value-type="float" office:value="9326" table:style-name="ce10">
            <text:p>93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mmelo en Keppel</text:p>
          </table:table-cell>
          <table:table-cell office:value-type="string" table:style-name="ce9">
            <text:p>Vrouwen</text:p>
          </table:table-cell>
          <table:table-cell office:value-type="float" office:value="2152" table:style-name="ce10">
            <text:p>21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Hunsel</text:p>
          </table:table-cell>
          <table:table-cell office:value-type="string" table:style-name="ce9">
            <text:p>Vrouwen</text:p>
          </table:table-cell>
          <table:table-cell office:value-type="float" office:value="2573" table:style-name="ce10">
            <text:p>25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daarderadeel</text:p>
          </table:table-cell>
          <table:table-cell office:value-type="string" table:style-name="ce9">
            <text:p>Vrouwen</text:p>
          </table:table-cell>
          <table:table-cell office:value-type="float" office:value="4403" table:style-name="ce10">
            <text:p>44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Jlst</text:p>
          </table:table-cell>
          <table:table-cell office:value-type="string" table:style-name="ce9">
            <text:p>Vrouwen</text:p>
          </table:table-cell>
          <table:table-cell office:value-type="float" office:value="1400" table:style-name="ce10">
            <text:p>14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Jsselham</text:p>
          </table:table-cell>
          <table:table-cell office:value-type="string" table:style-name="ce9">
            <text:p>Vrouwen</text:p>
          </table:table-cell>
          <table:table-cell office:value-type="float" office:value="2437" table:style-name="ce10">
            <text:p>24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Jsselmuiden</text:p>
          </table:table-cell>
          <table:table-cell office:value-type="string" table:style-name="ce9">
            <text:p>Vrouwen</text:p>
          </table:table-cell>
          <table:table-cell office:value-type="float" office:value="5873" table:style-name="ce10">
            <text:p>58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Jsselstein</text:p>
          </table:table-cell>
          <table:table-cell office:value-type="string" table:style-name="ce9">
            <text:p>Vrouwen</text:p>
          </table:table-cell>
          <table:table-cell office:value-type="float" office:value="8541" table:style-name="ce10">
            <text:p>85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Jzendij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Ilpendam</text:p>
          </table:table-cell>
          <table:table-cell office:value-type="string" table:style-name="ce9">
            <text:p>Vrouwen</text:p>
          </table:table-cell>
          <table:table-cell office:value-type="float" office:value="1552" table:style-name="ce10">
            <text:p>15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Itte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Jabeek</text:p>
          </table:table-cell>
          <table:table-cell office:value-type="string" table:style-name="ce9">
            <text:p>Vrouwen</text:p>
          </table:table-cell>
          <table:table-cell office:value-type="float" office:value="354" table:style-name="ce10">
            <text:p>3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Jacobswou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Jisp</text:p>
          </table:table-cell>
          <table:table-cell office:value-type="string" table:style-name="ce9">
            <text:p>Vrouwen</text:p>
          </table:table-cell>
          <table:table-cell office:value-type="float" office:value="480" table:style-name="ce10">
            <text:p>4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Jutphaa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aag en Braass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amerik</text:p>
          </table:table-cell>
          <table:table-cell office:value-type="string" table:style-name="ce9">
            <text:p>Vrouwen</text:p>
          </table:table-cell>
          <table:table-cell office:value-type="float" office:value="1750" table:style-name="ce10">
            <text:p>17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ampen</text:p>
          </table:table-cell>
          <table:table-cell office:value-type="string" table:style-name="ce9">
            <text:p>Vrouwen</text:p>
          </table:table-cell>
          <table:table-cell office:value-type="float" office:value="15572" table:style-name="ce10">
            <text:p>155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antens</text:p>
          </table:table-cell>
          <table:table-cell office:value-type="string" table:style-name="ce9">
            <text:p>Vrouwen</text:p>
          </table:table-cell>
          <table:table-cell office:value-type="float" office:value="899" table:style-name="ce10">
            <text:p>8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apelle</text:p>
          </table:table-cell>
          <table:table-cell office:value-type="string" table:style-name="ce9">
            <text:p>Vrouwen</text:p>
          </table:table-cell>
          <table:table-cell office:value-type="float" office:value="4654" table:style-name="ce10">
            <text:p>46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attendij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atwijk</text:p>
          </table:table-cell>
          <table:table-cell office:value-type="string" table:style-name="ce9">
            <text:p>Vrouwen</text:p>
          </table:table-cell>
          <table:table-cell office:value-type="float" office:value="19320" table:style-name="ce10">
            <text:p>193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atwoude</text:p>
          </table:table-cell>
          <table:table-cell office:value-type="string" table:style-name="ce9">
            <text:p>Vrouwen</text:p>
          </table:table-cell>
          <table:table-cell office:value-type="float" office:value="128" table:style-name="ce10">
            <text:p>1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edichem</text:p>
          </table:table-cell>
          <table:table-cell office:value-type="string" table:style-name="ce9">
            <text:p>Vrouwen</text:p>
          </table:table-cell>
          <table:table-cell office:value-type="float" office:value="594" table:style-name="ce10">
            <text:p>5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erkrade</text:p>
          </table:table-cell>
          <table:table-cell office:value-type="string" table:style-name="ce9">
            <text:p>Vrouwen</text:p>
          </table:table-cell>
          <table:table-cell office:value-type="float" office:value="23637" table:style-name="ce10">
            <text:p>236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erkwerv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erkwijk</text:p>
          </table:table-cell>
          <table:table-cell office:value-type="string" table:style-name="ce9">
            <text:p>Vrouwen</text:p>
          </table:table-cell>
          <table:table-cell office:value-type="float" office:value="2821" table:style-name="ce10">
            <text:p>28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essel</text:p>
          </table:table-cell>
          <table:table-cell office:value-type="string" table:style-name="ce9">
            <text:p>Vrouwen</text:p>
          </table:table-cell>
          <table:table-cell office:value-type="float" office:value="1839" table:style-name="ce10">
            <text:p>18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esteren</text:p>
          </table:table-cell>
          <table:table-cell office:value-type="string" table:style-name="ce9">
            <text:p>Vrouwen</text:p>
          </table:table-cell>
          <table:table-cell office:value-type="float" office:value="4342" table:style-name="ce10">
            <text:p>43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laaswaal</text:p>
          </table:table-cell>
          <table:table-cell office:value-type="string" table:style-name="ce9">
            <text:p>Vrouwen</text:p>
          </table:table-cell>
          <table:table-cell office:value-type="float" office:value="1792" table:style-name="ce10">
            <text:p>17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limmen</text:p>
          </table:table-cell>
          <table:table-cell office:value-type="string" table:style-name="ce9">
            <text:p>Vrouwen</text:p>
          </table:table-cell>
          <table:table-cell office:value-type="float" office:value="2057" table:style-name="ce10">
            <text:p>20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loeting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loosterburen</text:p>
          </table:table-cell>
          <table:table-cell office:value-type="string" table:style-name="ce9">
            <text:p>Vrouwen</text:p>
          </table:table-cell>
          <table:table-cell office:value-type="float" office:value="797" table:style-name="ce10">
            <text:p>7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lundert</text:p>
          </table:table-cell>
          <table:table-cell office:value-type="string" table:style-name="ce9">
            <text:p>Vrouwen</text:p>
          </table:table-cell>
          <table:table-cell office:value-type="float" office:value="3165" table:style-name="ce10">
            <text:p>31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ckengen</text:p>
          </table:table-cell>
          <table:table-cell office:value-type="string" table:style-name="ce9">
            <text:p>Vrouwen</text:p>
          </table:table-cell>
          <table:table-cell office:value-type="float" office:value="1440" table:style-name="ce10">
            <text:p>14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e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ewach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ggen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llumerland en Nieuwkruisland</text:p>
          </table:table-cell>
          <table:table-cell office:value-type="string" table:style-name="ce9">
            <text:p>Vrouwen</text:p>
          </table:table-cell>
          <table:table-cell office:value-type="float" office:value="6088" table:style-name="ce10">
            <text:p>60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og aan de Zaa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ren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rtenhoef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ortgene</text:p>
          </table:table-cell>
          <table:table-cell office:value-type="string" table:style-name="ce9">
            <text:p>Vrouwen</text:p>
          </table:table-cell>
          <table:table-cell office:value-type="float" office:value="1745" table:style-name="ce10">
            <text:p>17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udekerk aan den Rijn</text:p>
          </table:table-cell>
          <table:table-cell office:value-type="string" table:style-name="ce9">
            <text:p>Vrouwen</text:p>
          </table:table-cell>
          <table:table-cell office:value-type="float" office:value="2213" table:style-name="ce10">
            <text:p>22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oude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abbendij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impen aan de Lek</text:p>
          </table:table-cell>
          <table:table-cell office:value-type="string" table:style-name="ce9">
            <text:p>Vrouwen</text:p>
          </table:table-cell>
          <table:table-cell office:value-type="float" office:value="3059" table:style-name="ce10">
            <text:p>30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rimpen aan den IJssel</text:p>
          </table:table-cell>
          <table:table-cell office:value-type="string" table:style-name="ce9">
            <text:p>Vrouwen</text:p>
          </table:table-cell>
          <table:table-cell office:value-type="float" office:value="14130" table:style-name="ce10">
            <text:p>141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Krimpenerwaa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ommeni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ruinin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uinr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Kwa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arbe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nde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ndgraaf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ndsmeer</text:p>
          </table:table-cell>
          <table:table-cell office:value-type="string" table:style-name="ce9">
            <text:p>Vrouwen</text:p>
          </table:table-cell>
          <table:table-cell office:value-type="float" office:value="4086" table:style-name="ce10">
            <text:p>40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gbroek</text:p>
          </table:table-cell>
          <table:table-cell office:value-type="string" table:style-name="ce9">
            <text:p>Vrouwen</text:p>
          </table:table-cell>
          <table:table-cell office:value-type="float" office:value="971" table:style-name="ce10">
            <text:p>9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ge Ruige Wei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ngedijk</text:p>
          </table:table-cell>
          <table:table-cell office:value-type="string" table:style-name="ce9">
            <text:p>Vrouwen</text:p>
          </table:table-cell>
          <table:table-cell office:value-type="float" office:value="6571" table:style-name="ce10">
            <text:p>65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gerak</text:p>
          </table:table-cell>
          <table:table-cell office:value-type="string" table:style-name="ce9">
            <text:p>Vrouwen</text:p>
          </table:table-cell>
          <table:table-cell office:value-type="float" office:value="884" table:style-name="ce10">
            <text:p>8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ansing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ren (Gld.)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aren (NH.)</text:p>
          </table:table-cell>
          <table:table-cell office:value-type="string" table:style-name="ce9">
            <text:p>Vrouwen</text:p>
          </table:table-cell>
          <table:table-cell office:value-type="float" office:value="6678" table:style-name="ce10">
            <text:p>66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k</text:p>
          </table:table-cell>
          <table:table-cell office:value-type="string" table:style-name="ce9">
            <text:p>Vrouwen</text:p>
          </table:table-cell>
          <table:table-cell office:value-type="float" office:value="8369" table:style-name="ce10">
            <text:p>83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nde</text:p>
          </table:table-cell>
          <table:table-cell office:value-type="string" table:style-name="ce9">
            <text:p>Vrouwen</text:p>
          </table:table-cell>
          <table:table-cell office:value-type="float" office:value="1892" table:style-name="ce10">
            <text:p>18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ns</text:p>
          </table:table-cell>
          <table:table-cell office:value-type="string" table:style-name="ce9">
            <text:p>Vrouwen</text:p>
          </table:table-cell>
          <table:table-cell office:value-type="float" office:value="1755" table:style-name="ce10">
            <text:p>17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rbroek</text:p>
          </table:table-cell>
          <table:table-cell office:value-type="string" table:style-name="ce9">
            <text:p>Vrouwen</text:p>
          </table:table-cell>
          <table:table-cell office:value-type="float" office:value="628" table:style-name="ce10">
            <text:p>6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rdam</text:p>
          </table:table-cell>
          <table:table-cell office:value-type="string" table:style-name="ce9">
            <text:p>Vrouwen</text:p>
          </table:table-cell>
          <table:table-cell office:value-type="float" office:value="8042" table:style-name="ce10">
            <text:p>80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rsum</text:p>
          </table:table-cell>
          <table:table-cell office:value-type="string" table:style-name="ce9">
            <text:p>Vrouwen</text:p>
          </table:table-cell>
          <table:table-cell office:value-type="float" office:value="3211" table:style-name="ce10">
            <text:p>32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uwarden</text:p>
          </table:table-cell>
          <table:table-cell office:value-type="string" table:style-name="ce9">
            <text:p>Vrouwen</text:p>
          </table:table-cell>
          <table:table-cell office:value-type="float" office:value="43927" table:style-name="ce10">
            <text:p>439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euwarderadeel</text:p>
          </table:table-cell>
          <table:table-cell office:value-type="string" table:style-name="ce9">
            <text:p>Vrouwen</text:p>
          </table:table-cell>
          <table:table-cell office:value-type="float" office:value="4390" table:style-name="ce10">
            <text:p>43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iden</text:p>
          </table:table-cell>
          <table:table-cell office:value-type="string" table:style-name="ce9">
            <text:p>Vrouwen</text:p>
          </table:table-cell>
          <table:table-cell office:value-type="float" office:value="52817" table:style-name="ce10">
            <text:p>528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iderdorp</text:p>
          </table:table-cell>
          <table:table-cell office:value-type="string" table:style-name="ce9">
            <text:p>Vrouwen</text:p>
          </table:table-cell>
          <table:table-cell office:value-type="float" office:value="10774" table:style-name="ce10">
            <text:p>107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idschendam</text:p>
          </table:table-cell>
          <table:table-cell office:value-type="string" table:style-name="ce9">
            <text:p>Vrouwen</text:p>
          </table:table-cell>
          <table:table-cell office:value-type="float" office:value="15349" table:style-name="ce10">
            <text:p>153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idschendam-Voorbu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imuiden</text:p>
          </table:table-cell>
          <table:table-cell office:value-type="string" table:style-name="ce9">
            <text:p>Vrouwen</text:p>
          </table:table-cell>
          <table:table-cell office:value-type="float" office:value="2059" table:style-name="ce10">
            <text:p>20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kkerkerk</text:p>
          </table:table-cell>
          <table:table-cell office:value-type="string" table:style-name="ce9">
            <text:p>Vrouwen</text:p>
          </table:table-cell>
          <table:table-cell office:value-type="float" office:value="3617" table:style-name="ce10">
            <text:p>36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lystad</text:p>
          </table:table-cell>
          <table:table-cell office:value-type="string" table:style-name="ce9">
            <text:p>Vrouwen</text:p>
          </table:table-cell>
          <table:table-cell office:value-type="float" office:value="21455" table:style-name="ce10">
            <text:p>214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msterland</text:p>
          </table:table-cell>
          <table:table-cell office:value-type="string" table:style-name="ce9">
            <text:p>Vrouwen</text:p>
          </table:table-cell>
          <table:table-cell office:value-type="float" office:value="5259" table:style-name="ce10">
            <text:p>52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uda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eusden</text:p>
          </table:table-cell>
          <table:table-cell office:value-type="string" table:style-name="ce9">
            <text:p>Vrouwen</text:p>
          </table:table-cell>
          <table:table-cell office:value-type="float" office:value="10450" table:style-name="ce10">
            <text:p>104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exmond</text:p>
          </table:table-cell>
          <table:table-cell office:value-type="string" table:style-name="ce9">
            <text:p>Vrouwen</text:p>
          </table:table-cell>
          <table:table-cell office:value-type="float" office:value="1270" table:style-name="ce10">
            <text:p>12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chtenvoorde</text:p>
          </table:table-cell>
          <table:table-cell office:value-type="string" table:style-name="ce9">
            <text:p>Vrouwen</text:p>
          </table:table-cell>
          <table:table-cell office:value-type="float" office:value="8443" table:style-name="ce10">
            <text:p>84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eme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empde</text:p>
          </table:table-cell>
          <table:table-cell office:value-type="string" table:style-name="ce9">
            <text:p>Vrouwen</text:p>
          </table:table-cell>
          <table:table-cell office:value-type="float" office:value="1953" table:style-name="ce10">
            <text:p>19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enden</text:p>
          </table:table-cell>
          <table:table-cell office:value-type="string" table:style-name="ce9">
            <text:p>Vrouwen</text:p>
          </table:table-cell>
          <table:table-cell office:value-type="float" office:value="3065" table:style-name="ce10">
            <text:p>30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Lier</text:p>
          </table:table-cell>
          <table:table-cell office:value-type="string" table:style-name="ce9">
            <text:p>Vrouwen</text:p>
          </table:table-cell>
          <table:table-cell office:value-type="float" office:value="4705" table:style-name="ce10">
            <text:p>47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eshout</text:p>
          </table:table-cell>
          <table:table-cell office:value-type="string" table:style-name="ce9">
            <text:p>Vrouwen</text:p>
          </table:table-cell>
          <table:table-cell office:value-type="float" office:value="2643" table:style-name="ce10">
            <text:p>26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esvel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mbricht</text:p>
          </table:table-cell>
          <table:table-cell office:value-type="string" table:style-name="ce9">
            <text:p>Vrouwen</text:p>
          </table:table-cell>
          <table:table-cell office:value-type="float" office:value="2649" table:style-name="ce10">
            <text:p>26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mmen</text:p>
          </table:table-cell>
          <table:table-cell office:value-type="string" table:style-name="ce9">
            <text:p>Vrouwen</text:p>
          </table:table-cell>
          <table:table-cell office:value-type="float" office:value="2440" table:style-name="ce10">
            <text:p>24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ngewaa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ngewaa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nne</text:p>
          </table:table-cell>
          <table:table-cell office:value-type="string" table:style-name="ce9">
            <text:p>Vrouwen</text:p>
          </table:table-cell>
          <table:table-cell office:value-type="float" office:value="1838" table:style-name="ce10">
            <text:p>18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nschoten</text:p>
          </table:table-cell>
          <table:table-cell office:value-type="string" table:style-name="ce9">
            <text:p>Vrouwen</text:p>
          </table:table-cell>
          <table:table-cell office:value-type="float" office:value="2040" table:style-name="ce10">
            <text:p>20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sse</text:p>
          </table:table-cell>
          <table:table-cell office:value-type="string" table:style-name="ce9">
            <text:p>Vrouwen</text:p>
          </table:table-cell>
          <table:table-cell office:value-type="float" office:value="9854" table:style-name="ce10">
            <text:p>98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th</text:p>
          </table:table-cell>
          <table:table-cell office:value-type="string" table:style-name="ce9">
            <text:p>Vrouwen</text:p>
          </table:table-cell>
          <table:table-cell office:value-type="float" office:value="2774" table:style-name="ce10">
            <text:p>27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ittenserade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ittenseradi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ochem</text:p>
          </table:table-cell>
          <table:table-cell office:value-type="string" table:style-name="ce9">
            <text:p>Vrouwen</text:p>
          </table:table-cell>
          <table:table-cell office:value-type="float" office:value="8869" table:style-name="ce10">
            <text:p>88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enen</text:p>
          </table:table-cell>
          <table:table-cell office:value-type="string" table:style-name="ce9">
            <text:p>Vrouwen</text:p>
          </table:table-cell>
          <table:table-cell office:value-type="float" office:value="3498" table:style-name="ce10">
            <text:p>34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enersloo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Loon op Zand</text:p>
          </table:table-cell>
          <table:table-cell office:value-type="string" table:style-name="ce9">
            <text:p>Vrouwen</text:p>
          </table:table-cell>
          <table:table-cell office:value-type="float" office:value="9577" table:style-name="ce10">
            <text:p>95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osdrecht</text:p>
          </table:table-cell>
          <table:table-cell office:value-type="string" table:style-name="ce9">
            <text:p>Vrouwen</text:p>
          </table:table-cell>
          <table:table-cell office:value-type="float" office:value="4149" table:style-name="ce10">
            <text:p>414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pik</text:p>
          </table:table-cell>
          <table:table-cell office:value-type="string" table:style-name="ce9">
            <text:p>Vrouwen</text:p>
          </table:table-cell>
          <table:table-cell office:value-type="float" office:value="3883" table:style-name="ce10">
            <text:p>38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ppersum</text:p>
          </table:table-cell>
          <table:table-cell office:value-type="string" table:style-name="ce9">
            <text:p>Vrouwen</text:p>
          </table:table-cell>
          <table:table-cell office:value-type="float" office:value="1927" table:style-name="ce10">
            <text:p>19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osser</text:p>
          </table:table-cell>
          <table:table-cell office:value-type="string" table:style-name="ce9">
            <text:p>Vrouwen</text:p>
          </table:table-cell>
          <table:table-cell office:value-type="float" office:value="10686" table:style-name="ce10">
            <text:p>106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Luyksgestel</text:p>
          </table:table-cell>
          <table:table-cell office:value-type="string" table:style-name="ce9">
            <text:p>Vrouwen</text:p>
          </table:table-cell>
          <table:table-cell office:value-type="float" office:value="1247" table:style-name="ce10">
            <text:p>12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rheeze</text:p>
          </table:table-cell>
          <table:table-cell office:value-type="string" table:style-name="ce9">
            <text:p>Vrouwen</text:p>
          </table:table-cell>
          <table:table-cell office:value-type="float" office:value="4207" table:style-name="ce10">
            <text:p>42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rn</text:p>
          </table:table-cell>
          <table:table-cell office:value-type="string" table:style-name="ce9">
            <text:p>Vrouwen</text:p>
          </table:table-cell>
          <table:table-cell office:value-type="float" office:value="2996" table:style-name="ce10">
            <text:p>29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rssen</text:p>
          </table:table-cell>
          <table:table-cell office:value-type="string" table:style-name="ce9">
            <text:p>Vrouwen</text:p>
          </table:table-cell>
          <table:table-cell office:value-type="float" office:value="14731" table:style-name="ce10">
            <text:p>147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rtensdijk</text:p>
          </table:table-cell>
          <table:table-cell office:value-type="string" table:style-name="ce9">
            <text:p>Vrouwen</text:p>
          </table:table-cell>
          <table:table-cell office:value-type="float" office:value="4579" table:style-name="ce10">
            <text:p>45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bracht</text:p>
          </table:table-cell>
          <table:table-cell office:value-type="string" table:style-name="ce9">
            <text:p>Vrouwen</text:p>
          </table:table-cell>
          <table:table-cell office:value-type="float" office:value="3869" table:style-name="ce10">
            <text:p>38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bree</text:p>
          </table:table-cell>
          <table:table-cell office:value-type="string" table:style-name="ce9">
            <text:p>Vrouwen</text:p>
          </table:table-cell>
          <table:table-cell office:value-type="float" office:value="5183" table:style-name="ce10">
            <text:p>51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dam</text:p>
          </table:table-cell>
          <table:table-cell office:value-type="string" table:style-name="ce9">
            <text:p>Vrouwen</text:p>
          </table:table-cell>
          <table:table-cell office:value-type="float" office:value="1531" table:style-name="ce10">
            <text:p>15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don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asdriel</text:p>
          </table:table-cell>
          <table:table-cell office:value-type="string" table:style-name="ce9">
            <text:p>Vrouwen</text:p>
          </table:table-cell>
          <table:table-cell office:value-type="float" office:value="3896" table:style-name="ce10">
            <text:p>38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gouw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asland</text:p>
          </table:table-cell>
          <table:table-cell office:value-type="string" table:style-name="ce9">
            <text:p>Vrouwen</text:p>
          </table:table-cell>
          <table:table-cell office:value-type="float" office:value="2890" table:style-name="ce10">
            <text:p>28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sluis</text:p>
          </table:table-cell>
          <table:table-cell office:value-type="string" table:style-name="ce9">
            <text:p>Vrouwen</text:p>
          </table:table-cell>
          <table:table-cell office:value-type="float" office:value="16577" table:style-name="ce10">
            <text:p>165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astricht</text:p>
          </table:table-cell>
          <table:table-cell office:value-type="string" table:style-name="ce9">
            <text:p>Vrouwen</text:p>
          </table:table-cell>
          <table:table-cell office:value-type="float" office:value="56556" table:style-name="ce10">
            <text:p>565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de en Drimmelen</text:p>
          </table:table-cell>
          <table:table-cell office:value-type="string" table:style-name="ce9">
            <text:p>Vrouwen</text:p>
          </table:table-cell>
          <table:table-cell office:value-type="float" office:value="5780" table:style-name="ce10">
            <text:p>57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rgraten</text:p>
          </table:table-cell>
          <table:table-cell office:value-type="string" table:style-name="ce9">
            <text:p>Vrouwen</text:p>
          </table:table-cell>
          <table:table-cell office:value-type="float" office:value="1701" table:style-name="ce10">
            <text:p>17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riekerke</text:p>
          </table:table-cell>
          <table:table-cell office:value-type="string" table:style-name="ce9">
            <text:p>Vrouwen</text:p>
          </table:table-cell>
          <table:table-cell office:value-type="float" office:value="1638" table:style-name="ce10">
            <text:p>16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rkelo</text:p>
          </table:table-cell>
          <table:table-cell office:value-type="string" table:style-name="ce9">
            <text:p>Vrouwen</text:p>
          </table:table-cell>
          <table:table-cell office:value-type="float" office:value="3395" table:style-name="ce10">
            <text:p>33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rken</text:p>
          </table:table-cell>
          <table:table-cell office:value-type="string" table:style-name="ce9">
            <text:p>Vrouwen</text:p>
          </table:table-cell>
          <table:table-cell office:value-type="float" office:value="1064" table:style-name="ce10">
            <text:p>10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Marn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arum</text:p>
          </table:table-cell>
          <table:table-cell office:value-type="string" table:style-name="ce9">
            <text:p>Vrouwen</text:p>
          </table:table-cell>
          <table:table-cell office:value-type="float" office:value="4181" table:style-name="ce10">
            <text:p>41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aurik</text:p>
          </table:table-cell>
          <table:table-cell office:value-type="string" table:style-name="ce9">
            <text:p>Vrouwen</text:p>
          </table:table-cell>
          <table:table-cell office:value-type="float" office:value="2844" table:style-name="ce10">
            <text:p>28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demblik</text:p>
          </table:table-cell>
          <table:table-cell office:value-type="string" table:style-name="ce9">
            <text:p>Vrouwen</text:p>
          </table:table-cell>
          <table:table-cell office:value-type="float" office:value="3458" table:style-name="ce10">
            <text:p>34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eden</text:p>
          </table:table-cell>
          <table:table-cell office:value-type="string" table:style-name="ce9">
            <text:p>Vrouwen</text:p>
          </table:table-cell>
          <table:table-cell office:value-type="float" office:value="833" table:style-name="ce10">
            <text:p>8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erkerk</text:p>
          </table:table-cell>
          <table:table-cell office:value-type="string" table:style-name="ce9">
            <text:p>Vrouwen</text:p>
          </table:table-cell>
          <table:table-cell office:value-type="float" office:value="1493" table:style-name="ce10">
            <text:p>14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erlo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erlo-Wanssum</text:p>
          </table:table-cell>
          <table:table-cell office:value-type="string" table:style-name="ce9">
            <text:p>Vrouwen</text:p>
          </table:table-cell>
          <table:table-cell office:value-type="float" office:value="3420" table:style-name="ce10">
            <text:p>34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erssen</text:p>
          </table:table-cell>
          <table:table-cell office:value-type="string" table:style-name="ce9">
            <text:p>Vrouwen</text:p>
          </table:table-cell>
          <table:table-cell office:value-type="float" office:value="4314" table:style-name="ce10">
            <text:p>43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gen, Haren en Macharen</text:p>
          </table:table-cell>
          <table:table-cell office:value-type="string" table:style-name="ce9">
            <text:p>Vrouwen</text:p>
          </table:table-cell>
          <table:table-cell office:value-type="float" office:value="1408" table:style-name="ce10">
            <text:p>14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ijel</text:p>
          </table:table-cell>
          <table:table-cell office:value-type="string" table:style-name="ce9">
            <text:p>Vrouwen</text:p>
          </table:table-cell>
          <table:table-cell office:value-type="float" office:value="2576" table:style-name="ce10">
            <text:p>25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lick en Herkenbosch</text:p>
          </table:table-cell>
          <table:table-cell office:value-type="string" table:style-name="ce9">
            <text:p>Vrouwen</text:p>
          </table:table-cell>
          <table:table-cell office:value-type="float" office:value="3477" table:style-name="ce10">
            <text:p>34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lisker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lissan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naldumadeel</text:p>
          </table:table-cell>
          <table:table-cell office:value-type="string" table:style-name="ce9">
            <text:p>Vrouwen</text:p>
          </table:table-cell>
          <table:table-cell office:value-type="float" office:value="6426" table:style-name="ce10">
            <text:p>64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nameradi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nterwol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eppel</text:p>
          </table:table-cell>
          <table:table-cell office:value-type="string" table:style-name="ce9">
            <text:p>Vrouwen</text:p>
          </table:table-cell>
          <table:table-cell office:value-type="float" office:value="11678" table:style-name="ce10">
            <text:p>116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rkelbeek</text:p>
          </table:table-cell>
          <table:table-cell office:value-type="string" table:style-name="ce9">
            <text:p>Vrouwen</text:p>
          </table:table-cell>
          <table:table-cell office:value-type="float" office:value="952" table:style-name="ce10">
            <text:p>9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heer</text:p>
          </table:table-cell>
          <table:table-cell office:value-type="string" table:style-name="ce9">
            <text:p>Vrouwen</text:p>
          </table:table-cell>
          <table:table-cell office:value-type="float" office:value="882" table:style-name="ce10">
            <text:p>8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delburg (Z.)</text:p>
          </table:table-cell>
          <table:table-cell office:value-type="string" table:style-name="ce9">
            <text:p>Vrouwen</text:p>
          </table:table-cell>
          <table:table-cell office:value-type="float" office:value="19951" table:style-name="ce10">
            <text:p>199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delharnis</text:p>
          </table:table-cell>
          <table:table-cell office:value-type="string" table:style-name="ce9">
            <text:p>Vrouwen</text:p>
          </table:table-cell>
          <table:table-cell office:value-type="float" office:value="7645" table:style-name="ce10">
            <text:p>76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deli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delstum</text:p>
          </table:table-cell>
          <table:table-cell office:value-type="string" table:style-name="ce9">
            <text:p>Vrouwen</text:p>
          </table:table-cell>
          <table:table-cell office:value-type="float" office:value="1385" table:style-name="ce10">
            <text:p>13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den-Delf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den-Drenth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denschouwen</text:p>
          </table:table-cell>
          <table:table-cell office:value-type="string" table:style-name="ce9">
            <text:p>Vrouwen</text:p>
          </table:table-cell>
          <table:table-cell office:value-type="float" office:value="1167" table:style-name="ce10">
            <text:p>11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denvel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dwolda</text:p>
          </table:table-cell>
          <table:table-cell office:value-type="string" table:style-name="ce9">
            <text:p>Vrouwen</text:p>
          </table:table-cell>
          <table:table-cell office:value-type="float" office:value="2063" table:style-name="ce10">
            <text:p>20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dwou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ierlo</text:p>
          </table:table-cell>
          <table:table-cell office:value-type="string" table:style-name="ce9">
            <text:p>Vrouwen</text:p>
          </table:table-cell>
          <table:table-cell office:value-type="float" office:value="4639" table:style-name="ce10">
            <text:p>46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jdrecht</text:p>
          </table:table-cell>
          <table:table-cell office:value-type="string" table:style-name="ce9">
            <text:p>Vrouwen</text:p>
          </table:table-cell>
          <table:table-cell office:value-type="float" office:value="6364" table:style-name="ce10">
            <text:p>63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jnsheerenland</text:p>
          </table:table-cell>
          <table:table-cell office:value-type="string" table:style-name="ce9">
            <text:p>Vrouwen</text:p>
          </table:table-cell>
          <table:table-cell office:value-type="float" office:value="2055" table:style-name="ce10">
            <text:p>20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ll en Sint Hubert</text:p>
          </table:table-cell>
          <table:table-cell office:value-type="string" table:style-name="ce9">
            <text:p>Vrouwen</text:p>
          </table:table-cell>
          <table:table-cell office:value-type="float" office:value="4904" table:style-name="ce10">
            <text:p>49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illingen aan de Rijn</text:p>
          </table:table-cell>
          <table:table-cell office:value-type="string" table:style-name="ce9">
            <text:p>Vrouwen</text:p>
          </table:table-cell>
          <table:table-cell office:value-type="float" office:value="2466" table:style-name="ce10">
            <text:p>24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er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ergestel</text:p>
          </table:table-cell>
          <table:table-cell office:value-type="string" table:style-name="ce9">
            <text:p>Vrouwen</text:p>
          </table:table-cell>
          <table:table-cell office:value-type="float" office:value="2671" table:style-name="ce10">
            <text:p>26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erhuiz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erkapelle</text:p>
          </table:table-cell>
          <table:table-cell office:value-type="string" table:style-name="ce9">
            <text:p>Vrouwen</text:p>
          </table:table-cell>
          <table:table-cell office:value-type="float" office:value="1417" table:style-name="ce10">
            <text:p>14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lenaarsgraaf</text:p>
          </table:table-cell>
          <table:table-cell office:value-type="string" table:style-name="ce9">
            <text:p>Vrouwen</text:p>
          </table:table-cell>
          <table:table-cell office:value-type="float" office:value="483" table:style-name="ce10">
            <text:p>4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lenwaa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nnickendam</text:p>
          </table:table-cell>
          <table:table-cell office:value-type="string" table:style-name="ce9">
            <text:p>Vrouwen</text:p>
          </table:table-cell>
          <table:table-cell office:value-type="float" office:value="4553" table:style-name="ce10">
            <text:p>45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nster</text:p>
          </table:table-cell>
          <table:table-cell office:value-type="string" table:style-name="ce9">
            <text:p>Vrouwen</text:p>
          </table:table-cell>
          <table:table-cell office:value-type="float" office:value="9300" table:style-name="ce10">
            <text:p>93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ntf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Montfoort</text:p>
          </table:table-cell>
          <table:table-cell office:value-type="string" table:style-name="ce9">
            <text:p>Vrouwen</text:p>
          </table:table-cell>
          <table:table-cell office:value-type="float" office:value="3208" table:style-name="ce10">
            <text:p>32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ntfort</text:p>
          </table:table-cell>
          <table:table-cell office:value-type="string" table:style-name="ce9">
            <text:p>Vrouwen</text:p>
          </table:table-cell>
          <table:table-cell office:value-type="float" office:value="1467" table:style-name="ce10">
            <text:p>14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ok en Middelaar</text:p>
          </table:table-cell>
          <table:table-cell office:value-type="string" table:style-name="ce9">
            <text:p>Vrouwen</text:p>
          </table:table-cell>
          <table:table-cell office:value-type="float" office:value="3181" table:style-name="ce10">
            <text:p>31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oordrecht</text:p>
          </table:table-cell>
          <table:table-cell office:value-type="string" table:style-name="ce9">
            <text:p>Vrouwen</text:p>
          </table:table-cell>
          <table:table-cell office:value-type="float" office:value="3120" table:style-name="ce10">
            <text:p>312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uiden</text:p>
          </table:table-cell>
          <table:table-cell office:value-type="string" table:style-name="ce9">
            <text:p>Vrouwen</text:p>
          </table:table-cell>
          <table:table-cell office:value-type="float" office:value="3523" table:style-name="ce10">
            <text:p>35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unstergeleen</text:p>
          </table:table-cell>
          <table:table-cell office:value-type="string" table:style-name="ce9">
            <text:p>Vrouwen</text:p>
          </table:table-cell>
          <table:table-cell office:value-type="float" office:value="2572" table:style-name="ce10">
            <text:p>25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untendam</text:p>
          </table:table-cell>
          <table:table-cell office:value-type="string" table:style-name="ce9">
            <text:p>Vrouwen</text:p>
          </table:table-cell>
          <table:table-cell office:value-type="float" office:value="2306" table:style-name="ce10">
            <text:p>23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aaldwijk</text:p>
          </table:table-cell>
          <table:table-cell office:value-type="string" table:style-name="ce9">
            <text:p>Vrouwen</text:p>
          </table:table-cell>
          <table:table-cell office:value-type="float" office:value="12519" table:style-name="ce10">
            <text:p>125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aarden</text:p>
          </table:table-cell>
          <table:table-cell office:value-type="string" table:style-name="ce9">
            <text:p>Vrouwen</text:p>
          </table:table-cell>
          <table:table-cell office:value-type="float" office:value="8655" table:style-name="ce10">
            <text:p>86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der-Betuw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ederhorst den Berg</text:p>
          </table:table-cell>
          <table:table-cell office:value-type="string" table:style-name="ce9">
            <text:p>Vrouwen</text:p>
          </table:table-cell>
          <table:table-cell office:value-type="float" office:value="2425" table:style-name="ce10">
            <text:p>24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derl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ederweert</text:p>
          </table:table-cell>
          <table:table-cell office:value-type="string" table:style-name="ce9">
            <text:p>Vrouwen</text:p>
          </table:table-cell>
          <table:table-cell office:value-type="float" office:value="7048" table:style-name="ce10">
            <text:p>70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ede</text:p>
          </table:table-cell>
          <table:table-cell office:value-type="string" table:style-name="ce9">
            <text:p>Vrouwen</text:p>
          </table:table-cell>
          <table:table-cell office:value-type="float" office:value="5464" table:style-name="ce10">
            <text:p>54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er</text:p>
          </table:table-cell>
          <table:table-cell office:value-type="string" table:style-name="ce9">
            <text:p>Vrouwen</text:p>
          </table:table-cell>
          <table:table-cell office:value-type="float" office:value="1714" table:style-name="ce10">
            <text:p>17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eerijnen</text:p>
          </table:table-cell>
          <table:table-cell office:value-type="string" table:style-name="ce9">
            <text:p>Vrouwen</text:p>
          </table:table-cell>
          <table:table-cell office:value-type="float" office:value="5042" table:style-name="ce10">
            <text:p>50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bbixwou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dorp</text:p>
          </table:table-cell>
          <table:table-cell office:value-type="string" table:style-name="ce9">
            <text:p>Vrouwen</text:p>
          </table:table-cell>
          <table:table-cell office:value-type="float" office:value="3881" table:style-name="ce10">
            <text:p>38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- en Sint Joos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-Beijerland</text:p>
          </table:table-cell>
          <table:table-cell office:value-type="string" table:style-name="ce9">
            <text:p>Vrouwen</text:p>
          </table:table-cell>
          <table:table-cell office:value-type="float" office:value="1426" table:style-name="ce10">
            <text:p>14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e Pekela</text:p>
          </table:table-cell>
          <table:table-cell office:value-type="string" table:style-name="ce9">
            <text:p>Vrouwen</text:p>
          </table:table-cell>
          <table:table-cell office:value-type="float" office:value="2586" table:style-name="ce10">
            <text:p>25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e Tong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gein</text:p>
          </table:table-cell>
          <table:table-cell office:value-type="string" table:style-name="ce9">
            <text:p>Vrouwen</text:p>
          </table:table-cell>
          <table:table-cell office:value-type="float" office:value="21023" table:style-name="ce10">
            <text:p>210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enhagen</text:p>
          </table:table-cell>
          <table:table-cell office:value-type="string" table:style-name="ce9">
            <text:p>Vrouwen</text:p>
          </table:table-cell>
          <table:table-cell office:value-type="float" office:value="5008" table:style-name="ce10">
            <text:p>50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e-Niedor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r-Amst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rker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erkerk aan den IJssel</text:p>
          </table:table-cell>
          <table:table-cell office:value-type="string" table:style-name="ce9">
            <text:p>Vrouwen</text:p>
          </table:table-cell>
          <table:table-cell office:value-type="float" office:value="6919" table:style-name="ce10">
            <text:p>69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eschans</text:p>
          </table:table-cell>
          <table:table-cell office:value-type="string" table:style-name="ce9">
            <text:p>Vrouwen</text:p>
          </table:table-cell>
          <table:table-cell office:value-type="float" office:value="923" table:style-name="ce10">
            <text:p>9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-Ginneken</text:p>
          </table:table-cell>
          <table:table-cell office:value-type="string" table:style-name="ce9">
            <text:p>Vrouwen</text:p>
          </table:table-cell>
          <table:table-cell office:value-type="float" office:value="5227" table:style-name="ce10">
            <text:p>52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koop</text:p>
          </table:table-cell>
          <table:table-cell office:value-type="string" table:style-name="ce9">
            <text:p>Vrouwen</text:p>
          </table:table-cell>
          <table:table-cell office:value-type="float" office:value="4726" table:style-name="ce10">
            <text:p>47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land</text:p>
          </table:table-cell>
          <table:table-cell office:value-type="string" table:style-name="ce9">
            <text:p>Vrouwen</text:p>
          </table:table-cell>
          <table:table-cell office:value-type="float" office:value="387" table:style-name="ce10">
            <text:p>3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-Lekkerland</text:p>
          </table:table-cell>
          <table:table-cell office:value-type="string" table:style-name="ce9">
            <text:p>Vrouwen</text:p>
          </table:table-cell>
          <table:table-cell office:value-type="float" office:value="3827" table:style-name="ce10">
            <text:p>38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leusen</text:p>
          </table:table-cell>
          <table:table-cell office:value-type="string" table:style-name="ce9">
            <text:p>Vrouwen</text:p>
          </table:table-cell>
          <table:table-cell office:value-type="float" office:value="3783" table:style-name="ce10">
            <text:p>37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olda</text:p>
          </table:table-cell>
          <table:table-cell office:value-type="string" table:style-name="ce9">
            <text:p>Vrouwen</text:p>
          </table:table-cell>
          <table:table-cell office:value-type="float" office:value="772" table:style-name="ce10">
            <text:p>7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poort</text:p>
          </table:table-cell>
          <table:table-cell office:value-type="string" table:style-name="ce9">
            <text:p>Vrouwen</text:p>
          </table:table-cell>
          <table:table-cell office:value-type="float" office:value="591" table:style-name="ce10">
            <text:p>5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stadt</text:p>
          </table:table-cell>
          <table:table-cell office:value-type="string" table:style-name="ce9">
            <text:p>Vrouwen</text:p>
          </table:table-cell>
          <table:table-cell office:value-type="float" office:value="1705" table:style-name="ce10">
            <text:p>17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veen</text:p>
          </table:table-cell>
          <table:table-cell office:value-type="string" table:style-name="ce9">
            <text:p>Vrouwen</text:p>
          </table:table-cell>
          <table:table-cell office:value-type="float" office:value="1604" table:style-name="ce10">
            <text:p>16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euwvlie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euw-Vossemeer</text:p>
          </table:table-cell>
          <table:table-cell office:value-type="string" table:style-name="ce9">
            <text:p>Vrouwen</text:p>
          </table:table-cell>
          <table:table-cell office:value-type="float" office:value="1069" table:style-name="ce10">
            <text:p>10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gtevecht</text:p>
          </table:table-cell>
          <table:table-cell office:value-type="string" table:style-name="ce9">
            <text:p>Vrouwen</text:p>
          </table:table-cell>
          <table:table-cell office:value-type="float" office:value="614" table:style-name="ce10">
            <text:p>6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jefu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jeveen</text:p>
          </table:table-cell>
          <table:table-cell office:value-type="string" table:style-name="ce9">
            <text:p>Vrouwen</text:p>
          </table:table-cell>
          <table:table-cell office:value-type="float" office:value="1374" table:style-name="ce10">
            <text:p>13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jkerk</text:p>
          </table:table-cell>
          <table:table-cell office:value-type="string" table:style-name="ce9">
            <text:p>Vrouwen</text:p>
          </table:table-cell>
          <table:table-cell office:value-type="float" office:value="11768" table:style-name="ce10">
            <text:p>117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jmegen</text:p>
          </table:table-cell>
          <table:table-cell office:value-type="string" table:style-name="ce9">
            <text:p>Vrouwen</text:p>
          </table:table-cell>
          <table:table-cell office:value-type="float" office:value="75654" table:style-name="ce10">
            <text:p>756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iss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ssewaa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istelrode</text:p>
          </table:table-cell>
          <table:table-cell office:value-type="string" table:style-name="ce9">
            <text:p>Vrouwen</text:p>
          </table:table-cell>
          <table:table-cell office:value-type="float" office:value="3213" table:style-name="ce10">
            <text:p>32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beek</text:p>
          </table:table-cell>
          <table:table-cell office:value-type="string" table:style-name="ce9">
            <text:p>Vrouwen</text:p>
          </table:table-cell>
          <table:table-cell office:value-type="float" office:value="516" table:style-name="ce10">
            <text:p>5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d-Beve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bro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eloos</text:p>
          </table:table-cell>
          <table:table-cell office:value-type="string" table:style-name="ce9">
            <text:p>Vrouwen</text:p>
          </table:table-cell>
          <table:table-cell office:value-type="float" office:value="764" table:style-name="ce10">
            <text:p>7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denvel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er-Koggenland</text:p>
          </table:table-cell>
          <table:table-cell office:value-type="string" table:style-name="ce9">
            <text:p>Vrouwen</text:p>
          </table:table-cell>
          <table:table-cell office:value-type="float" office:value="4531" table:style-name="ce10">
            <text:p>45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dgouw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 Noordoostelijke Pold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oostpolder</text:p>
          </table:table-cell>
          <table:table-cell office:value-type="string" table:style-name="ce9">
            <text:p>Vrouwen</text:p>
          </table:table-cell>
          <table:table-cell office:value-type="float" office:value="18234" table:style-name="ce10">
            <text:p>182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dwell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Noordwijk</text:p>
          </table:table-cell>
          <table:table-cell office:value-type="string" table:style-name="ce9">
            <text:p>Vrouwen</text:p>
          </table:table-cell>
          <table:table-cell office:value-type="float" office:value="12134" table:style-name="ce10">
            <text:p>121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rdwijkerhout</text:p>
          </table:table-cell>
          <table:table-cell office:value-type="string" table:style-name="ce9">
            <text:p>Vrouwen</text:p>
          </table:table-cell>
          <table:table-cell office:value-type="float" office:value="6896" table:style-name="ce10">
            <text:p>68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otdorp</text:p>
          </table:table-cell>
          <table:table-cell office:value-type="string" table:style-name="ce9">
            <text:p>Vrouwen</text:p>
          </table:table-cell>
          <table:table-cell office:value-type="float" office:value="3164" table:style-name="ce10">
            <text:p>31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org</text:p>
          </table:table-cell>
          <table:table-cell office:value-type="string" table:style-name="ce9">
            <text:p>Vrouwen</text:p>
          </table:table-cell>
          <table:table-cell office:value-type="float" office:value="2978" table:style-name="ce10">
            <text:p>29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uenen, Gerwen en Nederwetten</text:p>
          </table:table-cell>
          <table:table-cell office:value-type="string" table:style-name="ce9">
            <text:p>Vrouwen</text:p>
          </table:table-cell>
          <table:table-cell office:value-type="float" office:value="8650" table:style-name="ce10">
            <text:p>86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uland</text:p>
          </table:table-cell>
          <table:table-cell office:value-type="string" table:style-name="ce9">
            <text:p>Vrouwen</text:p>
          </table:table-cell>
          <table:table-cell office:value-type="float" office:value="1979" table:style-name="ce10">
            <text:p>19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umansdorp</text:p>
          </table:table-cell>
          <table:table-cell office:value-type="string" table:style-name="ce9">
            <text:p>Vrouwen</text:p>
          </table:table-cell>
          <table:table-cell office:value-type="float" office:value="3831" table:style-name="ce10">
            <text:p>38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unspeet</text:p>
          </table:table-cell>
          <table:table-cell office:value-type="string" table:style-name="ce9">
            <text:p>Vrouwen</text:p>
          </table:table-cell>
          <table:table-cell office:value-type="float" office:value="11448" table:style-name="ce10">
            <text:p>114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Nuth</text:p>
          </table:table-cell>
          <table:table-cell office:value-type="string" table:style-name="ce9">
            <text:p>Vrouwen</text:p>
          </table:table-cell>
          <table:table-cell office:value-type="float" office:value="3803" table:style-name="ce10">
            <text:p>38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bbicht en Papenhoven</text:p>
          </table:table-cell>
          <table:table-cell office:value-type="string" table:style-name="ce9">
            <text:p>Vrouwen</text:p>
          </table:table-cell>
          <table:table-cell office:value-type="float" office:value="1270" table:style-name="ce10">
            <text:p>12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bdam</text:p>
          </table:table-cell>
          <table:table-cell office:value-type="string" table:style-name="ce9">
            <text:p>Vrouwen</text:p>
          </table:table-cell>
          <table:table-cell office:value-type="float" office:value="2799" table:style-name="ce10">
            <text:p>27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doorn</text:p>
          </table:table-cell>
          <table:table-cell office:value-type="string" table:style-name="ce9">
            <text:p>Vrouwen</text:p>
          </table:table-cell>
          <table:table-cell office:value-type="float" office:value="5976" table:style-name="ce10">
            <text:p>59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effelt</text:p>
          </table:table-cell>
          <table:table-cell office:value-type="string" table:style-name="ce9">
            <text:p>Vrouwen</text:p>
          </table:table-cell>
          <table:table-cell office:value-type="float" office:value="1045" table:style-name="ce10">
            <text:p>10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egstgeest</text:p>
          </table:table-cell>
          <table:table-cell office:value-type="string" table:style-name="ce9">
            <text:p>Vrouwen</text:p>
          </table:table-cell>
          <table:table-cell office:value-type="float" office:value="8156" table:style-name="ce10">
            <text:p>81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hé en Laak</text:p>
          </table:table-cell>
          <table:table-cell office:value-type="string" table:style-name="ce9">
            <text:p>Vrouwen</text:p>
          </table:table-cell>
          <table:table-cell office:value-type="float" office:value="401" table:style-name="ce10">
            <text:p>40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irsbeek</text:p>
          </table:table-cell>
          <table:table-cell office:value-type="string" table:style-name="ce9">
            <text:p>Vrouwen</text:p>
          </table:table-cell>
          <table:table-cell office:value-type="float" office:value="2310" table:style-name="ce10">
            <text:p>23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irschot</text:p>
          </table:table-cell>
          <table:table-cell office:value-type="string" table:style-name="ce9">
            <text:p>Vrouwen</text:p>
          </table:table-cell>
          <table:table-cell office:value-type="float" office:value="5266" table:style-name="ce10">
            <text:p>52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isterwijk</text:p>
          </table:table-cell>
          <table:table-cell office:value-type="string" table:style-name="ce9">
            <text:p>Vrouwen</text:p>
          </table:table-cell>
          <table:table-cell office:value-type="float" office:value="8314" table:style-name="ce10">
            <text:p>83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damb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ldebroek</text:p>
          </table:table-cell>
          <table:table-cell office:value-type="string" table:style-name="ce9">
            <text:p>Vrouwen</text:p>
          </table:table-cell>
          <table:table-cell office:value-type="float" office:value="9782" table:style-name="ce10">
            <text:p>97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dehove</text:p>
          </table:table-cell>
          <table:table-cell office:value-type="string" table:style-name="ce9">
            <text:p>Vrouwen</text:p>
          </table:table-cell>
          <table:table-cell office:value-type="float" office:value="1219" table:style-name="ce10">
            <text:p>12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dekerk</text:p>
          </table:table-cell>
          <table:table-cell office:value-type="string" table:style-name="ce9">
            <text:p>Vrouwen</text:p>
          </table:table-cell>
          <table:table-cell office:value-type="float" office:value="1096" table:style-name="ce10">
            <text:p>10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demark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ldenzaal</text:p>
          </table:table-cell>
          <table:table-cell office:value-type="string" table:style-name="ce9">
            <text:p>Vrouwen</text:p>
          </table:table-cell>
          <table:table-cell office:value-type="float" office:value="14329" table:style-name="ce10">
            <text:p>143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st</text:p>
          </table:table-cell>
          <table:table-cell office:value-type="string" table:style-name="ce9">
            <text:p>Vrouwen</text:p>
          </table:table-cell>
          <table:table-cell office:value-type="float" office:value="4497" table:style-name="ce10">
            <text:p>44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lst-Wijh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mmen</text:p>
          </table:table-cell>
          <table:table-cell office:value-type="string" table:style-name="ce9">
            <text:p>Vrouwen</text:p>
          </table:table-cell>
          <table:table-cell office:value-type="float" office:value="8634" table:style-name="ce10">
            <text:p>86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nderbank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nstwed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ltgensplaa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 Gelr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- en West-Soubu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-, West- en Middelbeers</text:p>
          </table:table-cell>
          <table:table-cell office:value-type="string" table:style-name="ce9">
            <text:p>Vrouwen</text:p>
          </table:table-cell>
          <table:table-cell office:value-type="float" office:value="2195" table:style-name="ce10">
            <text:p>21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burg</text:p>
          </table:table-cell>
          <table:table-cell office:value-type="string" table:style-name="ce9">
            <text:p>Vrouwen</text:p>
          </table:table-cell>
          <table:table-cell office:value-type="float" office:value="9295" table:style-name="ce10">
            <text:p>92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dongeradeel</text:p>
          </table:table-cell>
          <table:table-cell office:value-type="string" table:style-name="ce9">
            <text:p>Vrouwen</text:p>
          </table:table-cell>
          <table:table-cell office:value-type="float" office:value="3079" table:style-name="ce10">
            <text:p>30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erbroek</text:p>
          </table:table-cell>
          <table:table-cell office:value-type="string" table:style-name="ce9">
            <text:p>Vrouwen</text:p>
          </table:table-cell>
          <table:table-cell office:value-type="float" office:value="2598" table:style-name="ce10">
            <text:p>25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erhesselen</text:p>
          </table:table-cell>
          <table:table-cell office:value-type="string" table:style-name="ce9">
            <text:p>Vrouwen</text:p>
          </table:table-cell>
          <table:table-cell office:value-type="float" office:value="2292" table:style-name="ce10">
            <text:p>22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erhout</text:p>
          </table:table-cell>
          <table:table-cell office:value-type="string" table:style-name="ce9">
            <text:p>Vrouwen</text:p>
          </table:table-cell>
          <table:table-cell office:value-type="float" office:value="21946" table:style-name="ce10">
            <text:p>219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flakkee</text:p>
          </table:table-cell>
          <table:table-cell office:value-type="string" table:style-name="ce9">
            <text:p>Vrouwen</text:p>
          </table:table-cell>
          <table:table-cell office:value-type="float" office:value="4697" table:style-name="ce10">
            <text:p>46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huiz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kapell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stellingwerf</text:p>
          </table:table-cell>
          <table:table-cell office:value-type="string" table:style-name="ce9">
            <text:p>Vrouwen</text:p>
          </table:table-cell>
          <table:table-cell office:value-type="float" office:value="11810" table:style-name="ce10">
            <text:p>118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stvoorn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ostzaan</text:p>
          </table:table-cell>
          <table:table-cell office:value-type="string" table:style-name="ce9">
            <text:p>Vrouwen</text:p>
          </table:table-cell>
          <table:table-cell office:value-type="float" office:value="3379" table:style-name="ce10">
            <text:p>33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otmarsum</text:p>
          </table:table-cell>
          <table:table-cell office:value-type="string" table:style-name="ce9">
            <text:p>Vrouwen</text:p>
          </table:table-cell>
          <table:table-cell office:value-type="float" office:value="2169" table:style-name="ce10">
            <text:p>21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penbaar Lichaam Z.IJ.P.</text:p>
          </table:table-cell>
          <table:table-cell office:value-type="string" table:style-name="ce9">
            <text:p>Vrouwen</text:p>
          </table:table-cell>
          <table:table-cell office:value-type="float" office:value="6050" table:style-name="ce10">
            <text:p>60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phemer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ploo, Sint Anthonis en Ledeacker</text:p>
          </table:table-cell>
          <table:table-cell office:value-type="string" table:style-name="ce9">
            <text:p>Vrouwen</text:p>
          </table:table-cell>
          <table:table-cell office:value-type="float" office:value="3456" table:style-name="ce10">
            <text:p>34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pmeer</text:p>
          </table:table-cell>
          <table:table-cell office:value-type="string" table:style-name="ce9">
            <text:p>Vrouwen</text:p>
          </table:table-cell>
          <table:table-cell office:value-type="float" office:value="5064" table:style-name="ce10">
            <text:p>50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pperdoe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psterland</text:p>
          </table:table-cell>
          <table:table-cell office:value-type="string" table:style-name="ce9">
            <text:p>Vrouwen</text:p>
          </table:table-cell>
          <table:table-cell office:value-type="float" office:value="12824" table:style-name="ce10">
            <text:p>1282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ss</text:p>
          </table:table-cell>
          <table:table-cell office:value-type="string" table:style-name="ce9">
            <text:p>Vrouwen</text:p>
          </table:table-cell>
          <table:table-cell office:value-type="float" office:value="24076" table:style-name="ce10">
            <text:p>240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ssendrecht</text:p>
          </table:table-cell>
          <table:table-cell office:value-type="string" table:style-name="ce9">
            <text:p>Vrouwen</text:p>
          </table:table-cell>
          <table:table-cell office:value-type="float" office:value="2447" table:style-name="ce10">
            <text:p>24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terle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tters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ttoland</text:p>
          </table:table-cell>
          <table:table-cell office:value-type="string" table:style-name="ce9">
            <text:p>Vrouwen</text:p>
          </table:table-cell>
          <table:table-cell office:value-type="float" office:value="429" table:style-name="ce10">
            <text:p>4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 en Nieuw Gastel</text:p>
          </table:table-cell>
          <table:table-cell office:value-type="string" table:style-name="ce9">
            <text:p>Vrouwen</text:p>
          </table:table-cell>
          <table:table-cell office:value-type="float" office:value="3840" table:style-name="ce10">
            <text:p>38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-Alblas</text:p>
          </table:table-cell>
          <table:table-cell office:value-type="string" table:style-name="ce9">
            <text:p>Vrouwen</text:p>
          </table:table-cell>
          <table:table-cell office:value-type="float" office:value="960" table:style-name="ce10">
            <text:p>9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-Beijerland</text:p>
          </table:table-cell>
          <table:table-cell office:value-type="string" table:style-name="ce9">
            <text:p>Vrouwen</text:p>
          </table:table-cell>
          <table:table-cell office:value-type="float" office:value="7708" table:style-name="ce10">
            <text:p>77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dor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 IJsselstree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 Pekela</text:p>
          </table:table-cell>
          <table:table-cell office:value-type="string" table:style-name="ce9">
            <text:p>Vrouwen</text:p>
          </table:table-cell>
          <table:table-cell office:value-type="float" office:value="4072" table:style-name="ce10">
            <text:p>40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elan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nbosch</text:p>
          </table:table-cell>
          <table:table-cell office:value-type="string" table:style-name="ce9">
            <text:p>Vrouwen</text:p>
          </table:table-cell>
          <table:table-cell office:value-type="float" office:value="5991" table:style-name="ce10">
            <text:p>59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en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nhoor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-Niedor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r-Amstel</text:p>
          </table:table-cell>
          <table:table-cell office:value-type="string" table:style-name="ce9">
            <text:p>Vrouwen</text:p>
          </table:table-cell>
          <table:table-cell office:value-type="float" office:value="5800" table:style-name="ce10">
            <text:p>58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erker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rkerk aan den IJssel</text:p>
          </table:table-cell>
          <table:table-cell office:value-type="string" table:style-name="ce9">
            <text:p>Vrouwen</text:p>
          </table:table-cell>
          <table:table-cell office:value-type="float" office:value="2728" table:style-name="ce10">
            <text:p>27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e-Tong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ewater</text:p>
          </table:table-cell>
          <table:table-cell office:value-type="string" table:style-name="ce9">
            <text:p>Vrouwen</text:p>
          </table:table-cell>
          <table:table-cell office:value-type="float" office:value="3565" table:style-name="ce10">
            <text:p>35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udor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d-Vosseme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uwerker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verassel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verbetuw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versla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Ovezan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annerden</text:p>
          </table:table-cell>
          <table:table-cell office:value-type="string" table:style-name="ce9">
            <text:p>Vrouwen</text:p>
          </table:table-cell>
          <table:table-cell office:value-type="float" office:value="1064" table:style-name="ce10">
            <text:p>10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apeko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apendrecht</text:p>
          </table:table-cell>
          <table:table-cell office:value-type="string" table:style-name="ce9">
            <text:p>Vrouwen</text:p>
          </table:table-cell>
          <table:table-cell office:value-type="float" office:value="12402" table:style-name="ce10">
            <text:p>124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eel en Maa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eize</text:p>
          </table:table-cell>
          <table:table-cell office:value-type="string" table:style-name="ce9">
            <text:p>Vrouwen</text:p>
          </table:table-cell>
          <table:table-cell office:value-type="float" office:value="2388" table:style-name="ce10">
            <text:p>23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ekela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hilippin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iershil</text:p>
          </table:table-cell>
          <table:table-cell office:value-type="string" table:style-name="ce9">
            <text:p>Vrouwen</text:p>
          </table:table-cell>
          <table:table-cell office:value-type="float" office:value="670" table:style-name="ce10">
            <text:p>6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ijnacker</text:p>
          </table:table-cell>
          <table:table-cell office:value-type="string" table:style-name="ce9">
            <text:p>Vrouwen</text:p>
          </table:table-cell>
          <table:table-cell office:value-type="float" office:value="8071" table:style-name="ce10">
            <text:p>80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ijnacker-Nootdor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olsbroek</text:p>
          </table:table-cell>
          <table:table-cell office:value-type="string" table:style-name="ce9">
            <text:p>Vrouwen</text:p>
          </table:table-cell>
          <table:table-cell office:value-type="float" office:value="552" table:style-name="ce10">
            <text:p>5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oortugaal</text:p>
          </table:table-cell>
          <table:table-cell office:value-type="string" table:style-name="ce9">
            <text:p>Vrouwen</text:p>
          </table:table-cell>
          <table:table-cell office:value-type="float" office:value="10643" table:style-name="ce10">
            <text:p>106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oortvlie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Posterholt</text:p>
          </table:table-cell>
          <table:table-cell office:value-type="string" table:style-name="ce9">
            <text:p>Vrouwen</text:p>
          </table:table-cell>
          <table:table-cell office:value-type="float" office:value="2037" table:style-name="ce10">
            <text:p>20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rinsenbeek</text:p>
          </table:table-cell>
          <table:table-cell office:value-type="string" table:style-name="ce9">
            <text:p>Vrouwen</text:p>
          </table:table-cell>
          <table:table-cell office:value-type="float" office:value="4917" table:style-name="ce10">
            <text:p>491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urmerend</text:p>
          </table:table-cell>
          <table:table-cell office:value-type="string" table:style-name="ce9">
            <text:p>Vrouwen</text:p>
          </table:table-cell>
          <table:table-cell office:value-type="float" office:value="18815" table:style-name="ce10">
            <text:p>188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utte</text:p>
          </table:table-cell>
          <table:table-cell office:value-type="string" table:style-name="ce9">
            <text:p>Vrouwen</text:p>
          </table:table-cell>
          <table:table-cell office:value-type="float" office:value="1862" table:style-name="ce10">
            <text:p>18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utten</text:p>
          </table:table-cell>
          <table:table-cell office:value-type="string" table:style-name="ce9">
            <text:p>Vrouwen</text:p>
          </table:table-cell>
          <table:table-cell office:value-type="float" office:value="9654" table:style-name="ce10">
            <text:p>96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Puttershoek</text:p>
          </table:table-cell>
          <table:table-cell office:value-type="string" table:style-name="ce9">
            <text:p>Vrouwen</text:p>
          </table:table-cell>
          <table:table-cell office:value-type="float" office:value="2869" table:style-name="ce10">
            <text:p>28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aalte</text:p>
          </table:table-cell>
          <table:table-cell office:value-type="string" table:style-name="ce9">
            <text:p>Vrouwen</text:p>
          </table:table-cell>
          <table:table-cell office:value-type="float" office:value="12074" table:style-name="ce10">
            <text:p>120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aamsdonk</text:p>
          </table:table-cell>
          <table:table-cell office:value-type="string" table:style-name="ce9">
            <text:p>Vrouwen</text:p>
          </table:table-cell>
          <table:table-cell office:value-type="float" office:value="5984" table:style-name="ce10">
            <text:p>59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auwerderhem</text:p>
          </table:table-cell>
          <table:table-cell office:value-type="string" table:style-name="ce9">
            <text:p>Vrouwen</text:p>
          </table:table-cell>
          <table:table-cell office:value-type="float" office:value="1447" table:style-name="ce10">
            <text:p>14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avenstein</text:p>
          </table:table-cell>
          <table:table-cell office:value-type="string" table:style-name="ce9">
            <text:p>Vrouwen</text:p>
          </table:table-cell>
          <table:table-cell office:value-type="float" office:value="3787" table:style-name="ce10">
            <text:p>37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euwijk</text:p>
          </table:table-cell>
          <table:table-cell office:value-type="string" table:style-name="ce9">
            <text:p>Vrouwen</text:p>
          </table:table-cell>
          <table:table-cell office:value-type="float" office:value="4410" table:style-name="ce10">
            <text:p>44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id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eimerswaal</text:p>
          </table:table-cell>
          <table:table-cell office:value-type="string" table:style-name="ce9">
            <text:p>Vrouwen</text:p>
          </table:table-cell>
          <table:table-cell office:value-type="float" office:value="9509" table:style-name="ce10">
            <text:p>95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ness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enkum</text:p>
          </table:table-cell>
          <table:table-cell office:value-type="string" table:style-name="ce9">
            <text:p>Vrouwen</text:p>
          </table:table-cell>
          <table:table-cell office:value-type="float" office:value="18179" table:style-name="ce10">
            <text:p>181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nswoude</text:p>
          </table:table-cell>
          <table:table-cell office:value-type="string" table:style-name="ce9">
            <text:p>Vrouwen</text:p>
          </table:table-cell>
          <table:table-cell office:value-type="float" office:value="1540" table:style-name="ce10">
            <text:p>15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tranchemen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eusel</text:p>
          </table:table-cell>
          <table:table-cell office:value-type="string" table:style-name="ce9">
            <text:p>Vrouwen</text:p>
          </table:table-cell>
          <table:table-cell office:value-type="float" office:value="3547" table:style-name="ce10">
            <text:p>35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eusel-De Mier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heden</text:p>
          </table:table-cell>
          <table:table-cell office:value-type="string" table:style-name="ce9">
            <text:p>Vrouwen</text:p>
          </table:table-cell>
          <table:table-cell office:value-type="float" office:value="25375" table:style-name="ce10">
            <text:p>253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henen</text:p>
          </table:table-cell>
          <table:table-cell office:value-type="string" table:style-name="ce9">
            <text:p>Vrouwen</text:p>
          </table:table-cell>
          <table:table-cell office:value-type="float" office:value="8562" table:style-name="ce10">
            <text:p>85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hoon</text:p>
          </table:table-cell>
          <table:table-cell office:value-type="string" table:style-name="ce9">
            <text:p>Vrouwen</text:p>
          </table:table-cell>
          <table:table-cell office:value-type="float" office:value="3486" table:style-name="ce10">
            <text:p>34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dderkerk</text:p>
          </table:table-cell>
          <table:table-cell office:value-type="string" table:style-name="ce9">
            <text:p>Vrouwen</text:p>
          </table:table-cell>
          <table:table-cell office:value-type="float" office:value="23233" table:style-name="ce10">
            <text:p>232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ethoven</text:p>
          </table:table-cell>
          <table:table-cell office:value-type="string" table:style-name="ce9">
            <text:p>Vrouwen</text:p>
          </table:table-cell>
          <table:table-cell office:value-type="float" office:value="1079" table:style-name="ce10">
            <text:p>10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etvel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nevel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nsaterwoude</text:p>
          </table:table-cell>
          <table:table-cell office:value-type="string" table:style-name="ce9">
            <text:p>Vrouwen</text:p>
          </table:table-cell>
          <table:table-cell office:value-type="float" office:value="589" table:style-name="ce10">
            <text:p>5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jnsburg</text:p>
          </table:table-cell>
          <table:table-cell office:value-type="string" table:style-name="ce9">
            <text:p>Vrouwen</text:p>
          </table:table-cell>
          <table:table-cell office:value-type="float" office:value="5826" table:style-name="ce10">
            <text:p>58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jnwaar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nwou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De Rijp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sbergen</text:p>
          </table:table-cell>
          <table:table-cell office:value-type="string" table:style-name="ce9">
            <text:p>Vrouwen</text:p>
          </table:table-cell>
          <table:table-cell office:value-type="float" office:value="2607" table:style-name="ce10">
            <text:p>26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jssen</text:p>
          </table:table-cell>
          <table:table-cell office:value-type="string" table:style-name="ce9">
            <text:p>Vrouwen</text:p>
          </table:table-cell>
          <table:table-cell office:value-type="float" office:value="10862" table:style-name="ce10">
            <text:p>1086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jssen-Holt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swijk (NB.)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jswijk (ZH.)</text:p>
          </table:table-cell>
          <table:table-cell office:value-type="string" table:style-name="ce9">
            <text:p>Vrouwen</text:p>
          </table:table-cell>
          <table:table-cell office:value-type="float" office:value="27223" table:style-name="ce10">
            <text:p>2722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illand-Bath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itth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ckanj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den</text:p>
          </table:table-cell>
          <table:table-cell office:value-type="string" table:style-name="ce9">
            <text:p>Vrouwen</text:p>
          </table:table-cell>
          <table:table-cell office:value-type="float" office:value="8627" table:style-name="ce10">
            <text:p>86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erdal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ermond</text:p>
          </table:table-cell>
          <table:table-cell office:value-type="string" table:style-name="ce9">
            <text:p>Vrouwen</text:p>
          </table:table-cell>
          <table:table-cell office:value-type="float" office:value="19305" table:style-name="ce10">
            <text:p>1930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ggel</text:p>
          </table:table-cell>
          <table:table-cell office:value-type="string" table:style-name="ce9">
            <text:p>Vrouwen</text:p>
          </table:table-cell>
          <table:table-cell office:value-type="float" office:value="1981" table:style-name="ce10">
            <text:p>19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ggel en Ne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lde</text:p>
          </table:table-cell>
          <table:table-cell office:value-type="string" table:style-name="ce9">
            <text:p>Vrouwen</text:p>
          </table:table-cell>
          <table:table-cell office:value-type="float" office:value="2804" table:style-name="ce10">
            <text:p>28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Ronde Ven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osendaa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Roosendaal en Nispen</text:p>
          </table:table-cell>
          <table:table-cell office:value-type="string" table:style-name="ce9">
            <text:p>Vrouwen</text:p>
          </table:table-cell>
          <table:table-cell office:value-type="float" office:value="27919" table:style-name="ce10">
            <text:p>279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osteren</text:p>
          </table:table-cell>
          <table:table-cell office:value-type="string" table:style-name="ce9">
            <text:p>Vrouwen</text:p>
          </table:table-cell>
          <table:table-cell office:value-type="float" office:value="787" table:style-name="ce10">
            <text:p>7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smalen</text:p>
          </table:table-cell>
          <table:table-cell office:value-type="string" table:style-name="ce9">
            <text:p>Vrouwen</text:p>
          </table:table-cell>
          <table:table-cell office:value-type="float" office:value="11846" table:style-name="ce10">
            <text:p>118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ssum</text:p>
          </table:table-cell>
          <table:table-cell office:value-type="string" table:style-name="ce9">
            <text:p>Vrouwen</text:p>
          </table:table-cell>
          <table:table-cell office:value-type="float" office:value="1435" table:style-name="ce10">
            <text:p>14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tterdam</text:p>
          </table:table-cell>
          <table:table-cell office:value-type="string" table:style-name="ce9">
            <text:p>Vrouwen</text:p>
          </table:table-cell>
          <table:table-cell office:value-type="float" office:value="296466" table:style-name="ce10">
            <text:p>2964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zenburg</text:p>
          </table:table-cell>
          <table:table-cell office:value-type="string" table:style-name="ce9">
            <text:p>Vrouwen</text:p>
          </table:table-cell>
          <table:table-cell office:value-type="float" office:value="7245" table:style-name="ce10">
            <text:p>72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zendaal</text:p>
          </table:table-cell>
          <table:table-cell office:value-type="string" table:style-name="ce9">
            <text:p>Vrouwen</text:p>
          </table:table-cell>
          <table:table-cell office:value-type="float" office:value="776" table:style-name="ce10">
            <text:p>7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ucphen</text:p>
          </table:table-cell>
          <table:table-cell office:value-type="string" table:style-name="ce9">
            <text:p>Vrouwen</text:p>
          </table:table-cell>
          <table:table-cell office:value-type="float" office:value="9713" table:style-name="ce10">
            <text:p>97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uinen</text:p>
          </table:table-cell>
          <table:table-cell office:value-type="string" table:style-name="ce9">
            <text:p>Vrouwen</text:p>
          </table:table-cell>
          <table:table-cell office:value-type="float" office:value="3190" table:style-name="ce10">
            <text:p>319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uinerwold</text:p>
          </table:table-cell>
          <table:table-cell office:value-type="string" table:style-name="ce9">
            <text:p>Vrouwen</text:p>
          </table:table-cell>
          <table:table-cell office:value-type="float" office:value="1681" table:style-name="ce10">
            <text:p>16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uurlo</text:p>
          </table:table-cell>
          <table:table-cell office:value-type="string" table:style-name="ce9">
            <text:p>Vrouwen</text:p>
          </table:table-cell>
          <table:table-cell office:value-type="float" office:value="3581" table:style-name="ce10">
            <text:p>35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uwi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as van Gent</text:p>
          </table:table-cell>
          <table:table-cell office:value-type="string" table:style-name="ce9">
            <text:p>Vrouwen</text:p>
          </table:table-cell>
          <table:table-cell office:value-type="float" office:value="4768" table:style-name="ce10">
            <text:p>47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assenheim</text:p>
          </table:table-cell>
          <table:table-cell office:value-type="string" table:style-name="ce9">
            <text:p>Vrouwen</text:p>
          </table:table-cell>
          <table:table-cell office:value-type="float" office:value="6432" table:style-name="ce10">
            <text:p>64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aesberg</text:p>
          </table:table-cell>
          <table:table-cell office:value-type="string" table:style-name="ce9">
            <text:p>Vrouwen</text:p>
          </table:table-cell>
          <table:table-cell office:value-type="float" office:value="8644" table:style-name="ce10">
            <text:p>86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agen</text:p>
          </table:table-cell>
          <table:table-cell office:value-type="string" table:style-name="ce9">
            <text:p>Vrouwen</text:p>
          </table:table-cell>
          <table:table-cell office:value-type="float" office:value="8445" table:style-name="ce10">
            <text:p>84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aijk</text:p>
          </table:table-cell>
          <table:table-cell office:value-type="string" table:style-name="ce9">
            <text:p>Vrouwen</text:p>
          </table:table-cell>
          <table:table-cell office:value-type="float" office:value="3591" table:style-name="ce10">
            <text:p>35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alkw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arst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emda</text:p>
          </table:table-cell>
          <table:table-cell office:value-type="string" table:style-name="ce9">
            <text:p>Vrouwen</text:p>
          </table:table-cell>
          <table:table-cell office:value-type="float" office:value="3731" table:style-name="ce10">
            <text:p>37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ellinkhou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lluinen</text:p>
          </table:table-cell>
          <table:table-cell office:value-type="string" table:style-name="ce9">
            <text:p>Vrouwen</text:p>
          </table:table-cell>
          <table:table-cell office:value-type="float" office:value="542" table:style-name="ce10">
            <text:p>5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ermer</text:p>
          </table:table-cell>
          <table:table-cell office:value-type="string" table:style-name="ce9">
            <text:p>Vrouwen</text:p>
          </table:table-cell>
          <table:table-cell office:value-type="float" office:value="1928" table:style-name="ce10">
            <text:p>19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ermerhor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rpeniss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erpenzeel</text:p>
          </table:table-cell>
          <table:table-cell office:value-type="string" table:style-name="ce9">
            <text:p>Vrouwen</text:p>
          </table:table-cell>
          <table:table-cell office:value-type="float" office:value="3916" table:style-name="ce10">
            <text:p>39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edam</text:p>
          </table:table-cell>
          <table:table-cell office:value-type="string" table:style-name="ce9">
            <text:p>Vrouwen</text:p>
          </table:table-cell>
          <table:table-cell office:value-type="float" office:value="37764" table:style-name="ce10">
            <text:p>377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ermonnikoog</text:p>
          </table:table-cell>
          <table:table-cell office:value-type="string" table:style-name="ce9">
            <text:p>Vrouwen</text:p>
          </table:table-cell>
          <table:table-cell office:value-type="float" office:value="440" table:style-name="ce10">
            <text:p>4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jndel</text:p>
          </table:table-cell>
          <table:table-cell office:value-type="string" table:style-name="ce9">
            <text:p>Vrouwen</text:p>
          </table:table-cell>
          <table:table-cell office:value-type="float" office:value="9760" table:style-name="ce10">
            <text:p>976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mmert</text:p>
          </table:table-cell>
          <table:table-cell office:value-type="string" table:style-name="ce9">
            <text:p>Vrouwen</text:p>
          </table:table-cell>
          <table:table-cell office:value-type="float" office:value="1710" table:style-name="ce10">
            <text:p>17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nnen</text:p>
          </table:table-cell>
          <table:table-cell office:value-type="string" table:style-name="ce9">
            <text:p>Vrouwen</text:p>
          </table:table-cell>
          <table:table-cell office:value-type="float" office:value="3037" table:style-name="ce10">
            <text:p>30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nveld</text:p>
          </table:table-cell>
          <table:table-cell office:value-type="string" table:style-name="ce9">
            <text:p>Vrouwen</text:p>
          </table:table-cell>
          <table:table-cell office:value-type="float" office:value="2430" table:style-name="ce10">
            <text:p>24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ipluiden</text:p>
          </table:table-cell>
          <table:table-cell office:value-type="string" table:style-name="ce9">
            <text:p>Vrouwen</text:p>
          </table:table-cell>
          <table:table-cell office:value-type="float" office:value="3613" table:style-name="ce10">
            <text:p>36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oondij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choonebeek</text:p>
          </table:table-cell>
          <table:table-cell office:value-type="string" table:style-name="ce9">
            <text:p>Vrouwen</text:p>
          </table:table-cell>
          <table:table-cell office:value-type="float" office:value="3811" table:style-name="ce10">
            <text:p>38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oonhoven</text:p>
          </table:table-cell>
          <table:table-cell office:value-type="string" table:style-name="ce9">
            <text:p>Vrouwen</text:p>
          </table:table-cell>
          <table:table-cell office:value-type="float" office:value="5422" table:style-name="ce10">
            <text:p>54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oonrewoerd</text:p>
          </table:table-cell>
          <table:table-cell office:value-type="string" table:style-name="ce9">
            <text:p>Vrouwen</text:p>
          </table:table-cell>
          <table:table-cell office:value-type="float" office:value="721" table:style-name="ce10">
            <text:p>7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oorl</text:p>
          </table:table-cell>
          <table:table-cell office:value-type="string" table:style-name="ce9">
            <text:p>Vrouwen</text:p>
          </table:table-cell>
          <table:table-cell office:value-type="float" office:value="3289" table:style-name="ce10">
            <text:p>32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chouwen-Duive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erooskerke (Schouwen-Duivenland)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erooskerke (Walcheren)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evenum</text:p>
          </table:table-cell>
          <table:table-cell office:value-type="string" table:style-name="ce9">
            <text:p>Vrouwen</text:p>
          </table:table-cell>
          <table:table-cell office:value-type="float" office:value="3321" table:style-name="ce10">
            <text:p>33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jbekarsp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mpelveld</text:p>
          </table:table-cell>
          <table:table-cell office:value-type="string" table:style-name="ce9">
            <text:p>Vrouwen</text:p>
          </table:table-cell>
          <table:table-cell office:value-type="float" office:value="3407" table:style-name="ce10">
            <text:p>34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 Anthoni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Geertruid</text:p>
          </table:table-cell>
          <table:table-cell office:value-type="string" table:style-name="ce9">
            <text:p>Vrouwen</text:p>
          </table:table-cell>
          <table:table-cell office:value-type="float" office:value="713" table:style-name="ce10">
            <text:p>7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 Janste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Lauren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 Maarten</text:p>
          </table:table-cell>
          <table:table-cell office:value-type="string" table:style-name="ce9">
            <text:p>Vrouwen</text:p>
          </table:table-cell>
          <table:table-cell office:value-type="float" office:value="1045" table:style-name="ce10">
            <text:p>10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 Odilienberg</text:p>
          </table:table-cell>
          <table:table-cell office:value-type="string" table:style-name="ce9">
            <text:p>Vrouwen</text:p>
          </table:table-cell>
          <table:table-cell office:value-type="float" office:value="1714" table:style-name="ce10">
            <text:p>17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 Pancras</text:p>
          </table:table-cell>
          <table:table-cell office:value-type="string" table:style-name="ce9">
            <text:p>Vrouwen</text:p>
          </table:table-cell>
          <table:table-cell office:value-type="float" office:value="2547" table:style-name="ce10">
            <text:p>25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 Philipsland</text:p>
          </table:table-cell>
          <table:table-cell office:value-type="string" table:style-name="ce9">
            <text:p>Vrouwen</text:p>
          </table:table-cell>
          <table:table-cell office:value-type="float" office:value="1114" table:style-name="ce10">
            <text:p>11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-Anna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-Maartens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int-Michielsgestel</text:p>
          </table:table-cell>
          <table:table-cell office:value-type="string" table:style-name="ce9">
            <text:p>Vrouwen</text:p>
          </table:table-cell>
          <table:table-cell office:value-type="float" office:value="5948" table:style-name="ce10">
            <text:p>59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nt-Oedenrode</text:p>
          </table:table-cell>
          <table:table-cell office:value-type="string" table:style-name="ce9">
            <text:p>Vrouwen</text:p>
          </table:table-cell>
          <table:table-cell office:value-type="float" office:value="7822" table:style-name="ce10">
            <text:p>78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ttard</text:p>
          </table:table-cell>
          <table:table-cell office:value-type="string" table:style-name="ce9">
            <text:p>Vrouwen</text:p>
          </table:table-cell>
          <table:table-cell office:value-type="float" office:value="17134" table:style-name="ce10">
            <text:p>171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ittard-Gele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karsterlâ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leen</text:p>
          </table:table-cell>
          <table:table-cell office:value-type="string" table:style-name="ce9">
            <text:p>Vrouwen</text:p>
          </table:table-cell>
          <table:table-cell office:value-type="float" office:value="4230" table:style-name="ce10">
            <text:p>42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enaken</text:p>
          </table:table-cell>
          <table:table-cell office:value-type="string" table:style-name="ce9">
            <text:p>Vrouwen</text:p>
          </table:table-cell>
          <table:table-cell office:value-type="float" office:value="304" table:style-name="ce10">
            <text:p>3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iedrecht</text:p>
          </table:table-cell>
          <table:table-cell office:value-type="string" table:style-name="ce9">
            <text:p>Vrouwen</text:p>
          </table:table-cell>
          <table:table-cell office:value-type="float" office:value="11543" table:style-name="ce10">
            <text:p>115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ochteren</text:p>
          </table:table-cell>
          <table:table-cell office:value-type="string" table:style-name="ce9">
            <text:p>Vrouwen</text:p>
          </table:table-cell>
          <table:table-cell office:value-type="float" office:value="6888" table:style-name="ce10">
            <text:p>68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oten (F.)</text:p>
          </table:table-cell>
          <table:table-cell office:value-type="string" table:style-name="ce9">
            <text:p>Vrouwen</text:p>
          </table:table-cell>
          <table:table-cell office:value-type="float" office:value="331" table:style-name="ce10">
            <text:p>3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ui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luis (oud)</text:p>
          </table:table-cell>
          <table:table-cell office:value-type="string" table:style-name="ce9">
            <text:p>Vrouwen</text:p>
          </table:table-cell>
          <table:table-cell office:value-type="float" office:value="1527" table:style-name="ce10">
            <text:p>15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luis-Aardenbu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mallingerland</text:p>
          </table:table-cell>
          <table:table-cell office:value-type="string" table:style-name="ce9">
            <text:p>Vrouwen</text:p>
          </table:table-cell>
          <table:table-cell office:value-type="float" office:value="25032" table:style-name="ce10">
            <text:p>250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milde</text:p>
          </table:table-cell>
          <table:table-cell office:value-type="string" table:style-name="ce9">
            <text:p>Vrouwen</text:p>
          </table:table-cell>
          <table:table-cell office:value-type="float" office:value="4286" table:style-name="ce10">
            <text:p>42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neek</text:p>
          </table:table-cell>
          <table:table-cell office:value-type="string" table:style-name="ce9">
            <text:p>Vrouwen</text:p>
          </table:table-cell>
          <table:table-cell office:value-type="float" office:value="14589" table:style-name="ce10">
            <text:p>145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nelrewaard</text:p>
          </table:table-cell>
          <table:table-cell office:value-type="string" table:style-name="ce9">
            <text:p>Vrouwen</text:p>
          </table:table-cell>
          <table:table-cell office:value-type="float" office:value="383" table:style-name="ce10">
            <text:p>38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oest</text:p>
          </table:table-cell>
          <table:table-cell office:value-type="string" table:style-name="ce9">
            <text:p>Vrouwen</text:p>
          </table:table-cell>
          <table:table-cell office:value-type="float" office:value="20921" table:style-name="ce10">
            <text:p>209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omeren</text:p>
          </table:table-cell>
          <table:table-cell office:value-type="string" table:style-name="ce9">
            <text:p>Vrouwen</text:p>
          </table:table-cell>
          <table:table-cell office:value-type="float" office:value="7810" table:style-name="ce10">
            <text:p>78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ommels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on en Breugel</text:p>
          </table:table-cell>
          <table:table-cell office:value-type="string" table:style-name="ce9">
            <text:p>Vrouwen</text:p>
          </table:table-cell>
          <table:table-cell office:value-type="float" office:value="7240" table:style-name="ce10">
            <text:p>72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paubeek</text:p>
          </table:table-cell>
          <table:table-cell office:value-type="string" table:style-name="ce9">
            <text:p>Vrouwen</text:p>
          </table:table-cell>
          <table:table-cell office:value-type="float" office:value="1861" table:style-name="ce10">
            <text:p>18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pijkenisse</text:p>
          </table:table-cell>
          <table:table-cell office:value-type="string" table:style-name="ce9">
            <text:p>Vrouwen</text:p>
          </table:table-cell>
          <table:table-cell office:value-type="float" office:value="20484" table:style-name="ce10">
            <text:p>204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prang-Capelle</text:p>
          </table:table-cell>
          <table:table-cell office:value-type="string" table:style-name="ce9">
            <text:p>Vrouwen</text:p>
          </table:table-cell>
          <table:table-cell office:value-type="float" office:value="4088" table:style-name="ce10">
            <text:p>40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. Anthoni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ad aan 't Haringvlie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ad Delden</text:p>
          </table:table-cell>
          <table:table-cell office:value-type="string" table:style-name="ce9">
            <text:p>Vrouwen</text:p>
          </table:table-cell>
          <table:table-cell office:value-type="float" office:value="3616" table:style-name="ce10">
            <text:p>361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adskanaal</text:p>
          </table:table-cell>
          <table:table-cell office:value-type="string" table:style-name="ce9">
            <text:p>Vrouwen</text:p>
          </table:table-cell>
          <table:table-cell office:value-type="float" office:value="17222" table:style-name="ce10">
            <text:p>172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anddaarbuiten</text:p>
          </table:table-cell>
          <table:table-cell office:value-type="string" table:style-name="ce9">
            <text:p>Vrouwen</text:p>
          </table:table-cell>
          <table:table-cell office:value-type="float" office:value="1268" table:style-name="ce10">
            <text:p>126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aphorst</text:p>
          </table:table-cell>
          <table:table-cell office:value-type="string" table:style-name="ce9">
            <text:p>Vrouwen</text:p>
          </table:table-cell>
          <table:table-cell office:value-type="float" office:value="6193" table:style-name="ce10">
            <text:p>61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aveniss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avoren</text:p>
          </table:table-cell>
          <table:table-cell office:value-type="string" table:style-name="ce9">
            <text:p>Vrouwen</text:p>
          </table:table-cell>
          <table:table-cell office:value-type="float" office:value="484" table:style-name="ce10">
            <text:p>4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de Broec</text:p>
          </table:table-cell>
          <table:table-cell office:value-type="string" table:style-name="ce9">
            <text:p>Vrouwen</text:p>
          </table:table-cell>
          <table:table-cell office:value-type="float" office:value="9026" table:style-name="ce10">
            <text:p>90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dum</text:p>
          </table:table-cell>
          <table:table-cell office:value-type="string" table:style-name="ce9">
            <text:p>Vrouwen</text:p>
          </table:table-cell>
          <table:table-cell office:value-type="float" office:value="979" table:style-name="ce10">
            <text:p>97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enbergen</text:p>
          </table:table-cell>
          <table:table-cell office:value-type="string" table:style-name="ce9">
            <text:p>Vrouwen</text:p>
          </table:table-cell>
          <table:table-cell office:value-type="float" office:value="6722" table:style-name="ce10">
            <text:p>67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enbergen en Kruis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enderen</text:p>
          </table:table-cell>
          <table:table-cell office:value-type="string" table:style-name="ce9">
            <text:p>Vrouwen</text:p>
          </table:table-cell>
          <table:table-cell office:value-type="float" office:value="2222" table:style-name="ce10">
            <text:p>22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enwijk</text:p>
          </table:table-cell>
          <table:table-cell office:value-type="string" table:style-name="ce9">
            <text:p>Vrouwen</text:p>
          </table:table-cell>
          <table:table-cell office:value-type="float" office:value="10563" table:style-name="ce10">
            <text:p>105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enwijk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enwijkerwol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in (L.)</text:p>
          </table:table-cell>
          <table:table-cell office:value-type="string" table:style-name="ce9">
            <text:p>Vrouwen</text:p>
          </table:table-cell>
          <table:table-cell office:value-type="float" office:value="6446" table:style-name="ce10">
            <text:p>64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ellend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evensweert</text:p>
          </table:table-cell>
          <table:table-cell office:value-type="string" table:style-name="ce9">
            <text:p>Vrouwen</text:p>
          </table:table-cell>
          <table:table-cell office:value-type="float" office:value="754" table:style-name="ce10">
            <text:p>75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ichtse Vech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iphout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olwijk</text:p>
          </table:table-cell>
          <table:table-cell office:value-type="string" table:style-name="ce9">
            <text:p>Vrouwen</text:p>
          </table:table-cell>
          <table:table-cell office:value-type="float" office:value="2182" table:style-name="ce10">
            <text:p>21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outenbu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tramproy</text:p>
          </table:table-cell>
          <table:table-cell office:value-type="string" table:style-name="ce9">
            <text:p>Vrouwen</text:p>
          </table:table-cell>
          <table:table-cell office:value-type="float" office:value="2314" table:style-name="ce10">
            <text:p>23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reefkerk</text:p>
          </table:table-cell>
          <table:table-cell office:value-type="string" table:style-name="ce9">
            <text:p>Vrouwen</text:p>
          </table:table-cell>
          <table:table-cell office:value-type="float" office:value="1208" table:style-name="ce10">
            <text:p>12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trijen</text:p>
          </table:table-cell>
          <table:table-cell office:value-type="string" table:style-name="ce9">
            <text:p>Vrouwen</text:p>
          </table:table-cell>
          <table:table-cell office:value-type="float" office:value="4142" table:style-name="ce10">
            <text:p>41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údwest-Fryslâ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Susteren</text:p>
          </table:table-cell>
          <table:table-cell office:value-type="string" table:style-name="ce9">
            <text:p>Vrouwen</text:p>
          </table:table-cell>
          <table:table-cell office:value-type="float" office:value="3725" table:style-name="ce10">
            <text:p>37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Swalmen</text:p>
          </table:table-cell>
          <table:table-cell office:value-type="string" table:style-name="ce9">
            <text:p>Vrouwen</text:p>
          </table:table-cell>
          <table:table-cell office:value-type="float" office:value="4285" table:style-name="ce10">
            <text:p>42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gelen</text:p>
          </table:table-cell>
          <table:table-cell office:value-type="string" table:style-name="ce9">
            <text:p>Vrouwen</text:p>
          </table:table-cell>
          <table:table-cell office:value-type="float" office:value="9089" table:style-name="ce10">
            <text:p>908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rheijden</text:p>
          </table:table-cell>
          <table:table-cell office:value-type="string" table:style-name="ce9">
            <text:p>Vrouwen</text:p>
          </table:table-cell>
          <table:table-cell office:value-type="float" office:value="4094" table:style-name="ce10">
            <text:p>40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rmunten</text:p>
          </table:table-cell>
          <table:table-cell office:value-type="string" table:style-name="ce9">
            <text:p>Vrouwen</text:p>
          </table:table-cell>
          <table:table-cell office:value-type="float" office:value="2306" table:style-name="ce10">
            <text:p>23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rneuzen</text:p>
          </table:table-cell>
          <table:table-cell office:value-type="string" table:style-name="ce9">
            <text:p>Vrouwen</text:p>
          </table:table-cell>
          <table:table-cell office:value-type="float" office:value="17786" table:style-name="ce10">
            <text:p>177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rschelling</text:p>
          </table:table-cell>
          <table:table-cell office:value-type="string" table:style-name="ce9">
            <text:p>Vrouwen</text:p>
          </table:table-cell>
          <table:table-cell office:value-type="float" office:value="2258" table:style-name="ce10">
            <text:p>225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teringen</text:p>
          </table:table-cell>
          <table:table-cell office:value-type="string" table:style-name="ce9">
            <text:p>Vrouwen</text:p>
          </table:table-cell>
          <table:table-cell office:value-type="float" office:value="2740" table:style-name="ce10">
            <text:p>27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xel</text:p>
          </table:table-cell>
          <table:table-cell office:value-type="string" table:style-name="ce9">
            <text:p>Vrouwen</text:p>
          </table:table-cell>
          <table:table-cell office:value-type="float" office:value="6218" table:style-name="ce10">
            <text:p>62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eyling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holen</text:p>
          </table:table-cell>
          <table:table-cell office:value-type="string" table:style-name="ce9">
            <text:p>Vrouwen</text:p>
          </table:table-cell>
          <table:table-cell office:value-type="float" office:value="9380" table:style-name="ce10">
            <text:p>938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horn</text:p>
          </table:table-cell>
          <table:table-cell office:value-type="string" table:style-name="ce9">
            <text:p>Vrouwen</text:p>
          </table:table-cell>
          <table:table-cell office:value-type="float" office:value="1306" table:style-name="ce10">
            <text:p>13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iel</text:p>
          </table:table-cell>
          <table:table-cell office:value-type="string" table:style-name="ce9">
            <text:p>Vrouwen</text:p>
          </table:table-cell>
          <table:table-cell office:value-type="float" office:value="14653" table:style-name="ce10">
            <text:p>146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ienhoven (ZH.)</text:p>
          </table:table-cell>
          <table:table-cell office:value-type="string" table:style-name="ce9">
            <text:p>Vrouwen</text:p>
          </table:table-cell>
          <table:table-cell office:value-type="float" office:value="230" table:style-name="ce10">
            <text:p>2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ietjerksteradeel</text:p>
          </table:table-cell>
          <table:table-cell office:value-type="string" table:style-name="ce9">
            <text:p>Vrouwen</text:p>
          </table:table-cell>
          <table:table-cell office:value-type="float" office:value="14963" table:style-name="ce10">
            <text:p>149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ilburg</text:p>
          </table:table-cell>
          <table:table-cell office:value-type="string" table:style-name="ce9">
            <text:p>Vrouwen</text:p>
          </table:table-cell>
          <table:table-cell office:value-type="float" office:value="76834" table:style-name="ce10">
            <text:p>768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ubbergen</text:p>
          </table:table-cell>
          <table:table-cell office:value-type="string" table:style-name="ce9">
            <text:p>Vrouwen</text:p>
          </table:table-cell>
          <table:table-cell office:value-type="float" office:value="8396" table:style-name="ce10">
            <text:p>83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udderen (Drostambt)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ull en 't Waa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wenter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wis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ynaarlo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Tytsjerksteradi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bach over Worms</text:p>
          </table:table-cell>
          <table:table-cell office:value-type="string" table:style-name="ce9">
            <text:p>Vrouwen</text:p>
          </table:table-cell>
          <table:table-cell office:value-type="float" office:value="5739" table:style-name="ce10">
            <text:p>57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bbergen</text:p>
          </table:table-cell>
          <table:table-cell office:value-type="string" table:style-name="ce9">
            <text:p>Vrouwen</text:p>
          </table:table-cell>
          <table:table-cell office:value-type="float" office:value="5011" table:style-name="ce10">
            <text:p>50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den</text:p>
          </table:table-cell>
          <table:table-cell office:value-type="string" table:style-name="ce9">
            <text:p>Vrouwen</text:p>
          </table:table-cell>
          <table:table-cell office:value-type="float" office:value="16312" table:style-name="ce10">
            <text:p>163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denhout</text:p>
          </table:table-cell>
          <table:table-cell office:value-type="string" table:style-name="ce9">
            <text:p>Vrouwen</text:p>
          </table:table-cell>
          <table:table-cell office:value-type="float" office:value="3911" table:style-name="ce10">
            <text:p>39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itgeest</text:p>
          </table:table-cell>
          <table:table-cell office:value-type="string" table:style-name="ce9">
            <text:p>Vrouwen</text:p>
          </table:table-cell>
          <table:table-cell office:value-type="float" office:value="4686" table:style-name="ce10">
            <text:p>468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ithoorn</text:p>
          </table:table-cell>
          <table:table-cell office:value-type="string" table:style-name="ce9">
            <text:p>Vrouwen</text:p>
          </table:table-cell>
          <table:table-cell office:value-type="float" office:value="11221" table:style-name="ce10">
            <text:p>112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ithuiz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ithuizermee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lestraten</text:p>
          </table:table-cell>
          <table:table-cell office:value-type="string" table:style-name="ce9">
            <text:p>Vrouwen</text:p>
          </table:table-cell>
          <table:table-cell office:value-type="float" office:value="1918" table:style-name="ce10">
            <text:p>191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lrum</text:p>
          </table:table-cell>
          <table:table-cell office:value-type="string" table:style-name="ce9">
            <text:p>Vrouwen</text:p>
          </table:table-cell>
          <table:table-cell office:value-type="float" office:value="1810" table:style-name="ce10">
            <text:p>18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rk</text:p>
          </table:table-cell>
          <table:table-cell office:value-type="string" table:style-name="ce9">
            <text:p>Vrouwen</text:p>
          </table:table-cell>
          <table:table-cell office:value-type="float" office:value="5122" table:style-name="ce10">
            <text:p>51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rmond</text:p>
          </table:table-cell>
          <table:table-cell office:value-type="string" table:style-name="ce9">
            <text:p>Vrouwen</text:p>
          </table:table-cell>
          <table:table-cell office:value-type="float" office:value="2369" table:style-name="ce10">
            <text:p>236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rse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Usquert</text:p>
          </table:table-cell>
          <table:table-cell office:value-type="string" table:style-name="ce9">
            <text:p>Vrouwen</text:p>
          </table:table-cell>
          <table:table-cell office:value-type="float" office:value="774" table:style-name="ce10">
            <text:p>7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tingeradeel</text:p>
          </table:table-cell>
          <table:table-cell office:value-type="string" table:style-name="ce9">
            <text:p>Vrouwen</text:p>
          </table:table-cell>
          <table:table-cell office:value-type="float" office:value="2633" table:style-name="ce10">
            <text:p>263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trecht (gemeente)</text:p>
          </table:table-cell>
          <table:table-cell office:value-type="string" table:style-name="ce9">
            <text:p>Vrouwen</text:p>
          </table:table-cell>
          <table:table-cell office:value-type="float" office:value="121519" table:style-name="ce10">
            <text:p>12151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Utrechtse Heuvelru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aals</text:p>
          </table:table-cell>
          <table:table-cell office:value-type="string" table:style-name="ce9">
            <text:p>Vrouwen</text:p>
          </table:table-cell>
          <table:table-cell office:value-type="float" office:value="5212" table:style-name="ce10">
            <text:p>52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lburg</text:p>
          </table:table-cell>
          <table:table-cell office:value-type="string" table:style-name="ce9">
            <text:p>Vrouwen</text:p>
          </table:table-cell>
          <table:table-cell office:value-type="float" office:value="5774" table:style-name="ce10">
            <text:p>57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lkenburg (ZH.)</text:p>
          </table:table-cell>
          <table:table-cell office:value-type="string" table:style-name="ce9">
            <text:p>Vrouwen</text:p>
          </table:table-cell>
          <table:table-cell office:value-type="float" office:value="1447" table:style-name="ce10">
            <text:p>14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lkenburg aan de Geu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alkenburg-Houthem</text:p>
          </table:table-cell>
          <table:table-cell office:value-type="string" table:style-name="ce9">
            <text:p>Vrouwen</text:p>
          </table:table-cell>
          <table:table-cell office:value-type="float" office:value="6341" table:style-name="ce10">
            <text:p>63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lkenisse</text:p>
          </table:table-cell>
          <table:table-cell office:value-type="string" table:style-name="ce9">
            <text:p>Vrouwen</text:p>
          </table:table-cell>
          <table:table-cell office:value-type="float" office:value="2982" table:style-name="ce10">
            <text:p>29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lkenswaard</text:p>
          </table:table-cell>
          <table:table-cell office:value-type="string" table:style-name="ce9">
            <text:p>Vrouwen</text:p>
          </table:table-cell>
          <table:table-cell office:value-type="float" office:value="13628" table:style-name="ce10">
            <text:p>136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ri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e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eendam</text:p>
          </table:table-cell>
          <table:table-cell office:value-type="string" table:style-name="ce9">
            <text:p>Vrouwen</text:p>
          </table:table-cell>
          <table:table-cell office:value-type="float" office:value="14456" table:style-name="ce10">
            <text:p>1445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enendaal</text:p>
          </table:table-cell>
          <table:table-cell office:value-type="string" table:style-name="ce9">
            <text:p>Vrouwen</text:p>
          </table:table-cell>
          <table:table-cell office:value-type="float" office:value="20359" table:style-name="ce10">
            <text:p>2035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ere</text:p>
          </table:table-cell>
          <table:table-cell office:value-type="string" table:style-name="ce9">
            <text:p>Vrouwen</text:p>
          </table:table-cell>
          <table:table-cell office:value-type="float" office:value="2328" table:style-name="ce10">
            <text:p>23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ghel</text:p>
          </table:table-cell>
          <table:table-cell office:value-type="string" table:style-name="ce9">
            <text:p>Vrouwen</text:p>
          </table:table-cell>
          <table:table-cell office:value-type="float" office:value="12310" table:style-name="ce10">
            <text:p>123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ldhoven</text:p>
          </table:table-cell>
          <table:table-cell office:value-type="string" table:style-name="ce9">
            <text:p>Vrouwen</text:p>
          </table:table-cell>
          <table:table-cell office:value-type="float" office:value="16732" table:style-name="ce10">
            <text:p>167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lsen</text:p>
          </table:table-cell>
          <table:table-cell office:value-type="string" table:style-name="ce9">
            <text:p>Vrouwen</text:p>
          </table:table-cell>
          <table:table-cell office:value-type="float" office:value="30742" table:style-name="ce10">
            <text:p>307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nhuizen</text:p>
          </table:table-cell>
          <table:table-cell office:value-type="string" table:style-name="ce9">
            <text:p>Vrouwen</text:p>
          </table:table-cell>
          <table:table-cell office:value-type="float" office:value="3461" table:style-name="ce10">
            <text:p>34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nlo</text:p>
          </table:table-cell>
          <table:table-cell office:value-type="string" table:style-name="ce9">
            <text:p>Vrouwen</text:p>
          </table:table-cell>
          <table:table-cell office:value-type="float" office:value="31578" table:style-name="ce10">
            <text:p>315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nray</text:p>
          </table:table-cell>
          <table:table-cell office:value-type="string" table:style-name="ce9">
            <text:p>Vrouwen</text:p>
          </table:table-cell>
          <table:table-cell office:value-type="float" office:value="16394" table:style-name="ce10">
            <text:p>1639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essem, Wintelre en Knegsel</text:p>
          </table:table-cell>
          <table:table-cell office:value-type="string" table:style-name="ce9">
            <text:p>Vrouwen</text:p>
          </table:table-cell>
          <table:table-cell office:value-type="float" office:value="2204" table:style-name="ce10">
            <text:p>22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ianen</text:p>
          </table:table-cell>
          <table:table-cell office:value-type="string" table:style-name="ce9">
            <text:p>Vrouwen</text:p>
          </table:table-cell>
          <table:table-cell office:value-type="float" office:value="7326" table:style-name="ce10">
            <text:p>73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ierlingsbeek</text:p>
          </table:table-cell>
          <table:table-cell office:value-type="string" table:style-name="ce9">
            <text:p>Vrouwen</text:p>
          </table:table-cell>
          <table:table-cell office:value-type="float" office:value="3651" table:style-name="ce10">
            <text:p>36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ierpolder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inkeveen en Waverveen</text:p>
          </table:table-cell>
          <table:table-cell office:value-type="string" table:style-name="ce9">
            <text:p>Vrouwen</text:p>
          </table:table-cell>
          <table:table-cell office:value-type="float" office:value="4241" table:style-name="ce10">
            <text:p>42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aardingen</text:p>
          </table:table-cell>
          <table:table-cell office:value-type="string" table:style-name="ce9">
            <text:p>Vrouwen</text:p>
          </table:table-cell>
          <table:table-cell office:value-type="float" office:value="39998" table:style-name="ce10">
            <text:p>3999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agtwedde</text:p>
          </table:table-cell>
          <table:table-cell office:value-type="string" table:style-name="ce9">
            <text:p>Vrouwen</text:p>
          </table:table-cell>
          <table:table-cell office:value-type="float" office:value="8188" table:style-name="ce10">
            <text:p>81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edder</text:p>
          </table:table-cell>
          <table:table-cell office:value-type="string" table:style-name="ce9">
            <text:p>Vrouwen</text:p>
          </table:table-cell>
          <table:table-cell office:value-type="float" office:value="1650" table:style-name="ce10">
            <text:p>16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euten-De Meern</text:p>
          </table:table-cell>
          <table:table-cell office:value-type="string" table:style-name="ce9">
            <text:p>Vrouwen</text:p>
          </table:table-cell>
          <table:table-cell office:value-type="float" office:value="8085" table:style-name="ce10">
            <text:p>80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ieland</text:p>
          </table:table-cell>
          <table:table-cell office:value-type="string" table:style-name="ce9">
            <text:p>Vrouwen</text:p>
          </table:table-cell>
          <table:table-cell office:value-type="float" office:value="510" table:style-name="ce10">
            <text:p>51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ijmen</text:p>
          </table:table-cell>
          <table:table-cell office:value-type="string" table:style-name="ce9">
            <text:p>Vrouwen</text:p>
          </table:table-cell>
          <table:table-cell office:value-type="float" office:value="6930" table:style-name="ce10">
            <text:p>693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issingen</text:p>
          </table:table-cell>
          <table:table-cell office:value-type="string" table:style-name="ce9">
            <text:p>Vrouwen</text:p>
          </table:table-cell>
          <table:table-cell office:value-type="float" office:value="22834" table:style-name="ce10">
            <text:p>228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ist</text:p>
          </table:table-cell>
          <table:table-cell office:value-type="string" table:style-name="ce9">
            <text:p>Vrouwen</text:p>
          </table:table-cell>
          <table:table-cell office:value-type="float" office:value="307" table:style-name="ce10">
            <text:p>30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lodrop</text:p>
          </table:table-cell>
          <table:table-cell office:value-type="string" table:style-name="ce9">
            <text:p>Vrouwen</text:p>
          </table:table-cell>
          <table:table-cell office:value-type="float" office:value="1064" table:style-name="ce10">
            <text:p>106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erendaal</text:p>
          </table:table-cell>
          <table:table-cell office:value-type="string" table:style-name="ce9">
            <text:p>Vrouwen</text:p>
          </table:table-cell>
          <table:table-cell office:value-type="float" office:value="4234" table:style-name="ce10">
            <text:p>423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gelwaar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ollenhov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oorburg</text:p>
          </table:table-cell>
          <table:table-cell office:value-type="string" table:style-name="ce9">
            <text:p>Vrouwen</text:p>
          </table:table-cell>
          <table:table-cell office:value-type="float" office:value="23231" table:style-name="ce10">
            <text:p>232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orhout</text:p>
          </table:table-cell>
          <table:table-cell office:value-type="string" table:style-name="ce9">
            <text:p>Vrouwen</text:p>
          </table:table-cell>
          <table:table-cell office:value-type="float" office:value="3427" table:style-name="ce10">
            <text:p>342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orschoten</text:p>
          </table:table-cell>
          <table:table-cell office:value-type="string" table:style-name="ce9">
            <text:p>Vrouwen</text:p>
          </table:table-cell>
          <table:table-cell office:value-type="float" office:value="11004" table:style-name="ce10">
            <text:p>1100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orst</text:p>
          </table:table-cell>
          <table:table-cell office:value-type="string" table:style-name="ce9">
            <text:p>Vrouwen</text:p>
          </table:table-cell>
          <table:table-cell office:value-type="float" office:value="11409" table:style-name="ce10">
            <text:p>1140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orden</text:p>
          </table:table-cell>
          <table:table-cell office:value-type="string" table:style-name="ce9">
            <text:p>Vrouwen</text:p>
          </table:table-cell>
          <table:table-cell office:value-type="float" office:value="3603" table:style-name="ce10">
            <text:p>36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ree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reesw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ries</text:p>
          </table:table-cell>
          <table:table-cell office:value-type="string" table:style-name="ce9">
            <text:p>Vrouwen</text:p>
          </table:table-cell>
          <table:table-cell office:value-type="float" office:value="4674" table:style-name="ce10">
            <text:p>46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riezenveen</text:p>
          </table:table-cell>
          <table:table-cell office:value-type="string" table:style-name="ce9">
            <text:p>Vrouwen</text:p>
          </table:table-cell>
          <table:table-cell office:value-type="float" office:value="8421" table:style-name="ce10">
            <text:p>842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rouwenpold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Vught</text:p>
          </table:table-cell>
          <table:table-cell office:value-type="string" table:style-name="ce9">
            <text:p>Vrouwen</text:p>
          </table:table-cell>
          <table:table-cell office:value-type="float" office:value="11991" table:style-name="ce10">
            <text:p>119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uren</text:p>
          </table:table-cell>
          <table:table-cell office:value-type="string" table:style-name="ce9">
            <text:p>Vrouwen</text:p>
          </table:table-cell>
          <table:table-cell office:value-type="float" office:value="1446" table:style-name="ce10">
            <text:p>14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alre</text:p>
          </table:table-cell>
          <table:table-cell office:value-type="string" table:style-name="ce9">
            <text:p>Vrouwen</text:p>
          </table:table-cell>
          <table:table-cell office:value-type="float" office:value="7293" table:style-name="ce10">
            <text:p>72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alwijk</text:p>
          </table:table-cell>
          <table:table-cell office:value-type="string" table:style-name="ce9">
            <text:p>Vrouwen</text:p>
          </table:table-cell>
          <table:table-cell office:value-type="float" office:value="14502" table:style-name="ce10">
            <text:p>145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ar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ardenbu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ard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ddinxveen</text:p>
          </table:table-cell>
          <table:table-cell office:value-type="string" table:style-name="ce9">
            <text:p>Vrouwen</text:p>
          </table:table-cell>
          <table:table-cell office:value-type="float" office:value="10814" table:style-name="ce10">
            <text:p>108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geningen</text:p>
          </table:table-cell>
          <table:table-cell office:value-type="string" table:style-name="ce9">
            <text:p>Vrouwen</text:p>
          </table:table-cell>
          <table:table-cell office:value-type="float" office:value="14938" table:style-name="ce10">
            <text:p>149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mel</text:p>
          </table:table-cell>
          <table:table-cell office:value-type="string" table:style-name="ce9">
            <text:p>Vrouwen</text:p>
          </table:table-cell>
          <table:table-cell office:value-type="float" office:value="4825" table:style-name="ce10">
            <text:p>48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nneperve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nroij</text:p>
          </table:table-cell>
          <table:table-cell office:value-type="string" table:style-name="ce9">
            <text:p>Vrouwen</text:p>
          </table:table-cell>
          <table:table-cell office:value-type="float" office:value="2252" table:style-name="ce10">
            <text:p>22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nssu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rd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rffum</text:p>
          </table:table-cell>
          <table:table-cell office:value-type="string" table:style-name="ce9">
            <text:p>Vrouwen</text:p>
          </table:table-cell>
          <table:table-cell office:value-type="float" office:value="1202" table:style-name="ce10">
            <text:p>120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rmenhuizen</text:p>
          </table:table-cell>
          <table:table-cell office:value-type="string" table:style-name="ce9">
            <text:p>Vrouwen</text:p>
          </table:table-cell>
          <table:table-cell office:value-type="float" office:value="2015" table:style-name="ce10">
            <text:p>201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rmond</text:p>
          </table:table-cell>
          <table:table-cell office:value-type="string" table:style-name="ce9">
            <text:p>Vrouwen</text:p>
          </table:table-cell>
          <table:table-cell office:value-type="float" office:value="2600" table:style-name="ce10">
            <text:p>26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rnsveld</text:p>
          </table:table-cell>
          <table:table-cell office:value-type="string" table:style-name="ce9">
            <text:p>Vrouwen</text:p>
          </table:table-cell>
          <table:table-cell office:value-type="float" office:value="3825" table:style-name="ce10">
            <text:p>38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spik</text:p>
          </table:table-cell>
          <table:table-cell office:value-type="string" table:style-name="ce9">
            <text:p>Vrouwen</text:p>
          </table:table-cell>
          <table:table-cell office:value-type="float" office:value="2147" table:style-name="ce10">
            <text:p>21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ssenaar</text:p>
          </table:table-cell>
          <table:table-cell office:value-type="string" table:style-name="ce9">
            <text:p>Vrouwen</text:p>
          </table:table-cell>
          <table:table-cell office:value-type="float" office:value="14031" table:style-name="ce10">
            <text:p>140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teringen</text:p>
          </table:table-cell>
          <table:table-cell office:value-type="string" table:style-name="ce9">
            <text:p>Vrouwen</text:p>
          </table:table-cell>
          <table:table-cell office:value-type="float" office:value="6699" table:style-name="ce10">
            <text:p>669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at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aterlandkerkj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d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erselo</text:p>
          </table:table-cell>
          <table:table-cell office:value-type="string" table:style-name="ce9">
            <text:p>Vrouwen</text:p>
          </table:table-cell>
          <table:table-cell office:value-type="float" office:value="4066" table:style-name="ce10">
            <text:p>40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ert</text:p>
          </table:table-cell>
          <table:table-cell office:value-type="string" table:style-name="ce9">
            <text:p>Vrouwen</text:p>
          </table:table-cell>
          <table:table-cell office:value-type="float" office:value="18884" table:style-name="ce10">
            <text:p>1888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esp</text:p>
          </table:table-cell>
          <table:table-cell office:value-type="string" table:style-name="ce9">
            <text:p>Vrouwen</text:p>
          </table:table-cell>
          <table:table-cell office:value-type="float" office:value="8453" table:style-name="ce10">
            <text:p>84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esperkarsp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hl</text:p>
          </table:table-cell>
          <table:table-cell office:value-type="string" table:style-name="ce9">
            <text:p>Vrouwen</text:p>
          </table:table-cell>
          <table:table-cell office:value-type="float" office:value="3096" table:style-name="ce10">
            <text:p>30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melding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rkendam</text:p>
          </table:table-cell>
          <table:table-cell office:value-type="string" table:style-name="ce9">
            <text:p>Vrouwen</text:p>
          </table:table-cell>
          <table:table-cell office:value-type="float" office:value="8440" table:style-name="ce10">
            <text:p>84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rkhov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rvershoof</text:p>
          </table:table-cell>
          <table:table-cell office:value-type="string" table:style-name="ce9">
            <text:p>Vrouwen</text:p>
          </table:table-cell>
          <table:table-cell office:value-type="float" office:value="3577" table:style-name="ce10">
            <text:p>35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sem</text:p>
          </table:table-cell>
          <table:table-cell office:value-type="string" table:style-name="ce9">
            <text:p>Vrouwen</text:p>
          </table:table-cell>
          <table:table-cell office:value-type="float" office:value="1048" table:style-name="ce10">
            <text:p>10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 Maas en Waa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dongeradeel</text:p>
          </table:table-cell>
          <table:table-cell office:value-type="string" table:style-name="ce9">
            <text:p>Vrouwen</text:p>
          </table:table-cell>
          <table:table-cell office:value-type="float" office:value="3044" table:style-name="ce10">
            <text:p>30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dorp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erbork</text:p>
          </table:table-cell>
          <table:table-cell office:value-type="string" table:style-name="ce9">
            <text:p>Vrouwen</text:p>
          </table:table-cell>
          <table:table-cell office:value-type="float" office:value="3551" table:style-name="ce10">
            <text:p>355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erhoven</text:p>
          </table:table-cell>
          <table:table-cell office:value-type="string" table:style-name="ce9">
            <text:p>Vrouwen</text:p>
          </table:table-cell>
          <table:table-cell office:value-type="float" office:value="788" table:style-name="ce10">
            <text:p>78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er-Koggenland</text:p>
          </table:table-cell>
          <table:table-cell office:value-type="string" table:style-name="ce9">
            <text:p>Vrouwen</text:p>
          </table:table-cell>
          <table:table-cell office:value-type="float" office:value="6067" table:style-name="ce10">
            <text:p>60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erschouwen</text:p>
          </table:table-cell>
          <table:table-cell office:value-type="string" table:style-name="ce9">
            <text:p>Vrouwen</text:p>
          </table:table-cell>
          <table:table-cell office:value-type="float" office:value="2461" table:style-name="ce10">
            <text:p>246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ervel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ervoort</text:p>
          </table:table-cell>
          <table:table-cell office:value-type="string" table:style-name="ce9">
            <text:p>Vrouwen</text:p>
          </table:table-cell>
          <table:table-cell office:value-type="float" office:value="3945" table:style-name="ce10">
            <text:p>39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kapelle</text:p>
          </table:table-cell>
          <table:table-cell office:value-type="string" table:style-name="ce9">
            <text:p>Vrouwen</text:p>
          </table:table-cell>
          <table:table-cell office:value-type="float" office:value="1248" table:style-name="ce10">
            <text:p>12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maas</text:p>
          </table:table-cell>
          <table:table-cell office:value-type="string" table:style-name="ce9">
            <text:p>Vrouwen</text:p>
          </table:table-cell>
          <table:table-cell office:value-type="float" office:value="1026" table:style-name="ce10">
            <text:p>102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stellingwerf</text:p>
          </table:table-cell>
          <table:table-cell office:value-type="string" table:style-name="ce9">
            <text:p>Vrouwen</text:p>
          </table:table-cell>
          <table:table-cell office:value-type="float" office:value="12122" table:style-name="ce10">
            <text:p>1212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voorne</text:p>
          </table:table-cell>
          <table:table-cell office:value-type="string" table:style-name="ce9">
            <text:p>Vrouwen</text:p>
          </table:table-cell>
          <table:table-cell office:value-type="float" office:value="6465" table:style-name="ce10">
            <text:p>646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estwou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estzaa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erden</text:p>
          </table:table-cell>
          <table:table-cell office:value-type="string" table:style-name="ce9">
            <text:p>Vrouwen</text:p>
          </table:table-cell>
          <table:table-cell office:value-type="float" office:value="10593" table:style-name="ce10">
            <text:p>105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eringen</text:p>
          </table:table-cell>
          <table:table-cell office:value-type="string" table:style-name="ce9">
            <text:p>Vrouwen</text:p>
          </table:table-cell>
          <table:table-cell office:value-type="float" office:value="4031" table:style-name="ce10">
            <text:p>403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eringermeer</text:p>
          </table:table-cell>
          <table:table-cell office:value-type="string" table:style-name="ce9">
            <text:p>Vrouwen</text:p>
          </table:table-cell>
          <table:table-cell office:value-type="float" office:value="5987" table:style-name="ce10">
            <text:p>59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eringerwaar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chen</text:p>
          </table:table-cell>
          <table:table-cell office:value-type="string" table:style-name="ce9">
            <text:p>Vrouwen</text:p>
          </table:table-cell>
          <table:table-cell office:value-type="float" office:value="12248" table:style-name="ce10">
            <text:p>1224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demer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dene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dewormer</text:p>
          </table:table-cell>
          <table:table-cell office:value-type="string" table:style-name="ce9">
            <text:p>Vrouwen</text:p>
          </table:table-cell>
          <table:table-cell office:value-type="float" office:value="611" table:style-name="ce10">
            <text:p>61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he</text:p>
          </table:table-cell>
          <table:table-cell office:value-type="string" table:style-name="ce9">
            <text:p>Vrouwen</text:p>
          </table:table-cell>
          <table:table-cell office:value-type="float" office:value="3541" table:style-name="ce10">
            <text:p>35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Wijk</text:p>
          </table:table-cell>
          <table:table-cell office:value-type="string" table:style-name="ce9">
            <text:p>Vrouwen</text:p>
          </table:table-cell>
          <table:table-cell office:value-type="float" office:value="2225" table:style-name="ce10">
            <text:p>22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k bij Duurstede</text:p>
          </table:table-cell>
          <table:table-cell office:value-type="string" table:style-name="ce9">
            <text:p>Vrouwen</text:p>
          </table:table-cell>
          <table:table-cell office:value-type="float" office:value="5513" table:style-name="ce10">
            <text:p>55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k en Aalbur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jlre</text:p>
          </table:table-cell>
          <table:table-cell office:value-type="string" table:style-name="ce9">
            <text:p>Vrouwen</text:p>
          </table:table-cell>
          <table:table-cell office:value-type="float" office:value="1795" table:style-name="ce10">
            <text:p>17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nandsrade</text:p>
          </table:table-cell>
          <table:table-cell office:value-type="string" table:style-name="ce9">
            <text:p>Vrouwen</text:p>
          </table:table-cell>
          <table:table-cell office:value-type="float" office:value="875" table:style-name="ce10">
            <text:p>87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jngaarden</text:p>
          </table:table-cell>
          <table:table-cell office:value-type="string" table:style-name="ce9">
            <text:p>Vrouwen</text:p>
          </table:table-cell>
          <table:table-cell office:value-type="float" office:value="338" table:style-name="ce10">
            <text:p>3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ldervan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llemstad</text:p>
          </table:table-cell>
          <table:table-cell office:value-type="string" table:style-name="ce9">
            <text:p>Vrouwen</text:p>
          </table:table-cell>
          <table:table-cell office:value-type="float" office:value="1550" table:style-name="ce10">
            <text:p>15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lleskop</text:p>
          </table:table-cell>
          <table:table-cell office:value-type="string" table:style-name="ce9">
            <text:p>Vrouwen</text:p>
          </table:table-cell>
          <table:table-cell office:value-type="float" office:value="496" table:style-name="ce10">
            <text:p>49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lnis</text:p>
          </table:table-cell>
          <table:table-cell office:value-type="string" table:style-name="ce9">
            <text:p>Vrouwen</text:p>
          </table:table-cell>
          <table:table-cell office:value-type="float" office:value="2695" table:style-name="ce10">
            <text:p>269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nk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inschoten</text:p>
          </table:table-cell>
          <table:table-cell office:value-type="string" table:style-name="ce9">
            <text:p>Vrouwen</text:p>
          </table:table-cell>
          <table:table-cell office:value-type="float" office:value="10753" table:style-name="ce10">
            <text:p>1075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nsum</text:p>
          </table:table-cell>
          <table:table-cell office:value-type="string" table:style-name="ce9">
            <text:p>Vrouwen</text:p>
          </table:table-cell>
          <table:table-cell office:value-type="float" office:value="2944" table:style-name="ce10">
            <text:p>29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nterswijk</text:p>
          </table:table-cell>
          <table:table-cell office:value-type="string" table:style-name="ce9">
            <text:p>Vrouwen</text:p>
          </table:table-cell>
          <table:table-cell office:value-type="float" office:value="13850" table:style-name="ce10">
            <text:p>1385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sch</text:p>
          </table:table-cell>
          <table:table-cell office:value-type="string" table:style-name="ce9">
            <text:p>Vrouwen</text:p>
          </table:table-cell>
          <table:table-cell office:value-type="float" office:value="9952" table:style-name="ce10">
            <text:p>995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ssenkerke</text:p>
          </table:table-cell>
          <table:table-cell office:value-type="string" table:style-name="ce9">
            <text:p>Vrouwen</text:p>
          </table:table-cell>
          <table:table-cell office:value-type="float" office:value="1532" table:style-name="ce10">
            <text:p>15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ittem</text:p>
          </table:table-cell>
          <table:table-cell office:value-type="string" table:style-name="ce9">
            <text:p>Vrouwen</text:p>
          </table:table-cell>
          <table:table-cell office:value-type="float" office:value="3435" table:style-name="ce10">
            <text:p>343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ensdrecht</text:p>
          </table:table-cell>
          <table:table-cell office:value-type="string" table:style-name="ce9">
            <text:p>Vrouwen</text:p>
          </table:table-cell>
          <table:table-cell office:value-type="float" office:value="4814" table:style-name="ce10">
            <text:p>481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erden</text:p>
          </table:table-cell>
          <table:table-cell office:value-type="string" table:style-name="ce9">
            <text:p>Vrouwen</text:p>
          </table:table-cell>
          <table:table-cell office:value-type="float" office:value="12285" table:style-name="ce10">
            <text:p>122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gnum</text:p>
          </table:table-cell>
          <table:table-cell office:value-type="string" table:style-name="ce9">
            <text:p>Vrouwen</text:p>
          </table:table-cell>
          <table:table-cell office:value-type="float" office:value="3282" table:style-name="ce10">
            <text:p>328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De Wold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lphaarts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nseradeel</text:p>
          </table:table-cell>
          <table:table-cell office:value-type="string" table:style-name="ce9">
            <text:p>Vrouwen</text:p>
          </table:table-cell>
          <table:table-cell office:value-type="float" office:value="5776" table:style-name="ce10">
            <text:p>577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rkum</text:p>
          </table:table-cell>
          <table:table-cell office:value-type="string" table:style-name="ce9">
            <text:p>Vrouwen</text:p>
          </table:table-cell>
          <table:table-cell office:value-type="float" office:value="2229" table:style-name="ce10">
            <text:p>22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rmer</text:p>
          </table:table-cell>
          <table:table-cell office:value-type="string" table:style-name="ce9">
            <text:p>Vrouwen</text:p>
          </table:table-cell>
          <table:table-cell office:value-type="float" office:value="5587" table:style-name="ce10">
            <text:p>558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rm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rmerve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oubrugge</text:p>
          </table:table-cell>
          <table:table-cell office:value-type="string" table:style-name="ce9">
            <text:p>Vrouwen</text:p>
          </table:table-cell>
          <table:table-cell office:value-type="float" office:value="2267" table:style-name="ce10">
            <text:p>22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udenberg</text:p>
          </table:table-cell>
          <table:table-cell office:value-type="string" table:style-name="ce9">
            <text:p>Vrouwen</text:p>
          </table:table-cell>
          <table:table-cell office:value-type="float" office:value="4571" table:style-name="ce10">
            <text:p>457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udrichem</text:p>
          </table:table-cell>
          <table:table-cell office:value-type="string" table:style-name="ce9">
            <text:p>Vrouwen</text:p>
          </table:table-cell>
          <table:table-cell office:value-type="float" office:value="6373" table:style-name="ce10">
            <text:p>637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ouw</text:p>
          </table:table-cell>
          <table:table-cell office:value-type="string" table:style-name="ce9">
            <text:p>Vrouwen</text:p>
          </table:table-cell>
          <table:table-cell office:value-type="float" office:value="3925" table:style-name="ce10">
            <text:p>392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ûnseradi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Wymbritseradeel</text:p>
          </table:table-cell>
          <table:table-cell office:value-type="string" table:style-name="ce9">
            <text:p>Vrouwen</text:p>
          </table:table-cell>
          <table:table-cell office:value-type="float" office:value="5892" table:style-name="ce10">
            <text:p>589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ymbritseradie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Yersek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amsla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and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andij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aanstad</text:p>
          </table:table-cell>
          <table:table-cell office:value-type="string" table:style-name="ce9">
            <text:p>Vrouwen</text:p>
          </table:table-cell>
          <table:table-cell office:value-type="float" office:value="64767" table:style-name="ce10">
            <text:p>6476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altbommel</text:p>
          </table:table-cell>
          <table:table-cell office:value-type="string" table:style-name="ce9">
            <text:p>Vrouwen</text:p>
          </table:table-cell>
          <table:table-cell office:value-type="float" office:value="4293" table:style-name="ce10">
            <text:p>429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't Zandt</text:p>
          </table:table-cell>
          <table:table-cell office:value-type="string" table:style-name="ce9">
            <text:p>Vrouwen</text:p>
          </table:table-cell>
          <table:table-cell office:value-type="float" office:value="1178" table:style-name="ce10">
            <text:p>11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andvoort</text:p>
          </table:table-cell>
          <table:table-cell office:value-type="string" table:style-name="ce9">
            <text:p>Vrouwen</text:p>
          </table:table-cell>
          <table:table-cell office:value-type="float" office:value="8574" table:style-name="ce10">
            <text:p>85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derik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eeland</text:p>
          </table:table-cell>
          <table:table-cell office:value-type="string" table:style-name="ce9">
            <text:p>Vrouwen</text:p>
          </table:table-cell>
          <table:table-cell office:value-type="float" office:value="2644" table:style-name="ce10">
            <text:p>26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evang</text:p>
          </table:table-cell>
          <table:table-cell office:value-type="string" table:style-name="ce9">
            <text:p>Vrouwen</text:p>
          </table:table-cell>
          <table:table-cell office:value-type="float" office:value="2806" table:style-name="ce10">
            <text:p>28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ewol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egveld</text:p>
          </table:table-cell>
          <table:table-cell office:value-type="string" table:style-name="ce9">
            <text:p>Vrouwen</text:p>
          </table:table-cell>
          <table:table-cell office:value-type="float" office:value="903" table:style-name="ce10">
            <text:p>9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ist</text:p>
          </table:table-cell>
          <table:table-cell office:value-type="string" table:style-name="ce9">
            <text:p>Vrouwen</text:p>
          </table:table-cell>
          <table:table-cell office:value-type="float" office:value="32778" table:style-name="ce10">
            <text:p>3277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lhem</text:p>
          </table:table-cell>
          <table:table-cell office:value-type="string" table:style-name="ce9">
            <text:p>Vrouwen</text:p>
          </table:table-cell>
          <table:table-cell office:value-type="float" office:value="5481" table:style-name="ce10">
            <text:p>548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venaar</text:p>
          </table:table-cell>
          <table:table-cell office:value-type="string" table:style-name="ce9">
            <text:p>Vrouwen</text:p>
          </table:table-cell>
          <table:table-cell office:value-type="float" office:value="13613" table:style-name="ce10">
            <text:p>1361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venbergen</text:p>
          </table:table-cell>
          <table:table-cell office:value-type="string" table:style-name="ce9">
            <text:p>Vrouwen</text:p>
          </table:table-cell>
          <table:table-cell office:value-type="float" office:value="7670" table:style-name="ce10">
            <text:p>767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venhoven</text:p>
          </table:table-cell>
          <table:table-cell office:value-type="string" table:style-name="ce9">
            <text:p>Vrouwen</text:p>
          </table:table-cell>
          <table:table-cell office:value-type="float" office:value="1163" table:style-name="ce10">
            <text:p>116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venhuizen</text:p>
          </table:table-cell>
          <table:table-cell office:value-type="string" table:style-name="ce9">
            <text:p>Vrouwen</text:p>
          </table:table-cell>
          <table:table-cell office:value-type="float" office:value="2874" table:style-name="ce10">
            <text:p>287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evenhuizen-Moerkapell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ierikzee</text:p>
          </table:table-cell>
          <table:table-cell office:value-type="string" table:style-name="ce9">
            <text:p>Vrouwen</text:p>
          </table:table-cell>
          <table:table-cell office:value-type="float" office:value="4808" table:style-name="ce10">
            <text:p>480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ijpe</text:p>
          </table:table-cell>
          <table:table-cell office:value-type="string" table:style-name="ce9">
            <text:p>Vrouwen</text:p>
          </table:table-cell>
          <table:table-cell office:value-type="float" office:value="4372" table:style-name="ce10">
            <text:p>437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oelen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oetermeer</text:p>
          </table:table-cell>
          <table:table-cell office:value-type="string" table:style-name="ce9">
            <text:p>Vrouwen</text:p>
          </table:table-cell>
          <table:table-cell office:value-type="float" office:value="34232" table:style-name="ce10">
            <text:p>342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oeterwoude</text:p>
          </table:table-cell>
          <table:table-cell office:value-type="string" table:style-name="ce9">
            <text:p>Vrouwen</text:p>
          </table:table-cell>
          <table:table-cell office:value-type="float" office:value="3712" table:style-name="ce10">
            <text:p>371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onnemair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outelan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- en Noord-Schermer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-Beijerland</text:p>
          </table:table-cell>
          <table:table-cell office:value-type="string" table:style-name="ce9">
            <text:p>Vrouwen</text:p>
          </table:table-cell>
          <table:table-cell office:value-type="float" office:value="1697" table:style-name="ce10">
            <text:p>169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uidbroek (Gr.)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dorp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horn</text:p>
          </table:table-cell>
          <table:table-cell office:value-type="string" table:style-name="ce9">
            <text:p>Vrouwen</text:p>
          </table:table-cell>
          <table:table-cell office:value-type="float" office:value="3657" table:style-name="ce10">
            <text:p>365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uid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laren</text:p>
          </table:table-cell>
          <table:table-cell office:value-type="string" table:style-name="ce9">
            <text:p>Vrouwen</text:p>
          </table:table-cell>
          <table:table-cell office:value-type="float" office:value="4866" table:style-name="ce10">
            <text:p>486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uidplas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idwolde</text:p>
          </table:table-cell>
          <table:table-cell office:value-type="string" table:style-name="ce9">
            <text:p>Vrouwen</text:p>
          </table:table-cell>
          <table:table-cell office:value-type="float" office:value="4391" table:style-name="ce10">
            <text:p>439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uidzande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undert</text:p>
          </table:table-cell>
          <table:table-cell office:value-type="string" table:style-name="ce9">
            <text:p>Vrouwen</text:p>
          </table:table-cell>
          <table:table-cell office:value-type="float" office:value="6277" table:style-name="ce10">
            <text:p>627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utphen</text:p>
          </table:table-cell>
          <table:table-cell office:value-type="string" table:style-name="ce9">
            <text:p>Vrouwen</text:p>
          </table:table-cell>
          <table:table-cell office:value-type="float" office:value="16485" table:style-name="ce10">
            <text:p>1648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aag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wammerdam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wartewaal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wartewaterland</text:p>
          </table:table-cell>
          <table:table-cell office:value-type="string" table:style-name="ce9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office:value-type="string" table:style-name="ce8">
            <text:p>Zwartsluis</text:p>
          </table:table-cell>
          <table:table-cell office:value-type="string" table:style-name="ce9">
            <text:p>Vrouwen</text:p>
          </table:table-cell>
          <table:table-cell office:value-type="float" office:value="2145" table:style-name="ce10">
            <text:p>21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eeloo</text:p>
          </table:table-cell>
          <table:table-cell office:value-type="string" table:style-name="ce9">
            <text:p>Vrouwen</text:p>
          </table:table-cell>
          <table:table-cell office:value-type="float" office:value="1332" table:style-name="ce10">
            <text:p>133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ijndrecht</text:p>
          </table:table-cell>
          <table:table-cell office:value-type="string" table:style-name="ce9">
            <text:p>Vrouwen</text:p>
          </table:table-cell>
          <table:table-cell office:value-type="float" office:value="20100" table:style-name="ce10">
            <text:p>201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Zwolle</text:p>
          </table:table-cell>
          <table:table-cell office:value-type="string" table:style-name="ce9">
            <text:p>Vrouwen</text:p>
          </table:table-cell>
          <table:table-cell office:value-type="float" office:value="43174" table:style-name="ce10">
            <text:p>43174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Zwollerkerspel</text:p>
          </table:table-cell>
          <table:table-cell office:value-type="string" table:style-name="ce12">
            <text:p>Vrouwen</text:p>
          </table:table-cell>
          <table:table-cell table:style-name="ce13"/>
          <table:table-cell table:number-columns-repeated="16381"/>
        </table:table-row>
        <table:table-row table:number-rows-repeated="104624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abLinker" style:family="table-cell" style:data-style-name="N0">
      <style:table-cell-properties style:vertical-align="automatic" fo:background-color="transparent"/>
    </style:style>
    <style:style style:name="TL_32_ColHeader" style:display-name="TL ColHeader" style:family="table-cell" style:data-style-name="N0">
      <style:table-cell-properties style:vertical-align="automatic" fo:background-color="#69D2E7"/>
    </style:style>
    <style:style style:name="TL_32_Data" style:display-name="TL Data" style:family="table-cell" style:data-style-name="N0">
      <style:table-cell-properties style:vertical-align="automatic" fo:background-color="#C8C8A9"/>
    </style:style>
    <style:style style:name="TL_32_RowHeader" style:display-name="TL RowHeader" style:family="table-cell" style:data-style-name="N0">
      <style:table-cell-properties style:vertical-align="automatic" fo:background-color="#FAE600"/>
    </style:style>
    <style:style style:name="TL_32_RowProperty" style:display-name="TL RowProperty" style:family="table-cell" style:data-style-name="N0">
      <style:table-cell-properties style:vertical-align="automatic" fo:background-color="#FA69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shkan Ashkpour</meta:initial-creator>
    <dc:creator>Ashkan</dc:creator>
    <meta:creation-date>2017-12-07T12:17:16Z</meta:creation-date>
    <dc:date>2017-12-08T00:11:37Z</dc:date>
    <meta:editing-cycles>2</meta:editing-cycles>
    <meta:editing-duration>PT448S</meta:editing-duration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>37df58ef-2f7f-4886-afb8-d34d3b0d0029</meta:user-defined>
  </office:meta>
</office:document-meta>
</file>